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88mm"/>
    </style:style>
    <style:style style:name="co2" style:family="table-column">
      <style:table-column-properties fo:break-before="auto" style:column-width="10.71mm"/>
    </style:style>
    <style:style style:name="co3" style:family="table-column">
      <style:table-column-properties fo:break-before="auto" style:column-width="13.16mm"/>
    </style:style>
    <style:style style:name="co4" style:family="table-column">
      <style:table-column-properties fo:break-before="auto" style:column-width="34.66mm"/>
    </style:style>
    <style:style style:name="co5" style:family="table-column">
      <style:table-column-properties fo:break-before="auto" style:column-width="50.38mm"/>
    </style:style>
    <style:style style:name="co6" style:family="table-column">
      <style:table-column-properties fo:break-before="auto" style:column-width="39.56mm"/>
    </style:style>
    <style:style style:name="co7" style:family="table-column">
      <style:table-column-properties fo:break-before="auto" style:column-width="38.47mm"/>
    </style:style>
    <style:style style:name="co8" style:family="table-column">
      <style:table-column-properties fo:break-before="auto" style:column-width="21.33mm"/>
    </style:style>
    <style:style style:name="co9" style:family="table-column">
      <style:table-column-properties fo:break-before="auto" style:column-width="5.52mm"/>
    </style:style>
    <style:style style:name="co10" style:family="table-column">
      <style:table-column-properties fo:break-before="auto" style:column-width="14.23mm"/>
    </style:style>
    <style:style style:name="co11" style:family="table-column">
      <style:table-column-properties fo:break-before="auto" style:column-width="5.26mm"/>
    </style:style>
    <style:style style:name="co12" style:family="table-column">
      <style:table-column-properties fo:break-before="auto" style:column-width="44.17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0"/>
    <style:style style:name="ce2" style:family="table-cell" style:parent-style-name="Default" style:data-style-name="N37"/>
    <style:style style:name="ce3" style:family="table-cell" style:parent-style-name="Default" style:data-style-name="N41"/>
    <style:style style:name="ce7" style:family="table-cell" style:parent-style-name="Default">
      <style:table-cell-properties fo:background-color="#0000e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lesrobotiseurs_champmagnetiqueV22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ce2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4" table:default-cell-style-name="Default"/>
        <table:table-row table:style-name="ro1">
          <table:table-cell office:value-type="string" calcext:value-type="string">
            <text:p>Jou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Moi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Année</text:p>
          </table:table-cell>
          <table:table-cell table:style-name="Default"/>
          <table:table-cell table:style-name="Default" office:value-type="string" calcext:value-type="string">
            <text:p>Heure</text:p>
          </table:table-cell>
          <table:table-cell office:value-type="string" calcext:value-type="string">
            <text:p>Champ magnétique X</text:p>
          </table:table-cell>
          <table:table-cell office:value-type="string" calcext:value-type="string">
            <text:p>Champ magnétique Y</text:p>
          </table:table-cell>
          <table:table-cell office:value-type="string" calcext:value-type="string">
            <text:p>Champ magnétique Z</text:p>
          </table:table-cell>
          <table:table-cell office:value-type="string" calcext:value-type="string">
            <text:p>jour/nuit</text:p>
          </table:table-cell>
          <table:table-cell table:number-columns-repeated="2"/>
          <table:table-cell table:style-name="ce2"/>
          <table:table-cell/>
          <table:table-cell office:value-type="string" calcext:value-type="string">
            <text:p>pays survolé</text:p>
          </table:table-cell>
          <table:table-cell office:value-type="string" calcext:value-type="string">
            <text:p>altitude ISS</text:p>
          </table:table-cell>
          <table:table-cell office:value-type="string" calcext:value-type="string">
            <text:p>vitesse ISS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style-name="ce1" table:formula="of:=CONCATENATE([.A2];[.B2];[.C2];[.D2];[.E2])" office:value-type="string" office:string-value="9/4/19" calcext:value-type="string">
            <text:p>9/4/19</text:p>
          </table:table-cell>
          <table:table-cell/>
          <table:table-cell office:value-type="float" office:value="4.30256414413452" calcext:value-type="float">
            <text:p>4,30256414413452</text:p>
          </table:table-cell>
          <table:table-cell office:value-type="float" office:value="-0.698063015937805" calcext:value-type="float">
            <text:p>-0,698063015937805</text:p>
          </table:table-cell>
          <table:table-cell office:value-type="float" office:value="-3.05067348480225" calcext:value-type="float">
            <text:p>-3,05067348480225</text:p>
          </table:table-cell>
          <table:table-cell table:style-name="ce7" office:value-type="float" office:value="-11" calcext:value-type="float">
            <text:p>-11</text:p>
          </table:table-cell>
          <table:table-cell table:number-columns-repeated="4"/>
          <table:table-cell office:value-type="string" calcext:value-type="string">
            <text:p>Nelle Calédonie</text:p>
          </table:table-cell>
          <table:table-cell office:value-type="float" office:value="421" calcext:value-type="float">
            <text:p>421</text:p>
          </table:table-cell>
          <table:table-cell office:value-type="float" office:value="27570" calcext:value-type="float">
            <text:p>27570</text:p>
          </table:table-cell>
          <table:table-cell office:value-type="float" office:value="-38.944" calcext:value-type="float">
            <text:p>-38,944</text:p>
          </table:table-cell>
          <table:table-cell office:value-type="float" office:value="157.216" calcext:value-type="float">
            <text:p>157,2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3];[.B3];[.C3];[.D3];[.E3])" office:value-type="string" office:string-value="9/4/19" calcext:value-type="string">
            <text:p>9/4/19</text:p>
          </table:table-cell>
          <table:table-cell office:value-type="time" office:time-value="PT13H47M59S" calcext:value-type="time">
            <text:p>13:47:59</text:p>
          </table:table-cell>
          <table:table-cell office:value-type="float" office:value="7.57053995132446" calcext:value-type="float">
            <text:p>7,57053995132446</text:p>
          </table:table-cell>
          <table:table-cell office:value-type="float" office:value="-0.948997318744659" calcext:value-type="float">
            <text:p>-0,948997318744659</text:p>
          </table:table-cell>
          <table:table-cell office:value-type="float" office:value="-5.7066216468811" calcext:value-type="float">
            <text:p>-5,7066216468811</text:p>
          </table:table-cell>
          <table:table-cell table:style-name="ce7" office:value-type="float" office:value="-11" calcext:value-type="float">
            <text:p>-11</text:p>
          </table:table-cell>
          <table:table-cell table:number-columns-repeated="7"/>
          <table:table-cell office:value-type="float" office:value="-38.914" calcext:value-type="float">
            <text:p>-38,914</text:p>
          </table:table-cell>
          <table:table-cell office:value-type="float" office:value="157.216" calcext:value-type="float">
            <text:p>157,2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4];[.B4];[.C4];[.D4];[.E4])" office:value-type="string" office:string-value="9/4/19" calcext:value-type="string">
            <text:p>9/4/19</text:p>
          </table:table-cell>
          <table:table-cell office:value-type="time" office:time-value="PT13H48M39S" calcext:value-type="time">
            <text:p>13:48:39</text:p>
          </table:table-cell>
          <table:table-cell office:value-type="float" office:value="10.1041707992554" calcext:value-type="float">
            <text:p>10,1041707992554</text:p>
          </table:table-cell>
          <table:table-cell office:value-type="float" office:value="-0.803951442241669" calcext:value-type="float">
            <text:p>-0,803951442241669</text:p>
          </table:table-cell>
          <table:table-cell office:value-type="float" office:value="-8.10578060150147" calcext:value-type="float">
            <text:p>-8,10578060150147</text:p>
          </table:table-cell>
          <table:table-cell table:style-name="ce7" office:value-type="float" office:value="-11" calcext:value-type="float">
            <text:p>-11</text:p>
          </table:table-cell>
          <table:table-cell table:number-columns-repeated="7"/>
          <table:table-cell office:value-type="float" office:value="-40.45" calcext:value-type="float">
            <text:p>-40,45</text:p>
          </table:table-cell>
          <table:table-cell office:value-type="float" office:value="159.744" calcext:value-type="float">
            <text:p>159,7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5];[.B5];[.C5];[.D5];[.E5])" office:value-type="string" office:string-value="9/4/19" calcext:value-type="string">
            <text:p>9/4/19</text:p>
          </table:table-cell>
          <table:table-cell office:value-type="time" office:time-value="PT13H49M19S" calcext:value-type="time">
            <text:p>13:49:19</text:p>
          </table:table-cell>
          <table:table-cell office:value-type="float" office:value="12.0431261062622" calcext:value-type="float">
            <text:p>12,0431261062622</text:p>
          </table:table-cell>
          <table:table-cell office:value-type="float" office:value="-0.590745627880096" calcext:value-type="float">
            <text:p>-0,590745627880096</text:p>
          </table:table-cell>
          <table:table-cell office:value-type="float" office:value="-10.0533761978149" calcext:value-type="float">
            <text:p>-10,0533761978149</text:p>
          </table:table-cell>
          <table:table-cell table:style-name="ce7" office:value-type="float" office:value="-11" calcext:value-type="float">
            <text:p>-11</text:p>
          </table:table-cell>
          <table:table-cell table:number-columns-repeated="7"/>
          <table:table-cell office:value-type="float" office:value="-41.921" calcext:value-type="float">
            <text:p>-41,921</text:p>
          </table:table-cell>
          <table:table-cell office:value-type="float" office:value="162.394" calcext:value-type="float">
            <text:p>162,39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6];[.B6];[.C6];[.D6];[.E6])" office:value-type="string" office:string-value="9/4/19" calcext:value-type="string">
            <text:p>9/4/19</text:p>
          </table:table-cell>
          <table:table-cell office:value-type="time" office:time-value="PT13H50M00S" calcext:value-type="time">
            <text:p>13:50:00</text:p>
          </table:table-cell>
          <table:table-cell office:value-type="float" office:value="13.5218229293823" calcext:value-type="float">
            <text:p>13,5218229293823</text:p>
          </table:table-cell>
          <table:table-cell office:value-type="float" office:value="-0.420140713453293" calcext:value-type="float">
            <text:p>-0,420140713453293</text:p>
          </table:table-cell>
          <table:table-cell office:value-type="float" office:value="-11.2869262695313" calcext:value-type="float">
            <text:p>-11,2869262695313</text:p>
          </table:table-cell>
          <table:table-cell table:style-name="ce7" office:value-type="float" office:value="-11" calcext:value-type="float">
            <text:p>-11</text:p>
          </table:table-cell>
          <table:table-cell table:number-columns-repeated="7"/>
          <table:table-cell office:value-type="float" office:value="-43.552" calcext:value-type="float">
            <text:p>-43,552</text:p>
          </table:table-cell>
          <table:table-cell office:value-type="float" office:value="165.244" calcext:value-type="float">
            <text:p>165,2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7];[.B7];[.C7];[.D7];[.E7])" office:value-type="string" office:string-value="9/4/19" calcext:value-type="string">
            <text:p>9/4/19</text:p>
          </table:table-cell>
          <table:table-cell office:value-type="time" office:time-value="PT13H50M43S" calcext:value-type="time">
            <text:p>13:50:43</text:p>
          </table:table-cell>
          <table:table-cell office:value-type="float" office:value="14.5890140533447" calcext:value-type="float">
            <text:p>14,5890140533447</text:p>
          </table:table-cell>
          <table:table-cell office:value-type="float" office:value="0.0856790766119957" calcext:value-type="float">
            <text:p>0,085679076611996</text:p>
          </table:table-cell>
          <table:table-cell office:value-type="float" office:value="-12.7059421539307" calcext:value-type="float">
            <text:p>-12,7059421539307</text:p>
          </table:table-cell>
          <table:table-cell table:style-name="ce7" office:value-type="float" office:value="-11" calcext:value-type="float">
            <text:p>-11</text:p>
          </table:table-cell>
          <table:table-cell table:number-columns-repeated="7"/>
          <table:table-cell office:value-type="float" office:value="-44.764" calcext:value-type="float">
            <text:p>-44,764</text:p>
          </table:table-cell>
          <table:table-cell office:value-type="float" office:value="168.385" calcext:value-type="float">
            <text:p>168,3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8];[.B8];[.C8];[.D8];[.E8])" office:value-type="string" office:string-value="9/4/19" calcext:value-type="string">
            <text:p>9/4/19</text:p>
          </table:table-cell>
          <table:table-cell office:value-type="time" office:time-value="PT13H51M23S" calcext:value-type="time">
            <text:p>13:51:23</text:p>
          </table:table-cell>
          <table:table-cell office:value-type="float" office:value="15.3668947219849" calcext:value-type="float">
            <text:p>15,3668947219849</text:p>
          </table:table-cell>
          <table:table-cell office:value-type="float" office:value="0.70531153678894" calcext:value-type="float">
            <text:p>0,70531153678894</text:p>
          </table:table-cell>
          <table:table-cell office:value-type="float" office:value="-13.7534503936768" calcext:value-type="float">
            <text:p>-13,7534503936768</text:p>
          </table:table-cell>
          <table:table-cell table:style-name="ce7" office:value-type="float" office:value="-11" calcext:value-type="float">
            <text:p>-11</text:p>
          </table:table-cell>
          <table:table-cell table:number-columns-repeated="7"/>
          <table:table-cell office:value-type="float" office:value="-45.985" calcext:value-type="float">
            <text:p>-45,985</text:p>
          </table:table-cell>
          <table:table-cell office:value-type="float" office:value="171.448" calcext:value-type="float">
            <text:p>171,4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9];[.B9];[.C9];[.D9];[.E9])" office:value-type="string" office:string-value="9/4/19" calcext:value-type="string">
            <text:p>9/4/19</text:p>
          </table:table-cell>
          <table:table-cell office:value-type="time" office:time-value="PT13H52M03S" calcext:value-type="time">
            <text:p>13:52:03</text:p>
          </table:table-cell>
          <table:table-cell office:value-type="float" office:value="15.9868249893188" calcext:value-type="float">
            <text:p>15,9868249893188</text:p>
          </table:table-cell>
          <table:table-cell office:value-type="float" office:value="1.49437081813812" calcext:value-type="float">
            <text:p>1,49437081813812</text:p>
          </table:table-cell>
          <table:table-cell office:value-type="float" office:value="-14.6790447235107" calcext:value-type="float">
            <text:p>-14,6790447235107</text:p>
          </table:table-cell>
          <table:table-cell table:style-name="ce7" office:value-type="float" office:value="-11" calcext:value-type="float">
            <text:p>-11</text:p>
          </table:table-cell>
          <table:table-cell table:number-columns-repeated="7"/>
          <table:table-cell office:value-type="float" office:value="-47.112" calcext:value-type="float">
            <text:p>-47,112</text:p>
          </table:table-cell>
          <table:table-cell office:value-type="float" office:value="171.651" calcext:value-type="float">
            <text:p>171,65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10];[.B10];[.C10];[.D10];[.E10])" office:value-type="string" office:string-value="9/4/19" calcext:value-type="string">
            <text:p>9/4/19</text:p>
          </table:table-cell>
          <table:table-cell office:value-type="time" office:time-value="PT13H52M43S" calcext:value-type="time">
            <text:p>13:52:43</text:p>
          </table:table-cell>
          <table:table-cell office:value-type="float" office:value="16.4902019500732" calcext:value-type="float">
            <text:p>16,4902019500732</text:p>
          </table:table-cell>
          <table:table-cell office:value-type="float" office:value="2.26541924476624" calcext:value-type="float">
            <text:p>2,26541924476624</text:p>
          </table:table-cell>
          <table:table-cell office:value-type="float" office:value="-15.1061687469482" calcext:value-type="float">
            <text:p>-15,1061687469482</text:p>
          </table:table-cell>
          <table:table-cell table:style-name="ce7" office:value-type="float" office:value="-11" calcext:value-type="float">
            <text:p>-11</text:p>
          </table:table-cell>
          <table:table-cell table:number-columns-repeated="7"/>
          <table:table-cell office:value-type="float" office:value="-48.135" calcext:value-type="float">
            <text:p>-48,135</text:p>
          </table:table-cell>
          <table:table-cell office:value-type="float" office:value="177.991" calcext:value-type="float">
            <text:p>177,99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11];[.B11];[.C11];[.D11];[.E11])" office:value-type="string" office:string-value="9/4/19" calcext:value-type="string">
            <text:p>9/4/19</text:p>
          </table:table-cell>
          <table:table-cell office:value-type="time" office:time-value="PT13H53M23S" calcext:value-type="time">
            <text:p>13:53:23</text:p>
          </table:table-cell>
          <table:table-cell office:value-type="float" office:value="16.8709201812744" calcext:value-type="float">
            <text:p>16,8709201812744</text:p>
          </table:table-cell>
          <table:table-cell office:value-type="float" office:value="3.14232397079468" calcext:value-type="float">
            <text:p>3,14232397079468</text:p>
          </table:table-cell>
          <table:table-cell office:value-type="float" office:value="-15.61266040802" calcext:value-type="float">
            <text:p>-15,61266040802</text:p>
          </table:table-cell>
          <table:table-cell table:style-name="ce7" office:value-type="float" office:value="-11" calcext:value-type="float">
            <text:p>-11</text:p>
          </table:table-cell>
          <table:table-cell table:number-columns-repeated="7"/>
          <table:table-cell office:value-type="float" office:value="-49.046" calcext:value-type="float">
            <text:p>-49,046</text:p>
          </table:table-cell>
          <table:table-cell office:value-type="float" office:value="-178.534" calcext:value-type="float">
            <text:p>-178,5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12];[.B12];[.C12];[.D12];[.E12])" office:value-type="string" office:string-value="9/4/19" calcext:value-type="string">
            <text:p>9/4/19</text:p>
          </table:table-cell>
          <table:table-cell office:value-type="time" office:time-value="PT13H54M04S" calcext:value-type="time">
            <text:p>13:54:04</text:p>
          </table:table-cell>
          <table:table-cell office:value-type="float" office:value="17.0326595306396" calcext:value-type="float">
            <text:p>17,0326595306396</text:p>
          </table:table-cell>
          <table:table-cell office:value-type="float" office:value="4.12168979644775" calcext:value-type="float">
            <text:p>4,12168979644775</text:p>
          </table:table-cell>
          <table:table-cell office:value-type="float" office:value="-15.8989696502686" calcext:value-type="float">
            <text:p>-15,8989696502686</text:p>
          </table:table-cell>
          <table:table-cell table:style-name="ce7" office:value-type="float" office:value="-11" calcext:value-type="float">
            <text:p>-11</text:p>
          </table:table-cell>
          <table:table-cell table:number-columns-repeated="7"/>
          <table:table-cell office:value-type="float" office:value="-49.857" calcext:value-type="float">
            <text:p>-49,857</text:p>
          </table:table-cell>
          <table:table-cell office:value-type="float" office:value="-178.845" calcext:value-type="float">
            <text:p>-178,8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13];[.B13];[.C13];[.D13];[.E13])" office:value-type="string" office:string-value="9/4/19" calcext:value-type="string">
            <text:p>9/4/19</text:p>
          </table:table-cell>
          <table:table-cell office:value-type="time" office:time-value="PT13H54M43S" calcext:value-type="time">
            <text:p>13:54:43</text:p>
          </table:table-cell>
          <table:table-cell office:value-type="float" office:value="17.1977462768555" calcext:value-type="float">
            <text:p>17,1977462768555</text:p>
          </table:table-cell>
          <table:table-cell office:value-type="float" office:value="4.76313495635986" calcext:value-type="float">
            <text:p>4,76313495635986</text:p>
          </table:table-cell>
          <table:table-cell office:value-type="float" office:value="-15.9220390319824" calcext:value-type="float">
            <text:p>-15,9220390319824</text:p>
          </table:table-cell>
          <table:table-cell table:style-name="ce7" office:value-type="float" office:value="-11" calcext:value-type="float">
            <text:p>-11</text:p>
          </table:table-cell>
          <table:table-cell table:number-columns-repeated="7"/>
          <table:table-cell office:value-type="float" office:value="-50.521" calcext:value-type="float">
            <text:p>-50,521</text:p>
          </table:table-cell>
          <table:table-cell office:value-type="float" office:value="-171.124" calcext:value-type="float">
            <text:p>-171,1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14];[.B14];[.C14];[.D14];[.E14])" office:value-type="string" office:string-value="9/4/19" calcext:value-type="string">
            <text:p>9/4/19</text:p>
          </table:table-cell>
          <table:table-cell office:value-type="time" office:time-value="PT13H55M23S" calcext:value-type="time">
            <text:p>13:55:23</text:p>
          </table:table-cell>
          <table:table-cell office:value-type="float" office:value="17.2519226074219" calcext:value-type="float">
            <text:p>17,2519226074219</text:p>
          </table:table-cell>
          <table:table-cell office:value-type="float" office:value="5.74591255187988" calcext:value-type="float">
            <text:p>5,74591255187988</text:p>
          </table:table-cell>
          <table:table-cell office:value-type="float" office:value="-16.1794681549072" calcext:value-type="float">
            <text:p>-16,1794681549072</text:p>
          </table:table-cell>
          <table:table-cell table:style-name="ce7" office:value-type="float" office:value="-11" calcext:value-type="float">
            <text:p>-11</text:p>
          </table:table-cell>
          <table:table-cell table:number-columns-repeated="7"/>
          <table:table-cell office:value-type="float" office:value="-51.039" calcext:value-type="float">
            <text:p>-51,039</text:p>
          </table:table-cell>
          <table:table-cell office:value-type="float" office:value="-167.404" calcext:value-type="float">
            <text:p>-167,4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15];[.B15];[.C15];[.D15];[.E15])" office:value-type="string" office:string-value="9/4/19" calcext:value-type="string">
            <text:p>9/4/19</text:p>
          </table:table-cell>
          <table:table-cell office:value-type="time" office:time-value="PT13H56M04S" calcext:value-type="time">
            <text:p>13:56:04</text:p>
          </table:table-cell>
          <table:table-cell office:value-type="float" office:value="17.2836742401123" calcext:value-type="float">
            <text:p>17,2836742401123</text:p>
          </table:table-cell>
          <table:table-cell office:value-type="float" office:value="6.77912855148315" calcext:value-type="float">
            <text:p>6,77912855148315</text:p>
          </table:table-cell>
          <table:table-cell office:value-type="float" office:value="-16.0211486816406" calcext:value-type="float">
            <text:p>-16,0211486816406</text:p>
          </table:table-cell>
          <table:table-cell table:style-name="ce7" office:value-type="float" office:value="-11" calcext:value-type="float">
            <text:p>-11</text:p>
          </table:table-cell>
          <table:table-cell table:number-columns-repeated="7"/>
          <table:table-cell office:value-type="float" office:value="-51.443" calcext:value-type="float">
            <text:p>-51,443</text:p>
          </table:table-cell>
          <table:table-cell office:value-type="float" office:value="-163.412" calcext:value-type="float">
            <text:p>-163,4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16];[.B16];[.C16];[.D16];[.E16])" office:value-type="string" office:string-value="9/4/19" calcext:value-type="string">
            <text:p>9/4/19</text:p>
          </table:table-cell>
          <table:table-cell office:value-type="time" office:time-value="PT13H56M44S" calcext:value-type="time">
            <text:p>13:56:44</text:p>
          </table:table-cell>
          <table:table-cell office:value-type="float" office:value="17.2693881988525" calcext:value-type="float">
            <text:p>17,2693881988525</text:p>
          </table:table-cell>
          <table:table-cell office:value-type="float" office:value="7.54958343505859" calcext:value-type="float">
            <text:p>7,54958343505859</text:p>
          </table:table-cell>
          <table:table-cell office:value-type="float" office:value="-15.7857980728149" calcext:value-type="float">
            <text:p>-15,7857980728149</text:p>
          </table:table-cell>
          <table:table-cell table:style-name="ce7" office:value-type="float" office:value="-11" calcext:value-type="float">
            <text:p>-11</text:p>
          </table:table-cell>
          <table:table-cell table:number-columns-repeated="7"/>
          <table:table-cell office:value-type="float" office:value="-51.692" calcext:value-type="float">
            <text:p>-51,692</text:p>
          </table:table-cell>
          <table:table-cell office:value-type="float" office:value="-159.458" calcext:value-type="float">
            <text:p>-159,4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17];[.B17];[.C17];[.D17];[.E17])" office:value-type="string" office:string-value="9/4/19" calcext:value-type="string">
            <text:p>9/4/19</text:p>
          </table:table-cell>
          <table:table-cell office:value-type="time" office:time-value="PT13H57M24S" calcext:value-type="time">
            <text:p>13:57:24</text:p>
          </table:table-cell>
          <table:table-cell office:value-type="float" office:value="16.9512882232666" calcext:value-type="float">
            <text:p>16,9512882232666</text:p>
          </table:table-cell>
          <table:table-cell office:value-type="float" office:value="8.37834548950195" calcext:value-type="float">
            <text:p>8,37834548950195</text:p>
          </table:table-cell>
          <table:table-cell office:value-type="float" office:value="-15.4150104522705" calcext:value-type="float">
            <text:p>-15,4150104522705</text:p>
          </table:table-cell>
          <table:table-cell table:style-name="ce7" office:value-type="float" office:value="-11" calcext:value-type="float">
            <text:p>-11</text:p>
          </table:table-cell>
          <table:table-cell table:number-columns-repeated="7"/>
          <table:table-cell office:value-type="float" office:value="-51.795" calcext:value-type="float">
            <text:p>-51,795</text:p>
          </table:table-cell>
          <table:table-cell office:value-type="float" office:value="-155.473" calcext:value-type="float">
            <text:p>-155,4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18];[.B18];[.C18];[.D18];[.E18])" office:value-type="string" office:string-value="9/4/19" calcext:value-type="string">
            <text:p>9/4/19</text:p>
          </table:table-cell>
          <table:table-cell office:value-type="time" office:time-value="PT13H58M04S" calcext:value-type="time">
            <text:p>13:58:04</text:p>
          </table:table-cell>
          <table:table-cell office:value-type="float" office:value="16.7296848297119" calcext:value-type="float">
            <text:p>16,7296848297119</text:p>
          </table:table-cell>
          <table:table-cell office:value-type="float" office:value="9.25472259521484" calcext:value-type="float">
            <text:p>9,25472259521484</text:p>
          </table:table-cell>
          <table:table-cell office:value-type="float" office:value="-15.0211095809937" calcext:value-type="float">
            <text:p>-15,0211095809937</text:p>
          </table:table-cell>
          <table:table-cell table:style-name="ce7" office:value-type="float" office:value="-11" calcext:value-type="float">
            <text:p>-11</text:p>
          </table:table-cell>
          <table:table-cell table:number-columns-repeated="7"/>
          <table:table-cell office:value-type="float" office:value="-51.752" calcext:value-type="float">
            <text:p>-51,752</text:p>
          </table:table-cell>
          <table:table-cell office:value-type="float" office:value="-151.483" calcext:value-type="float">
            <text:p>-151,48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19];[.B19];[.C19];[.D19];[.E19])" office:value-type="string" office:string-value="9/4/19" calcext:value-type="string">
            <text:p>9/4/19</text:p>
          </table:table-cell>
          <table:table-cell office:value-type="time" office:time-value="PT13H58M44S" calcext:value-type="time">
            <text:p>13:58:44</text:p>
          </table:table-cell>
          <table:table-cell office:value-type="float" office:value="16.5488452911377" calcext:value-type="float">
            <text:p>16,5488452911377</text:p>
          </table:table-cell>
          <table:table-cell office:value-type="float" office:value="10.1691865921021" calcext:value-type="float">
            <text:p>10,1691865921021</text:p>
          </table:table-cell>
          <table:table-cell office:value-type="float" office:value="-14.4374780654907" calcext:value-type="float">
            <text:p>-14,4374780654907</text:p>
          </table:table-cell>
          <table:table-cell table:style-name="ce7" office:value-type="float" office:value="-11" calcext:value-type="float">
            <text:p>-11</text:p>
          </table:table-cell>
          <table:table-cell table:number-columns-repeated="7"/>
          <table:table-cell office:value-type="float" office:value="-51.562" calcext:value-type="float">
            <text:p>-51,562</text:p>
          </table:table-cell>
          <table:table-cell office:value-type="float" office:value="-147.513" calcext:value-type="float">
            <text:p>-147,5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20];[.B20];[.C20];[.D20];[.E20])" office:value-type="string" office:string-value="9/4/19" calcext:value-type="string">
            <text:p>9/4/19</text:p>
          </table:table-cell>
          <table:table-cell office:value-type="time" office:time-value="PT13H59M25S" calcext:value-type="time">
            <text:p>13:59:25</text:p>
          </table:table-cell>
          <table:table-cell office:value-type="float" office:value="16.4386711120605" calcext:value-type="float">
            <text:p>16,4386711120605</text:p>
          </table:table-cell>
          <table:table-cell office:value-type="float" office:value="11.0522136688232" calcext:value-type="float">
            <text:p>11,0522136688232</text:p>
          </table:table-cell>
          <table:table-cell office:value-type="float" office:value="-13.9060316085815" calcext:value-type="float">
            <text:p>-13,9060316085815</text:p>
          </table:table-cell>
          <table:table-cell table:style-name="ce7" office:value-type="float" office:value="-11" calcext:value-type="float">
            <text:p>-11</text:p>
          </table:table-cell>
          <table:table-cell table:number-columns-repeated="7"/>
          <table:table-cell office:value-type="float" office:value="-51.218" calcext:value-type="float">
            <text:p>-51,218</text:p>
          </table:table-cell>
          <table:table-cell office:value-type="float" office:value="-143.494" calcext:value-type="float">
            <text:p>-143,49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21];[.B21];[.C21];[.D21];[.E21])" office:value-type="string" office:string-value="9/4/19" calcext:value-type="string">
            <text:p>9/4/19</text:p>
          </table:table-cell>
          <table:table-cell office:value-type="time" office:time-value="PT14H00M05S" calcext:value-type="time">
            <text:p>14:00:05</text:p>
          </table:table-cell>
          <table:table-cell office:value-type="float" office:value="16.2309837341309" calcext:value-type="float">
            <text:p>16,2309837341309</text:p>
          </table:table-cell>
          <table:table-cell office:value-type="float" office:value="11.8443460464478" calcext:value-type="float">
            <text:p>11,8443460464478</text:p>
          </table:table-cell>
          <table:table-cell office:value-type="float" office:value="-13.3020944595337" calcext:value-type="float">
            <text:p>-13,3020944595337</text:p>
          </table:table-cell>
          <table:table-cell office:value-type="float" office:value="-25" calcext:value-type="float">
            <text:p>-25</text:p>
          </table:table-cell>
          <table:table-cell table:number-columns-repeated="5"/>
          <table:table-cell office:value-type="float" office:value="427" calcext:value-type="float">
            <text:p>427</text:p>
          </table:table-cell>
          <table:table-cell office:value-type="float" office:value="27556" calcext:value-type="float">
            <text:p>27556</text:p>
          </table:table-cell>
          <table:table-cell office:value-type="float" office:value="-50.741" calcext:value-type="float">
            <text:p>-50,741</text:p>
          </table:table-cell>
          <table:table-cell office:value-type="float" office:value="-139.645" calcext:value-type="float">
            <text:p>-139,6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22];[.B22];[.C22];[.D22];[.E22])" office:value-type="string" office:string-value="9/4/19" calcext:value-type="string">
            <text:p>9/4/19</text:p>
          </table:table-cell>
          <table:table-cell office:value-type="time" office:time-value="PT14H00M46S" calcext:value-type="time">
            <text:p>14:00:46</text:p>
          </table:table-cell>
          <table:table-cell office:value-type="float" office:value="16.0381355285645" calcext:value-type="float">
            <text:p>16,0381355285645</text:p>
          </table:table-cell>
          <table:table-cell office:value-type="float" office:value="12.7028522491455" calcext:value-type="float">
            <text:p>12,7028522491455</text:p>
          </table:table-cell>
          <table:table-cell office:value-type="float" office:value="-12.4961385726929" calcext:value-type="float">
            <text:p>-12,4961385726929</text:p>
          </table:table-cell>
          <table:table-cell office:value-type="float" office:value="-25" calcext:value-type="float">
            <text:p>-25</text:p>
          </table:table-cell>
          <table:table-cell table:number-columns-repeated="4"/>
          <table:table-cell office:value-type="string" calcext:value-type="string">
            <text:p>Est Nv Zélande</text:p>
          </table:table-cell>
          <table:table-cell office:value-type="float" office:value="427" calcext:value-type="float">
            <text:p>427</text:p>
          </table:table-cell>
          <table:table-cell office:value-type="float" office:value="27556" calcext:value-type="float">
            <text:p>27556</text:p>
          </table:table-cell>
          <table:table-cell office:value-type="float" office:value="-50.111" calcext:value-type="float">
            <text:p>-50,111</text:p>
          </table:table-cell>
          <table:table-cell office:value-type="float" office:value="-135.795" calcext:value-type="float">
            <text:p>-135,79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23];[.B23];[.C23];[.D23];[.E23])" office:value-type="string" office:string-value="9/4/19" calcext:value-type="string">
            <text:p>9/4/19</text:p>
          </table:table-cell>
          <table:table-cell office:value-type="time" office:time-value="PT14H01M26S" calcext:value-type="time">
            <text:p>14:01:26</text:p>
          </table:table-cell>
          <table:table-cell office:value-type="float" office:value="15.7704429626465" calcext:value-type="float">
            <text:p>15,7704429626465</text:p>
          </table:table-cell>
          <table:table-cell office:value-type="float" office:value="13.6044864654541" calcext:value-type="float">
            <text:p>13,6044864654541</text:p>
          </table:table-cell>
          <table:table-cell office:value-type="float" office:value="-11.5415744781494" calcext:value-type="float">
            <text:p>-11,5415744781494</text:p>
          </table:table-cell>
          <table:table-cell office:value-type="float" office:value="-25" calcext:value-type="float">
            <text:p>-25</text:p>
          </table:table-cell>
          <table:table-cell table:number-columns-repeated="4"/>
          <table:table-cell office:value-type="string" calcext:value-type="string">
            <text:p>Est Nv Zélande</text:p>
          </table:table-cell>
          <table:table-cell office:value-type="float" office:value="426" calcext:value-type="float">
            <text:p>426</text:p>
          </table:table-cell>
          <table:table-cell office:value-type="float" office:value="27557" calcext:value-type="float">
            <text:p>27557</text:p>
          </table:table-cell>
          <table:table-cell office:value-type="float" office:value="-49.366" calcext:value-type="float">
            <text:p>-49,366</text:p>
          </table:table-cell>
          <table:table-cell office:value-type="float" office:value="-132.149" calcext:value-type="float">
            <text:p>-132,1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24];[.B24];[.C24];[.D24];[.E24])" office:value-type="string" office:string-value="9/4/19" calcext:value-type="string">
            <text:p>9/4/19</text:p>
          </table:table-cell>
          <table:table-cell office:value-type="time" office:time-value="PT14H02M07S" calcext:value-type="time">
            <text:p>14:02:07</text:p>
          </table:table-cell>
          <table:table-cell office:value-type="float" office:value="15.4581518173218" calcext:value-type="float">
            <text:p>15,4581518173218</text:p>
          </table:table-cell>
          <table:table-cell office:value-type="float" office:value="14.2707357406616" calcext:value-type="float">
            <text:p>14,2707357406616</text:p>
          </table:table-cell>
          <table:table-cell office:value-type="float" office:value="-10.7367134094238" calcext:value-type="float">
            <text:p>-10,7367134094238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-50.451" calcext:value-type="float">
            <text:p>-50,451</text:p>
          </table:table-cell>
          <table:table-cell office:value-type="float" office:value="-137.753" calcext:value-type="float">
            <text:p>-137,75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25];[.B25];[.C25];[.D25];[.E25])" office:value-type="string" office:string-value="9/4/19" calcext:value-type="string">
            <text:p>9/4/19</text:p>
          </table:table-cell>
          <table:table-cell office:value-type="time" office:time-value="PT14H02M47S" calcext:value-type="time">
            <text:p>14:02:47</text:p>
          </table:table-cell>
          <table:table-cell office:value-type="float" office:value="15.1808099746704" calcext:value-type="float">
            <text:p>15,1808099746704</text:p>
          </table:table-cell>
          <table:table-cell office:value-type="float" office:value="14.9267807006836" calcext:value-type="float">
            <text:p>14,9267807006836</text:p>
          </table:table-cell>
          <table:table-cell office:value-type="float" office:value="-9.66502666473389" calcext:value-type="float">
            <text:p>-9,66502666473389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-50.111" calcext:value-type="float">
            <text:p>-50,111</text:p>
          </table:table-cell>
          <table:table-cell office:value-type="float" office:value="-135.795" calcext:value-type="float">
            <text:p>-135,79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26];[.B26];[.C26];[.D26];[.E26])" office:value-type="string" office:string-value="9/4/19" calcext:value-type="string">
            <text:p>9/4/19</text:p>
          </table:table-cell>
          <table:table-cell office:value-type="time" office:time-value="PT14H03M27S" calcext:value-type="time">
            <text:p>14:03:27</text:p>
          </table:table-cell>
          <table:table-cell office:value-type="float" office:value="14.928279876709" calcext:value-type="float">
            <text:p>14,928279876709</text:p>
          </table:table-cell>
          <table:table-cell office:value-type="float" office:value="15.519341468811" calcext:value-type="float">
            <text:p>15,519341468811</text:p>
          </table:table-cell>
          <table:table-cell office:value-type="float" office:value="-8.69658184051514" calcext:value-type="float">
            <text:p>-8,69658184051514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-49.366" calcext:value-type="float">
            <text:p>-49,366</text:p>
          </table:table-cell>
          <table:table-cell office:value-type="float" office:value="-132.149" calcext:value-type="float">
            <text:p>-132,1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27];[.B27];[.C27];[.D27];[.E27])" office:value-type="string" office:string-value="9/4/19" calcext:value-type="string">
            <text:p>9/4/19</text:p>
          </table:table-cell>
          <table:table-cell office:value-type="time" office:time-value="PT14H04M08S" calcext:value-type="time">
            <text:p>14:04:08</text:p>
          </table:table-cell>
          <table:table-cell office:value-type="float" office:value="14.5402793884277" calcext:value-type="float">
            <text:p>14,5402793884277</text:p>
          </table:table-cell>
          <table:table-cell office:value-type="float" office:value="16.2993812561035" calcext:value-type="float">
            <text:p>16,2993812561035</text:p>
          </table:table-cell>
          <table:table-cell office:value-type="float" office:value="-7.59277439117432" calcext:value-type="float">
            <text:p>-7,59277439117432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-48.477" calcext:value-type="float">
            <text:p>-48,477</text:p>
          </table:table-cell>
          <table:table-cell office:value-type="float" office:value="-128.54" calcext:value-type="float">
            <text:p>-128,5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28];[.B28];[.C28];[.D28];[.E28])" office:value-type="string" office:string-value="9/4/19" calcext:value-type="string">
            <text:p>9/4/19</text:p>
          </table:table-cell>
          <table:table-cell office:value-type="time" office:time-value="PT14H04M48S" calcext:value-type="time">
            <text:p>14:04:48</text:p>
          </table:table-cell>
          <table:table-cell office:value-type="float" office:value="14.2055187225342" calcext:value-type="float">
            <text:p>14,2055187225342</text:p>
          </table:table-cell>
          <table:table-cell office:value-type="float" office:value="17.0065536499023" calcext:value-type="float">
            <text:p>17,0065536499023</text:p>
          </table:table-cell>
          <table:table-cell office:value-type="float" office:value="-6.15030956268311" calcext:value-type="float">
            <text:p>-6,15030956268311</text:p>
          </table:table-cell>
          <table:table-cell office:value-type="float" office:value="-25" calcext:value-type="float">
            <text:p>-25</text:p>
          </table:table-cell>
          <table:table-cell table:number-columns-repeated="4"/>
          <table:table-cell office:value-type="string" calcext:value-type="string">
            <text:p>océan pacifique</text:p>
          </table:table-cell>
          <table:table-cell office:value-type="float" office:value="424" calcext:value-type="float">
            <text:p>424</text:p>
          </table:table-cell>
          <table:table-cell office:value-type="float" office:value="27560" calcext:value-type="float">
            <text:p>27560</text:p>
          </table:table-cell>
          <table:table-cell office:value-type="float" office:value="-43.904" calcext:value-type="float">
            <text:p>-43,904</text:p>
          </table:table-cell>
          <table:table-cell office:value-type="float" office:value="-115.739" calcext:value-type="float">
            <text:p>-115,73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29];[.B29];[.C29];[.D29];[.E29])" office:value-type="string" office:string-value="9/4/19" calcext:value-type="string">
            <text:p>9/4/19</text:p>
          </table:table-cell>
          <table:table-cell office:value-type="time" office:time-value="PT14H05M29S" calcext:value-type="time">
            <text:p>14:05:29</text:p>
          </table:table-cell>
          <table:table-cell office:value-type="float" office:value="14.0152654647827" calcext:value-type="float">
            <text:p>14,0152654647827</text:p>
          </table:table-cell>
          <table:table-cell office:value-type="float" office:value="17.480993270874" calcext:value-type="float">
            <text:p>17,480993270874</text:p>
          </table:table-cell>
          <table:table-cell office:value-type="float" office:value="-4.99476957321167" calcext:value-type="float">
            <text:p>-4,99476957321167</text:p>
          </table:table-cell>
          <table:table-cell office:value-type="float" office:value="-25" calcext:value-type="float">
            <text:p>-25</text:p>
          </table:table-cell>
          <table:table-cell table:number-columns-repeated="4"/>
          <table:table-cell office:value-type="string" calcext:value-type="string">
            <text:p>ouest amérique du sdud</text:p>
          </table:table-cell>
          <table:table-cell office:value-type="float" office:value="424" calcext:value-type="float">
            <text:p>424</text:p>
          </table:table-cell>
          <table:table-cell office:value-type="float" office:value="27561" calcext:value-type="float">
            <text:p>27561</text:p>
          </table:table-cell>
          <table:table-cell office:value-type="float" office:value="-42.506" calcext:value-type="float">
            <text:p>-42,506</text:p>
          </table:table-cell>
          <table:table-cell office:value-type="float" office:value="-112.834" calcext:value-type="float">
            <text:p>-112,8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30];[.B30];[.C30];[.D30];[.E30])" office:value-type="string" office:string-value="9/4/19" calcext:value-type="string">
            <text:p>9/4/19</text:p>
          </table:table-cell>
          <table:table-cell office:value-type="time" office:time-value="PT14H06M08S" calcext:value-type="time">
            <text:p>14:06:08</text:p>
          </table:table-cell>
          <table:table-cell office:value-type="float" office:value="13.7255334854126" calcext:value-type="float">
            <text:p>13,7255334854126</text:p>
          </table:table-cell>
          <table:table-cell office:value-type="float" office:value="17.9511528015137" calcext:value-type="float">
            <text:p>17,9511528015137</text:p>
          </table:table-cell>
          <table:table-cell office:value-type="float" office:value="-3.57123804092407" calcext:value-type="float">
            <text:p>-3,57123804092407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-41.102" calcext:value-type="float">
            <text:p>-41,102</text:p>
          </table:table-cell>
          <table:table-cell office:value-type="float" office:value="-110.199" calcext:value-type="float">
            <text:p>-110,1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31];[.B31];[.C31];[.D31];[.E31])" office:value-type="string" office:string-value="9/4/19" calcext:value-type="string">
            <text:p>9/4/19</text:p>
          </table:table-cell>
          <table:table-cell office:value-type="time" office:time-value="PT14H06M48S" calcext:value-type="time">
            <text:p>14:06:48</text:p>
          </table:table-cell>
          <table:table-cell office:value-type="float" office:value="13.4580764770508" calcext:value-type="float">
            <text:p>13,4580764770508</text:p>
          </table:table-cell>
          <table:table-cell office:value-type="float" office:value="18.4685535430908" calcext:value-type="float">
            <text:p>18,4685535430908</text:p>
          </table:table-cell>
          <table:table-cell office:value-type="float" office:value="-2.39021182060242" calcext:value-type="float">
            <text:p>-2,39021182060242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-39.594" calcext:value-type="float">
            <text:p>-39,594</text:p>
          </table:table-cell>
          <table:table-cell office:value-type="float" office:value="-107.619" calcext:value-type="float">
            <text:p>-107,6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32];[.B32];[.C32];[.D32];[.E32])" office:value-type="string" office:string-value="9/4/19" calcext:value-type="string">
            <text:p>9/4/19</text:p>
          </table:table-cell>
          <table:table-cell office:value-type="time" office:time-value="PT14H07M29S" calcext:value-type="time">
            <text:p>14:07:29</text:p>
          </table:table-cell>
          <table:table-cell office:value-type="float" office:value="13.1489248275757" calcext:value-type="float">
            <text:p>13,1489248275757</text:p>
          </table:table-cell>
          <table:table-cell office:value-type="float" office:value="18.8100757598877" calcext:value-type="float">
            <text:p>18,8100757598877</text:p>
          </table:table-cell>
          <table:table-cell office:value-type="float" office:value="-1.27860832214355" calcext:value-type="float">
            <text:p>-1,27860832214355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-37.984" calcext:value-type="float">
            <text:p>-37,984</text:p>
          </table:table-cell>
          <table:table-cell office:value-type="float" office:value="-105.098" calcext:value-type="float">
            <text:p>-105,0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33];[.B33];[.C33];[.D33];[.E33])" office:value-type="string" office:string-value="9/4/19" calcext:value-type="string">
            <text:p>9/4/19</text:p>
          </table:table-cell>
          <table:table-cell office:value-type="time" office:time-value="PT14H08M09S" calcext:value-type="time">
            <text:p>14:08:09</text:p>
          </table:table-cell>
          <table:table-cell office:value-type="float" office:value="12.8712539672852" calcext:value-type="float">
            <text:p>12,8712539672852</text:p>
          </table:table-cell>
          <table:table-cell office:value-type="float" office:value="19.1495018005371" calcext:value-type="float">
            <text:p>19,1495018005371</text:p>
          </table:table-cell>
          <table:table-cell office:value-type="float" office:value="0.206159815192223" calcext:value-type="float">
            <text:p>0,206159815192223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-36.355" calcext:value-type="float">
            <text:p>-36,355</text:p>
          </table:table-cell>
          <table:table-cell office:value-type="float" office:value="-102.751" calcext:value-type="float">
            <text:p>-102,75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34];[.B34];[.C34];[.D34];[.E34])" office:value-type="string" office:string-value="9/4/19" calcext:value-type="string">
            <text:p>9/4/19</text:p>
          </table:table-cell>
          <table:table-cell office:value-type="time" office:time-value="PT14H08M49S" calcext:value-type="time">
            <text:p>14:08:49</text:p>
          </table:table-cell>
          <table:table-cell office:value-type="float" office:value="12.4572534561157" calcext:value-type="float">
            <text:p>12,4572534561157</text:p>
          </table:table-cell>
          <table:table-cell office:value-type="float" office:value="19.4631900787354" calcext:value-type="float">
            <text:p>19,4631900787354</text:p>
          </table:table-cell>
          <table:table-cell office:value-type="float" office:value="1.42199325561523" calcext:value-type="float">
            <text:p>1,42199325561523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-34.675" calcext:value-type="float">
            <text:p>-34,675</text:p>
          </table:table-cell>
          <table:table-cell office:value-type="float" office:value="-100.507" calcext:value-type="float">
            <text:p>-100,5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35];[.B35];[.C35];[.D35];[.E35])" office:value-type="string" office:string-value="9/4/19" calcext:value-type="string">
            <text:p>9/4/19</text:p>
          </table:table-cell>
          <table:table-cell office:value-type="time" office:time-value="PT14H09M28S" calcext:value-type="time">
            <text:p>14:09:28</text:p>
          </table:table-cell>
          <table:table-cell office:value-type="float" office:value="12.3445615768433" calcext:value-type="float">
            <text:p>12,3445615768433</text:p>
          </table:table-cell>
          <table:table-cell office:value-type="float" office:value="19.6699676513672" calcext:value-type="float">
            <text:p>19,6699676513672</text:p>
          </table:table-cell>
          <table:table-cell office:value-type="float" office:value="2.89231324195862" calcext:value-type="float">
            <text:p>2,89231324195862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-32.993" calcext:value-type="float">
            <text:p>-32,993</text:p>
          </table:table-cell>
          <table:table-cell office:value-type="float" office:value="-98.413" calcext:value-type="float">
            <text:p>-98,4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36];[.B36];[.C36];[.D36];[.E36])" office:value-type="string" office:string-value="9/4/19" calcext:value-type="string">
            <text:p>9/4/19</text:p>
          </table:table-cell>
          <table:table-cell office:value-type="time" office:time-value="PT14H10M08S" calcext:value-type="time">
            <text:p>14:10:08</text:p>
          </table:table-cell>
          <table:table-cell office:value-type="float" office:value="12.2321519851685" calcext:value-type="float">
            <text:p>12,2321519851685</text:p>
          </table:table-cell>
          <table:table-cell office:value-type="float" office:value="19.8856945037842" calcext:value-type="float">
            <text:p>19,8856945037842</text:p>
          </table:table-cell>
          <table:table-cell office:value-type="float" office:value="4.30511713027954" calcext:value-type="float">
            <text:p>4,30511713027954</text:p>
          </table:table-cell>
          <table:table-cell office:value-type="float" office:value="-25" calcext:value-type="float">
            <text:p>-25</text:p>
          </table:table-cell>
          <table:table-cell table:number-columns-repeated="4"/>
          <table:table-cell office:value-type="string" calcext:value-type="string">
            <text:p>ouest amérique du sud</text:p>
          </table:table-cell>
          <table:table-cell office:value-type="float" office:value="420" calcext:value-type="float">
            <text:p>420</text:p>
          </table:table-cell>
          <table:table-cell office:value-type="float" office:value="27570" calcext:value-type="float">
            <text:p>27570</text:p>
          </table:table-cell>
          <table:table-cell office:value-type="float" office:value="-31.226" calcext:value-type="float">
            <text:p>-31,226</text:p>
          </table:table-cell>
          <table:table-cell office:value-type="float" office:value="-96.352" calcext:value-type="float">
            <text:p>-96,3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37];[.B37];[.C37];[.D37];[.E37])" office:value-type="string" office:string-value="9/4/19" calcext:value-type="string">
            <text:p>9/4/19</text:p>
          </table:table-cell>
          <table:table-cell office:value-type="time" office:time-value="PT14H10M48S" calcext:value-type="time">
            <text:p>14:10:48</text:p>
          </table:table-cell>
          <table:table-cell office:value-type="float" office:value="12.0932588577271" calcext:value-type="float">
            <text:p>12,0932588577271</text:p>
          </table:table-cell>
          <table:table-cell office:value-type="float" office:value="19.9629917144775" calcext:value-type="float">
            <text:p>19,9629917144775</text:p>
          </table:table-cell>
          <table:table-cell office:value-type="float" office:value="5.49654340744019" calcext:value-type="float">
            <text:p>5,49654340744019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-29.421" calcext:value-type="float">
            <text:p>-29,421</text:p>
          </table:table-cell>
          <table:table-cell office:value-type="float" office:value="-94.374" calcext:value-type="float">
            <text:p>-94,3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38];[.B38];[.C38];[.D38];[.E38])" office:value-type="string" office:string-value="9/4/19" calcext:value-type="string">
            <text:p>9/4/19</text:p>
          </table:table-cell>
          <table:table-cell office:value-type="time" office:time-value="PT14H11M28S" calcext:value-type="time">
            <text:p>14:11:28</text:p>
          </table:table-cell>
          <table:table-cell office:value-type="float" office:value="12.0286712646484" calcext:value-type="float">
            <text:p>12,0286712646484</text:p>
          </table:table-cell>
          <table:table-cell office:value-type="float" office:value="20.0230197906494" calcext:value-type="float">
            <text:p>20,0230197906494</text:p>
          </table:table-cell>
          <table:table-cell office:value-type="float" office:value="6.81345319747925" calcext:value-type="float">
            <text:p>6,81345319747925</text:p>
          </table:table-cell>
          <table:table-cell office:value-type="float" office:value="-25" calcext:value-type="float">
            <text:p>-25</text:p>
          </table:table-cell>
          <table:table-cell table:number-columns-repeated="4"/>
          <table:table-cell office:value-type="string" calcext:value-type="string">
            <text:p>océan pacifique</text:p>
          </table:table-cell>
          <table:table-cell office:value-type="float" office:value="418" calcext:value-type="float">
            <text:p>418</text:p>
          </table:table-cell>
          <table:table-cell office:value-type="float" office:value="27573" calcext:value-type="float">
            <text:p>27573</text:p>
          </table:table-cell>
          <table:table-cell office:value-type="float" office:value="-27.582" calcext:value-type="float">
            <text:p>-27,582</text:p>
          </table:table-cell>
          <table:table-cell office:value-type="float" office:value="-92.47" calcext:value-type="float">
            <text:p>-92,4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39];[.B39];[.C39];[.D39];[.E39])" office:value-type="string" office:string-value="9/4/19" calcext:value-type="string">
            <text:p>9/4/19</text:p>
          </table:table-cell>
          <table:table-cell office:value-type="time" office:time-value="PT14H12M07S" calcext:value-type="time">
            <text:p>14:12:07</text:p>
          </table:table-cell>
          <table:table-cell office:value-type="float" office:value="11.8979682922363" calcext:value-type="float">
            <text:p>11,8979682922363</text:p>
          </table:table-cell>
          <table:table-cell office:value-type="float" office:value="20.3590278625488" calcext:value-type="float">
            <text:p>20,3590278625488</text:p>
          </table:table-cell>
          <table:table-cell office:value-type="float" office:value="8.05020809173584" calcext:value-type="float">
            <text:p>8,05020809173584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-25.76" calcext:value-type="float">
            <text:p>-25,76</text:p>
          </table:table-cell>
          <table:table-cell office:value-type="float" office:value="-90.68" calcext:value-type="float">
            <text:p>-90,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40];[.B40];[.C40];[.D40];[.E40])" office:value-type="string" office:string-value="9/4/19" calcext:value-type="string">
            <text:p>9/4/19</text:p>
          </table:table-cell>
          <table:table-cell office:value-type="time" office:time-value="PT14H12M47S" calcext:value-type="time">
            <text:p>14:12:47</text:p>
          </table:table-cell>
          <table:table-cell office:value-type="float" office:value="12.104395866394" calcext:value-type="float">
            <text:p>12,104395866394</text:p>
          </table:table-cell>
          <table:table-cell office:value-type="float" office:value="20.4362468719482" calcext:value-type="float">
            <text:p>20,4362468719482</text:p>
          </table:table-cell>
          <table:table-cell office:value-type="float" office:value="9.39216804504395" calcext:value-type="float">
            <text:p>9,39216804504395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-23.864" calcext:value-type="float">
            <text:p>-23,864</text:p>
          </table:table-cell>
          <table:table-cell office:value-type="float" office:value="-88.904" calcext:value-type="float">
            <text:p>-88,9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41];[.B41];[.C41];[.D41];[.E41])" office:value-type="string" office:string-value="9/4/19" calcext:value-type="string">
            <text:p>9/4/19</text:p>
          </table:table-cell>
          <table:table-cell office:value-type="time" office:time-value="PT14H13M27S" calcext:value-type="time">
            <text:p>14:13:27</text:p>
          </table:table-cell>
          <table:table-cell office:value-type="float" office:value="12.096869468689" calcext:value-type="float">
            <text:p>12,096869468689</text:p>
          </table:table-cell>
          <table:table-cell office:value-type="float" office:value="20.4039859771729" calcext:value-type="float">
            <text:p>20,4039859771729</text:p>
          </table:table-cell>
          <table:table-cell office:value-type="float" office:value="10.703067779541" calcext:value-type="float">
            <text:p>10,703067779541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-21.944" calcext:value-type="float">
            <text:p>-21,944</text:p>
          </table:table-cell>
          <table:table-cell office:value-type="float" office:value="-87.185" calcext:value-type="float">
            <text:p>-87,1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42];[.B42];[.C42];[.D42];[.E42])" office:value-type="string" office:string-value="9/4/19" calcext:value-type="string">
            <text:p>9/4/19</text:p>
          </table:table-cell>
          <table:table-cell office:value-type="time" office:time-value="PT14H14M07S" calcext:value-type="time">
            <text:p>14:14:07</text:p>
          </table:table-cell>
          <table:table-cell office:value-type="float" office:value="12.2870073318481" calcext:value-type="float">
            <text:p>12,2870073318481</text:p>
          </table:table-cell>
          <table:table-cell office:value-type="float" office:value="20.4528408050537" calcext:value-type="float">
            <text:p>20,4528408050537</text:p>
          </table:table-cell>
          <table:table-cell office:value-type="float" office:value="12.1957359313965" calcext:value-type="float">
            <text:p>12,1957359313965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-20.002" calcext:value-type="float">
            <text:p>-20,002</text:p>
          </table:table-cell>
          <table:table-cell office:value-type="float" office:value="-85.515" calcext:value-type="float">
            <text:p>-85,5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43];[.B43];[.C43];[.D43];[.E43])" office:value-type="string" office:string-value="9/4/19" calcext:value-type="string">
            <text:p>9/4/19</text:p>
          </table:table-cell>
          <table:table-cell office:value-type="time" office:time-value="PT14H14M47S" calcext:value-type="time">
            <text:p>14:14:47</text:p>
          </table:table-cell>
          <table:table-cell office:value-type="float" office:value="12.4871435165405" calcext:value-type="float">
            <text:p>12,4871435165405</text:p>
          </table:table-cell>
          <table:table-cell office:value-type="float" office:value="20.5580730438232" calcext:value-type="float">
            <text:p>20,5580730438232</text:p>
          </table:table-cell>
          <table:table-cell office:value-type="float" office:value="13.6397686004639" calcext:value-type="float">
            <text:p>13,6397686004639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-18.04" calcext:value-type="float">
            <text:p>-18,04</text:p>
          </table:table-cell>
          <table:table-cell office:value-type="float" office:value="-83.89" calcext:value-type="float">
            <text:p>-83,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44];[.B44];[.C44];[.D44];[.E44])" office:value-type="string" office:string-value="9/4/19" calcext:value-type="string">
            <text:p>9/4/19</text:p>
          </table:table-cell>
          <table:table-cell office:value-type="time" office:time-value="PT14H15M27S" calcext:value-type="time">
            <text:p>14:15:27</text:p>
          </table:table-cell>
          <table:table-cell office:value-type="float" office:value="12.6463117599487" calcext:value-type="float">
            <text:p>12,6463117599487</text:p>
          </table:table-cell>
          <table:table-cell office:value-type="float" office:value="20.6357154846191" calcext:value-type="float">
            <text:p>20,6357154846191</text:p>
          </table:table-cell>
          <table:table-cell office:value-type="float" office:value="15.0910539627075" calcext:value-type="float">
            <text:p>15,0910539627075</text:p>
          </table:table-cell>
          <table:table-cell office:value-type="float" office:value="-25" calcext:value-type="float">
            <text:p>-25</text:p>
          </table:table-cell>
          <table:table-cell table:number-columns-repeated="4"/>
          <table:table-cell office:value-type="string" calcext:value-type="string">
            <text:p>ouest côte Pérou</text:p>
          </table:table-cell>
          <table:table-cell office:value-type="float" office:value="418" calcext:value-type="float">
            <text:p>418</text:p>
          </table:table-cell>
          <table:table-cell office:value-type="float" office:value="27582" calcext:value-type="float">
            <text:p>27582</text:p>
          </table:table-cell>
          <table:table-cell office:value-type="float" office:value="-16.062" calcext:value-type="float">
            <text:p>-16,062</text:p>
          </table:table-cell>
          <table:table-cell office:value-type="float" office:value="-82.304" calcext:value-type="float">
            <text:p>-82,3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45];[.B45];[.C45];[.D45];[.E45])" office:value-type="string" office:string-value="9/4/19" calcext:value-type="string">
            <text:p>9/4/19</text:p>
          </table:table-cell>
          <table:table-cell office:value-type="time" office:time-value="PT14H16M07S" calcext:value-type="time">
            <text:p>14:16:07</text:p>
          </table:table-cell>
          <table:table-cell office:value-type="float" office:value="12.7619962692261" calcext:value-type="float">
            <text:p>12,7619962692261</text:p>
          </table:table-cell>
          <table:table-cell office:value-type="float" office:value="20.5164012908936" calcext:value-type="float">
            <text:p>20,5164012908936</text:p>
          </table:table-cell>
          <table:table-cell office:value-type="float" office:value="16.6565742492676" calcext:value-type="float">
            <text:p>16,6565742492676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-14.119" calcext:value-type="float">
            <text:p>-14,119</text:p>
          </table:table-cell>
          <table:table-cell office:value-type="float" office:value="-80.79" calcext:value-type="float">
            <text:p>-80,7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46];[.B46];[.C46];[.D46];[.E46])" office:value-type="string" office:string-value="9/4/19" calcext:value-type="string">
            <text:p>9/4/19</text:p>
          </table:table-cell>
          <table:table-cell office:value-type="time" office:time-value="PT14H16M47S" calcext:value-type="time">
            <text:p>14:16:47</text:p>
          </table:table-cell>
          <table:table-cell office:value-type="float" office:value="12.9648389816284" calcext:value-type="float">
            <text:p>12,9648389816284</text:p>
          </table:table-cell>
          <table:table-cell office:value-type="float" office:value="20.5881786346436" calcext:value-type="float">
            <text:p>20,5881786346436</text:p>
          </table:table-cell>
          <table:table-cell office:value-type="float" office:value="17.9837703704834" calcext:value-type="float">
            <text:p>17,9837703704834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-12.064" calcext:value-type="float">
            <text:p>-12,064</text:p>
          </table:table-cell>
          <table:table-cell office:value-type="float" office:value="-79.229" calcext:value-type="float">
            <text:p>-79,2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47];[.B47];[.C47];[.D47];[.E47])" office:value-type="string" office:string-value="9/4/19" calcext:value-type="string">
            <text:p>9/4/19</text:p>
          </table:table-cell>
          <table:table-cell office:value-type="time" office:time-value="PT14H17M27S" calcext:value-type="time">
            <text:p>14:17:27</text:p>
          </table:table-cell>
          <table:table-cell office:value-type="float" office:value="13.1469631195068" calcext:value-type="float">
            <text:p>13,1469631195068</text:p>
          </table:table-cell>
          <table:table-cell office:value-type="float" office:value="20.6047267913818" calcext:value-type="float">
            <text:p>20,6047267913818</text:p>
          </table:table-cell>
          <table:table-cell office:value-type="float" office:value="19.4100074768066" calcext:value-type="float">
            <text:p>19,4100074768066</text:p>
          </table:table-cell>
          <table:table-cell office:value-type="float" office:value="-25" calcext:value-type="float">
            <text:p>-25</text:p>
          </table:table-cell>
          <table:table-cell table:number-columns-repeated="4"/>
          <table:table-cell office:value-type="string" calcext:value-type="string">
            <text:p>côte pérou</text:p>
          </table:table-cell>
          <table:table-cell office:value-type="float" office:value="413" calcext:value-type="float">
            <text:p>413</text:p>
          </table:table-cell>
          <table:table-cell office:value-type="float" office:value="27586" calcext:value-type="float">
            <text:p>27586</text:p>
          </table:table-cell>
          <table:table-cell office:value-type="float" office:value="-10.3" calcext:value-type="float">
            <text:p>-10,3</text:p>
          </table:table-cell>
          <table:table-cell office:value-type="float" office:value="-77.918" calcext:value-type="float">
            <text:p>-77,9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48];[.B48];[.C48];[.D48];[.E48])" office:value-type="string" office:string-value="9/4/19" calcext:value-type="string">
            <text:p>9/4/19</text:p>
          </table:table-cell>
          <table:table-cell office:value-type="time" office:time-value="PT14H18M06S" calcext:value-type="time">
            <text:p>14:18:06</text:p>
          </table:table-cell>
          <table:table-cell office:value-type="float" office:value="13.4951066970825" calcext:value-type="float">
            <text:p>13,4951066970825</text:p>
          </table:table-cell>
          <table:table-cell office:value-type="float" office:value="20.5804901123047" calcext:value-type="float">
            <text:p>20,5804901123047</text:p>
          </table:table-cell>
          <table:table-cell office:value-type="float" office:value="20.782865524292" calcext:value-type="float">
            <text:p>20,782865524292</text:p>
          </table:table-cell>
          <table:table-cell office:value-type="float" office:value="-25" calcext:value-type="float">
            <text:p>-25</text:p>
          </table:table-cell>
          <table:table-cell table:number-columns-repeated="4"/>
          <table:table-cell office:value-type="string" calcext:value-type="string">
            <text:p>cordillère centrale</text:p>
          </table:table-cell>
          <table:table-cell office:value-type="float" office:value="412" calcext:value-type="float">
            <text:p>412</text:p>
          </table:table-cell>
          <table:table-cell office:value-type="float" office:value="27587" calcext:value-type="float">
            <text:p>27587</text:p>
          </table:table-cell>
          <table:table-cell office:value-type="float" office:value="-8.327" calcext:value-type="float">
            <text:p>-8,327</text:p>
          </table:table-cell>
          <table:table-cell office:value-type="float" office:value="-76.475" calcext:value-type="float">
            <text:p>-76,4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49];[.B49];[.C49];[.D49];[.E49])" office:value-type="string" office:string-value="9/4/19" calcext:value-type="string">
            <text:p>9/4/19</text:p>
          </table:table-cell>
          <table:table-cell office:value-type="time" office:time-value="PT14H18M47S" calcext:value-type="time">
            <text:p>14:18:47</text:p>
          </table:table-cell>
          <table:table-cell office:value-type="float" office:value="13.7045278549194" calcext:value-type="float">
            <text:p>13,7045278549194</text:p>
          </table:table-cell>
          <table:table-cell office:value-type="float" office:value="20.5253562927246" calcext:value-type="float">
            <text:p>20,5253562927246</text:p>
          </table:table-cell>
          <table:table-cell office:value-type="float" office:value="22.8216743469238" calcext:value-type="float">
            <text:p>22,8216743469238</text:p>
          </table:table-cell>
          <table:table-cell office:value-type="float" office:value="-25" calcext:value-type="float">
            <text:p>-25</text:p>
          </table:table-cell>
          <table:table-cell table:number-columns-repeated="4"/>
          <table:table-cell office:value-type="string" calcext:value-type="string">
            <text:p>urubamba ?</text:p>
          </table:table-cell>
          <table:table-cell office:value-type="float" office:value="412" calcext:value-type="float">
            <text:p>412</text:p>
          </table:table-cell>
          <table:table-cell office:value-type="float" office:value="27589" calcext:value-type="float">
            <text:p>27589</text:p>
          </table:table-cell>
          <table:table-cell office:value-type="float" office:value="-6.297" calcext:value-type="float">
            <text:p>-6,297</text:p>
          </table:table-cell>
          <table:table-cell office:value-type="float" office:value="-75.011" calcext:value-type="float">
            <text:p>-75,0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50];[.B50];[.C50];[.D50];[.E50])" office:value-type="string" office:string-value="9/4/19" calcext:value-type="string">
            <text:p>9/4/19</text:p>
          </table:table-cell>
          <table:table-cell office:value-type="time" office:time-value="PT14H19M27S" calcext:value-type="time">
            <text:p>14:19:27</text:p>
          </table:table-cell>
          <table:table-cell office:value-type="float" office:value="14.0858478546143" calcext:value-type="float">
            <text:p>14,0858478546143</text:p>
          </table:table-cell>
          <table:table-cell office:value-type="float" office:value="20.4290618896484" calcext:value-type="float">
            <text:p>20,4290618896484</text:p>
          </table:table-cell>
          <table:table-cell office:value-type="float" office:value="23.9278984069824" calcext:value-type="float">
            <text:p>23,9278984069824</text:p>
          </table:table-cell>
          <table:table-cell office:value-type="float" office:value="-25" calcext:value-type="float">
            <text:p>-25</text:p>
          </table:table-cell>
          <table:table-cell table:number-columns-repeated="4"/>
          <table:table-cell office:value-type="string" calcext:value-type="string">
            <text:p>région iquitos</text:p>
          </table:table-cell>
          <table:table-cell office:value-type="float" office:value="412" calcext:value-type="float">
            <text:p>412</text:p>
          </table:table-cell>
          <table:table-cell office:value-type="float" office:value="27590" calcext:value-type="float">
            <text:p>27590</text:p>
          </table:table-cell>
          <table:table-cell office:value-type="float" office:value="-4.21" calcext:value-type="float">
            <text:p>-4,21</text:p>
          </table:table-cell>
          <table:table-cell office:value-type="float" office:value="-73.524" calcext:value-type="float">
            <text:p>-73,5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51];[.B51];[.C51];[.D51];[.E51])" office:value-type="string" office:string-value="9/4/19" calcext:value-type="string">
            <text:p>9/4/19</text:p>
          </table:table-cell>
          <table:table-cell office:value-type="time" office:time-value="PT14H20M08S" calcext:value-type="time">
            <text:p>14:20:08</text:p>
          </table:table-cell>
          <table:table-cell office:value-type="float" office:value="14.1970291137695" calcext:value-type="float">
            <text:p>14,1970291137695</text:p>
          </table:table-cell>
          <table:table-cell office:value-type="float" office:value="20.4108581542969" calcext:value-type="float">
            <text:p>20,4108581542969</text:p>
          </table:table-cell>
          <table:table-cell office:value-type="float" office:value="24.9216194152832" calcext:value-type="float">
            <text:p>24,9216194152832</text:p>
          </table:table-cell>
          <table:table-cell office:value-type="float" office:value="-25" calcext:value-type="float">
            <text:p>-25</text:p>
          </table:table-cell>
          <table:table-cell table:number-columns-repeated="4"/>
          <table:table-cell office:value-type="string" calcext:value-type="string">
            <text:p>vaupès ?</text:p>
          </table:table-cell>
          <table:table-cell office:value-type="float" office:value="411" calcext:value-type="float">
            <text:p>411</text:p>
          </table:table-cell>
          <table:table-cell office:value-type="float" office:value="27591" calcext:value-type="float">
            <text:p>27591</text:p>
          </table:table-cell>
          <table:table-cell office:value-type="float" office:value="-1.864" calcext:value-type="float">
            <text:p>-1,864</text:p>
          </table:table-cell>
          <table:table-cell office:value-type="float" office:value="-71.865" calcext:value-type="float">
            <text:p>-71,86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52];[.B52];[.C52];[.D52];[.E52])" office:value-type="string" office:string-value="9/4/19" calcext:value-type="string">
            <text:p>9/4/19</text:p>
          </table:table-cell>
          <table:table-cell office:value-type="time" office:time-value="PT14H20M47S" calcext:value-type="time">
            <text:p>14:20:47</text:p>
          </table:table-cell>
          <table:table-cell office:value-type="float" office:value="14.6946353912354" calcext:value-type="float">
            <text:p>14,6946353912354</text:p>
          </table:table-cell>
          <table:table-cell office:value-type="float" office:value="20.350061416626" calcext:value-type="float">
            <text:p>20,350061416626</text:p>
          </table:table-cell>
          <table:table-cell office:value-type="float" office:value="25.9887962341309" calcext:value-type="float">
            <text:p>25,9887962341309</text:p>
          </table:table-cell>
          <table:table-cell office:value-type="float" office:value="-25" calcext:value-type="float">
            <text:p>-25</text:p>
          </table:table-cell>
          <table:table-cell table:number-columns-repeated="4"/>
          <table:table-cell office:value-type="string" calcext:value-type="string">
            <text:p>Colombie</text:p>
          </table:table-cell>
          <table:table-cell office:value-type="float" office:value="411" calcext:value-type="float">
            <text:p>411</text:p>
          </table:table-cell>
          <table:table-cell office:value-type="float" office:value="27593" calcext:value-type="float">
            <text:p>27593</text:p>
          </table:table-cell>
          <table:table-cell office:value-type="float" office:value="0.127" calcext:value-type="float">
            <text:p>0,127</text:p>
          </table:table-cell>
          <table:table-cell office:value-type="float" office:value="-70.463" calcext:value-type="float">
            <text:p>-70,46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53];[.B53];[.C53];[.D53];[.E53])" office:value-type="string" office:string-value="9/4/19" calcext:value-type="string">
            <text:p>9/4/19</text:p>
          </table:table-cell>
          <table:table-cell office:value-type="time" office:time-value="PT14H21M28S" calcext:value-type="time">
            <text:p>14:21:28</text:p>
          </table:table-cell>
          <table:table-cell office:value-type="float" office:value="15.0377445220947" calcext:value-type="float">
            <text:p>15,0377445220947</text:p>
          </table:table-cell>
          <table:table-cell office:value-type="float" office:value="20.1376037597656" calcext:value-type="float">
            <text:p>20,1376037597656</text:p>
          </table:table-cell>
          <table:table-cell office:value-type="float" office:value="27.2240085601807" calcext:value-type="float">
            <text:p>27,2240085601807</text:p>
          </table:table-cell>
          <table:table-cell office:value-type="float" office:value="-25" calcext:value-type="float">
            <text:p>-25</text:p>
          </table:table-cell>
          <table:table-cell table:number-columns-repeated="4"/>
          <table:table-cell office:value-type="string" calcext:value-type="string">
            <text:p>guainia</text:p>
          </table:table-cell>
          <table:table-cell office:value-type="float" office:value="411" calcext:value-type="float">
            <text:p>411</text:p>
          </table:table-cell>
          <table:table-cell office:value-type="float" office:value="27594" calcext:value-type="float">
            <text:p>27594</text:p>
          </table:table-cell>
          <table:table-cell office:value-type="float" office:value="2.22" calcext:value-type="float">
            <text:p>2,22</text:p>
          </table:table-cell>
          <table:table-cell office:value-type="float" office:value="-68.988" calcext:value-type="float">
            <text:p>-68,9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54];[.B54];[.C54];[.D54];[.E54])" office:value-type="string" office:string-value="9/4/19" calcext:value-type="string">
            <text:p>9/4/19</text:p>
          </table:table-cell>
          <table:table-cell office:value-type="time" office:time-value="PT14H22M08S" calcext:value-type="time">
            <text:p>14:22:08</text:p>
          </table:table-cell>
          <table:table-cell office:value-type="float" office:value="15.5772380828857" calcext:value-type="float">
            <text:p>15,5772380828857</text:p>
          </table:table-cell>
          <table:table-cell office:value-type="float" office:value="19.8949680328369" calcext:value-type="float">
            <text:p>19,8949680328369</text:p>
          </table:table-cell>
          <table:table-cell office:value-type="float" office:value="28.5952739715576" calcext:value-type="float">
            <text:p>28,5952739715576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4.261" calcext:value-type="float">
            <text:p>4,261</text:p>
          </table:table-cell>
          <table:table-cell office:value-type="float" office:value="-67.545" calcext:value-type="float">
            <text:p>-67,5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55];[.B55];[.C55];[.D55];[.E55])" office:value-type="string" office:string-value="9/4/19" calcext:value-type="string">
            <text:p>9/4/19</text:p>
          </table:table-cell>
          <table:table-cell office:value-type="time" office:time-value="PT14H22M48S" calcext:value-type="time">
            <text:p>14:22:48</text:p>
          </table:table-cell>
          <table:table-cell office:value-type="float" office:value="15.751669883728" calcext:value-type="float">
            <text:p>15,751669883728</text:p>
          </table:table-cell>
          <table:table-cell office:value-type="float" office:value="19.8851470947266" calcext:value-type="float">
            <text:p>19,8851470947266</text:p>
          </table:table-cell>
          <table:table-cell office:value-type="float" office:value="29.6226234436035" calcext:value-type="float">
            <text:p>29,6226234436035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6.298" calcext:value-type="float">
            <text:p>6,298</text:p>
          </table:table-cell>
          <table:table-cell office:value-type="float" office:value="-66.093" calcext:value-type="float">
            <text:p>-66,09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56];[.B56];[.C56];[.D56];[.E56])" office:value-type="string" office:string-value="9/4/19" calcext:value-type="string">
            <text:p>9/4/19</text:p>
          </table:table-cell>
          <table:table-cell office:value-type="time" office:time-value="PT14H23M28S" calcext:value-type="time">
            <text:p>14:23:28</text:p>
          </table:table-cell>
          <table:table-cell office:value-type="float" office:value="15.9852323532105" calcext:value-type="float">
            <text:p>15,9852323532105</text:p>
          </table:table-cell>
          <table:table-cell office:value-type="float" office:value="19.6889896392822" calcext:value-type="float">
            <text:p>19,6889896392822</text:p>
          </table:table-cell>
          <table:table-cell office:value-type="float" office:value="30.7539920806885" calcext:value-type="float">
            <text:p>30,7539920806885</text:p>
          </table:table-cell>
          <table:table-cell office:value-type="float" office:value="-25" calcext:value-type="float">
            <text:p>-25</text:p>
          </table:table-cell>
          <table:table-cell table:number-columns-repeated="4"/>
          <table:table-cell office:value-type="string" calcext:value-type="string">
            <text:p>anzoategui</text:p>
          </table:table-cell>
          <table:table-cell office:value-type="float" office:value="410" calcext:value-type="float">
            <text:p>410</text:p>
          </table:table-cell>
          <table:table-cell office:value-type="float" office:value="27597" calcext:value-type="float">
            <text:p>27597</text:p>
          </table:table-cell>
          <table:table-cell office:value-type="float" office:value="8.329" calcext:value-type="float">
            <text:p>8,329</text:p>
          </table:table-cell>
          <table:table-cell office:value-type="float" office:value="-64.629" calcext:value-type="float">
            <text:p>-64,6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57];[.B57];[.C57];[.D57];[.E57])" office:value-type="string" office:string-value="9/4/19" calcext:value-type="string">
            <text:p>9/4/19</text:p>
          </table:table-cell>
          <table:table-cell office:value-type="time" office:time-value="PT14H24M08S" calcext:value-type="time">
            <text:p>14:24:08</text:p>
          </table:table-cell>
          <table:table-cell office:value-type="float" office:value="16.265718460083" calcext:value-type="float">
            <text:p>16,265718460083</text:p>
          </table:table-cell>
          <table:table-cell office:value-type="float" office:value="19.6712532043457" calcext:value-type="float">
            <text:p>19,6712532043457</text:p>
          </table:table-cell>
          <table:table-cell office:value-type="float" office:value="31.7672157287598" calcext:value-type="float">
            <text:p>31,7672157287598</text:p>
          </table:table-cell>
          <table:table-cell office:value-type="float" office:value="-25" calcext:value-type="float">
            <text:p>-25</text:p>
          </table:table-cell>
          <table:table-cell table:number-columns-repeated="4"/>
          <table:table-cell office:value-type="string" calcext:value-type="string">
            <text:p>sucre vénézuela</text:p>
          </table:table-cell>
          <table:table-cell office:value-type="float" office:value="410" calcext:value-type="float">
            <text:p>410</text:p>
          </table:table-cell>
          <table:table-cell office:value-type="float" office:value="27547" calcext:value-type="float">
            <text:p>27547</text:p>
          </table:table-cell>
          <table:table-cell office:value-type="float" office:value="10.354" calcext:value-type="float">
            <text:p>10,354</text:p>
          </table:table-cell>
          <table:table-cell office:value-type="float" office:value="-63.147" calcext:value-type="float">
            <text:p>-63,14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58];[.B58];[.C58];[.D58];[.E58])" office:value-type="string" office:string-value="9/4/19" calcext:value-type="string">
            <text:p>9/4/19</text:p>
          </table:table-cell>
          <table:table-cell office:value-type="time" office:time-value="PT14H24M48S" calcext:value-type="time">
            <text:p>14:24:48</text:p>
          </table:table-cell>
          <table:table-cell office:value-type="float" office:value="16.5699691772461" calcext:value-type="float">
            <text:p>16,5699691772461</text:p>
          </table:table-cell>
          <table:table-cell office:value-type="float" office:value="19.5806694030762" calcext:value-type="float">
            <text:p>19,5806694030762</text:p>
          </table:table-cell>
          <table:table-cell office:value-type="float" office:value="33.2101707458496" calcext:value-type="float">
            <text:p>33,2101707458496</text:p>
          </table:table-cell>
          <table:table-cell office:value-type="float" office:value="-25" calcext:value-type="float">
            <text:p>-25</text:p>
          </table:table-cell>
          <table:table-cell table:number-columns-repeated="4"/>
          <table:table-cell office:value-type="string" calcext:value-type="string">
            <text:p>trinité et tobago</text:p>
          </table:table-cell>
          <table:table-cell office:value-type="float" office:value="410" calcext:value-type="float">
            <text:p>410</text:p>
          </table:table-cell>
          <table:table-cell office:value-type="float" office:value="27598" calcext:value-type="float">
            <text:p>27598</text:p>
          </table:table-cell>
          <table:table-cell office:value-type="float" office:value="12.371" calcext:value-type="float">
            <text:p>12,371</text:p>
          </table:table-cell>
          <table:table-cell office:value-type="float" office:value="-61.645" calcext:value-type="float">
            <text:p>-61,6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59];[.B59];[.C59];[.D59];[.E59])" office:value-type="string" office:string-value="9/4/19" calcext:value-type="string">
            <text:p>9/4/19</text:p>
          </table:table-cell>
          <table:table-cell office:value-type="time" office:time-value="PT14H25M28S" calcext:value-type="time">
            <text:p>14:25:28</text:p>
          </table:table-cell>
          <table:table-cell office:value-type="float" office:value="16.8871555328369" calcext:value-type="float">
            <text:p>16,8871555328369</text:p>
          </table:table-cell>
          <table:table-cell office:value-type="float" office:value="19.4454345703125" calcext:value-type="float">
            <text:p>19,4454345703125</text:p>
          </table:table-cell>
          <table:table-cell office:value-type="float" office:value="34.2704124450684" calcext:value-type="float">
            <text:p>34,2704124450684</text:p>
          </table:table-cell>
          <table:table-cell office:value-type="float" office:value="-25" calcext:value-type="float">
            <text:p>-25</text:p>
          </table:table-cell>
          <table:table-cell table:number-columns-repeated="4"/>
          <table:table-cell office:value-type="string" calcext:value-type="string">
            <text:p>iles caraïbe</text:p>
          </table:table-cell>
          <table:table-cell office:value-type="float" office:value="410" calcext:value-type="float">
            <text:p>410</text:p>
          </table:table-cell>
          <table:table-cell office:value-type="float" office:value="27599" calcext:value-type="float">
            <text:p>27599</text:p>
          </table:table-cell>
          <table:table-cell office:value-type="float" office:value="14.377" calcext:value-type="float">
            <text:p>14,377</text:p>
          </table:table-cell>
          <table:table-cell office:value-type="float" office:value="-60.116" calcext:value-type="float">
            <text:p>-60,1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60];[.B60];[.C60];[.D60];[.E60])" office:value-type="string" office:string-value="9/4/19" calcext:value-type="string">
            <text:p>9/4/19</text:p>
          </table:table-cell>
          <table:table-cell office:value-type="time" office:time-value="PT14H26M08S" calcext:value-type="time">
            <text:p>14:26:08</text:p>
          </table:table-cell>
          <table:table-cell office:value-type="float" office:value="17.188871383667" calcext:value-type="float">
            <text:p>17,188871383667</text:p>
          </table:table-cell>
          <table:table-cell office:value-type="float" office:value="19.3130321502686" calcext:value-type="float">
            <text:p>19,3130321502686</text:p>
          </table:table-cell>
          <table:table-cell office:value-type="float" office:value="35.431583404541" calcext:value-type="float">
            <text:p>35,431583404541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16.37" calcext:value-type="float">
            <text:p>16,37</text:p>
          </table:table-cell>
          <table:table-cell office:value-type="float" office:value="-58.557" calcext:value-type="float">
            <text:p>-58,55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61];[.B61];[.C61];[.D61];[.E61])" office:value-type="string" office:string-value="9/4/19" calcext:value-type="string">
            <text:p>9/4/19</text:p>
          </table:table-cell>
          <table:table-cell office:value-type="time" office:time-value="PT14H26M48S" calcext:value-type="time">
            <text:p>14:26:48</text:p>
          </table:table-cell>
          <table:table-cell office:value-type="float" office:value="17.4954586029053" calcext:value-type="float">
            <text:p>17,4954586029053</text:p>
          </table:table-cell>
          <table:table-cell office:value-type="float" office:value="19.1383743286133" calcext:value-type="float">
            <text:p>19,1383743286133</text:p>
          </table:table-cell>
          <table:table-cell office:value-type="float" office:value="36.4131202697754" calcext:value-type="float">
            <text:p>36,4131202697754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18.348" calcext:value-type="float">
            <text:p>18,348</text:p>
          </table:table-cell>
          <table:table-cell office:value-type="float" office:value="-56.963" calcext:value-type="float">
            <text:p>-56,96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62];[.B62];[.C62];[.D62];[.E62])" office:value-type="string" office:string-value="9/4/19" calcext:value-type="string">
            <text:p>9/4/19</text:p>
          </table:table-cell>
          <table:table-cell office:value-type="time" office:time-value="PT14H27M27S" calcext:value-type="time">
            <text:p>14:27:27</text:p>
          </table:table-cell>
          <table:table-cell office:value-type="float" office:value="17.883092880249" calcext:value-type="float">
            <text:p>17,883092880249</text:p>
          </table:table-cell>
          <table:table-cell office:value-type="float" office:value="19.0192718505859" calcext:value-type="float">
            <text:p>19,0192718505859</text:p>
          </table:table-cell>
          <table:table-cell office:value-type="float" office:value="37.1502952575684" calcext:value-type="float">
            <text:p>37,1502952575684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20.261" calcext:value-type="float">
            <text:p>20,261</text:p>
          </table:table-cell>
          <table:table-cell office:value-type="float" office:value="-55.37" calcext:value-type="float">
            <text:p>-55,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63];[.B63];[.C63];[.D63];[.E63])" office:value-type="string" office:string-value="9/4/19" calcext:value-type="string">
            <text:p>9/4/19</text:p>
          </table:table-cell>
          <table:table-cell office:value-type="time" office:time-value="PT14H28M07S" calcext:value-type="time">
            <text:p>14:28:07</text:p>
          </table:table-cell>
          <table:table-cell office:value-type="float" office:value="17.91552734375" calcext:value-type="float">
            <text:p>17,91552734375</text:p>
          </table:table-cell>
          <table:table-cell office:value-type="float" office:value="19.039436340332" calcext:value-type="float">
            <text:p>19,039436340332</text:p>
          </table:table-cell>
          <table:table-cell office:value-type="float" office:value="38.1554336547852" calcext:value-type="float">
            <text:p>38,1554336547852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22.204" calcext:value-type="float">
            <text:p>22,204</text:p>
          </table:table-cell>
          <table:table-cell office:value-type="float" office:value="-53.691" calcext:value-type="float">
            <text:p>-53,69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64];[.B64];[.C64];[.D64];[.E64])" office:value-type="string" office:string-value="9/4/19" calcext:value-type="string">
            <text:p>9/4/19</text:p>
          </table:table-cell>
          <table:table-cell office:value-type="time" office:time-value="PT14H28M48S" calcext:value-type="time">
            <text:p>14:28:48</text:p>
          </table:table-cell>
          <table:table-cell office:value-type="float" office:value="18.172737121582" calcext:value-type="float">
            <text:p>18,172737121582</text:p>
          </table:table-cell>
          <table:table-cell office:value-type="float" office:value="18.8202438354492" calcext:value-type="float">
            <text:p>18,8202438354492</text:p>
          </table:table-cell>
          <table:table-cell office:value-type="float" office:value="39.2512054443359" calcext:value-type="float">
            <text:p>39,2512054443359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24.172" calcext:value-type="float">
            <text:p>24,172</text:p>
          </table:table-cell>
          <table:table-cell office:value-type="float" office:value="-51.916" calcext:value-type="float">
            <text:p>-51,9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65];[.B65];[.C65];[.D65];[.E65])" office:value-type="string" office:string-value="9/4/19" calcext:value-type="string">
            <text:p>9/4/19</text:p>
          </table:table-cell>
          <table:table-cell office:value-type="time" office:time-value="PT14H29M28S" calcext:value-type="time">
            <text:p>14:29:28</text:p>
          </table:table-cell>
          <table:table-cell office:value-type="float" office:value="18.3801250457764" calcext:value-type="float">
            <text:p>18,3801250457764</text:p>
          </table:table-cell>
          <table:table-cell office:value-type="float" office:value="18.8186073303223" calcext:value-type="float">
            <text:p>18,8186073303223</text:p>
          </table:table-cell>
          <table:table-cell office:value-type="float" office:value="40.4352149963379" calcext:value-type="float">
            <text:p>40,4352149963379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23.068" calcext:value-type="float">
            <text:p>23,068</text:p>
          </table:table-cell>
          <table:table-cell office:value-type="float" office:value="-50.128" calcext:value-type="float">
            <text:p>-50,1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66];[.B66];[.C66];[.D66];[.E66])" office:value-type="string" office:string-value="9/4/19" calcext:value-type="string">
            <text:p>9/4/19</text:p>
          </table:table-cell>
          <table:table-cell office:value-type="time" office:time-value="PT14H30M08S" calcext:value-type="time">
            <text:p>14:30:08</text:p>
          </table:table-cell>
          <table:table-cell office:value-type="float" office:value="18.4004306793213" calcext:value-type="float">
            <text:p>18,4004306793213</text:p>
          </table:table-cell>
          <table:table-cell office:value-type="float" office:value="18.609899520874" calcext:value-type="float">
            <text:p>18,609899520874</text:p>
          </table:table-cell>
          <table:table-cell office:value-type="float" office:value="41.703239440918" calcext:value-type="float">
            <text:p>41,703239440918</text:p>
          </table:table-cell>
          <table:table-cell office:value-type="float" office:value="-25" calcext:value-type="float">
            <text:p>-25</text:p>
          </table:table-cell>
          <table:table-cell table:number-columns-repeated="4"/>
          <table:table-cell office:value-type="string" calcext:value-type="string">
            <text:p>océan atlantique</text:p>
          </table:table-cell>
          <table:table-cell office:value-type="float" office:value="411" calcext:value-type="float">
            <text:p>411</text:p>
          </table:table-cell>
          <table:table-cell office:value-type="float" office:value="27603" calcext:value-type="float">
            <text:p>27603</text:p>
          </table:table-cell>
          <table:table-cell office:value-type="float" office:value="27.935" calcext:value-type="float">
            <text:p>27,935</text:p>
          </table:table-cell>
          <table:table-cell office:value-type="float" office:value="-48.275" calcext:value-type="float">
            <text:p>-48,2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67];[.B67];[.C67];[.D67];[.E67])" office:value-type="string" office:string-value="9/4/19" calcext:value-type="string">
            <text:p>9/4/19</text:p>
          </table:table-cell>
          <table:table-cell office:value-type="time" office:time-value="PT14H30M48S" calcext:value-type="time">
            <text:p>14:30:48</text:p>
          </table:table-cell>
          <table:table-cell office:value-type="float" office:value="18.4577713012695" calcext:value-type="float">
            <text:p>18,4577713012695</text:p>
          </table:table-cell>
          <table:table-cell office:value-type="float" office:value="18.4427585601807" calcext:value-type="float">
            <text:p>18,4427585601807</text:p>
          </table:table-cell>
          <table:table-cell office:value-type="float" office:value="42.5821990966797" calcext:value-type="float">
            <text:p>42,5821990966797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29.772" calcext:value-type="float">
            <text:p>29,772</text:p>
          </table:table-cell>
          <table:table-cell office:value-type="float" office:value="-46.353" calcext:value-type="float">
            <text:p>-46,35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68];[.B68];[.C68];[.D68];[.E68])" office:value-type="string" office:string-value="9/4/19" calcext:value-type="string">
            <text:p>9/4/19</text:p>
          </table:table-cell>
          <table:table-cell office:value-type="time" office:time-value="PT14H31M28S" calcext:value-type="time">
            <text:p>14:31:28</text:p>
          </table:table-cell>
          <table:table-cell office:value-type="float" office:value="18.4272403717041" calcext:value-type="float">
            <text:p>18,4272403717041</text:p>
          </table:table-cell>
          <table:table-cell office:value-type="float" office:value="18.1512355804443" calcext:value-type="float">
            <text:p>18,1512355804443</text:p>
          </table:table-cell>
          <table:table-cell office:value-type="float" office:value="43.6463623046875" calcext:value-type="float">
            <text:p>43,6463623046875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31.574" calcext:value-type="float">
            <text:p>31,574</text:p>
          </table:table-cell>
          <table:table-cell office:value-type="float" office:value="-44.354" calcext:value-type="float">
            <text:p>-44,35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69];[.B69];[.C69];[.D69];[.E69])" office:value-type="string" office:string-value="9/4/19" calcext:value-type="string">
            <text:p>9/4/19</text:p>
          </table:table-cell>
          <table:table-cell office:value-type="time" office:time-value="PT14H32M09S" calcext:value-type="time">
            <text:p>14:32:09</text:p>
          </table:table-cell>
          <table:table-cell office:value-type="float" office:value="18.4836483001709" calcext:value-type="float">
            <text:p>18,4836483001709</text:p>
          </table:table-cell>
          <table:table-cell office:value-type="float" office:value="17.809419631958" calcext:value-type="float">
            <text:p>17,809419631958</text:p>
          </table:table-cell>
          <table:table-cell office:value-type="float" office:value="44.6098747253418" calcext:value-type="float">
            <text:p>44,6098747253418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33.381" calcext:value-type="float">
            <text:p>33,381</text:p>
          </table:table-cell>
          <table:table-cell office:value-type="float" office:value="-42.218" calcext:value-type="float">
            <text:p>-42,2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70];[.B70];[.C70];[.D70];[.E70])" office:value-type="string" office:string-value="9/4/19" calcext:value-type="string">
            <text:p>9/4/19</text:p>
          </table:table-cell>
          <table:table-cell office:value-type="time" office:time-value="PT14H32M49S" calcext:value-type="time">
            <text:p>14:32:49</text:p>
          </table:table-cell>
          <table:table-cell office:value-type="float" office:value="18.4060554504395" calcext:value-type="float">
            <text:p>18,4060554504395</text:p>
          </table:table-cell>
          <table:table-cell office:value-type="float" office:value="17.609977722168" calcext:value-type="float">
            <text:p>17,609977722168</text:p>
          </table:table-cell>
          <table:table-cell office:value-type="float" office:value="45.7120666503906" calcext:value-type="float">
            <text:p>45,7120666503906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35.101" calcext:value-type="float">
            <text:p>35,101</text:p>
          </table:table-cell>
          <table:table-cell office:value-type="float" office:value="-40.041" calcext:value-type="float">
            <text:p>-40,0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71];[.B71];[.C71];[.D71];[.E71])" office:value-type="string" office:string-value="9/4/19" calcext:value-type="string">
            <text:p>9/4/19</text:p>
          </table:table-cell>
          <table:table-cell office:value-type="time" office:time-value="PT14H33M28S" calcext:value-type="time">
            <text:p>14:33:28</text:p>
          </table:table-cell>
          <table:table-cell office:value-type="float" office:value="18.5031585693359" calcext:value-type="float">
            <text:p>18,5031585693359</text:p>
          </table:table-cell>
          <table:table-cell office:value-type="float" office:value="17.4031028747559" calcext:value-type="float">
            <text:p>17,4031028747559</text:p>
          </table:table-cell>
          <table:table-cell office:value-type="float" office:value="46.5695266723633" calcext:value-type="float">
            <text:p>46,5695266723633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36.731" calcext:value-type="float">
            <text:p>36,731</text:p>
          </table:table-cell>
          <table:table-cell office:value-type="float" office:value="-37.824" calcext:value-type="float">
            <text:p>-37,8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72];[.B72];[.C72];[.D72];[.E72])" office:value-type="string" office:string-value="9/4/19" calcext:value-type="string">
            <text:p>9/4/19</text:p>
          </table:table-cell>
          <table:table-cell office:value-type="time" office:time-value="PT14H34M08S" calcext:value-type="time">
            <text:p>14:34:08</text:p>
          </table:table-cell>
          <table:table-cell office:value-type="float" office:value="18.3541526794434" calcext:value-type="float">
            <text:p>18,3541526794434</text:p>
          </table:table-cell>
          <table:table-cell office:value-type="float" office:value="17.0984630584717" calcext:value-type="float">
            <text:p>17,0984630584717</text:p>
          </table:table-cell>
          <table:table-cell office:value-type="float" office:value="47.7513084411621" calcext:value-type="float">
            <text:p>47,7513084411621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38.352" calcext:value-type="float">
            <text:p>38,352</text:p>
          </table:table-cell>
          <table:table-cell office:value-type="float" office:value="-35.445" calcext:value-type="float">
            <text:p>-35,4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73];[.B73];[.C73];[.D73];[.E73])" office:value-type="string" office:string-value="9/4/19" calcext:value-type="string">
            <text:p>9/4/19</text:p>
          </table:table-cell>
          <table:table-cell office:value-type="time" office:time-value="PT14H34M49S" calcext:value-type="time">
            <text:p>14:34:49</text:p>
          </table:table-cell>
          <table:table-cell office:value-type="float" office:value="18.3409309387207" calcext:value-type="float">
            <text:p>18,3409309387207</text:p>
          </table:table-cell>
          <table:table-cell office:value-type="float" office:value="16.7632083892822" calcext:value-type="float">
            <text:p>16,7632083892822</text:p>
          </table:table-cell>
          <table:table-cell office:value-type="float" office:value="48.643856048584" calcext:value-type="float">
            <text:p>48,643856048584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39.953" calcext:value-type="float">
            <text:p>39,953</text:p>
          </table:table-cell>
          <table:table-cell office:value-type="float" office:value="-32.888" calcext:value-type="float">
            <text:p>-32,8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74];[.B74];[.C74];[.D74];[.E74])" office:value-type="string" office:string-value="9/4/19" calcext:value-type="string">
            <text:p>9/4/19</text:p>
          </table:table-cell>
          <table:table-cell office:value-type="time" office:time-value="PT14H35M29S" calcext:value-type="time">
            <text:p>14:35:29</text:p>
          </table:table-cell>
          <table:table-cell office:value-type="float" office:value="18.4201126098633" calcext:value-type="float">
            <text:p>18,4201126098633</text:p>
          </table:table-cell>
          <table:table-cell office:value-type="float" office:value="16.2512397766113" calcext:value-type="float">
            <text:p>16,2512397766113</text:p>
          </table:table-cell>
          <table:table-cell office:value-type="float" office:value="49.4015350341797" calcext:value-type="float">
            <text:p>49,4015350341797</text:p>
          </table:table-cell>
          <table:table-cell office:value-type="float" office:value="-25" calcext:value-type="float">
            <text:p>-25</text:p>
          </table:table-cell>
          <table:table-cell table:number-columns-repeated="4"/>
          <table:table-cell office:value-type="string" calcext:value-type="string">
            <text:p>océan atlantique</text:p>
          </table:table-cell>
          <table:table-cell office:value-type="float" office:value="413" calcext:value-type="float">
            <text:p>413</text:p>
          </table:table-cell>
          <table:table-cell office:value-type="float" office:value="27604" calcext:value-type="float">
            <text:p>27604</text:p>
          </table:table-cell>
          <table:table-cell office:value-type="float" office:value="41.449" calcext:value-type="float">
            <text:p>41,449</text:p>
          </table:table-cell>
          <table:table-cell office:value-type="float" office:value="-30.271" calcext:value-type="float">
            <text:p>-30,27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75];[.B75];[.C75];[.D75];[.E75])" office:value-type="string" office:string-value="9/4/19" calcext:value-type="string">
            <text:p>9/4/19</text:p>
          </table:table-cell>
          <table:table-cell office:value-type="time" office:time-value="PT14H36M09S" calcext:value-type="time">
            <text:p>14:36:09</text:p>
          </table:table-cell>
          <table:table-cell office:value-type="float" office:value="18.3521633148193" calcext:value-type="float">
            <text:p>18,3521633148193</text:p>
          </table:table-cell>
          <table:table-cell office:value-type="float" office:value="15.8370695114136" calcext:value-type="float">
            <text:p>15,8370695114136</text:p>
          </table:table-cell>
          <table:table-cell office:value-type="float" office:value="50.2856788635254" calcext:value-type="float">
            <text:p>50,2856788635254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42.875" calcext:value-type="float">
            <text:p>42,875</text:p>
          </table:table-cell>
          <table:table-cell office:value-type="float" office:value="-27.526" calcext:value-type="float">
            <text:p>-27,5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76];[.B76];[.C76];[.D76];[.E76])" office:value-type="string" office:string-value="9/4/19" calcext:value-type="string">
            <text:p>9/4/19</text:p>
          </table:table-cell>
          <table:table-cell office:value-type="time" office:time-value="PT14H36M49S" calcext:value-type="time">
            <text:p>14:36:49</text:p>
          </table:table-cell>
          <table:table-cell office:value-type="float" office:value="18.1528778076172" calcext:value-type="float">
            <text:p>18,1528778076172</text:p>
          </table:table-cell>
          <table:table-cell office:value-type="float" office:value="15.4226598739624" calcext:value-type="float">
            <text:p>15,4226598739624</text:p>
          </table:table-cell>
          <table:table-cell office:value-type="float" office:value="51.1997756958008" calcext:value-type="float">
            <text:p>51,1997756958008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44.234" calcext:value-type="float">
            <text:p>44,234</text:p>
          </table:table-cell>
          <table:table-cell office:value-type="float" office:value="-24.649" calcext:value-type="float">
            <text:p>-24,6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77];[.B77];[.C77];[.D77];[.E77])" office:value-type="string" office:string-value="9/4/19" calcext:value-type="string">
            <text:p>9/4/19</text:p>
          </table:table-cell>
          <table:table-cell office:value-type="time" office:time-value="PT14H37M29S" calcext:value-type="time">
            <text:p>14:37:29</text:p>
          </table:table-cell>
          <table:table-cell office:value-type="float" office:value="18.1625442504883" calcext:value-type="float">
            <text:p>18,1625442504883</text:p>
          </table:table-cell>
          <table:table-cell office:value-type="float" office:value="14.8458757400513" calcext:value-type="float">
            <text:p>14,8458757400513</text:p>
          </table:table-cell>
          <table:table-cell office:value-type="float" office:value="52.0835838317871" calcext:value-type="float">
            <text:p>52,0835838317871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45.487" calcext:value-type="float">
            <text:p>45,487</text:p>
          </table:table-cell>
          <table:table-cell office:value-type="float" office:value="-21.633" calcext:value-type="float">
            <text:p>-21,6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78];[.B78];[.C78];[.D78];[.E78])" office:value-type="string" office:string-value="9/4/19" calcext:value-type="string">
            <text:p>9/4/19</text:p>
          </table:table-cell>
          <table:table-cell office:value-type="time" office:time-value="PT14H38M09S" calcext:value-type="time">
            <text:p>14:38:09</text:p>
          </table:table-cell>
          <table:table-cell office:value-type="float" office:value="17.8620777130127" calcext:value-type="float">
            <text:p>17,8620777130127</text:p>
          </table:table-cell>
          <table:table-cell office:value-type="float" office:value="14.3771839141846" calcext:value-type="float">
            <text:p>14,3771839141846</text:p>
          </table:table-cell>
          <table:table-cell office:value-type="float" office:value="52.940975189209" calcext:value-type="float">
            <text:p>52,940975189209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46.658" calcext:value-type="float">
            <text:p>46,658</text:p>
          </table:table-cell>
          <table:table-cell office:value-type="float" office:value="-18.478" calcext:value-type="float">
            <text:p>-18,4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79];[.B79];[.C79];[.D79];[.E79])" office:value-type="string" office:string-value="9/4/19" calcext:value-type="string">
            <text:p>9/4/19</text:p>
          </table:table-cell>
          <table:table-cell office:value-type="time" office:time-value="PT14H38M49S" calcext:value-type="time">
            <text:p>14:38:49</text:p>
          </table:table-cell>
          <table:table-cell office:value-type="float" office:value="17.5790996551514" calcext:value-type="float">
            <text:p>17,5790996551514</text:p>
          </table:table-cell>
          <table:table-cell office:value-type="float" office:value="13.7319202423096" calcext:value-type="float">
            <text:p>13,7319202423096</text:p>
          </table:table-cell>
          <table:table-cell office:value-type="float" office:value="53.7632369995117" calcext:value-type="float">
            <text:p>53,7632369995117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47.702" calcext:value-type="float">
            <text:p>47,702</text:p>
          </table:table-cell>
          <table:table-cell office:value-type="float" office:value="-15.268" calcext:value-type="float">
            <text:p>-15,2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80];[.B80];[.C80];[.D80];[.E80])" office:value-type="string" office:string-value="9/4/19" calcext:value-type="string">
            <text:p>9/4/19</text:p>
          </table:table-cell>
          <table:table-cell office:value-type="time" office:time-value="PT14H39M29S" calcext:value-type="time">
            <text:p>14:39:29</text:p>
          </table:table-cell>
          <table:table-cell office:value-type="float" office:value="17.4481010437012" calcext:value-type="float">
            <text:p>17,4481010437012</text:p>
          </table:table-cell>
          <table:table-cell office:value-type="float" office:value="13.3607711791992" calcext:value-type="float">
            <text:p>13,3607711791992</text:p>
          </table:table-cell>
          <table:table-cell office:value-type="float" office:value="54.4453926086426" calcext:value-type="float">
            <text:p>54,4453926086426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48.689" calcext:value-type="float">
            <text:p>48,689</text:p>
          </table:table-cell>
          <table:table-cell office:value-type="float" office:value="-11.752" calcext:value-type="float">
            <text:p>-11,7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81];[.B81];[.C81];[.D81];[.E81])" office:value-type="string" office:string-value="9/4/19" calcext:value-type="string">
            <text:p>9/4/19</text:p>
          </table:table-cell>
          <table:table-cell office:value-type="time" office:time-value="PT14H40M10S" calcext:value-type="time">
            <text:p>14:40:10</text:p>
          </table:table-cell>
          <table:table-cell office:value-type="float" office:value="17.3439826965332" calcext:value-type="float">
            <text:p>17,3439826965332</text:p>
          </table:table-cell>
          <table:table-cell office:value-type="float" office:value="12.6799259185791" calcext:value-type="float">
            <text:p>12,6799259185791</text:p>
          </table:table-cell>
          <table:table-cell office:value-type="float" office:value="55.2165756225586" calcext:value-type="float">
            <text:p>55,2165756225586</text:p>
          </table:table-cell>
          <table:table-cell office:value-type="float" office:value="-25" calcext:value-type="float">
            <text:p>-25</text:p>
          </table:table-cell>
          <table:table-cell table:number-columns-repeated="4"/>
          <table:table-cell office:value-type="string" calcext:value-type="string">
            <text:p>ouest bretagne</text:p>
          </table:table-cell>
          <table:table-cell office:value-type="float" office:value="414" calcext:value-type="float">
            <text:p>414</text:p>
          </table:table-cell>
          <table:table-cell office:value-type="float" office:value="27605" calcext:value-type="float">
            <text:p>27605</text:p>
          </table:table-cell>
          <table:table-cell office:value-type="float" office:value="49.553" calcext:value-type="float">
            <text:p>49,553</text:p>
          </table:table-cell>
          <table:table-cell office:value-type="float" office:value="-8.098" calcext:value-type="float">
            <text:p>-8,0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82];[.B82];[.C82];[.D82];[.E82])" office:value-type="string" office:string-value="9/4/19" calcext:value-type="string">
            <text:p>9/4/19</text:p>
          </table:table-cell>
          <table:table-cell office:value-type="time" office:time-value="PT14H40M50S" calcext:value-type="time">
            <text:p>14:40:50</text:p>
          </table:table-cell>
          <table:table-cell office:value-type="float" office:value="17.2169017791748" calcext:value-type="float">
            <text:p>17,2169017791748</text:p>
          </table:table-cell>
          <table:table-cell office:value-type="float" office:value="12.1979761123657" calcext:value-type="float">
            <text:p>12,1979761123657</text:p>
          </table:table-cell>
          <table:table-cell office:value-type="float" office:value="55.8013954162598" calcext:value-type="float">
            <text:p>55,8013954162598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50.275" calcext:value-type="float">
            <text:p>50,275</text:p>
          </table:table-cell>
          <table:table-cell office:value-type="float" office:value="-4.412" calcext:value-type="float">
            <text:p>-4,4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83];[.B83];[.C83];[.D83];[.E83])" office:value-type="string" office:string-value="9/4/19" calcext:value-type="string">
            <text:p>9/4/19</text:p>
          </table:table-cell>
          <table:table-cell office:value-type="time" office:time-value="PT14H41M29S" calcext:value-type="time">
            <text:p>14:41:29</text:p>
          </table:table-cell>
          <table:table-cell office:value-type="float" office:value="17.1585693359375" calcext:value-type="float">
            <text:p>17,1585693359375</text:p>
          </table:table-cell>
          <table:table-cell office:value-type="float" office:value="11.7044534683228" calcext:value-type="float">
            <text:p>11,7044534683228</text:p>
          </table:table-cell>
          <table:table-cell office:value-type="float" office:value="56.3523597717285" calcext:value-type="float">
            <text:p>56,3523597717285</text:p>
          </table:table-cell>
          <table:table-cell office:value-type="float" office:value="-25" calcext:value-type="float">
            <text:p>-25</text:p>
          </table:table-cell>
          <table:table-cell table:number-columns-repeated="4"/>
          <table:table-cell office:value-type="string" calcext:value-type="string">
            <text:p>Sussex UK</text:p>
          </table:table-cell>
          <table:table-cell office:value-type="float" office:value="415" calcext:value-type="float">
            <text:p>415</text:p>
          </table:table-cell>
          <table:table-cell office:value-type="float" office:value="27606" calcext:value-type="float">
            <text:p>27606</text:p>
          </table:table-cell>
          <table:table-cell office:value-type="float" office:value="50.844" calcext:value-type="float">
            <text:p>50,844</text:p>
          </table:table-cell>
          <table:table-cell office:value-type="float" office:value="-0.715" calcext:value-type="float">
            <text:p>-0,7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84];[.B84];[.C84];[.D84];[.E84])" office:value-type="string" office:string-value="9/4/19" calcext:value-type="string">
            <text:p>9/4/19</text:p>
          </table:table-cell>
          <table:table-cell office:value-type="time" office:time-value="PT14H42M09S" calcext:value-type="time">
            <text:p>14:42:09</text:p>
          </table:table-cell>
          <table:table-cell office:value-type="float" office:value="17.0278148651123" calcext:value-type="float">
            <text:p>17,0278148651123</text:p>
          </table:table-cell>
          <table:table-cell office:value-type="float" office:value="11.2145147323608" calcext:value-type="float">
            <text:p>11,2145147323608</text:p>
          </table:table-cell>
          <table:table-cell office:value-type="float" office:value="56.9657249450684" calcext:value-type="float">
            <text:p>56,9657249450684</text:p>
          </table:table-cell>
          <table:table-cell office:value-type="float" office:value="-25" calcext:value-type="float">
            <text:p>-25</text:p>
          </table:table-cell>
          <table:table-cell table:number-columns-repeated="4"/>
          <table:table-cell office:value-type="string" calcext:value-type="string">
            <text:p>Pays Bas</text:p>
          </table:table-cell>
          <table:table-cell office:value-type="float" office:value="415" calcext:value-type="float">
            <text:p>415</text:p>
          </table:table-cell>
          <table:table-cell office:value-type="float" office:value="27607" calcext:value-type="float">
            <text:p>27607</text:p>
          </table:table-cell>
          <table:table-cell office:value-type="float" office:value="51.296" calcext:value-type="float">
            <text:p>51,296</text:p>
          </table:table-cell>
          <table:table-cell office:value-type="float" office:value="3.165" calcext:value-type="float">
            <text:p>3,16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85];[.B85];[.C85];[.D85];[.E85])" office:value-type="string" office:string-value="9/4/19" calcext:value-type="string">
            <text:p>9/4/19</text:p>
          </table:table-cell>
          <table:table-cell office:value-type="time" office:time-value="PT14H42M50S" calcext:value-type="time">
            <text:p>14:42:50</text:p>
          </table:table-cell>
          <table:table-cell office:value-type="float" office:value="16.6406688690186" calcext:value-type="float">
            <text:p>16,6406688690186</text:p>
          </table:table-cell>
          <table:table-cell office:value-type="float" office:value="10.7356405258179" calcext:value-type="float">
            <text:p>10,7356405258179</text:p>
          </table:table-cell>
          <table:table-cell office:value-type="float" office:value="57.7320289611816" calcext:value-type="float">
            <text:p>57,7320289611816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51.612" calcext:value-type="float">
            <text:p>51,612</text:p>
          </table:table-cell>
          <table:table-cell office:value-type="float" office:value="7.211" calcext:value-type="float">
            <text:p>7,2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86];[.B86];[.C86];[.D86];[.E86])" office:value-type="string" office:string-value="9/4/19" calcext:value-type="string">
            <text:p>9/4/19</text:p>
          </table:table-cell>
          <table:table-cell office:value-type="time" office:time-value="PT14H43M30S" calcext:value-type="time">
            <text:p>14:43:30</text:p>
          </table:table-cell>
          <table:table-cell office:value-type="float" office:value="16.5134582519531" calcext:value-type="float">
            <text:p>16,5134582519531</text:p>
          </table:table-cell>
          <table:table-cell office:value-type="float" office:value="10.2090978622437" calcext:value-type="float">
            <text:p>10,2090978622437</text:p>
          </table:table-cell>
          <table:table-cell office:value-type="float" office:value="58.3145904541016" calcext:value-type="float">
            <text:p>58,3145904541016</text:p>
          </table:table-cell>
          <table:table-cell office:value-type="float" office:value="-25" calcext:value-type="float">
            <text:p>-25</text:p>
          </table:table-cell>
          <table:table-cell table:number-columns-repeated="4"/>
          <table:table-cell office:value-type="string" calcext:value-type="string">
            <text:p>Leipzig</text:p>
          </table:table-cell>
          <table:table-cell office:value-type="float" office:value="415" calcext:value-type="float">
            <text:p>415</text:p>
          </table:table-cell>
          <table:table-cell office:value-type="float" office:value="27606" calcext:value-type="float">
            <text:p>27606</text:p>
          </table:table-cell>
          <table:table-cell office:value-type="float" office:value="51.773" calcext:value-type="float">
            <text:p>51,773</text:p>
          </table:table-cell>
          <table:table-cell office:value-type="float" office:value="11.202" calcext:value-type="float">
            <text:p>11,2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87];[.B87];[.C87];[.D87];[.E87])" office:value-type="string" office:string-value="9/4/19" calcext:value-type="string">
            <text:p>9/4/19</text:p>
          </table:table-cell>
          <table:table-cell office:value-type="time" office:time-value="PT14H44M10S" calcext:value-type="time">
            <text:p>14:44:10</text:p>
          </table:table-cell>
          <table:table-cell office:value-type="float" office:value="16.3972759246826" calcext:value-type="float">
            <text:p>16,3972759246826</text:p>
          </table:table-cell>
          <table:table-cell office:value-type="float" office:value="9.6641092300415" calcext:value-type="float">
            <text:p>9,6641092300415</text:p>
          </table:table-cell>
          <table:table-cell office:value-type="float" office:value="58.7753677368164" calcext:value-type="float">
            <text:p>58,7753677368164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51.789" calcext:value-type="float">
            <text:p>51,789</text:p>
          </table:table-cell>
          <table:table-cell office:value-type="float" office:value="15.209" calcext:value-type="float">
            <text:p>15,20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88];[.B88];[.C88];[.D88];[.E88])" office:value-type="string" office:string-value="9/4/19" calcext:value-type="string">
            <text:p>9/4/19</text:p>
          </table:table-cell>
          <table:table-cell office:value-type="time" office:time-value="PT14H44M50S" calcext:value-type="time">
            <text:p>14:44:50</text:p>
          </table:table-cell>
          <table:table-cell office:value-type="float" office:value="16.3749961853027" calcext:value-type="float">
            <text:p>16,3749961853027</text:p>
          </table:table-cell>
          <table:table-cell office:value-type="float" office:value="9.1141242980957" calcext:value-type="float">
            <text:p>9,1141242980957</text:p>
          </table:table-cell>
          <table:table-cell office:value-type="float" office:value="59.2265167236328" calcext:value-type="float">
            <text:p>59,2265167236328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51.652" calcext:value-type="float">
            <text:p>51,652</text:p>
          </table:table-cell>
          <table:table-cell office:value-type="float" office:value="19.205" calcext:value-type="float">
            <text:p>19,2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89];[.B89];[.C89];[.D89];[.E89])" office:value-type="string" office:string-value="9/4/19" calcext:value-type="string">
            <text:p>9/4/19</text:p>
          </table:table-cell>
          <table:table-cell office:value-type="time" office:time-value="PT14H45M29S" calcext:value-type="time">
            <text:p>14:45:29</text:p>
          </table:table-cell>
          <table:table-cell office:value-type="float" office:value="16.4022808074951" calcext:value-type="float">
            <text:p>16,4022808074951</text:p>
          </table:table-cell>
          <table:table-cell office:value-type="float" office:value="8.57847309112549" calcext:value-type="float">
            <text:p>8,57847309112549</text:p>
          </table:table-cell>
          <table:table-cell office:value-type="float" office:value="59.3325843811035" calcext:value-type="float">
            <text:p>59,3325843811035</text:p>
          </table:table-cell>
          <table:table-cell office:value-type="float" office:value="-25" calcext:value-type="float">
            <text:p>-25</text:p>
          </table:table-cell>
          <table:table-cell table:number-columns-repeated="4"/>
          <table:table-cell office:value-type="string" calcext:value-type="string">
            <text:p>nord pologne</text:p>
          </table:table-cell>
          <table:table-cell office:value-type="float" office:value="414" calcext:value-type="float">
            <text:p>414</text:p>
          </table:table-cell>
          <table:table-cell office:value-type="float" office:value="27607" calcext:value-type="float">
            <text:p>27607</text:p>
          </table:table-cell>
          <table:table-cell office:value-type="float" office:value="51.38" calcext:value-type="float">
            <text:p>51,38</text:p>
          </table:table-cell>
          <table:table-cell office:value-type="float" office:value="23.065" calcext:value-type="float">
            <text:p>23,06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90];[.B90];[.C90];[.D90];[.E90])" office:value-type="string" office:string-value="9/4/19" calcext:value-type="string">
            <text:p>9/4/19</text:p>
          </table:table-cell>
          <table:table-cell office:value-type="time" office:time-value="PT14H46M09S" calcext:value-type="time">
            <text:p>14:46:09</text:p>
          </table:table-cell>
          <table:table-cell office:value-type="float" office:value="16.3197326660156" calcext:value-type="float">
            <text:p>16,3197326660156</text:p>
          </table:table-cell>
          <table:table-cell office:value-type="float" office:value="7.80199241638184" calcext:value-type="float">
            <text:p>7,80199241638184</text:p>
          </table:table-cell>
          <table:table-cell office:value-type="float" office:value="59.4417724609375" calcext:value-type="float">
            <text:p>59,4417724609375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50.959" calcext:value-type="float">
            <text:p>50,959</text:p>
          </table:table-cell>
          <table:table-cell office:value-type="float" office:value="26.962" calcext:value-type="float">
            <text:p>26,9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91];[.B91];[.C91];[.D91];[.E91])" office:value-type="string" office:string-value="9/4/19" calcext:value-type="string">
            <text:p>9/4/19</text:p>
          </table:table-cell>
          <table:table-cell office:value-type="time" office:time-value="PT14H46M49S" calcext:value-type="time">
            <text:p>14:46:49</text:p>
          </table:table-cell>
          <table:table-cell office:value-type="float" office:value="16.3037643432617" calcext:value-type="float">
            <text:p>16,3037643432617</text:p>
          </table:table-cell>
          <table:table-cell office:value-type="float" office:value="7.21898221969605" calcext:value-type="float">
            <text:p>7,21898221969605</text:p>
          </table:table-cell>
          <table:table-cell office:value-type="float" office:value="59.7043151855469" calcext:value-type="float">
            <text:p>59,7043151855469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50.401" calcext:value-type="float">
            <text:p>50,401</text:p>
          </table:table-cell>
          <table:table-cell office:value-type="float" office:value="30.775" calcext:value-type="float">
            <text:p>30,7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92];[.B92];[.C92];[.D92];[.E92])" office:value-type="string" office:string-value="9/4/19" calcext:value-type="string">
            <text:p>9/4/19</text:p>
          </table:table-cell>
          <table:table-cell office:value-type="time" office:time-value="PT14H47M29S" calcext:value-type="time">
            <text:p>14:47:29</text:p>
          </table:table-cell>
          <table:table-cell office:value-type="float" office:value="16.2807426452637" calcext:value-type="float">
            <text:p>16,2807426452637</text:p>
          </table:table-cell>
          <table:table-cell office:value-type="float" office:value="6.53257274627686" calcext:value-type="float">
            <text:p>6,53257274627686</text:p>
          </table:table-cell>
          <table:table-cell office:value-type="float" office:value="60.0318832397461" calcext:value-type="float">
            <text:p>60,0318832397461</text:p>
          </table:table-cell>
          <table:table-cell office:value-type="float" office:value="-25" calcext:value-type="float">
            <text:p>-25</text:p>
          </table:table-cell>
          <table:table-cell table:number-columns-repeated="4"/>
          <table:table-cell office:value-type="string" calcext:value-type="string">
            <text:p>Ukraine</text:p>
          </table:table-cell>
          <table:table-cell office:value-type="float" office:value="414" calcext:value-type="float">
            <text:p>414</text:p>
          </table:table-cell>
          <table:table-cell office:value-type="float" office:value="27608" calcext:value-type="float">
            <text:p>27608</text:p>
          </table:table-cell>
          <table:table-cell office:value-type="float" office:value="49.709" calcext:value-type="float">
            <text:p>49,709</text:p>
          </table:table-cell>
          <table:table-cell office:value-type="float" office:value="34.485" calcext:value-type="float">
            <text:p>34,4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93];[.B93];[.C93];[.D93];[.E93])" office:value-type="string" office:string-value="9/4/19" calcext:value-type="string">
            <text:p>9/4/19</text:p>
          </table:table-cell>
          <table:table-cell office:value-type="time" office:time-value="PT14H48M09S" calcext:value-type="time">
            <text:p>14:48:09</text:p>
          </table:table-cell>
          <table:table-cell office:value-type="float" office:value="16.2430515289307" calcext:value-type="float">
            <text:p>16,2430515289307</text:p>
          </table:table-cell>
          <table:table-cell office:value-type="float" office:value="5.98486185073853" calcext:value-type="float">
            <text:p>5,98486185073853</text:p>
          </table:table-cell>
          <table:table-cell office:value-type="float" office:value="59.9295692443848" calcext:value-type="float">
            <text:p>59,9295692443848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48.892" calcext:value-type="float">
            <text:p>48,892</text:p>
          </table:table-cell>
          <table:table-cell office:value-type="float" office:value="38.077" calcext:value-type="float">
            <text:p>38,0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94];[.B94];[.C94];[.D94];[.E94])" office:value-type="string" office:string-value="9/4/19" calcext:value-type="string">
            <text:p>9/4/19</text:p>
          </table:table-cell>
          <table:table-cell office:value-type="time" office:time-value="PT14H48M49S" calcext:value-type="time">
            <text:p>14:48:49</text:p>
          </table:table-cell>
          <table:table-cell office:value-type="float" office:value="16.2476043701172" calcext:value-type="float">
            <text:p>16,2476043701172</text:p>
          </table:table-cell>
          <table:table-cell office:value-type="float" office:value="5.49487447738647" calcext:value-type="float">
            <text:p>5,49487447738647</text:p>
          </table:table-cell>
          <table:table-cell office:value-type="float" office:value="60.0384788513184" calcext:value-type="float">
            <text:p>60,0384788513184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47.957" calcext:value-type="float">
            <text:p>47,957</text:p>
          </table:table-cell>
          <table:table-cell office:value-type="float" office:value="41.54" calcext:value-type="float">
            <text:p>41,5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95];[.B95];[.C95];[.D95];[.E95])" office:value-type="string" office:string-value="9/4/19" calcext:value-type="string">
            <text:p>9/4/19</text:p>
          </table:table-cell>
          <table:table-cell office:value-type="time" office:time-value="PT14H49M29S" calcext:value-type="time">
            <text:p>14:49:29</text:p>
          </table:table-cell>
          <table:table-cell office:value-type="float" office:value="16.4757099151611" calcext:value-type="float">
            <text:p>16,4757099151611</text:p>
          </table:table-cell>
          <table:table-cell office:value-type="float" office:value="4.89648008346558" calcext:value-type="float">
            <text:p>4,89648008346558</text:p>
          </table:table-cell>
          <table:table-cell office:value-type="float" office:value="60.2110137939453" calcext:value-type="float">
            <text:p>60,2110137939453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46.938" calcext:value-type="float">
            <text:p>46,938</text:p>
          </table:table-cell>
          <table:table-cell office:value-type="float" office:value="44.789" calcext:value-type="float">
            <text:p>44,7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96];[.B96];[.C96];[.D96];[.E96])" office:value-type="string" office:string-value="9/4/19" calcext:value-type="string">
            <text:p>9/4/19</text:p>
          </table:table-cell>
          <table:table-cell office:value-type="time" office:time-value="PT14H50M08S" calcext:value-type="time">
            <text:p>14:50:08</text:p>
          </table:table-cell>
          <table:table-cell office:value-type="float" office:value="16.6860389709473" calcext:value-type="float">
            <text:p>16,6860389709473</text:p>
          </table:table-cell>
          <table:table-cell office:value-type="float" office:value="4.03421068191528" calcext:value-type="float">
            <text:p>4,03421068191528</text:p>
          </table:table-cell>
          <table:table-cell office:value-type="float" office:value="60.3287124633789" calcext:value-type="float">
            <text:p>60,3287124633789</text:p>
          </table:table-cell>
          <table:table-cell office:value-type="float" office:value="-25" calcext:value-type="float">
            <text:p>-25</text:p>
          </table:table-cell>
          <table:table-cell table:number-columns-repeated="4"/>
          <table:table-cell office:value-type="string" calcext:value-type="string">
            <text:p>nord mer caspienne</text:p>
          </table:table-cell>
          <table:table-cell office:value-type="float" office:value="413" calcext:value-type="float">
            <text:p>413</text:p>
          </table:table-cell>
          <table:table-cell office:value-type="float" office:value="27609" calcext:value-type="float">
            <text:p>27609</text:p>
          </table:table-cell>
          <table:table-cell office:value-type="float" office:value="45.792" calcext:value-type="float">
            <text:p>45,792</text:p>
          </table:table-cell>
          <table:table-cell office:value-type="float" office:value="47.978" calcext:value-type="float">
            <text:p>47,9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97];[.B97];[.C97];[.D97];[.E97])" office:value-type="string" office:string-value="9/4/19" calcext:value-type="string">
            <text:p>9/4/19</text:p>
          </table:table-cell>
          <table:table-cell office:value-type="time" office:time-value="PT14H50M48S" calcext:value-type="time">
            <text:p>14:50:48</text:p>
          </table:table-cell>
          <table:table-cell office:value-type="float" office:value="16.8463611602783" calcext:value-type="float">
            <text:p>16,8463611602783</text:p>
          </table:table-cell>
          <table:table-cell office:value-type="float" office:value="3.31669616699219" calcext:value-type="float">
            <text:p>3,31669616699219</text:p>
          </table:table-cell>
          <table:table-cell office:value-type="float" office:value="60.3065185546875" calcext:value-type="float">
            <text:p>60,3065185546875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44.551" calcext:value-type="float">
            <text:p>44,551</text:p>
          </table:table-cell>
          <table:table-cell office:value-type="float" office:value="51.029" calcext:value-type="float">
            <text:p>51,0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98];[.B98];[.C98];[.D98];[.E98])" office:value-type="string" office:string-value="9/4/19" calcext:value-type="string">
            <text:p>9/4/19</text:p>
          </table:table-cell>
          <table:table-cell office:value-type="time" office:time-value="PT14H51M28S" calcext:value-type="time">
            <text:p>14:51:28</text:p>
          </table:table-cell>
          <table:table-cell office:value-type="float" office:value="17.1075458526611" calcext:value-type="float">
            <text:p>17,1075458526611</text:p>
          </table:table-cell>
          <table:table-cell office:value-type="float" office:value="2.40222978591919" calcext:value-type="float">
            <text:p>2,40222978591919</text:p>
          </table:table-cell>
          <table:table-cell office:value-type="float" office:value="60.4154815673828" calcext:value-type="float">
            <text:p>60,4154815673828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43.223" calcext:value-type="float">
            <text:p>43,223</text:p>
          </table:table-cell>
          <table:table-cell office:value-type="float" office:value="53.942" calcext:value-type="float">
            <text:p>53,94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99];[.B99];[.C99];[.D99];[.E99])" office:value-type="string" office:string-value="9/4/19" calcext:value-type="string">
            <text:p>9/4/19</text:p>
          </table:table-cell>
          <table:table-cell office:value-type="time" office:time-value="PT14H52M08S" calcext:value-type="time">
            <text:p>14:52:08</text:p>
          </table:table-cell>
          <table:table-cell office:value-type="float" office:value="17.4551162719727" calcext:value-type="float">
            <text:p>17,4551162719727</text:p>
          </table:table-cell>
          <table:table-cell office:value-type="float" office:value="1.46081876754761" calcext:value-type="float">
            <text:p>1,46081876754761</text:p>
          </table:table-cell>
          <table:table-cell office:value-type="float" office:value="60.2819862365723" calcext:value-type="float">
            <text:p>60,2819862365723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41.815" calcext:value-type="float">
            <text:p>41,815</text:p>
          </table:table-cell>
          <table:table-cell office:value-type="float" office:value="56.721" calcext:value-type="float">
            <text:p>56,7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100];[.B100];[.C100];[.D100];[.E100])" office:value-type="string" office:string-value="9/4/19" calcext:value-type="string">
            <text:p>9/4/19</text:p>
          </table:table-cell>
          <table:table-cell office:value-type="time" office:time-value="PT14H52M48S" calcext:value-type="time">
            <text:p>14:52:48</text:p>
          </table:table-cell>
          <table:table-cell office:value-type="float" office:value="17.686315536499" calcext:value-type="float">
            <text:p>17,686315536499</text:p>
          </table:table-cell>
          <table:table-cell office:value-type="float" office:value="0.45942410826683" calcext:value-type="float">
            <text:p>0,45942410826683</text:p>
          </table:table-cell>
          <table:table-cell office:value-type="float" office:value="60.490966796875" calcext:value-type="float">
            <text:p>60,490966796875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40.335" calcext:value-type="float">
            <text:p>40,335</text:p>
          </table:table-cell>
          <table:table-cell office:value-type="float" office:value="59.371" calcext:value-type="float">
            <text:p>59,37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101];[.B101];[.C101];[.D101];[.E101])" office:value-type="string" office:string-value="9/4/19" calcext:value-type="string">
            <text:p>9/4/19</text:p>
          </table:table-cell>
          <table:table-cell office:value-type="time" office:time-value="PT14H53M28S" calcext:value-type="time">
            <text:p>14:53:28</text:p>
          </table:table-cell>
          <table:table-cell office:value-type="float" office:value="17.8580627441406" calcext:value-type="float">
            <text:p>17,8580627441406</text:p>
          </table:table-cell>
          <table:table-cell office:value-type="float" office:value="-0.436278760433197" calcext:value-type="float">
            <text:p>-0,436278760433197</text:p>
          </table:table-cell>
          <table:table-cell office:value-type="float" office:value="60.3298301696777" calcext:value-type="float">
            <text:p>60,3298301696777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38.789" calcext:value-type="float">
            <text:p>38,789</text:p>
          </table:table-cell>
          <table:table-cell office:value-type="float" office:value="61.897" calcext:value-type="float">
            <text:p>61,89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102];[.B102];[.C102];[.D102];[.E102])" office:value-type="string" office:string-value="9/4/19" calcext:value-type="string">
            <text:p>9/4/19</text:p>
          </table:table-cell>
          <table:table-cell office:value-type="time" office:time-value="PT14H54M08S" calcext:value-type="time">
            <text:p>14:54:08</text:p>
          </table:table-cell>
          <table:table-cell office:value-type="float" office:value="18.2151489257813" calcext:value-type="float">
            <text:p>18,2151489257813</text:p>
          </table:table-cell>
          <table:table-cell office:value-type="float" office:value="-1.30747711658478" calcext:value-type="float">
            <text:p>-1,30747711658478</text:p>
          </table:table-cell>
          <table:table-cell office:value-type="float" office:value="59.9723091125488" calcext:value-type="float">
            <text:p>59,9723091125488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37.183" calcext:value-type="float">
            <text:p>37,183</text:p>
          </table:table-cell>
          <table:table-cell office:value-type="float" office:value="64.308" calcext:value-type="float">
            <text:p>64,3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103];[.B103];[.C103];[.D103];[.E103])" office:value-type="string" office:string-value="9/4/19" calcext:value-type="string">
            <text:p>9/4/19</text:p>
          </table:table-cell>
          <table:table-cell office:value-type="time" office:time-value="PT14H54M48S" calcext:value-type="time">
            <text:p>14:54:48</text:p>
          </table:table-cell>
          <table:table-cell office:value-type="float" office:value="18.4171581268311" calcext:value-type="float">
            <text:p>18,4171581268311</text:p>
          </table:table-cell>
          <table:table-cell office:value-type="float" office:value="-2.44165134429932" calcext:value-type="float">
            <text:p>-2,44165134429932</text:p>
          </table:table-cell>
          <table:table-cell office:value-type="float" office:value="59.3217430114746" calcext:value-type="float">
            <text:p>59,3217430114746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35.523" calcext:value-type="float">
            <text:p>35,523</text:p>
          </table:table-cell>
          <table:table-cell office:value-type="float" office:value="66.611" calcext:value-type="float">
            <text:p>66,6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104];[.B104];[.C104];[.D104];[.E104])" office:value-type="string" office:string-value="9/4/19" calcext:value-type="string">
            <text:p>9/4/19</text:p>
          </table:table-cell>
          <table:table-cell office:value-type="time" office:time-value="PT14H55M28S" calcext:value-type="time">
            <text:p>14:55:28</text:p>
          </table:table-cell>
          <table:table-cell office:value-type="float" office:value="18.9442977905273" calcext:value-type="float">
            <text:p>18,9442977905273</text:p>
          </table:table-cell>
          <table:table-cell office:value-type="float" office:value="-3.68585729598999" calcext:value-type="float">
            <text:p>-3,68585729598999</text:p>
          </table:table-cell>
          <table:table-cell office:value-type="float" office:value="58.5012664794922" calcext:value-type="float">
            <text:p>58,5012664794922</text:p>
          </table:table-cell>
          <table:table-cell office:value-type="float" office:value="-25" calcext:value-type="float">
            <text:p>-25</text:p>
          </table:table-cell>
          <table:table-cell table:number-columns-repeated="4"/>
          <table:table-cell office:value-type="string" calcext:value-type="string">
            <text:p>afghanistan</text:p>
          </table:table-cell>
          <table:table-cell office:value-type="float" office:value="410" calcext:value-type="float">
            <text:p>410</text:p>
          </table:table-cell>
          <table:table-cell office:value-type="float" office:value="27611" calcext:value-type="float">
            <text:p>27611</text:p>
          </table:table-cell>
          <table:table-cell office:value-type="float" office:value="33.814" calcext:value-type="float">
            <text:p>33,814</text:p>
          </table:table-cell>
          <table:table-cell office:value-type="float" office:value="68.813" calcext:value-type="float">
            <text:p>68,8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105];[.B105];[.C105];[.D105];[.E105])" office:value-type="string" office:string-value="9/4/19" calcext:value-type="string">
            <text:p>9/4/19</text:p>
          </table:table-cell>
          <table:table-cell office:value-type="time" office:time-value="PT14H56M09S" calcext:value-type="time">
            <text:p>14:56:09</text:p>
          </table:table-cell>
          <table:table-cell office:value-type="float" office:value="19.004487991333" calcext:value-type="float">
            <text:p>19,004487991333</text:p>
          </table:table-cell>
          <table:table-cell office:value-type="float" office:value="-4.87312793731689" calcext:value-type="float">
            <text:p>-4,87312793731689</text:p>
          </table:table-cell>
          <table:table-cell office:value-type="float" office:value="57.8175849914551" calcext:value-type="float">
            <text:p>57,8175849914551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32.017" calcext:value-type="float">
            <text:p>32,017</text:p>
          </table:table-cell>
          <table:table-cell office:value-type="float" office:value="70.973" calcext:value-type="float">
            <text:p>70,9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106];[.B106];[.C106];[.D106];[.E106])" office:value-type="string" office:string-value="9/4/19" calcext:value-type="string">
            <text:p>9/4/19</text:p>
          </table:table-cell>
          <table:table-cell office:value-type="time" office:time-value="PT14H56M49S" calcext:value-type="time">
            <text:p>14:56:49</text:p>
          </table:table-cell>
          <table:table-cell office:value-type="float" office:value="19.2381439208984" calcext:value-type="float">
            <text:p>19,2381439208984</text:p>
          </table:table-cell>
          <table:table-cell office:value-type="float" office:value="-6.05071210861206" calcext:value-type="float">
            <text:p>-6,05071210861206</text:p>
          </table:table-cell>
          <table:table-cell office:value-type="float" office:value="57.1596260070801" calcext:value-type="float">
            <text:p>57,1596260070801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30.223" calcext:value-type="float">
            <text:p>30,223</text:p>
          </table:table-cell>
          <table:table-cell office:value-type="float" office:value="72.993" calcext:value-type="float">
            <text:p>72,99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107];[.B107];[.C107];[.D107];[.E107])" office:value-type="string" office:string-value="9/4/19" calcext:value-type="string">
            <text:p>9/4/19</text:p>
          </table:table-cell>
          <table:table-cell office:value-type="time" office:time-value="PT14H57M29S" calcext:value-type="time">
            <text:p>14:57:29</text:p>
          </table:table-cell>
          <table:table-cell office:value-type="float" office:value="19.5913181304932" calcext:value-type="float">
            <text:p>19,5913181304932</text:p>
          </table:table-cell>
          <table:table-cell office:value-type="float" office:value="-7.02712106704712" calcext:value-type="float">
            <text:p>-7,02712106704712</text:p>
          </table:table-cell>
          <table:table-cell office:value-type="float" office:value="56.0286979675293" calcext:value-type="float">
            <text:p>56,0286979675293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28.393" calcext:value-type="float">
            <text:p>28,393</text:p>
          </table:table-cell>
          <table:table-cell office:value-type="float" office:value="74.935" calcext:value-type="float">
            <text:p>74,9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108];[.B108];[.C108];[.D108];[.E108])" office:value-type="string" office:string-value="9/4/19" calcext:value-type="string">
            <text:p>9/4/19</text:p>
          </table:table-cell>
          <table:table-cell office:value-type="time" office:time-value="PT14H58M09S" calcext:value-type="time">
            <text:p>14:58:09</text:p>
          </table:table-cell>
          <table:table-cell office:value-type="float" office:value="20.0708847045898" calcext:value-type="float">
            <text:p>20,0708847045898</text:p>
          </table:table-cell>
          <table:table-cell office:value-type="float" office:value="-8.06997680664063" calcext:value-type="float">
            <text:p>-8,06997680664063</text:p>
          </table:table-cell>
          <table:table-cell office:value-type="float" office:value="55.0068130493164" calcext:value-type="float">
            <text:p>55,0068130493164</text:p>
          </table:table-cell>
          <table:table-cell table:style-name="ce7" office:value-type="float" office:value="-11" calcext:value-type="float">
            <text:p>-11</text:p>
          </table:table-cell>
          <table:table-cell table:number-columns-repeated="4"/>
          <table:table-cell office:value-type="string" calcext:value-type="string">
            <text:p>Nord Inde</text:p>
          </table:table-cell>
          <table:table-cell office:value-type="float" office:value="409" calcext:value-type="float">
            <text:p>409</text:p>
          </table:table-cell>
          <table:table-cell office:value-type="float" office:value="27611" calcext:value-type="float">
            <text:p>27611</text:p>
          </table:table-cell>
          <table:table-cell office:value-type="float" office:value="26.532" calcext:value-type="float">
            <text:p>26,532</text:p>
          </table:table-cell>
          <table:table-cell office:value-type="float" office:value="76.805" calcext:value-type="float">
            <text:p>76,8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109];[.B109];[.C109];[.D109];[.E109])" office:value-type="string" office:string-value="9/4/19" calcext:value-type="string">
            <text:p>9/4/19</text:p>
          </table:table-cell>
          <table:table-cell office:value-type="time" office:time-value="PT14H58M49S" calcext:value-type="time">
            <text:p>14:58:49</text:p>
          </table:table-cell>
          <table:table-cell office:value-type="float" office:value="20.3192749023437" calcext:value-type="float">
            <text:p>20,3192749023437</text:p>
          </table:table-cell>
          <table:table-cell office:value-type="float" office:value="-9.21607780456543" calcext:value-type="float">
            <text:p>-9,21607780456543</text:p>
          </table:table-cell>
          <table:table-cell office:value-type="float" office:value="53.6102104187012" calcext:value-type="float">
            <text:p>53,6102104187012</text:p>
          </table:table-cell>
          <table:table-cell table:style-name="ce7" office:value-type="float" office:value="-11" calcext:value-type="float">
            <text:p>-11</text:p>
          </table:table-cell>
          <table:table-cell table:number-columns-repeated="7"/>
          <table:table-cell office:value-type="float" office:value="24.642" calcext:value-type="float">
            <text:p>24,642</text:p>
          </table:table-cell>
          <table:table-cell office:value-type="float" office:value="78.61" calcext:value-type="float">
            <text:p>78,6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110];[.B110];[.C110];[.D110];[.E110])" office:value-type="string" office:string-value="9/4/19" calcext:value-type="string">
            <text:p>9/4/19</text:p>
          </table:table-cell>
          <table:table-cell office:value-type="time" office:time-value="PT14H59M29S" calcext:value-type="time">
            <text:p>14:59:29</text:p>
          </table:table-cell>
          <table:table-cell office:value-type="float" office:value="20.7479972839355" calcext:value-type="float">
            <text:p>20,7479972839355</text:p>
          </table:table-cell>
          <table:table-cell office:value-type="float" office:value="-10.2757539749146" calcext:value-type="float">
            <text:p>-10,2757539749146</text:p>
          </table:table-cell>
          <table:table-cell office:value-type="float" office:value="52.0338134765625" calcext:value-type="float">
            <text:p>52,0338134765625</text:p>
          </table:table-cell>
          <table:table-cell table:style-name="ce7" office:value-type="float" office:value="-11" calcext:value-type="float">
            <text:p>-11</text:p>
          </table:table-cell>
          <table:table-cell table:number-columns-repeated="7"/>
          <table:table-cell office:value-type="float" office:value="22.726" calcext:value-type="float">
            <text:p>22,726</text:p>
          </table:table-cell>
          <table:table-cell office:value-type="float" office:value="80.356" calcext:value-type="float">
            <text:p>80,3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111];[.B111];[.C111];[.D111];[.E111])" office:value-type="string" office:string-value="9/4/19" calcext:value-type="string">
            <text:p>9/4/19</text:p>
          </table:table-cell>
          <table:table-cell office:value-type="time" office:time-value="PT15H00M10S" calcext:value-type="time">
            <text:p>15:00:10</text:p>
          </table:table-cell>
          <table:table-cell office:value-type="float" office:value="20.9516525268555" calcext:value-type="float">
            <text:p>20,9516525268555</text:p>
          </table:table-cell>
          <table:table-cell office:value-type="float" office:value="-11.4930820465088" calcext:value-type="float">
            <text:p>-11,4930820465088</text:p>
          </table:table-cell>
          <table:table-cell office:value-type="float" office:value="50.6663093566895" calcext:value-type="float">
            <text:p>50,6663093566895</text:p>
          </table:table-cell>
          <table:table-cell table:style-name="ce7" office:value-type="float" office:value="-11" calcext:value-type="float">
            <text:p>-11</text:p>
          </table:table-cell>
          <table:table-cell table:number-columns-repeated="7"/>
          <table:table-cell office:value-type="float" office:value="20.759" calcext:value-type="float">
            <text:p>20,759</text:p>
          </table:table-cell>
          <table:table-cell office:value-type="float" office:value="82.091" calcext:value-type="float">
            <text:p>82,09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112];[.B112];[.C112];[.D112];[.E112])" office:value-type="string" office:string-value="9/4/19" calcext:value-type="string">
            <text:p>9/4/19</text:p>
          </table:table-cell>
          <table:table-cell office:value-type="time" office:time-value="PT15H00M50S" calcext:value-type="time">
            <text:p>15:00:50</text:p>
          </table:table-cell>
          <table:table-cell office:value-type="float" office:value="21.3539943695068" calcext:value-type="float">
            <text:p>21,3539943695068</text:p>
          </table:table-cell>
          <table:table-cell office:value-type="float" office:value="-12.3777742385864" calcext:value-type="float">
            <text:p>-12,3777742385864</text:p>
          </table:table-cell>
          <table:table-cell office:value-type="float" office:value="48.7773590087891" calcext:value-type="float">
            <text:p>48,7773590087891</text:p>
          </table:table-cell>
          <table:table-cell table:style-name="ce7" office:value-type="float" office:value="-11" calcext:value-type="float">
            <text:p>-11</text:p>
          </table:table-cell>
          <table:table-cell table:number-columns-repeated="7"/>
          <table:table-cell office:value-type="float" office:value="18.781" calcext:value-type="float">
            <text:p>18,781</text:p>
          </table:table-cell>
          <table:table-cell office:value-type="float" office:value="83.737" calcext:value-type="float">
            <text:p>83,7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113];[.B113];[.C113];[.D113];[.E113])" office:value-type="string" office:string-value="9/4/19" calcext:value-type="string">
            <text:p>9/4/19</text:p>
          </table:table-cell>
          <table:table-cell office:value-type="time" office:time-value="PT15H01M31S" calcext:value-type="time">
            <text:p>15:01:31</text:p>
          </table:table-cell>
          <table:table-cell office:value-type="float" office:value="21.475341796875" calcext:value-type="float">
            <text:p>21,475341796875</text:p>
          </table:table-cell>
          <table:table-cell office:value-type="float" office:value="-13.3866405487061" calcext:value-type="float">
            <text:p>-13,3866405487061</text:p>
          </table:table-cell>
          <table:table-cell office:value-type="float" office:value="47.1729049682617" calcext:value-type="float">
            <text:p>47,1729049682617</text:p>
          </table:table-cell>
          <table:table-cell table:style-name="ce7" office:value-type="float" office:value="-11" calcext:value-type="float">
            <text:p>-11</text:p>
          </table:table-cell>
          <table:table-cell table:number-columns-repeated="7"/>
          <table:table-cell office:value-type="float" office:value="16.755" calcext:value-type="float">
            <text:p>16,755</text:p>
          </table:table-cell>
          <table:table-cell office:value-type="float" office:value="85.38" calcext:value-type="float">
            <text:p>85,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114];[.B114];[.C114];[.D114];[.E114])" office:value-type="string" office:string-value="9/4/19" calcext:value-type="string">
            <text:p>9/4/19</text:p>
          </table:table-cell>
          <table:table-cell office:value-type="time" office:time-value="PT15H02M11S" calcext:value-type="time">
            <text:p>15:02:11</text:p>
          </table:table-cell>
          <table:table-cell office:value-type="float" office:value="21.6203460693359" calcext:value-type="float">
            <text:p>21,6203460693359</text:p>
          </table:table-cell>
          <table:table-cell office:value-type="float" office:value="-14.3496007919312" calcext:value-type="float">
            <text:p>-14,3496007919312</text:p>
          </table:table-cell>
          <table:table-cell office:value-type="float" office:value="45.0485649108887" calcext:value-type="float">
            <text:p>45,0485649108887</text:p>
          </table:table-cell>
          <table:table-cell table:style-name="ce7" office:value-type="float" office:value="-11" calcext:value-type="float">
            <text:p>-11</text:p>
          </table:table-cell>
          <table:table-cell table:number-columns-repeated="7"/>
          <table:table-cell office:value-type="float" office:value="14.763" calcext:value-type="float">
            <text:p>14,763</text:p>
          </table:table-cell>
          <table:table-cell office:value-type="float" office:value="86.947" calcext:value-type="float">
            <text:p>86,94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115];[.B115];[.C115];[.D115];[.E115])" office:value-type="string" office:string-value="9/4/19" calcext:value-type="string">
            <text:p>9/4/19</text:p>
          </table:table-cell>
          <table:table-cell office:value-type="time" office:time-value="PT15H02M52S" calcext:value-type="time">
            <text:p>15:02:52</text:p>
          </table:table-cell>
          <table:table-cell office:value-type="float" office:value="22.0784568786621" calcext:value-type="float">
            <text:p>22,0784568786621</text:p>
          </table:table-cell>
          <table:table-cell office:value-type="float" office:value="-15.2470026016235" calcext:value-type="float">
            <text:p>-15,2470026016235</text:p>
          </table:table-cell>
          <table:table-cell office:value-type="float" office:value="42.7349662780762" calcext:value-type="float">
            <text:p>42,7349662780762</text:p>
          </table:table-cell>
          <table:table-cell table:style-name="ce7" office:value-type="float" office:value="-11" calcext:value-type="float">
            <text:p>-11</text:p>
          </table:table-cell>
          <table:table-cell table:number-columns-repeated="7"/>
          <table:table-cell office:value-type="float" office:value="12.708" calcext:value-type="float">
            <text:p>12,708</text:p>
          </table:table-cell>
          <table:table-cell office:value-type="float" office:value="88.52" calcext:value-type="float">
            <text:p>88,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116];[.B116];[.C116];[.D116];[.E116])" office:value-type="string" office:string-value="9/4/19" calcext:value-type="string">
            <text:p>9/4/19</text:p>
          </table:table-cell>
          <table:table-cell office:value-type="time" office:time-value="PT15H03M32S" calcext:value-type="time">
            <text:p>15:03:32</text:p>
          </table:table-cell>
          <table:table-cell office:value-type="float" office:value="22.1823177337646" calcext:value-type="float">
            <text:p>22,1823177337646</text:p>
          </table:table-cell>
          <table:table-cell office:value-type="float" office:value="-16.1283569335938" calcext:value-type="float">
            <text:p>-16,1283569335938</text:p>
          </table:table-cell>
          <table:table-cell office:value-type="float" office:value="40.3013496398926" calcext:value-type="float">
            <text:p>40,3013496398926</text:p>
          </table:table-cell>
          <table:table-cell table:style-name="ce7" office:value-type="float" office:value="-11" calcext:value-type="float">
            <text:p>-11</text:p>
          </table:table-cell>
          <table:table-cell table:number-columns-repeated="7"/>
          <table:table-cell office:value-type="float" office:value="10.692" calcext:value-type="float">
            <text:p>10,692</text:p>
          </table:table-cell>
          <table:table-cell office:value-type="float" office:value="90.028" calcext:value-type="float">
            <text:p>90,0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117];[.B117];[.C117];[.D117];[.E117])" office:value-type="string" office:string-value="9/4/19" calcext:value-type="string">
            <text:p>9/4/19</text:p>
          </table:table-cell>
          <table:table-cell office:value-type="time" office:time-value="PT15H04M12S" calcext:value-type="time">
            <text:p>15:04:12</text:p>
          </table:table-cell>
          <table:table-cell office:value-type="float" office:value="22.4023742675781" calcext:value-type="float">
            <text:p>22,4023742675781</text:p>
          </table:table-cell>
          <table:table-cell office:value-type="float" office:value="-16.8450584411621" calcext:value-type="float">
            <text:p>-16,8450584411621</text:p>
          </table:table-cell>
          <table:table-cell office:value-type="float" office:value="37.8282089233398" calcext:value-type="float">
            <text:p>37,8282089233398</text:p>
          </table:table-cell>
          <table:table-cell table:style-name="ce7" office:value-type="float" office:value="-11" calcext:value-type="float">
            <text:p>-11</text:p>
          </table:table-cell>
          <table:table-cell table:number-columns-repeated="7"/>
          <table:table-cell office:value-type="float" office:value="8.666" calcext:value-type="float">
            <text:p>8,666</text:p>
          </table:table-cell>
          <table:table-cell office:value-type="float" office:value="91.514" calcext:value-type="float">
            <text:p>91,5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118];[.B118];[.C118];[.D118];[.E118])" office:value-type="string" office:string-value="9/4/19" calcext:value-type="string">
            <text:p>9/4/19</text:p>
          </table:table-cell>
          <table:table-cell office:value-type="time" office:time-value="PT15H04M53S" calcext:value-type="time">
            <text:p>15:04:53</text:p>
          </table:table-cell>
          <table:table-cell office:value-type="float" office:value="22.5477962493896" calcext:value-type="float">
            <text:p>22,5477962493896</text:p>
          </table:table-cell>
          <table:table-cell office:value-type="float" office:value="-17.309606552124" calcext:value-type="float">
            <text:p>-17,309606552124</text:p>
          </table:table-cell>
          <table:table-cell office:value-type="float" office:value="35.4344062805176" calcext:value-type="float">
            <text:p>35,4344062805176</text:p>
          </table:table-cell>
          <table:table-cell table:style-name="ce7" office:value-type="float" office:value="-11" calcext:value-type="float">
            <text:p>-11</text:p>
          </table:table-cell>
          <table:table-cell table:number-columns-repeated="7"/>
          <table:table-cell office:value-type="float" office:value="6.583" calcext:value-type="float">
            <text:p>6,583</text:p>
          </table:table-cell>
          <table:table-cell office:value-type="float" office:value="93.019" calcext:value-type="float">
            <text:p>93,0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119];[.B119];[.C119];[.D119];[.E119])" office:value-type="string" office:string-value="9/4/19" calcext:value-type="string">
            <text:p>9/4/19</text:p>
          </table:table-cell>
          <table:table-cell office:value-type="time" office:time-value="PT15H05M35S" calcext:value-type="time">
            <text:p>15:05:35</text:p>
          </table:table-cell>
          <table:table-cell office:value-type="float" office:value="22.8822898864746" calcext:value-type="float">
            <text:p>22,8822898864746</text:p>
          </table:table-cell>
          <table:table-cell office:value-type="float" office:value="-17.7675323486328" calcext:value-type="float">
            <text:p>-17,7675323486328</text:p>
          </table:table-cell>
          <table:table-cell office:value-type="float" office:value="33.0663146972656" calcext:value-type="float">
            <text:p>33,0663146972656</text:p>
          </table:table-cell>
          <table:table-cell table:style-name="ce7" office:value-type="float" office:value="-11" calcext:value-type="float">
            <text:p>-11</text:p>
          </table:table-cell>
          <table:table-cell table:number-columns-repeated="7"/>
          <table:table-cell office:value-type="float" office:value="4.443" calcext:value-type="float">
            <text:p>4,443</text:p>
          </table:table-cell>
          <table:table-cell office:value-type="float" office:value="94.545" calcext:value-type="float">
            <text:p>94,5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120];[.B120];[.C120];[.D120];[.E120])" office:value-type="string" office:string-value="9/4/19" calcext:value-type="string">
            <text:p>9/4/19</text:p>
          </table:table-cell>
          <table:table-cell office:value-type="time" office:time-value="PT15H06M16S" calcext:value-type="time">
            <text:p>15:06:16</text:p>
          </table:table-cell>
          <table:table-cell office:value-type="float" office:value="23.0949668884277" calcext:value-type="float">
            <text:p>23,0949668884277</text:p>
          </table:table-cell>
          <table:table-cell office:value-type="float" office:value="-18.1251583099365" calcext:value-type="float">
            <text:p>-18,1251583099365</text:p>
          </table:table-cell>
          <table:table-cell office:value-type="float" office:value="30.4404563903809" calcext:value-type="float">
            <text:p>30,4404563903809</text:p>
          </table:table-cell>
          <table:table-cell table:style-name="ce7" office:value-type="float" office:value="-11" calcext:value-type="float">
            <text:p>-11</text:p>
          </table:table-cell>
          <table:table-cell table:number-columns-repeated="7"/>
          <table:table-cell office:value-type="float" office:value="2.351" calcext:value-type="float">
            <text:p>2,351</text:p>
          </table:table-cell>
          <table:table-cell office:value-type="float" office:value="96.029" calcext:value-type="float">
            <text:p>96,0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121];[.B121];[.C121];[.D121];[.E121])" office:value-type="string" office:string-value="9/4/19" calcext:value-type="string">
            <text:p>9/4/19</text:p>
          </table:table-cell>
          <table:table-cell office:value-type="time" office:time-value="PT15H06M56S" calcext:value-type="time">
            <text:p>15:06:56</text:p>
          </table:table-cell>
          <table:table-cell office:value-type="float" office:value="23.1950073242187" calcext:value-type="float">
            <text:p>23,1950073242187</text:p>
          </table:table-cell>
          <table:table-cell office:value-type="float" office:value="-18.4142303466797" calcext:value-type="float">
            <text:p>-18,4142303466797</text:p>
          </table:table-cell>
          <table:table-cell office:value-type="float" office:value="27.8120822906494" calcext:value-type="float">
            <text:p>27,8120822906494</text:p>
          </table:table-cell>
          <table:table-cell table:style-name="ce7" office:value-type="float" office:value="-11" calcext:value-type="float">
            <text:p>-11</text:p>
          </table:table-cell>
          <table:table-cell table:number-columns-repeated="7"/>
          <table:table-cell office:value-type="float" office:value="0.307" calcext:value-type="float">
            <text:p>0,307</text:p>
          </table:table-cell>
          <table:table-cell office:value-type="float" office:value="97.466" calcext:value-type="float">
            <text:p>97,46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122];[.B122];[.C122];[.D122];[.E122])" office:value-type="string" office:string-value="9/4/19" calcext:value-type="string">
            <text:p>9/4/19</text:p>
          </table:table-cell>
          <table:table-cell office:value-type="time" office:time-value="PT15H07M36S" calcext:value-type="time">
            <text:p>15:07:36</text:p>
          </table:table-cell>
          <table:table-cell office:value-type="float" office:value="23.1071720123291" calcext:value-type="float">
            <text:p>23,1071720123291</text:p>
          </table:table-cell>
          <table:table-cell office:value-type="float" office:value="-18.489652633667" calcext:value-type="float">
            <text:p>-18,489652633667</text:p>
          </table:table-cell>
          <table:table-cell office:value-type="float" office:value="25.3119220733643" calcext:value-type="float">
            <text:p>25,3119220733643</text:p>
          </table:table-cell>
          <table:table-cell table:style-name="ce7" office:value-type="float" office:value="-11" calcext:value-type="float">
            <text:p>-11</text:p>
          </table:table-cell>
          <table:table-cell table:number-columns-repeated="7"/>
          <table:table-cell office:value-type="float" office:value="-1.736" calcext:value-type="float">
            <text:p>-1,736</text:p>
          </table:table-cell>
          <table:table-cell office:value-type="float" office:value="98.906" calcext:value-type="float">
            <text:p>98,9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123];[.B123];[.C123];[.D123];[.E123])" office:value-type="string" office:string-value="9/4/19" calcext:value-type="string">
            <text:p>9/4/19</text:p>
          </table:table-cell>
          <table:table-cell office:value-type="time" office:time-value="PT15H08M17S" calcext:value-type="time">
            <text:p>15:08:17</text:p>
          </table:table-cell>
          <table:table-cell office:value-type="float" office:value="22.960090637207" calcext:value-type="float">
            <text:p>22,960090637207</text:p>
          </table:table-cell>
          <table:table-cell office:value-type="float" office:value="-18.4295825958252" calcext:value-type="float">
            <text:p>-18,4295825958252</text:p>
          </table:table-cell>
          <table:table-cell office:value-type="float" office:value="23.0081195831299" calcext:value-type="float">
            <text:p>23,0081195831299</text:p>
          </table:table-cell>
          <table:table-cell table:style-name="ce7" office:value-type="float" office:value="-11" calcext:value-type="float">
            <text:p>-11</text:p>
          </table:table-cell>
          <table:table-cell table:number-columns-repeated="7"/>
          <table:table-cell office:value-type="float" office:value="-3.829" calcext:value-type="float">
            <text:p>-3,829</text:p>
          </table:table-cell>
          <table:table-cell office:value-type="float" office:value="100.384" calcext:value-type="float">
            <text:p>100,3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124];[.B124];[.C124];[.D124];[.E124])" office:value-type="string" office:string-value="9/4/19" calcext:value-type="string">
            <text:p>9/4/19</text:p>
          </table:table-cell>
          <table:table-cell office:value-type="time" office:time-value="PT15H08M57S" calcext:value-type="time">
            <text:p>15:08:57</text:p>
          </table:table-cell>
          <table:table-cell office:value-type="float" office:value="22.8342304229736" calcext:value-type="float">
            <text:p>22,8342304229736</text:p>
          </table:table-cell>
          <table:table-cell office:value-type="float" office:value="-18.5650482177734" calcext:value-type="float">
            <text:p>-18,5650482177734</text:p>
          </table:table-cell>
          <table:table-cell office:value-type="float" office:value="20.4183197021484" calcext:value-type="float">
            <text:p>20,4183197021484</text:p>
          </table:table-cell>
          <table:table-cell table:style-name="ce7" office:value-type="float" office:value="-11" calcext:value-type="float">
            <text:p>-11</text:p>
          </table:table-cell>
          <table:table-cell table:number-columns-repeated="7"/>
          <table:table-cell office:value-type="float" office:value="-5.867" calcext:value-type="float">
            <text:p>-5,867</text:p>
          </table:table-cell>
          <table:table-cell office:value-type="float" office:value="101.853" calcext:value-type="float">
            <text:p>101,85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125];[.B125];[.C125];[.D125];[.E125])" office:value-type="string" office:string-value="9/4/19" calcext:value-type="string">
            <text:p>9/4/19</text:p>
          </table:table-cell>
          <table:table-cell office:value-type="time" office:time-value="PT15H09M37S" calcext:value-type="time">
            <text:p>15:09:37</text:p>
          </table:table-cell>
          <table:table-cell office:value-type="float" office:value="22.6118049621582" calcext:value-type="float">
            <text:p>22,6118049621582</text:p>
          </table:table-cell>
          <table:table-cell office:value-type="float" office:value="-18.4218883514404" calcext:value-type="float">
            <text:p>-18,4218883514404</text:p>
          </table:table-cell>
          <table:table-cell office:value-type="float" office:value="17.7682933807373" calcext:value-type="float">
            <text:p>17,7682933807373</text:p>
          </table:table-cell>
          <table:table-cell table:style-name="ce7" office:value-type="float" office:value="-11" calcext:value-type="float">
            <text:p>-11</text:p>
          </table:table-cell>
          <table:table-cell table:number-columns-repeated="7"/>
          <table:table-cell office:value-type="float" office:value="-7.901" calcext:value-type="float">
            <text:p>-7,901</text:p>
          </table:table-cell>
          <table:table-cell office:value-type="float" office:value="103.296" calcext:value-type="float">
            <text:p>103,2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126];[.B126];[.C126];[.D126];[.E126])" office:value-type="string" office:string-value="9/4/19" calcext:value-type="string">
            <text:p>9/4/19</text:p>
          </table:table-cell>
          <table:table-cell office:value-type="time" office:time-value="PT15H10M18S" calcext:value-type="time">
            <text:p>15:10:18</text:p>
          </table:table-cell>
          <table:table-cell office:value-type="float" office:value="22.5713081359863" calcext:value-type="float">
            <text:p>22,5713081359863</text:p>
          </table:table-cell>
          <table:table-cell office:value-type="float" office:value="-18.1269111633301" calcext:value-type="float">
            <text:p>-18,1269111633301</text:p>
          </table:table-cell>
          <table:table-cell office:value-type="float" office:value="14.9719018936157" calcext:value-type="float">
            <text:p>14,9719018936157</text:p>
          </table:table-cell>
          <table:table-cell table:style-name="ce7" office:value-type="float" office:value="-11" calcext:value-type="float">
            <text:p>-11</text:p>
          </table:table-cell>
          <table:table-cell table:number-columns-repeated="7"/>
          <table:table-cell office:value-type="float" office:value="-9.978" calcext:value-type="float">
            <text:p>-9,978</text:p>
          </table:table-cell>
          <table:table-cell office:value-type="float" office:value="104.811" calcext:value-type="float">
            <text:p>104,8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127];[.B127];[.C127];[.D127];[.E127])" office:value-type="string" office:string-value="9/4/19" calcext:value-type="string">
            <text:p>9/4/19</text:p>
          </table:table-cell>
          <table:table-cell office:value-type="time" office:time-value="PT15H10M58S" calcext:value-type="time">
            <text:p>15:10:58</text:p>
          </table:table-cell>
          <table:table-cell office:value-type="float" office:value="22.4185485839844" calcext:value-type="float">
            <text:p>22,4185485839844</text:p>
          </table:table-cell>
          <table:table-cell office:value-type="float" office:value="-17.8094158172607" calcext:value-type="float">
            <text:p>-17,8094158172607</text:p>
          </table:table-cell>
          <table:table-cell office:value-type="float" office:value="12.4561185836792" calcext:value-type="float">
            <text:p>12,4561185836792</text:p>
          </table:table-cell>
          <table:table-cell table:style-name="ce7" office:value-type="float" office:value="-11" calcext:value-type="float">
            <text:p>-11</text:p>
          </table:table-cell>
          <table:table-cell table:number-columns-repeated="7"/>
          <table:table-cell office:value-type="float" office:value="-11.996" calcext:value-type="float">
            <text:p>-11,996</text:p>
          </table:table-cell>
          <table:table-cell office:value-type="float" office:value="106.309" calcext:value-type="float">
            <text:p>106,30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128];[.B128];[.C128];[.D128];[.E128])" office:value-type="string" office:string-value="9/4/19" calcext:value-type="string">
            <text:p>9/4/19</text:p>
          </table:table-cell>
          <table:table-cell office:value-type="time" office:time-value="PT15H11M38S" calcext:value-type="time">
            <text:p>15:11:38</text:p>
          </table:table-cell>
          <table:table-cell office:value-type="float" office:value="22.2080307006836" calcext:value-type="float">
            <text:p>22,2080307006836</text:p>
          </table:table-cell>
          <table:table-cell office:value-type="float" office:value="-17.6374549865723" calcext:value-type="float">
            <text:p>-17,6374549865723</text:p>
          </table:table-cell>
          <table:table-cell office:value-type="float" office:value="10.0539999008179" calcext:value-type="float">
            <text:p>10,0539999008179</text:p>
          </table:table-cell>
          <table:table-cell table:style-name="ce7" office:value-type="float" office:value="-11" calcext:value-type="float">
            <text:p>-11</text:p>
          </table:table-cell>
          <table:table-cell table:number-columns-repeated="7"/>
          <table:table-cell office:value-type="float" office:value="-14.003" calcext:value-type="float">
            <text:p>-14,003</text:p>
          </table:table-cell>
          <table:table-cell office:value-type="float" office:value="107.832" calcext:value-type="float">
            <text:p>107,8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129];[.B129];[.C129];[.D129];[.E129])" office:value-type="string" office:string-value="9/4/19" calcext:value-type="string">
            <text:p>9/4/19</text:p>
          </table:table-cell>
          <table:table-cell office:value-type="time" office:time-value="PT15H12M18S" calcext:value-type="time">
            <text:p>15:12:18</text:p>
          </table:table-cell>
          <table:table-cell office:value-type="float" office:value="22.0799140930176" calcext:value-type="float">
            <text:p>22,0799140930176</text:p>
          </table:table-cell>
          <table:table-cell office:value-type="float" office:value="-17.319450378418" calcext:value-type="float">
            <text:p>-17,319450378418</text:p>
          </table:table-cell>
          <table:table-cell office:value-type="float" office:value="7.91256856918335" calcext:value-type="float">
            <text:p>7,91256856918335</text:p>
          </table:table-cell>
          <table:table-cell table:style-name="ce7" office:value-type="float" office:value="-11" calcext:value-type="float">
            <text:p>-11</text:p>
          </table:table-cell>
          <table:table-cell table:number-columns-repeated="7"/>
          <table:table-cell office:value-type="float" office:value="-15.998" calcext:value-type="float">
            <text:p>-15,998</text:p>
          </table:table-cell>
          <table:table-cell office:value-type="float" office:value="109.384" calcext:value-type="float">
            <text:p>109,3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130];[.B130];[.C130];[.D130];[.E130])" office:value-type="string" office:string-value="9/4/19" calcext:value-type="string">
            <text:p>9/4/19</text:p>
          </table:table-cell>
          <table:table-cell office:value-type="time" office:time-value="PT15H12M59S" calcext:value-type="time">
            <text:p>15:12:59</text:p>
          </table:table-cell>
          <table:table-cell office:value-type="float" office:value="21.9518337249756" calcext:value-type="float">
            <text:p>21,9518337249756</text:p>
          </table:table-cell>
          <table:table-cell office:value-type="float" office:value="-16.7353420257568" calcext:value-type="float">
            <text:p>-16,7353420257568</text:p>
          </table:table-cell>
          <table:table-cell office:value-type="float" office:value="5.40657424926758" calcext:value-type="float">
            <text:p>5,40657424926758</text:p>
          </table:table-cell>
          <table:table-cell table:style-name="ce7" office:value-type="float" office:value="-11" calcext:value-type="float">
            <text:p>-11</text:p>
          </table:table-cell>
          <table:table-cell table:number-columns-repeated="7"/>
          <table:table-cell office:value-type="float" office:value="-18.027" calcext:value-type="float">
            <text:p>-18,027</text:p>
          </table:table-cell>
          <table:table-cell office:value-type="float" office:value="111.01" calcext:value-type="float">
            <text:p>111,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131];[.B131];[.C131];[.D131];[.E131])" office:value-type="string" office:string-value="9/4/19" calcext:value-type="string">
            <text:p>9/4/19</text:p>
          </table:table-cell>
          <table:table-cell office:value-type="time" office:time-value="PT15H13M39S" calcext:value-type="time">
            <text:p>15:13:39</text:p>
          </table:table-cell>
          <table:table-cell office:value-type="float" office:value="21.8009471893311" calcext:value-type="float">
            <text:p>21,8009471893311</text:p>
          </table:table-cell>
          <table:table-cell office:value-type="float" office:value="-16.2890777587891" calcext:value-type="float">
            <text:p>-16,2890777587891</text:p>
          </table:table-cell>
          <table:table-cell office:value-type="float" office:value="3.1397864818573" calcext:value-type="float">
            <text:p>3,1397864818573</text:p>
          </table:table-cell>
          <table:table-cell table:style-name="ce7" office:value-type="float" office:value="-11" calcext:value-type="float">
            <text:p>-11</text:p>
          </table:table-cell>
          <table:table-cell table:number-columns-repeated="7"/>
          <table:table-cell office:value-type="float" office:value="-19.99" calcext:value-type="float">
            <text:p>-19,99</text:p>
          </table:table-cell>
          <table:table-cell office:value-type="float" office:value="112.636" calcext:value-type="float">
            <text:p>112,6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132];[.B132];[.C132];[.D132];[.E132])" office:value-type="string" office:string-value="9/4/19" calcext:value-type="string">
            <text:p>9/4/19</text:p>
          </table:table-cell>
          <table:table-cell office:value-type="time" office:time-value="PT15H14M19S" calcext:value-type="time">
            <text:p>15:14:19</text:p>
          </table:table-cell>
          <table:table-cell office:value-type="float" office:value="21.4925956726074" calcext:value-type="float">
            <text:p>21,4925956726074</text:p>
          </table:table-cell>
          <table:table-cell office:value-type="float" office:value="-15.7030181884766" calcext:value-type="float">
            <text:p>-15,7030181884766</text:p>
          </table:table-cell>
          <table:table-cell office:value-type="float" office:value="1.03674256801605" calcext:value-type="float">
            <text:p>1,03674256801605</text:p>
          </table:table-cell>
          <table:table-cell table:style-name="ce7" office:value-type="float" office:value="-11" calcext:value-type="float">
            <text:p>-11</text:p>
          </table:table-cell>
          <table:table-cell table:number-columns-repeated="7"/>
          <table:table-cell office:value-type="float" office:value="-21.933" calcext:value-type="float">
            <text:p>-21,933</text:p>
          </table:table-cell>
          <table:table-cell office:value-type="float" office:value="114.307" calcext:value-type="float">
            <text:p>114,3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133];[.B133];[.C133];[.D133];[.E133])" office:value-type="string" office:string-value="9/4/19" calcext:value-type="string">
            <text:p>9/4/19</text:p>
          </table:table-cell>
          <table:table-cell office:value-type="time" office:time-value="PT15H14M59S" calcext:value-type="time">
            <text:p>15:14:59</text:p>
          </table:table-cell>
          <table:table-cell office:value-type="float" office:value="21.3899593353271" calcext:value-type="float">
            <text:p>21,3899593353271</text:p>
          </table:table-cell>
          <table:table-cell office:value-type="float" office:value="-15.0898685455322" calcext:value-type="float">
            <text:p>-15,0898685455322</text:p>
          </table:table-cell>
          <table:table-cell office:value-type="float" office:value="-0.604475200176239" calcext:value-type="float">
            <text:p>-0,604475200176239</text:p>
          </table:table-cell>
          <table:table-cell table:style-name="ce7" office:value-type="float" office:value="-11" calcext:value-type="float">
            <text:p>-11</text:p>
          </table:table-cell>
          <table:table-cell table:number-columns-repeated="7"/>
          <table:table-cell office:value-type="float" office:value="-23.855" calcext:value-type="float">
            <text:p>-23,855</text:p>
          </table:table-cell>
          <table:table-cell office:value-type="float" office:value="116.027" calcext:value-type="float">
            <text:p>116,0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134];[.B134];[.C134];[.D134];[.E134])" office:value-type="string" office:string-value="9/4/19" calcext:value-type="string">
            <text:p>9/4/19</text:p>
          </table:table-cell>
          <table:table-cell office:value-type="time" office:time-value="PT15H15M41S" calcext:value-type="time">
            <text:p>15:15:41</text:p>
          </table:table-cell>
          <table:table-cell office:value-type="float" office:value="21.0771865844727" calcext:value-type="float">
            <text:p>21,0771865844727</text:p>
          </table:table-cell>
          <table:table-cell office:value-type="float" office:value="-14.3744659423828" calcext:value-type="float">
            <text:p>-14,3744659423828</text:p>
          </table:table-cell>
          <table:table-cell office:value-type="float" office:value="-2.47819805145264" calcext:value-type="float">
            <text:p>-2,47819805145264</text:p>
          </table:table-cell>
          <table:table-cell table:style-name="ce7" office:value-type="float" office:value="-11" calcext:value-type="float">
            <text:p>-11</text:p>
          </table:table-cell>
          <table:table-cell table:number-columns-repeated="7"/>
          <table:table-cell office:value-type="float" office:value="-25.846" calcext:value-type="float">
            <text:p>-25,846</text:p>
          </table:table-cell>
          <table:table-cell office:value-type="float" office:value="117.894" calcext:value-type="float">
            <text:p>117,89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135];[.B135];[.C135];[.D135];[.E135])" office:value-type="string" office:string-value="9/4/19" calcext:value-type="string">
            <text:p>9/4/19</text:p>
          </table:table-cell>
          <table:table-cell office:value-type="time" office:time-value="PT15H16M22S" calcext:value-type="time">
            <text:p>15:16:22</text:p>
          </table:table-cell>
          <table:table-cell office:value-type="float" office:value="20.7839012145996" calcext:value-type="float">
            <text:p>20,7839012145996</text:p>
          </table:table-cell>
          <table:table-cell office:value-type="float" office:value="-13.6869449615479" calcext:value-type="float">
            <text:p>-13,6869449615479</text:p>
          </table:table-cell>
          <table:table-cell office:value-type="float" office:value="-4.57460594177246" calcext:value-type="float">
            <text:p>-4,57460594177246</text:p>
          </table:table-cell>
          <table:table-cell table:style-name="ce7" office:value-type="float" office:value="-11" calcext:value-type="float">
            <text:p>-11</text:p>
          </table:table-cell>
          <table:table-cell table:number-columns-repeated="7"/>
          <table:table-cell office:value-type="float" office:value="-27.761" calcext:value-type="float">
            <text:p>-27,761</text:p>
          </table:table-cell>
          <table:table-cell office:value-type="float" office:value="119.782" calcext:value-type="float">
            <text:p>119,7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136];[.B136];[.C136];[.D136];[.E136])" office:value-type="string" office:string-value="9/4/19" calcext:value-type="string">
            <text:p>9/4/19</text:p>
          </table:table-cell>
          <table:table-cell office:value-type="time" office:time-value="PT15H17M03S" calcext:value-type="time">
            <text:p>15:17:03</text:p>
          </table:table-cell>
          <table:table-cell office:value-type="float" office:value="20.3396396636963" calcext:value-type="float">
            <text:p>20,3396396636963</text:p>
          </table:table-cell>
          <table:table-cell office:value-type="float" office:value="-13.0205345153809" calcext:value-type="float">
            <text:p>-13,0205345153809</text:p>
          </table:table-cell>
          <table:table-cell office:value-type="float" office:value="-6.45678281784058" calcext:value-type="float">
            <text:p>-6,45678281784058</text:p>
          </table:table-cell>
          <table:table-cell table:style-name="ce7" office:value-type="float" office:value="-11" calcext:value-type="float">
            <text:p>-11</text:p>
          </table:table-cell>
          <table:table-cell table:number-columns-repeated="7"/>
          <table:table-cell office:value-type="float" office:value="-29.643" calcext:value-type="float">
            <text:p>-29,643</text:p>
          </table:table-cell>
          <table:table-cell office:value-type="float" office:value="121.743" calcext:value-type="float">
            <text:p>121,7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137];[.B137];[.C137];[.D137];[.E137])" office:value-type="string" office:string-value="9/4/19" calcext:value-type="string">
            <text:p>9/4/19</text:p>
          </table:table-cell>
          <table:table-cell office:value-type="time" office:time-value="PT15H17M43S" calcext:value-type="time">
            <text:p>15:17:43</text:p>
          </table:table-cell>
          <table:table-cell office:value-type="float" office:value="20.0935382843018" calcext:value-type="float">
            <text:p>20,0935382843018</text:p>
          </table:table-cell>
          <table:table-cell office:value-type="float" office:value="-12.3251724243164" calcext:value-type="float">
            <text:p>-12,3251724243164</text:p>
          </table:table-cell>
          <table:table-cell office:value-type="float" office:value="-8.08804130554199" calcext:value-type="float">
            <text:p>-8,08804130554199</text:p>
          </table:table-cell>
          <table:table-cell table:style-name="ce7" office:value-type="float" office:value="-11" calcext:value-type="float">
            <text:p>-11</text:p>
          </table:table-cell>
          <table:table-cell table:number-columns-repeated="7"/>
          <table:table-cell office:value-type="float" office:value="-31.444" calcext:value-type="float">
            <text:p>-31,444</text:p>
          </table:table-cell>
          <table:table-cell office:value-type="float" office:value="123.732" calcext:value-type="float">
            <text:p>123,7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138];[.B138];[.C138];[.D138];[.E138])" office:value-type="string" office:string-value="9/4/19" calcext:value-type="string">
            <text:p>9/4/19</text:p>
          </table:table-cell>
          <table:table-cell office:value-type="time" office:time-value="PT15H18M24S" calcext:value-type="time">
            <text:p>15:18:24</text:p>
          </table:table-cell>
          <table:table-cell office:value-type="float" office:value="19.7984199523926" calcext:value-type="float">
            <text:p>19,7984199523926</text:p>
          </table:table-cell>
          <table:table-cell office:value-type="float" office:value="-11.6424646377563" calcext:value-type="float">
            <text:p>-11,6424646377563</text:p>
          </table:table-cell>
          <table:table-cell office:value-type="float" office:value="-9.71720027923584" calcext:value-type="float">
            <text:p>-9,71720027923584</text:p>
          </table:table-cell>
          <table:table-cell table:style-name="ce7" office:value-type="float" office:value="-11" calcext:value-type="float">
            <text:p>-11</text:p>
          </table:table-cell>
          <table:table-cell table:number-columns-repeated="7"/>
          <table:table-cell office:value-type="float" office:value="-33.251" calcext:value-type="float">
            <text:p>-33,251</text:p>
          </table:table-cell>
          <table:table-cell office:value-type="float" office:value="125.857" calcext:value-type="float">
            <text:p>125,85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139];[.B139];[.C139];[.D139];[.E139])" office:value-type="string" office:string-value="9/4/19" calcext:value-type="string">
            <text:p>9/4/19</text:p>
          </table:table-cell>
          <table:table-cell office:value-type="time" office:time-value="PT15H19M04S" calcext:value-type="time">
            <text:p>15:19:04</text:p>
          </table:table-cell>
          <table:table-cell office:value-type="float" office:value="19.4815731048584" calcext:value-type="float">
            <text:p>19,4815731048584</text:p>
          </table:table-cell>
          <table:table-cell office:value-type="float" office:value="-10.6326904296875" calcext:value-type="float">
            <text:p>-10,6326904296875</text:p>
          </table:table-cell>
          <table:table-cell office:value-type="float" office:value="-11.1248664855957" calcext:value-type="float">
            <text:p>-11,1248664855957</text:p>
          </table:table-cell>
          <table:table-cell table:style-name="ce7" office:value-type="float" office:value="-11" calcext:value-type="float">
            <text:p>-11</text:p>
          </table:table-cell>
          <table:table-cell table:number-columns-repeated="7"/>
          <table:table-cell office:value-type="float" office:value="-34.97" calcext:value-type="float">
            <text:p>-34,97</text:p>
          </table:table-cell>
          <table:table-cell office:value-type="float" office:value="128.021" calcext:value-type="float">
            <text:p>128,0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140];[.B140];[.C140];[.D140];[.E140])" office:value-type="string" office:string-value="9/4/19" calcext:value-type="string">
            <text:p>9/4/19</text:p>
          </table:table-cell>
          <table:table-cell office:value-type="time" office:time-value="PT15H19M45S" calcext:value-type="time">
            <text:p>15:19:45</text:p>
          </table:table-cell>
          <table:table-cell office:value-type="float" office:value="19.2911930084229" calcext:value-type="float">
            <text:p>19,2911930084229</text:p>
          </table:table-cell>
          <table:table-cell office:value-type="float" office:value="-9.65027046203613" calcext:value-type="float">
            <text:p>-9,65027046203613</text:p>
          </table:table-cell>
          <table:table-cell office:value-type="float" office:value="-12.5130805969238" calcext:value-type="float">
            <text:p>-12,5130805969238</text:p>
          </table:table-cell>
          <table:table-cell table:style-name="ce7" office:value-type="float" office:value="-11" calcext:value-type="float">
            <text:p>-11</text:p>
          </table:table-cell>
          <table:table-cell table:number-columns-repeated="7"/>
          <table:table-cell office:value-type="float" office:value="-36.683" calcext:value-type="float">
            <text:p>-36,683</text:p>
          </table:table-cell>
          <table:table-cell office:value-type="float" office:value="130.341" calcext:value-type="float">
            <text:p>130,3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141];[.B141];[.C141];[.D141];[.E141])" office:value-type="string" office:string-value="9/4/19" calcext:value-type="string">
            <text:p>9/4/19</text:p>
          </table:table-cell>
          <table:table-cell office:value-type="time" office:time-value="PT15H20M25S" calcext:value-type="time">
            <text:p>15:20:25</text:p>
          </table:table-cell>
          <table:table-cell office:value-type="float" office:value="19.0392265319824" calcext:value-type="float">
            <text:p>19,0392265319824</text:p>
          </table:table-cell>
          <table:table-cell office:value-type="float" office:value="-8.6759786605835" calcext:value-type="float">
            <text:p>-8,6759786605835</text:p>
          </table:table-cell>
          <table:table-cell office:value-type="float" office:value="-13.9240465164185" calcext:value-type="float">
            <text:p>-13,9240465164185</text:p>
          </table:table-cell>
          <table:table-cell table:style-name="ce7" office:value-type="float" office:value="-11" calcext:value-type="float">
            <text:p>-11</text:p>
          </table:table-cell>
          <table:table-cell table:number-columns-repeated="7"/>
          <table:table-cell office:value-type="float" office:value="-38.302" calcext:value-type="float">
            <text:p>-38,302</text:p>
          </table:table-cell>
          <table:table-cell office:value-type="float" office:value="132.711" calcext:value-type="float">
            <text:p>132,7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142];[.B142];[.C142];[.D142];[.E142])" office:value-type="string" office:string-value="9/4/19" calcext:value-type="string">
            <text:p>9/4/19</text:p>
          </table:table-cell>
          <table:table-cell office:value-type="time" office:time-value="PT15H21M05S" calcext:value-type="time">
            <text:p>15:21:05</text:p>
          </table:table-cell>
          <table:table-cell office:value-type="float" office:value="18.8495407104492" calcext:value-type="float">
            <text:p>18,8495407104492</text:p>
          </table:table-cell>
          <table:table-cell office:value-type="float" office:value="-7.64887428283691" calcext:value-type="float">
            <text:p>-7,64887428283691</text:p>
          </table:table-cell>
          <table:table-cell office:value-type="float" office:value="-15.0149946212769" calcext:value-type="float">
            <text:p>-15,0149946212769</text:p>
          </table:table-cell>
          <table:table-cell table:style-name="ce7" office:value-type="float" office:value="-11" calcext:value-type="float">
            <text:p>-11</text:p>
          </table:table-cell>
          <table:table-cell table:number-columns-repeated="7"/>
          <table:table-cell office:value-type="float" office:value="-39.862" calcext:value-type="float">
            <text:p>-39,862</text:p>
          </table:table-cell>
          <table:table-cell office:value-type="float" office:value="135.194" calcext:value-type="float">
            <text:p>135,19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143];[.B143];[.C143];[.D143];[.E143])" office:value-type="string" office:string-value="9/4/19" calcext:value-type="string">
            <text:p>9/4/19</text:p>
          </table:table-cell>
          <table:table-cell office:value-type="time" office:time-value="PT15H21M45S" calcext:value-type="time">
            <text:p>15:21:45</text:p>
          </table:table-cell>
          <table:table-cell office:value-type="float" office:value="18.6876258850098" calcext:value-type="float">
            <text:p>18,6876258850098</text:p>
          </table:table-cell>
          <table:table-cell office:value-type="float" office:value="-6.6849799156189" calcext:value-type="float">
            <text:p>-6,6849799156189</text:p>
          </table:table-cell>
          <table:table-cell office:value-type="float" office:value="-16.2647285461426" calcext:value-type="float">
            <text:p>-16,2647285461426</text:p>
          </table:table-cell>
          <table:table-cell table:style-name="ce7" office:value-type="float" office:value="-11" calcext:value-type="float">
            <text:p>-11</text:p>
          </table:table-cell>
          <table:table-cell table:number-columns-repeated="7"/>
          <table:table-cell office:value-type="float" office:value="-41.359" calcext:value-type="float">
            <text:p>-41,359</text:p>
          </table:table-cell>
          <table:table-cell office:value-type="float" office:value="137.796" calcext:value-type="float">
            <text:p>137,7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144];[.B144];[.C144];[.D144];[.E144])" office:value-type="string" office:string-value="9/4/19" calcext:value-type="string">
            <text:p>9/4/19</text:p>
          </table:table-cell>
          <table:table-cell office:value-type="time" office:time-value="PT15H22M25S" calcext:value-type="time">
            <text:p>15:22:25</text:p>
          </table:table-cell>
          <table:table-cell office:value-type="float" office:value="18.3428192138672" calcext:value-type="float">
            <text:p>18,3428192138672</text:p>
          </table:table-cell>
          <table:table-cell office:value-type="float" office:value="-5.74736881256104" calcext:value-type="float">
            <text:p>-5,74736881256104</text:p>
          </table:table-cell>
          <table:table-cell office:value-type="float" office:value="-17.2453441619873" calcext:value-type="float">
            <text:p>-17,2453441619873</text:p>
          </table:table-cell>
          <table:table-cell table:style-name="ce7" office:value-type="float" office:value="-11" calcext:value-type="float">
            <text:p>-11</text:p>
          </table:table-cell>
          <table:table-cell table:number-columns-repeated="7"/>
          <table:table-cell office:value-type="float" office:value="-42.786" calcext:value-type="float">
            <text:p>-42,786</text:p>
          </table:table-cell>
          <table:table-cell office:value-type="float" office:value="140.524" calcext:value-type="float">
            <text:p>140,5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145];[.B145];[.C145];[.D145];[.E145])" office:value-type="string" office:string-value="9/4/19" calcext:value-type="string">
            <text:p>9/4/19</text:p>
          </table:table-cell>
          <table:table-cell office:value-type="time" office:time-value="PT15H23M06S" calcext:value-type="time">
            <text:p>15:23:06</text:p>
          </table:table-cell>
          <table:table-cell office:value-type="float" office:value="18.0217132568359" calcext:value-type="float">
            <text:p>18,0217132568359</text:p>
          </table:table-cell>
          <table:table-cell office:value-type="float" office:value="-4.77584171295166" calcext:value-type="float">
            <text:p>-4,77584171295166</text:p>
          </table:table-cell>
          <table:table-cell office:value-type="float" office:value="-18.3494777679443" calcext:value-type="float">
            <text:p>-18,3494777679443</text:p>
          </table:table-cell>
          <table:table-cell table:style-name="ce7" office:value-type="float" office:value="-11" calcext:value-type="float">
            <text:p>-11</text:p>
          </table:table-cell>
          <table:table-cell table:number-columns-repeated="7"/>
          <table:table-cell office:value-type="float" office:value="-44.168" calcext:value-type="float">
            <text:p>-44,168</text:p>
          </table:table-cell>
          <table:table-cell office:value-type="float" office:value="143.458" calcext:value-type="float">
            <text:p>143,4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146];[.B146];[.C146];[.D146];[.E146])" office:value-type="string" office:string-value="9/4/19" calcext:value-type="string">
            <text:p>9/4/19</text:p>
          </table:table-cell>
          <table:table-cell office:value-type="time" office:time-value="PT15H23M47S" calcext:value-type="time">
            <text:p>15:23:47</text:p>
          </table:table-cell>
          <table:table-cell office:value-type="float" office:value="17.937952041626" calcext:value-type="float">
            <text:p>17,937952041626</text:p>
          </table:table-cell>
          <table:table-cell office:value-type="float" office:value="-3.76412153244019" calcext:value-type="float">
            <text:p>-3,76412153244019</text:p>
          </table:table-cell>
          <table:table-cell office:value-type="float" office:value="-19.3360176086426" calcext:value-type="float">
            <text:p>-19,3360176086426</text:p>
          </table:table-cell>
          <table:table-cell table:style-name="ce7" office:value-type="float" office:value="-11" calcext:value-type="float">
            <text:p>-11</text:p>
          </table:table-cell>
          <table:table-cell table:number-columns-repeated="7"/>
          <table:table-cell office:value-type="float" office:value="-45.462" calcext:value-type="float">
            <text:p>-45,462</text:p>
          </table:table-cell>
          <table:table-cell office:value-type="float" office:value="146.534" calcext:value-type="float">
            <text:p>146,5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147];[.B147];[.C147];[.D147];[.E147])" office:value-type="string" office:string-value="9/4/19" calcext:value-type="string">
            <text:p>9/4/19</text:p>
          </table:table-cell>
          <table:table-cell office:value-type="time" office:time-value="PT15H24M27S" calcext:value-type="time">
            <text:p>15:24:27</text:p>
          </table:table-cell>
          <table:table-cell office:value-type="float" office:value="17.894868850708" calcext:value-type="float">
            <text:p>17,894868850708</text:p>
          </table:table-cell>
          <table:table-cell office:value-type="float" office:value="-2.75304222106934" calcext:value-type="float">
            <text:p>-2,75304222106934</text:p>
          </table:table-cell>
          <table:table-cell office:value-type="float" office:value="-19.8602981567383" calcext:value-type="float">
            <text:p>-19,8602981567383</text:p>
          </table:table-cell>
          <table:table-cell table:style-name="ce7" office:value-type="float" office:value="-11" calcext:value-type="float">
            <text:p>-11</text:p>
          </table:table-cell>
          <table:table-cell table:number-columns-repeated="7"/>
          <table:table-cell office:value-type="float" office:value="-46.631" calcext:value-type="float">
            <text:p>-46,631</text:p>
          </table:table-cell>
          <table:table-cell office:value-type="float" office:value="149.676" calcext:value-type="float">
            <text:p>149,6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148];[.B148];[.C148];[.D148];[.E148])" office:value-type="string" office:string-value="9/4/19" calcext:value-type="string">
            <text:p>9/4/19</text:p>
          </table:table-cell>
          <table:table-cell office:value-type="time" office:time-value="PT15H25M07S" calcext:value-type="time">
            <text:p>15:25:07</text:p>
          </table:table-cell>
          <table:table-cell office:value-type="float" office:value="17.6450061798096" calcext:value-type="float">
            <text:p>17,6450061798096</text:p>
          </table:table-cell>
          <table:table-cell office:value-type="float" office:value="-1.6929897069931" calcext:value-type="float">
            <text:p>-1,6929897069931</text:p>
          </table:table-cell>
          <table:table-cell office:value-type="float" office:value="-20.3116493225098" calcext:value-type="float">
            <text:p>-20,3116493225098</text:p>
          </table:table-cell>
          <table:table-cell table:style-name="ce7" office:value-type="float" office:value="-11" calcext:value-type="float">
            <text:p>-11</text:p>
          </table:table-cell>
          <table:table-cell table:number-columns-repeated="7"/>
          <table:table-cell office:value-type="float" office:value="-47.7" calcext:value-type="float">
            <text:p>-47,7</text:p>
          </table:table-cell>
          <table:table-cell office:value-type="float" office:value="152.957" calcext:value-type="float">
            <text:p>152,95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149];[.B149];[.C149];[.D149];[.E149])" office:value-type="string" office:string-value="9/4/19" calcext:value-type="string">
            <text:p>9/4/19</text:p>
          </table:table-cell>
          <table:table-cell office:value-type="time" office:time-value="PT15H25M47S" calcext:value-type="time">
            <text:p>15:25:47</text:p>
          </table:table-cell>
          <table:table-cell office:value-type="float" office:value="17.2395420074463" calcext:value-type="float">
            <text:p>17,2395420074463</text:p>
          </table:table-cell>
          <table:table-cell office:value-type="float" office:value="-0.677985727787018" calcext:value-type="float">
            <text:p>-0,677985727787018</text:p>
          </table:table-cell>
          <table:table-cell office:value-type="float" office:value="-20.8481273651123" calcext:value-type="float">
            <text:p>-20,8481273651123</text:p>
          </table:table-cell>
          <table:table-cell table:style-name="ce7" office:value-type="float" office:value="-11" calcext:value-type="float">
            <text:p>-11</text:p>
          </table:table-cell>
          <table:table-cell table:number-columns-repeated="7"/>
          <table:table-cell office:value-type="float" office:value="-48.662" calcext:value-type="float">
            <text:p>-48,662</text:p>
          </table:table-cell>
          <table:table-cell office:value-type="float" office:value="156.373" calcext:value-type="float">
            <text:p>156,3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150];[.B150];[.C150];[.D150];[.E150])" office:value-type="string" office:string-value="9/4/19" calcext:value-type="string">
            <text:p>9/4/19</text:p>
          </table:table-cell>
          <table:table-cell office:value-type="time" office:time-value="PT15H26M27S" calcext:value-type="time">
            <text:p>15:26:27</text:p>
          </table:table-cell>
          <table:table-cell office:value-type="float" office:value="17.0274772644043" calcext:value-type="float">
            <text:p>17,0274772644043</text:p>
          </table:table-cell>
          <table:table-cell office:value-type="float" office:value="0.379788547754288" calcext:value-type="float">
            <text:p>0,379788547754288</text:p>
          </table:table-cell>
          <table:table-cell office:value-type="float" office:value="-21.0981712341309" calcext:value-type="float">
            <text:p>-21,0981712341309</text:p>
          </table:table-cell>
          <table:table-cell table:style-name="ce7" office:value-type="float" office:value="-11" calcext:value-type="float">
            <text:p>-11</text:p>
          </table:table-cell>
          <table:table-cell table:number-columns-repeated="7"/>
          <table:table-cell office:value-type="float" office:value="-49.507" calcext:value-type="float">
            <text:p>-49,507</text:p>
          </table:table-cell>
          <table:table-cell office:value-type="float" office:value="159.92" calcext:value-type="float">
            <text:p>159,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151];[.B151];[.C151];[.D151];[.E151])" office:value-type="string" office:string-value="9/4/19" calcext:value-type="string">
            <text:p>9/4/19</text:p>
          </table:table-cell>
          <table:table-cell office:value-type="time" office:time-value="PT15H27M08S" calcext:value-type="time">
            <text:p>15:27:08</text:p>
          </table:table-cell>
          <table:table-cell office:value-type="float" office:value="16.8494281768799" calcext:value-type="float">
            <text:p>16,8494281768799</text:p>
          </table:table-cell>
          <table:table-cell office:value-type="float" office:value="1.53630805015564" calcext:value-type="float">
            <text:p>1,53630805015564</text:p>
          </table:table-cell>
          <table:table-cell office:value-type="float" office:value="-21.3707637786865" calcext:value-type="float">
            <text:p>-21,3707637786865</text:p>
          </table:table-cell>
          <table:table-cell table:style-name="ce7" office:value-type="float" office:value="-11" calcext:value-type="float">
            <text:p>-11</text:p>
          </table:table-cell>
          <table:table-cell table:number-columns-repeated="7"/>
          <table:table-cell office:value-type="float" office:value="-50.246" calcext:value-type="float">
            <text:p>-50,246</text:p>
          </table:table-cell>
          <table:table-cell office:value-type="float" office:value="163.68" calcext:value-type="float">
            <text:p>163,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152];[.B152];[.C152];[.D152];[.E152])" office:value-type="string" office:string-value="9/4/19" calcext:value-type="string">
            <text:p>9/4/19</text:p>
          </table:table-cell>
          <table:table-cell office:value-type="time" office:time-value="PT15H27M48S" calcext:value-type="time">
            <text:p>15:27:48</text:p>
          </table:table-cell>
          <table:table-cell office:value-type="float" office:value="16.7526664733887" calcext:value-type="float">
            <text:p>16,7526664733887</text:p>
          </table:table-cell>
          <table:table-cell office:value-type="float" office:value="2.58462166786194" calcext:value-type="float">
            <text:p>2,58462166786194</text:p>
          </table:table-cell>
          <table:table-cell office:value-type="float" office:value="-21.5184745788574" calcext:value-type="float">
            <text:p>-21,5184745788574</text:p>
          </table:table-cell>
          <table:table-cell table:style-name="ce7" office:value-type="float" office:value="-11" calcext:value-type="float">
            <text:p>-11</text:p>
          </table:table-cell>
          <table:table-cell table:number-columns-repeated="7"/>
          <table:table-cell office:value-type="float" office:value="-50.836" calcext:value-type="float">
            <text:p>-50,836</text:p>
          </table:table-cell>
          <table:table-cell office:value-type="float" office:value="167.455" calcext:value-type="float">
            <text:p>167,45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153];[.B153];[.C153];[.D153];[.E153])" office:value-type="string" office:string-value="9/4/19" calcext:value-type="string">
            <text:p>9/4/19</text:p>
          </table:table-cell>
          <table:table-cell office:value-type="time" office:time-value="PT15H28M28S" calcext:value-type="time">
            <text:p>15:28:28</text:p>
          </table:table-cell>
          <table:table-cell office:value-type="float" office:value="16.6056270599365" calcext:value-type="float">
            <text:p>16,6056270599365</text:p>
          </table:table-cell>
          <table:table-cell office:value-type="float" office:value="3.64314150810242" calcext:value-type="float">
            <text:p>3,64314150810242</text:p>
          </table:table-cell>
          <table:table-cell office:value-type="float" office:value="-21.3397846221924" calcext:value-type="float">
            <text:p>-21,3397846221924</text:p>
          </table:table-cell>
          <table:table-cell table:style-name="ce7" office:value-type="float" office:value="-11" calcext:value-type="float">
            <text:p>-11</text:p>
          </table:table-cell>
          <table:table-cell table:number-columns-repeated="7"/>
          <table:table-cell office:value-type="float" office:value="-51.289" calcext:value-type="float">
            <text:p>-51,289</text:p>
          </table:table-cell>
          <table:table-cell office:value-type="float" office:value="171.519" calcext:value-type="float">
            <text:p>171,5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154];[.B154];[.C154];[.D154];[.E154])" office:value-type="string" office:string-value="9/4/19" calcext:value-type="string">
            <text:p>9/4/19</text:p>
          </table:table-cell>
          <table:table-cell office:value-type="time" office:time-value="PT15H29M08S" calcext:value-type="time">
            <text:p>15:29:08</text:p>
          </table:table-cell>
          <table:table-cell office:value-type="float" office:value="16.2549114227295" calcext:value-type="float">
            <text:p>16,2549114227295</text:p>
          </table:table-cell>
          <table:table-cell office:value-type="float" office:value="4.58951377868652" calcext:value-type="float">
            <text:p>4,58951377868652</text:p>
          </table:table-cell>
          <table:table-cell office:value-type="float" office:value="-21.3145999908447" calcext:value-type="float">
            <text:p>-21,3145999908447</text:p>
          </table:table-cell>
          <table:table-cell table:style-name="ce7" office:value-type="float" office:value="-11" calcext:value-type="float">
            <text:p>-11</text:p>
          </table:table-cell>
          <table:table-cell table:number-columns-repeated="7"/>
          <table:table-cell office:value-type="float" office:value="-51.601" calcext:value-type="float">
            <text:p>-51,601</text:p>
          </table:table-cell>
          <table:table-cell office:value-type="float" office:value="175.25" calcext:value-type="float">
            <text:p>175,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155];[.B155];[.C155];[.D155];[.E155])" office:value-type="string" office:string-value="9/4/19" calcext:value-type="string">
            <text:p>9/4/19</text:p>
          </table:table-cell>
          <table:table-cell office:value-type="time" office:time-value="PT15H29M48S" calcext:value-type="time">
            <text:p>15:29:48</text:p>
          </table:table-cell>
          <table:table-cell office:value-type="float" office:value="16.0967540740967" calcext:value-type="float">
            <text:p>16,0967540740967</text:p>
          </table:table-cell>
          <table:table-cell office:value-type="float" office:value="5.70506858825684" calcext:value-type="float">
            <text:p>5,70506858825684</text:p>
          </table:table-cell>
          <table:table-cell office:value-type="float" office:value="-21.1547622680664" calcext:value-type="float">
            <text:p>-21,1547622680664</text:p>
          </table:table-cell>
          <table:table-cell table:style-name="ce7" office:value-type="float" office:value="-11" calcext:value-type="float">
            <text:p>-11</text:p>
          </table:table-cell>
          <table:table-cell table:number-columns-repeated="7"/>
          <table:table-cell office:value-type="float" office:value="-51.768" calcext:value-type="float">
            <text:p>-51,768</text:p>
          </table:table-cell>
          <table:table-cell office:value-type="float" office:value="179.225" calcext:value-type="float">
            <text:p>179,2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156];[.B156];[.C156];[.D156];[.E156])" office:value-type="string" office:string-value="9/4/19" calcext:value-type="string">
            <text:p>9/4/19</text:p>
          </table:table-cell>
          <table:table-cell office:value-type="time" office:time-value="PT15H30M28S" calcext:value-type="time">
            <text:p>15:30:28</text:p>
          </table:table-cell>
          <table:table-cell office:value-type="float" office:value="15.9875078201294" calcext:value-type="float">
            <text:p>15,9875078201294</text:p>
          </table:table-cell>
          <table:table-cell office:value-type="float" office:value="6.75474071502686" calcext:value-type="float">
            <text:p>6,75474071502686</text:p>
          </table:table-cell>
          <table:table-cell office:value-type="float" office:value="-20.9261093139648" calcext:value-type="float">
            <text:p>-20,9261093139648</text:p>
          </table:table-cell>
          <table:table-cell table:style-name="ce7" office:value-type="float" office:value="-11" calcext:value-type="float">
            <text:p>-11</text:p>
          </table:table-cell>
          <table:table-cell table:number-columns-repeated="7"/>
          <table:table-cell office:value-type="float" office:value="-51.789" calcext:value-type="float">
            <text:p>-51,789</text:p>
          </table:table-cell>
          <table:table-cell office:value-type="float" office:value="-176.784" calcext:value-type="float">
            <text:p>-176,7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157];[.B157];[.C157];[.D157];[.E157])" office:value-type="string" office:string-value="9/4/19" calcext:value-type="string">
            <text:p>9/4/19</text:p>
          </table:table-cell>
          <table:table-cell office:value-type="time" office:time-value="PT15H31M09S" calcext:value-type="time">
            <text:p>15:31:09</text:p>
          </table:table-cell>
          <table:table-cell office:value-type="float" office:value="15.7426624298096" calcext:value-type="float">
            <text:p>15,7426624298096</text:p>
          </table:table-cell>
          <table:table-cell office:value-type="float" office:value="7.88894414901733" calcext:value-type="float">
            <text:p>7,88894414901733</text:p>
          </table:table-cell>
          <table:table-cell office:value-type="float" office:value="-20.4655590057373" calcext:value-type="float">
            <text:p>-20,4655590057373</text:p>
          </table:table-cell>
          <table:table-cell table:style-name="ce7" office:value-type="float" office:value="-11" calcext:value-type="float">
            <text:p>-11</text:p>
          </table:table-cell>
          <table:table-cell table:number-columns-repeated="7"/>
          <table:table-cell office:value-type="float" office:value="-51.658" calcext:value-type="float">
            <text:p>-51,658</text:p>
          </table:table-cell>
          <table:table-cell office:value-type="float" office:value="-172.703" calcext:value-type="float">
            <text:p>-172,70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158];[.B158];[.C158];[.D158];[.E158])" office:value-type="string" office:string-value="9/4/19" calcext:value-type="string">
            <text:p>9/4/19</text:p>
          </table:table-cell>
          <table:table-cell office:value-type="time" office:time-value="PT15H31M49S" calcext:value-type="time">
            <text:p>15:31:49</text:p>
          </table:table-cell>
          <table:table-cell office:value-type="float" office:value="15.512152671814" calcext:value-type="float">
            <text:p>15,512152671814</text:p>
          </table:table-cell>
          <table:table-cell office:value-type="float" office:value="8.83041572570801" calcext:value-type="float">
            <text:p>8,83041572570801</text:p>
          </table:table-cell>
          <table:table-cell office:value-type="float" office:value="-20.0306816101074" calcext:value-type="float">
            <text:p>-20,0306816101074</text:p>
          </table:table-cell>
          <table:table-cell table:style-name="ce7" office:value-type="float" office:value="-11" calcext:value-type="float">
            <text:p>-11</text:p>
          </table:table-cell>
          <table:table-cell table:number-columns-repeated="7"/>
          <table:table-cell office:value-type="float" office:value="-51.383" calcext:value-type="float">
            <text:p>-51,383</text:p>
          </table:table-cell>
          <table:table-cell office:value-type="float" office:value="-168.758" calcext:value-type="float">
            <text:p>-168,7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159];[.B159];[.C159];[.D159];[.E159])" office:value-type="string" office:string-value="9/4/19" calcext:value-type="string">
            <text:p>9/4/19</text:p>
          </table:table-cell>
          <table:table-cell office:value-type="time" office:time-value="PT15H32M30S" calcext:value-type="time">
            <text:p>15:32:30</text:p>
          </table:table-cell>
          <table:table-cell office:value-type="float" office:value="15.1998310089111" calcext:value-type="float">
            <text:p>15,1998310089111</text:p>
          </table:table-cell>
          <table:table-cell office:value-type="float" office:value="9.84329700469971" calcext:value-type="float">
            <text:p>9,84329700469971</text:p>
          </table:table-cell>
          <table:table-cell office:value-type="float" office:value="-19.2382488250732" calcext:value-type="float">
            <text:p>-19,2382488250732</text:p>
          </table:table-cell>
          <table:table-cell office:value-type="float" office:value="-25" calcext:value-type="float">
            <text:p>-25</text:p>
          </table:table-cell>
          <table:table-cell table:number-columns-repeated="4"/>
          <table:table-cell office:value-type="string" calcext:value-type="string">
            <text:p>Est Nv Zélande</text:p>
          </table:table-cell>
          <table:table-cell office:value-type="float" office:value="427" calcext:value-type="float">
            <text:p>427</text:p>
          </table:table-cell>
          <table:table-cell office:value-type="float" office:value="27556" calcext:value-type="float">
            <text:p>27556</text:p>
          </table:table-cell>
          <table:table-cell office:value-type="float" office:value="-50.954" calcext:value-type="float">
            <text:p>-50,954</text:p>
          </table:table-cell>
          <table:table-cell office:value-type="float" office:value="-164.776" calcext:value-type="float">
            <text:p>-164,7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160];[.B160];[.C160];[.D160];[.E160])" office:value-type="string" office:string-value="9/4/19" calcext:value-type="string">
            <text:p>9/4/19</text:p>
          </table:table-cell>
          <table:table-cell office:value-type="time" office:time-value="PT15H33M10S" calcext:value-type="time">
            <text:p>15:33:10</text:p>
          </table:table-cell>
          <table:table-cell office:value-type="float" office:value="15.0544605255127" calcext:value-type="float">
            <text:p>15,0544605255127</text:p>
          </table:table-cell>
          <table:table-cell office:value-type="float" office:value="10.6917543411255" calcext:value-type="float">
            <text:p>10,6917543411255</text:p>
          </table:table-cell>
          <table:table-cell office:value-type="float" office:value="-18.6754989624023" calcext:value-type="float">
            <text:p>-18,6754989624023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-50.397" calcext:value-type="float">
            <text:p>-50,397</text:p>
          </table:table-cell>
          <table:table-cell office:value-type="float" office:value="-160.981" calcext:value-type="float">
            <text:p>-160,9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161];[.B161];[.C161];[.D161];[.E161])" office:value-type="string" office:string-value="9/4/19" calcext:value-type="string">
            <text:p>9/4/19</text:p>
          </table:table-cell>
          <table:table-cell office:value-type="time" office:time-value="PT15H33M50S" calcext:value-type="time">
            <text:p>15:33:50</text:p>
          </table:table-cell>
          <table:table-cell office:value-type="float" office:value="14.8029756546021" calcext:value-type="float">
            <text:p>14,8029756546021</text:p>
          </table:table-cell>
          <table:table-cell office:value-type="float" office:value="11.6647300720215" calcext:value-type="float">
            <text:p>11,6647300720215</text:p>
          </table:table-cell>
          <table:table-cell office:value-type="float" office:value="-17.9690914154053" calcext:value-type="float">
            <text:p>-17,9690914154053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-49.708" calcext:value-type="float">
            <text:p>-49,708</text:p>
          </table:table-cell>
          <table:table-cell office:value-type="float" office:value="-157.286" calcext:value-type="float">
            <text:p>-157,28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162];[.B162];[.C162];[.D162];[.E162])" office:value-type="string" office:string-value="9/4/19" calcext:value-type="string">
            <text:p>9/4/19</text:p>
          </table:table-cell>
          <table:table-cell office:value-type="time" office:time-value="PT15H34M30S" calcext:value-type="time">
            <text:p>15:34:30</text:p>
          </table:table-cell>
          <table:table-cell office:value-type="float" office:value="14.6387825012207" calcext:value-type="float">
            <text:p>14,6387825012207</text:p>
          </table:table-cell>
          <table:table-cell office:value-type="float" office:value="12.6046257019043" calcext:value-type="float">
            <text:p>12,6046257019043</text:p>
          </table:table-cell>
          <table:table-cell office:value-type="float" office:value="-16.9627628326416" calcext:value-type="float">
            <text:p>-16,9627628326416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-48.708" calcext:value-type="float">
            <text:p>-48,708</text:p>
          </table:table-cell>
          <table:table-cell office:value-type="float" office:value="-153.708" calcext:value-type="float">
            <text:p>-153,7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163];[.B163];[.C163];[.D163];[.E163])" office:value-type="string" office:string-value="9/4/19" calcext:value-type="string">
            <text:p>9/4/19</text:p>
          </table:table-cell>
          <table:table-cell office:value-type="time" office:time-value="PT15H35M11S" calcext:value-type="time">
            <text:p>15:35:11</text:p>
          </table:table-cell>
          <table:table-cell office:value-type="float" office:value="14.4608325958252" calcext:value-type="float">
            <text:p>14,4608325958252</text:p>
          </table:table-cell>
          <table:table-cell office:value-type="float" office:value="13.3737306594849" calcext:value-type="float">
            <text:p>13,3737306594849</text:p>
          </table:table-cell>
          <table:table-cell office:value-type="float" office:value="-16.0311431884766" calcext:value-type="float">
            <text:p>-16,0311431884766</text:p>
          </table:table-cell>
          <table:table-cell office:value-type="float" office:value="-25" calcext:value-type="float">
            <text:p>-25</text:p>
          </table:table-cell>
          <table:table-cell table:number-columns-repeated="4"/>
          <table:table-cell office:value-type="string" calcext:value-type="string">
            <text:p>océan indien</text:p>
          </table:table-cell>
          <table:table-cell office:value-type="float" office:value="426" calcext:value-type="float">
            <text:p>426</text:p>
          </table:table-cell>
          <table:table-cell office:value-type="float" office:value="27557" calcext:value-type="float">
            <text:p>27557</text:p>
          </table:table-cell>
          <table:table-cell office:value-type="float" office:value="-47.937" calcext:value-type="float">
            <text:p>-47,937</text:p>
          </table:table-cell>
          <table:table-cell office:value-type="float" office:value="-150.173" calcext:value-type="float">
            <text:p>-150,1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164];[.B164];[.C164];[.D164];[.E164])" office:value-type="string" office:string-value="9/4/19" calcext:value-type="string">
            <text:p>9/4/19</text:p>
          </table:table-cell>
          <table:table-cell office:value-type="time" office:time-value="PT15H35M51S" calcext:value-type="time">
            <text:p>15:35:51</text:p>
          </table:table-cell>
          <table:table-cell office:value-type="float" office:value="14.0972442626953" calcext:value-type="float">
            <text:p>14,0972442626953</text:p>
          </table:table-cell>
          <table:table-cell office:value-type="float" office:value="14.1773366928101" calcext:value-type="float">
            <text:p>14,1773366928101</text:p>
          </table:table-cell>
          <table:table-cell office:value-type="float" office:value="-15.0094661712646" calcext:value-type="float">
            <text:p>-15,0094661712646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-46.893" calcext:value-type="float">
            <text:p>-46,893</text:p>
          </table:table-cell>
          <table:table-cell office:value-type="float" office:value="-148.861" calcext:value-type="float">
            <text:p>-148,86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165];[.B165];[.C165];[.D165];[.E165])" office:value-type="string" office:string-value="9/4/19" calcext:value-type="string">
            <text:p>9/4/19</text:p>
          </table:table-cell>
          <table:table-cell office:value-type="time" office:time-value="PT15H36M32S" calcext:value-type="time">
            <text:p>15:36:32</text:p>
          </table:table-cell>
          <table:table-cell office:value-type="float" office:value="13.8335876464844" calcext:value-type="float">
            <text:p>13,8335876464844</text:p>
          </table:table-cell>
          <table:table-cell office:value-type="float" office:value="14.9941101074219" calcext:value-type="float">
            <text:p>14,9941101074219</text:p>
          </table:table-cell>
          <table:table-cell office:value-type="float" office:value="-14.0587215423584" calcext:value-type="float">
            <text:p>-14,0587215423584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-45.717" calcext:value-type="float">
            <text:p>-45,717</text:p>
          </table:table-cell>
          <table:table-cell office:value-type="float" office:value="-143.61" calcext:value-type="float">
            <text:p>-143,6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166];[.B166];[.C166];[.D166];[.E166])" office:value-type="string" office:string-value="9/4/19" calcext:value-type="string">
            <text:p>9/4/19</text:p>
          </table:table-cell>
          <table:table-cell office:value-type="time" office:time-value="PT15H37M12S" calcext:value-type="time">
            <text:p>15:37:12</text:p>
          </table:table-cell>
          <table:table-cell office:value-type="float" office:value="13.4924602508545" calcext:value-type="float">
            <text:p>13,4924602508545</text:p>
          </table:table-cell>
          <table:table-cell office:value-type="float" office:value="15.6641073226929" calcext:value-type="float">
            <text:p>15,6641073226929</text:p>
          </table:table-cell>
          <table:table-cell office:value-type="float" office:value="-12.5866584777832" calcext:value-type="float">
            <text:p>-12,5866584777832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-44.475" calcext:value-type="float">
            <text:p>-44,475</text:p>
          </table:table-cell>
          <table:table-cell office:value-type="float" office:value="-140.578" calcext:value-type="float">
            <text:p>-140,5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167];[.B167];[.C167];[.D167];[.E167])" office:value-type="string" office:string-value="9/4/19" calcext:value-type="string">
            <text:p>9/4/19</text:p>
          </table:table-cell>
          <table:table-cell office:value-type="time" office:time-value="PT15H37M52S" calcext:value-type="time">
            <text:p>15:37:52</text:p>
          </table:table-cell>
          <table:table-cell office:value-type="float" office:value="13.3591022491455" calcext:value-type="float">
            <text:p>13,3591022491455</text:p>
          </table:table-cell>
          <table:table-cell office:value-type="float" office:value="16.3333129882813" calcext:value-type="float">
            <text:p>16,3333129882813</text:p>
          </table:table-cell>
          <table:table-cell office:value-type="float" office:value="-11.4035367965698" calcext:value-type="float">
            <text:p>-11,4035367965698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-43.147" calcext:value-type="float">
            <text:p>-43,147</text:p>
          </table:table-cell>
          <table:table-cell office:value-type="float" office:value="-137.684" calcext:value-type="float">
            <text:p>-137,6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168];[.B168];[.C168];[.D168];[.E168])" office:value-type="string" office:string-value="9/4/19" calcext:value-type="string">
            <text:p>9/4/19</text:p>
          </table:table-cell>
          <table:table-cell office:value-type="time" office:time-value="PT15H38M33S" calcext:value-type="time">
            <text:p>15:38:33</text:p>
          </table:table-cell>
          <table:table-cell office:value-type="float" office:value="13.1658954620361" calcext:value-type="float">
            <text:p>13,1658954620361</text:p>
          </table:table-cell>
          <table:table-cell office:value-type="float" office:value="17.0717716217041" calcext:value-type="float">
            <text:p>17,0717716217041</text:p>
          </table:table-cell>
          <table:table-cell office:value-type="float" office:value="-10.123875617981" calcext:value-type="float">
            <text:p>-10,123875617981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-41.704" calcext:value-type="float">
            <text:p>-41,704</text:p>
          </table:table-cell>
          <table:table-cell office:value-type="float" office:value="-134.855" calcext:value-type="float">
            <text:p>-134,85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169];[.B169];[.C169];[.D169];[.E169])" office:value-type="string" office:string-value="9/4/19" calcext:value-type="string">
            <text:p>9/4/19</text:p>
          </table:table-cell>
          <table:table-cell office:value-type="time" office:time-value="PT15H39M13S" calcext:value-type="time">
            <text:p>15:39:13</text:p>
          </table:table-cell>
          <table:table-cell office:value-type="float" office:value="13.0477266311646" calcext:value-type="float">
            <text:p>13,0477266311646</text:p>
          </table:table-cell>
          <table:table-cell office:value-type="float" office:value="17.6214542388916" calcext:value-type="float">
            <text:p>17,6214542388916</text:p>
          </table:table-cell>
          <table:table-cell office:value-type="float" office:value="-8.74499988555908" calcext:value-type="float">
            <text:p>-8,74499988555908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-40.224" calcext:value-type="float">
            <text:p>-40,224</text:p>
          </table:table-cell>
          <table:table-cell office:value-type="float" office:value="-132.225" calcext:value-type="float">
            <text:p>-132,2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170];[.B170];[.C170];[.D170];[.E170])" office:value-type="string" office:string-value="9/4/19" calcext:value-type="string">
            <text:p>9/4/19</text:p>
          </table:table-cell>
          <table:table-cell office:value-type="time" office:time-value="PT15H39M53S" calcext:value-type="time">
            <text:p>15:39:53</text:p>
          </table:table-cell>
          <table:table-cell office:value-type="float" office:value="12.9610042572021" calcext:value-type="float">
            <text:p>12,9610042572021</text:p>
          </table:table-cell>
          <table:table-cell office:value-type="float" office:value="18.4769897460938" calcext:value-type="float">
            <text:p>18,4769897460938</text:p>
          </table:table-cell>
          <table:table-cell office:value-type="float" office:value="-7.28158855438232" calcext:value-type="float">
            <text:p>-7,28158855438232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-38.678" calcext:value-type="float">
            <text:p>-38,678</text:p>
          </table:table-cell>
          <table:table-cell office:value-type="float" office:value="-129.715" calcext:value-type="float">
            <text:p>-129,7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171];[.B171];[.C171];[.D171];[.E171])" office:value-type="string" office:string-value="9/4/19" calcext:value-type="string">
            <text:p>9/4/19</text:p>
          </table:table-cell>
          <table:table-cell office:value-type="time" office:time-value="PT15H40M32S" calcext:value-type="time">
            <text:p>15:40:32</text:p>
          </table:table-cell>
          <table:table-cell office:value-type="float" office:value="12.8583927154541" calcext:value-type="float">
            <text:p>12,8583927154541</text:p>
          </table:table-cell>
          <table:table-cell office:value-type="float" office:value="18.9367084503174" calcext:value-type="float">
            <text:p>18,9367084503174</text:p>
          </table:table-cell>
          <table:table-cell office:value-type="float" office:value="-6.18416738510132" calcext:value-type="float">
            <text:p>-6,18416738510132</text:p>
          </table:table-cell>
          <table:table-cell office:value-type="float" office:value="-25" calcext:value-type="float">
            <text:p>-25</text:p>
          </table:table-cell>
          <table:table-cell table:number-columns-repeated="4"/>
          <table:table-cell office:value-type="string" calcext:value-type="string">
            <text:p>océan indien</text:p>
          </table:table-cell>
          <table:table-cell office:value-type="float" office:value="422" calcext:value-type="float">
            <text:p>422</text:p>
          </table:table-cell>
          <table:table-cell office:value-type="float" office:value="27565" calcext:value-type="float">
            <text:p>27565</text:p>
          </table:table-cell>
          <table:table-cell office:value-type="float" office:value="-37.115" calcext:value-type="float">
            <text:p>-37,115</text:p>
          </table:table-cell>
          <table:table-cell office:value-type="float" office:value="-127.379" calcext:value-type="float">
            <text:p>-127,37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172];[.B172];[.C172];[.D172];[.E172])" office:value-type="string" office:string-value="9/4/19" calcext:value-type="string">
            <text:p>9/4/19</text:p>
          </table:table-cell>
          <table:table-cell office:value-type="time" office:time-value="PT15H41M12S" calcext:value-type="time">
            <text:p>15:41:12</text:p>
          </table:table-cell>
          <table:table-cell office:value-type="float" office:value="12.8592596054077" calcext:value-type="float">
            <text:p>12,8592596054077</text:p>
          </table:table-cell>
          <table:table-cell office:value-type="float" office:value="19.4204940795898" calcext:value-type="float">
            <text:p>19,4204940795898</text:p>
          </table:table-cell>
          <table:table-cell office:value-type="float" office:value="-4.94363784790039" calcext:value-type="float">
            <text:p>-4,94363784790039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-35.332" calcext:value-type="float">
            <text:p>-35,332</text:p>
          </table:table-cell>
          <table:table-cell office:value-type="float" office:value="-124.921" calcext:value-type="float">
            <text:p>-124,9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173];[.B173];[.C173];[.D173];[.E173])" office:value-type="string" office:string-value="9/4/19" calcext:value-type="string">
            <text:p>9/4/19</text:p>
          </table:table-cell>
          <table:table-cell office:value-type="time" office:time-value="PT15H41M53S" calcext:value-type="time">
            <text:p>15:41:53</text:p>
          </table:table-cell>
          <table:table-cell office:value-type="float" office:value="12.7230396270752" calcext:value-type="float">
            <text:p>12,7230396270752</text:p>
          </table:table-cell>
          <table:table-cell office:value-type="float" office:value="19.8820457458496" calcext:value-type="float">
            <text:p>19,8820457458496</text:p>
          </table:table-cell>
          <table:table-cell office:value-type="float" office:value="-3.71819448471069" calcext:value-type="float">
            <text:p>-3,71819448471069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-33.71" calcext:value-type="float">
            <text:p>-33,71</text:p>
          </table:table-cell>
          <table:table-cell office:value-type="float" office:value="-122.844" calcext:value-type="float">
            <text:p>-122,8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174];[.B174];[.C174];[.D174];[.E174])" office:value-type="string" office:string-value="9/4/19" calcext:value-type="string">
            <text:p>9/4/19</text:p>
          </table:table-cell>
          <table:table-cell office:value-type="time" office:time-value="PT15H42M32S" calcext:value-type="time">
            <text:p>15:42:32</text:p>
          </table:table-cell>
          <table:table-cell office:value-type="float" office:value="12.5745239257813" calcext:value-type="float">
            <text:p>12,5745239257813</text:p>
          </table:table-cell>
          <table:table-cell office:value-type="float" office:value="20.3073539733887" calcext:value-type="float">
            <text:p>20,3073539733887</text:p>
          </table:table-cell>
          <table:table-cell office:value-type="float" office:value="-2.46205806732178" calcext:value-type="float">
            <text:p>-2,46205806732178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-32.004" calcext:value-type="float">
            <text:p>-32,004</text:p>
          </table:table-cell>
          <table:table-cell office:value-type="float" office:value="-120.8" calcext:value-type="float">
            <text:p>-120,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175];[.B175];[.C175];[.D175];[.E175])" office:value-type="string" office:string-value="9/4/19" calcext:value-type="string">
            <text:p>9/4/19</text:p>
          </table:table-cell>
          <table:table-cell office:value-type="time" office:time-value="PT15H43M12S" calcext:value-type="time">
            <text:p>15:43:12</text:p>
          </table:table-cell>
          <table:table-cell office:value-type="float" office:value="12.4430265426636" calcext:value-type="float">
            <text:p>12,4430265426636</text:p>
          </table:table-cell>
          <table:table-cell office:value-type="float" office:value="20.645975112915" calcext:value-type="float">
            <text:p>20,645975112915</text:p>
          </table:table-cell>
          <table:table-cell office:value-type="float" office:value="-0.876789212226868" calcext:value-type="float">
            <text:p>-0,876789212226868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-30.215" calcext:value-type="float">
            <text:p>-30,215</text:p>
          </table:table-cell>
          <table:table-cell office:value-type="float" office:value="-118.786" calcext:value-type="float">
            <text:p>-118,78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176];[.B176];[.C176];[.D176];[.E176])" office:value-type="string" office:string-value="9/4/19" calcext:value-type="string">
            <text:p>9/4/19</text:p>
          </table:table-cell>
          <table:table-cell office:value-type="time" office:time-value="PT15H43M52S" calcext:value-type="time">
            <text:p>15:43:52</text:p>
          </table:table-cell>
          <table:table-cell office:value-type="float" office:value="12.3430614471436" calcext:value-type="float">
            <text:p>12,3430614471436</text:p>
          </table:table-cell>
          <table:table-cell office:value-type="float" office:value="20.9901809692383" calcext:value-type="float">
            <text:p>20,9901809692383</text:p>
          </table:table-cell>
          <table:table-cell office:value-type="float" office:value="0.352207571268082" calcext:value-type="float">
            <text:p>0,352207571268082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-28.391" calcext:value-type="float">
            <text:p>-28,391</text:p>
          </table:table-cell>
          <table:table-cell office:value-type="float" office:value="-116.85" calcext:value-type="float">
            <text:p>-116,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177];[.B177];[.C177];[.D177];[.E177])" office:value-type="string" office:string-value="9/4/19" calcext:value-type="string">
            <text:p>9/4/19</text:p>
          </table:table-cell>
          <table:table-cell office:value-type="time" office:time-value="PT15H44M32S" calcext:value-type="time">
            <text:p>15:44:32</text:p>
          </table:table-cell>
          <table:table-cell office:value-type="float" office:value="12.2640504837036" calcext:value-type="float">
            <text:p>12,2640504837036</text:p>
          </table:table-cell>
          <table:table-cell office:value-type="float" office:value="20.5879974365234" calcext:value-type="float">
            <text:p>20,5879974365234</text:p>
          </table:table-cell>
          <table:table-cell office:value-type="float" office:value="1.74417865276337" calcext:value-type="float">
            <text:p>1,74417865276337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-26.534" calcext:value-type="float">
            <text:p>-26,534</text:p>
          </table:table-cell>
          <table:table-cell office:value-type="float" office:value="-114.986" calcext:value-type="float">
            <text:p>-114,98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178];[.B178];[.C178];[.D178];[.E178])" office:value-type="string" office:string-value="9/4/19" calcext:value-type="string">
            <text:p>9/4/19</text:p>
          </table:table-cell>
          <table:table-cell office:value-type="time" office:time-value="PT15H45M12S" calcext:value-type="time">
            <text:p>15:45:12</text:p>
          </table:table-cell>
          <table:table-cell office:value-type="float" office:value="12.1361856460571" calcext:value-type="float">
            <text:p>12,1361856460571</text:p>
          </table:table-cell>
          <table:table-cell office:value-type="float" office:value="20.9475002288818" calcext:value-type="float">
            <text:p>20,9475002288818</text:p>
          </table:table-cell>
          <table:table-cell office:value-type="float" office:value="3.36533856391907" calcext:value-type="float">
            <text:p>3,36533856391907</text:p>
          </table:table-cell>
          <table:table-cell office:value-type="float" office:value="-25" calcext:value-type="float">
            <text:p>-25</text:p>
          </table:table-cell>
          <table:table-cell table:number-columns-repeated="4"/>
          <table:table-cell office:value-type="string" calcext:value-type="string">
            <text:p>océan pacifique</text:p>
          </table:table-cell>
          <table:table-cell office:value-type="float" office:value="417" calcext:value-type="float">
            <text:p>417</text:p>
          </table:table-cell>
          <table:table-cell office:value-type="float" office:value="27575" calcext:value-type="float">
            <text:p>27575</text:p>
          </table:table-cell>
          <table:table-cell office:value-type="float" office:value="-24.649" calcext:value-type="float">
            <text:p>-24,649</text:p>
          </table:table-cell>
          <table:table-cell office:value-type="float" office:value="-113.186" calcext:value-type="float">
            <text:p>-113,18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179];[.B179];[.C179];[.D179];[.E179])" office:value-type="string" office:string-value="9/4/19" calcext:value-type="string">
            <text:p>9/4/19</text:p>
          </table:table-cell>
          <table:table-cell office:value-type="time" office:time-value="PT15H45M52S" calcext:value-type="time">
            <text:p>15:45:52</text:p>
          </table:table-cell>
          <table:table-cell office:value-type="float" office:value="12.0679473876953" calcext:value-type="float">
            <text:p>12,0679473876953</text:p>
          </table:table-cell>
          <table:table-cell office:value-type="float" office:value="21.5212574005127" calcext:value-type="float">
            <text:p>21,5212574005127</text:p>
          </table:table-cell>
          <table:table-cell office:value-type="float" office:value="4.90579605102539" calcext:value-type="float">
            <text:p>4,90579605102539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-22.739" calcext:value-type="float">
            <text:p>-22,739</text:p>
          </table:table-cell>
          <table:table-cell office:value-type="float" office:value="-111.444" calcext:value-type="float">
            <text:p>-111,4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180];[.B180];[.C180];[.D180];[.E180])" office:value-type="string" office:string-value="9/4/19" calcext:value-type="string">
            <text:p>9/4/19</text:p>
          </table:table-cell>
          <table:table-cell office:value-type="time" office:time-value="PT15H46M31S" calcext:value-type="time">
            <text:p>15:46:31</text:p>
          </table:table-cell>
          <table:table-cell office:value-type="float" office:value="12.1151819229126" calcext:value-type="float">
            <text:p>12,1151819229126</text:p>
          </table:table-cell>
          <table:table-cell office:value-type="float" office:value="21.8422336578369" calcext:value-type="float">
            <text:p>21,8422336578369</text:p>
          </table:table-cell>
          <table:table-cell office:value-type="float" office:value="6.5549635887146" calcext:value-type="float">
            <text:p>6,5549635887146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-20.854" calcext:value-type="float">
            <text:p>-20,854</text:p>
          </table:table-cell>
          <table:table-cell office:value-type="float" office:value="-109.796" calcext:value-type="float">
            <text:p>-109,7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181];[.B181];[.C181];[.D181];[.E181])" office:value-type="string" office:string-value="9/4/19" calcext:value-type="string">
            <text:p>9/4/19</text:p>
          </table:table-cell>
          <table:table-cell office:value-type="time" office:time-value="PT15H47M11S" calcext:value-type="time">
            <text:p>15:47:11</text:p>
          </table:table-cell>
          <table:table-cell office:value-type="float" office:value="11.9967260360718" calcext:value-type="float">
            <text:p>11,9967260360718</text:p>
          </table:table-cell>
          <table:table-cell office:value-type="float" office:value="22.2298641204834" calcext:value-type="float">
            <text:p>22,2298641204834</text:p>
          </table:table-cell>
          <table:table-cell office:value-type="float" office:value="8.20623874664307" calcext:value-type="float">
            <text:p>8,20623874664307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-18.9" calcext:value-type="float">
            <text:p>-18,9</text:p>
          </table:table-cell>
          <table:table-cell office:value-type="float" office:value="-108.152" calcext:value-type="float">
            <text:p>-108,1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182];[.B182];[.C182];[.D182];[.E182])" office:value-type="string" office:string-value="9/4/19" calcext:value-type="string">
            <text:p>9/4/19</text:p>
          </table:table-cell>
          <table:table-cell office:value-type="time" office:time-value="PT15H47M51S" calcext:value-type="time">
            <text:p>15:47:51</text:p>
          </table:table-cell>
          <table:table-cell office:value-type="float" office:value="12.0769939422607" calcext:value-type="float">
            <text:p>12,0769939422607</text:p>
          </table:table-cell>
          <table:table-cell office:value-type="float" office:value="22.4463939666748" calcext:value-type="float">
            <text:p>22,4463939666748</text:p>
          </table:table-cell>
          <table:table-cell office:value-type="float" office:value="9.80476188659668" calcext:value-type="float">
            <text:p>9,80476188659668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-16.929" calcext:value-type="float">
            <text:p>-16,929</text:p>
          </table:table-cell>
          <table:table-cell office:value-type="float" office:value="-106.549" calcext:value-type="float">
            <text:p>-106,5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183];[.B183];[.C183];[.D183];[.E183])" office:value-type="string" office:string-value="9/4/19" calcext:value-type="string">
            <text:p>9/4/19</text:p>
          </table:table-cell>
          <table:table-cell office:value-type="time" office:time-value="PT15H48M31S" calcext:value-type="time">
            <text:p>15:48:31</text:p>
          </table:table-cell>
          <table:table-cell office:value-type="float" office:value="11.9786167144775" calcext:value-type="float">
            <text:p>11,9786167144775</text:p>
          </table:table-cell>
          <table:table-cell office:value-type="float" office:value="22.6269683837891" calcext:value-type="float">
            <text:p>22,6269683837891</text:p>
          </table:table-cell>
          <table:table-cell office:value-type="float" office:value="11.2904682159424" calcext:value-type="float">
            <text:p>11,2904682159424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-14.943" calcext:value-type="float">
            <text:p>-14,943</text:p>
          </table:table-cell>
          <table:table-cell office:value-type="float" office:value="-104.983" calcext:value-type="float">
            <text:p>-104,98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184];[.B184];[.C184];[.D184];[.E184])" office:value-type="string" office:string-value="9/4/19" calcext:value-type="string">
            <text:p>9/4/19</text:p>
          </table:table-cell>
          <table:table-cell office:value-type="time" office:time-value="PT15H49M10S" calcext:value-type="time">
            <text:p>15:49:10</text:p>
          </table:table-cell>
          <table:table-cell office:value-type="float" office:value="12.1442060470581" calcext:value-type="float">
            <text:p>12,1442060470581</text:p>
          </table:table-cell>
          <table:table-cell office:value-type="float" office:value="22.8403949737549" calcext:value-type="float">
            <text:p>22,8403949737549</text:p>
          </table:table-cell>
          <table:table-cell office:value-type="float" office:value="12.7186126708984" calcext:value-type="float">
            <text:p>12,7186126708984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-12.993" calcext:value-type="float">
            <text:p>-12,993</text:p>
          </table:table-cell>
          <table:table-cell office:value-type="float" office:value="-103.487" calcext:value-type="float">
            <text:p>-103,4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185];[.B185];[.C185];[.D185];[.E185])" office:value-type="string" office:string-value="9/4/19" calcext:value-type="string">
            <text:p>9/4/19</text:p>
          </table:table-cell>
          <table:table-cell office:value-type="time" office:time-value="PT15H49M50S" calcext:value-type="time">
            <text:p>15:49:50</text:p>
          </table:table-cell>
          <table:table-cell office:value-type="float" office:value="12.1375961303711" calcext:value-type="float">
            <text:p>12,1375961303711</text:p>
          </table:table-cell>
          <table:table-cell office:value-type="float" office:value="23.0958976745605" calcext:value-type="float">
            <text:p>23,0958976745605</text:p>
          </table:table-cell>
          <table:table-cell office:value-type="float" office:value="14.4350328445435" calcext:value-type="float">
            <text:p>14,4350328445435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-10.981" calcext:value-type="float">
            <text:p>-10,981</text:p>
          </table:table-cell>
          <table:table-cell office:value-type="float" office:value="-101.978" calcext:value-type="float">
            <text:p>-101,9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186];[.B186];[.C186];[.D186];[.E186])" office:value-type="string" office:string-value="9/4/19" calcext:value-type="string">
            <text:p>9/4/19</text:p>
          </table:table-cell>
          <table:table-cell office:value-type="time" office:time-value="PT15H50M30S" calcext:value-type="time">
            <text:p>15:50:30</text:p>
          </table:table-cell>
          <table:table-cell office:value-type="float" office:value="12.3901243209839" calcext:value-type="float">
            <text:p>12,3901243209839</text:p>
          </table:table-cell>
          <table:table-cell office:value-type="float" office:value="23.1386852264404" calcext:value-type="float">
            <text:p>23,1386852264404</text:p>
          </table:table-cell>
          <table:table-cell office:value-type="float" office:value="15.8328952789307" calcext:value-type="float">
            <text:p>15,8328952789307</text:p>
          </table:table-cell>
          <table:table-cell office:value-type="float" office:value="-25" calcext:value-type="float">
            <text:p>-25</text:p>
          </table:table-cell>
          <table:table-cell table:number-columns-repeated="4"/>
          <table:table-cell office:value-type="string" calcext:value-type="string">
            <text:p>ouest pérou</text:p>
          </table:table-cell>
          <table:table-cell office:value-type="float" office:value="413" calcext:value-type="float">
            <text:p>413</text:p>
          </table:table-cell>
          <table:table-cell office:value-type="float" office:value="27587" calcext:value-type="float">
            <text:p>27587</text:p>
          </table:table-cell>
          <table:table-cell office:value-type="float" office:value="-8.96" calcext:value-type="float">
            <text:p>-8,96</text:p>
          </table:table-cell>
          <table:table-cell office:value-type="float" office:value="-100.492" calcext:value-type="float">
            <text:p>-100,4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187];[.B187];[.C187];[.D187];[.E187])" office:value-type="string" office:string-value="9/4/19" calcext:value-type="string">
            <text:p>9/4/19</text:p>
          </table:table-cell>
          <table:table-cell office:value-type="time" office:time-value="PT15H51M10S" calcext:value-type="time">
            <text:p>15:51:10</text:p>
          </table:table-cell>
          <table:table-cell office:value-type="float" office:value="12.4519491195679" calcext:value-type="float">
            <text:p>12,4519491195679</text:p>
          </table:table-cell>
          <table:table-cell office:value-type="float" office:value="23.3253002166748" calcext:value-type="float">
            <text:p>23,3253002166748</text:p>
          </table:table-cell>
          <table:table-cell office:value-type="float" office:value="17.5308799743652" calcext:value-type="float">
            <text:p>17,5308799743652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-6.932" calcext:value-type="float">
            <text:p>-6,932</text:p>
          </table:table-cell>
          <table:table-cell office:value-type="float" office:value="-99.023" calcext:value-type="float">
            <text:p>-99,0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188];[.B188];[.C188];[.D188];[.E188])" office:value-type="string" office:string-value="9/4/19" calcext:value-type="string">
            <text:p>9/4/19</text:p>
          </table:table-cell>
          <table:table-cell office:value-type="time" office:time-value="PT15H51M51S" calcext:value-type="time">
            <text:p>15:51:51</text:p>
          </table:table-cell>
          <table:table-cell office:value-type="float" office:value="12.6641807556152" calcext:value-type="float">
            <text:p>12,6641807556152</text:p>
          </table:table-cell>
          <table:table-cell office:value-type="float" office:value="23.4205322265625" calcext:value-type="float">
            <text:p>23,4205322265625</text:p>
          </table:table-cell>
          <table:table-cell office:value-type="float" office:value="19.2027969360352" calcext:value-type="float">
            <text:p>19,2027969360352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-4.846" calcext:value-type="float">
            <text:p>-4,846</text:p>
          </table:table-cell>
          <table:table-cell office:value-type="float" office:value="-97.533" calcext:value-type="float">
            <text:p>-97,5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189];[.B189];[.C189];[.D189];[.E189])" office:value-type="string" office:string-value="9/4/19" calcext:value-type="string">
            <text:p>9/4/19</text:p>
          </table:table-cell>
          <table:table-cell office:value-type="time" office:time-value="PT15H52M31S" calcext:value-type="time">
            <text:p>15:52:31</text:p>
          </table:table-cell>
          <table:table-cell office:value-type="float" office:value="12.7269668579102" calcext:value-type="float">
            <text:p>12,7269668579102</text:p>
          </table:table-cell>
          <table:table-cell office:value-type="float" office:value="23.4744071960449" calcext:value-type="float">
            <text:p>23,4744071960449</text:p>
          </table:table-cell>
          <table:table-cell office:value-type="float" office:value="20.9643611907959" calcext:value-type="float">
            <text:p>20,9643611907959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-2.807" calcext:value-type="float">
            <text:p>-2,807</text:p>
          </table:table-cell>
          <table:table-cell office:value-type="float" office:value="-96.088" calcext:value-type="float">
            <text:p>-96,0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190];[.B190];[.C190];[.D190];[.E190])" office:value-type="string" office:string-value="9/4/19" calcext:value-type="string">
            <text:p>9/4/19</text:p>
          </table:table-cell>
          <table:table-cell office:value-type="time" office:time-value="PT15H53M11S" calcext:value-type="time">
            <text:p>15:53:11</text:p>
          </table:table-cell>
          <table:table-cell office:value-type="float" office:value="12.827805519104" calcext:value-type="float">
            <text:p>12,827805519104</text:p>
          </table:table-cell>
          <table:table-cell office:value-type="float" office:value="23.6679172515869" calcext:value-type="float">
            <text:p>23,6679172515869</text:p>
          </table:table-cell>
          <table:table-cell office:value-type="float" office:value="22.6979389190674" calcext:value-type="float">
            <text:p>22,6979389190674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-0.766" calcext:value-type="float">
            <text:p>-0,766</text:p>
          </table:table-cell>
          <table:table-cell office:value-type="float" office:value="-94.648" calcext:value-type="float">
            <text:p>-94,6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191];[.B191];[.C191];[.D191];[.E191])" office:value-type="string" office:string-value="9/4/19" calcext:value-type="string">
            <text:p>9/4/19</text:p>
          </table:table-cell>
          <table:table-cell office:value-type="time" office:time-value="PT15H53M51S" calcext:value-type="time">
            <text:p>15:53:51</text:p>
          </table:table-cell>
          <table:table-cell office:value-type="float" office:value="13.0011005401611" calcext:value-type="float">
            <text:p>13,0011005401611</text:p>
          </table:table-cell>
          <table:table-cell office:value-type="float" office:value="23.802885055542" calcext:value-type="float">
            <text:p>23,802885055542</text:p>
          </table:table-cell>
          <table:table-cell office:value-type="float" office:value="24.594123840332" calcext:value-type="float">
            <text:p>24,594123840332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1.276" calcext:value-type="float">
            <text:p>1,276</text:p>
          </table:table-cell>
          <table:table-cell office:value-type="float" office:value="-93.211" calcext:value-type="float">
            <text:p>-93,2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192];[.B192];[.C192];[.D192];[.E192])" office:value-type="string" office:string-value="9/4/19" calcext:value-type="string">
            <text:p>9/4/19</text:p>
          </table:table-cell>
          <table:table-cell office:value-type="time" office:time-value="PT15H54M31S" calcext:value-type="time">
            <text:p>15:54:31</text:p>
          </table:table-cell>
          <table:table-cell office:value-type="float" office:value="13.2590398788452" calcext:value-type="float">
            <text:p>13,2590398788452</text:p>
          </table:table-cell>
          <table:table-cell office:value-type="float" office:value="23.6944522857666" calcext:value-type="float">
            <text:p>23,6944522857666</text:p>
          </table:table-cell>
          <table:table-cell office:value-type="float" office:value="26.2795600891113" calcext:value-type="float">
            <text:p>26,2795600891113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3.317" calcext:value-type="float">
            <text:p>3,317</text:p>
          </table:table-cell>
          <table:table-cell office:value-type="float" office:value="-91.77" calcext:value-type="float">
            <text:p>-91,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193];[.B193];[.C193];[.D193];[.E193])" office:value-type="string" office:string-value="9/4/19" calcext:value-type="string">
            <text:p>9/4/19</text:p>
          </table:table-cell>
          <table:table-cell office:value-type="time" office:time-value="PT15H55M12S" calcext:value-type="time">
            <text:p>15:55:12</text:p>
          </table:table-cell>
          <table:table-cell office:value-type="float" office:value="13.4665307998657" calcext:value-type="float">
            <text:p>13,4665307998657</text:p>
          </table:table-cell>
          <table:table-cell office:value-type="float" office:value="23.7297611236572" calcext:value-type="float">
            <text:p>23,7297611236572</text:p>
          </table:table-cell>
          <table:table-cell office:value-type="float" office:value="28.2404632568359" calcext:value-type="float">
            <text:p>28,2404632568359</text:p>
          </table:table-cell>
          <table:table-cell office:value-type="float" office:value="-25" calcext:value-type="float">
            <text:p>-25</text:p>
          </table:table-cell>
          <table:table-cell table:number-columns-repeated="4"/>
          <table:table-cell office:value-type="string" calcext:value-type="string">
            <text:p>nord galapagos</text:p>
          </table:table-cell>
          <table:table-cell office:value-type="float" office:value="410" calcext:value-type="float">
            <text:p>410</text:p>
          </table:table-cell>
          <table:table-cell office:value-type="float" office:value="27595" calcext:value-type="float">
            <text:p>27595</text:p>
          </table:table-cell>
          <table:table-cell office:value-type="float" office:value="5.407" calcext:value-type="float">
            <text:p>5,407</text:p>
          </table:table-cell>
          <table:table-cell office:value-type="float" office:value="-90.286" calcext:value-type="float">
            <text:p>-90,28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194];[.B194];[.C194];[.D194];[.E194])" office:value-type="string" office:string-value="9/4/19" calcext:value-type="string">
            <text:p>9/4/19</text:p>
          </table:table-cell>
          <table:table-cell office:value-type="time" office:time-value="PT15H55M52S" calcext:value-type="time">
            <text:p>15:55:52</text:p>
          </table:table-cell>
          <table:table-cell office:value-type="float" office:value="13.7272357940674" calcext:value-type="float">
            <text:p>13,7272357940674</text:p>
          </table:table-cell>
          <table:table-cell office:value-type="float" office:value="23.4455547332764" calcext:value-type="float">
            <text:p>23,4455547332764</text:p>
          </table:table-cell>
          <table:table-cell office:value-type="float" office:value="30.169885635376" calcext:value-type="float">
            <text:p>30,169885635376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7.441" calcext:value-type="float">
            <text:p>7,441</text:p>
          </table:table-cell>
          <table:table-cell office:value-type="float" office:value="-88.828" calcext:value-type="float">
            <text:p>-88,8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195];[.B195];[.C195];[.D195];[.E195])" office:value-type="string" office:string-value="9/4/19" calcext:value-type="string">
            <text:p>9/4/19</text:p>
          </table:table-cell>
          <table:table-cell office:value-type="time" office:time-value="PT15H56M32S" calcext:value-type="time">
            <text:p>15:56:32</text:p>
          </table:table-cell>
          <table:table-cell office:value-type="float" office:value="13.7619075775147" calcext:value-type="float">
            <text:p>13,7619075775147</text:p>
          </table:table-cell>
          <table:table-cell office:value-type="float" office:value="23.3385944366455" calcext:value-type="float">
            <text:p>23,3385944366455</text:p>
          </table:table-cell>
          <table:table-cell office:value-type="float" office:value="31.8633899688721" calcext:value-type="float">
            <text:p>31,8633899688721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9.47" calcext:value-type="float">
            <text:p>9,47</text:p>
          </table:table-cell>
          <table:table-cell office:value-type="float" office:value="-87.354" calcext:value-type="float">
            <text:p>-87,35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196];[.B196];[.C196];[.D196];[.E196])" office:value-type="string" office:string-value="9/4/19" calcext:value-type="string">
            <text:p>9/4/19</text:p>
          </table:table-cell>
          <table:table-cell office:value-type="time" office:time-value="PT15H57M13S" calcext:value-type="time">
            <text:p>15:57:13</text:p>
          </table:table-cell>
          <table:table-cell office:value-type="float" office:value="13.9966773986816" calcext:value-type="float">
            <text:p>13,9966773986816</text:p>
          </table:table-cell>
          <table:table-cell office:value-type="float" office:value="23.1532402038574" calcext:value-type="float">
            <text:p>23,1532402038574</text:p>
          </table:table-cell>
          <table:table-cell office:value-type="float" office:value="33.530891418457" calcext:value-type="float">
            <text:p>33,530891418457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11.742" calcext:value-type="float">
            <text:p>11,742</text:p>
          </table:table-cell>
          <table:table-cell office:value-type="float" office:value="-85.673" calcext:value-type="float">
            <text:p>-85,6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197];[.B197];[.C197];[.D197];[.E197])" office:value-type="string" office:string-value="9/4/19" calcext:value-type="string">
            <text:p>9/4/19</text:p>
          </table:table-cell>
          <table:table-cell office:value-type="time" office:time-value="PT15H57M53S" calcext:value-type="time">
            <text:p>15:57:53</text:p>
          </table:table-cell>
          <table:table-cell office:value-type="float" office:value="14.0980424880981" calcext:value-type="float">
            <text:p>14,0980424880981</text:p>
          </table:table-cell>
          <table:table-cell office:value-type="float" office:value="22.8022346496582" calcext:value-type="float">
            <text:p>22,8022346496582</text:p>
          </table:table-cell>
          <table:table-cell office:value-type="float" office:value="35.2172813415527" calcext:value-type="float">
            <text:p>35,2172813415527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13.551" calcext:value-type="float">
            <text:p>13,551</text:p>
          </table:table-cell>
          <table:table-cell office:value-type="float" office:value="-84.306" calcext:value-type="float">
            <text:p>-84,3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198];[.B198];[.C198];[.D198];[.E198])" office:value-type="string" office:string-value="9/4/19" calcext:value-type="string">
            <text:p>9/4/19</text:p>
          </table:table-cell>
          <table:table-cell office:value-type="time" office:time-value="PT15H58M33S" calcext:value-type="time">
            <text:p>15:58:33</text:p>
          </table:table-cell>
          <table:table-cell office:value-type="float" office:value="14.4521856307983" calcext:value-type="float">
            <text:p>14,4521856307983</text:p>
          </table:table-cell>
          <table:table-cell office:value-type="float" office:value="22.5224285125732" calcext:value-type="float">
            <text:p>22,5224285125732</text:p>
          </table:table-cell>
          <table:table-cell office:value-type="float" office:value="36.7816314697266" calcext:value-type="float">
            <text:p>36,7816314697266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15.549" calcext:value-type="float">
            <text:p>15,549</text:p>
          </table:table-cell>
          <table:table-cell office:value-type="float" office:value="-82.761" calcext:value-type="float">
            <text:p>-82,76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199];[.B199];[.C199];[.D199];[.E199])" office:value-type="string" office:string-value="9/4/19" calcext:value-type="string">
            <text:p>9/4/19</text:p>
          </table:table-cell>
          <table:table-cell office:value-type="time" office:time-value="PT15H59M13S" calcext:value-type="time">
            <text:p>15:59:13</text:p>
          </table:table-cell>
          <table:table-cell office:value-type="float" office:value="14.6199636459351" calcext:value-type="float">
            <text:p>14,6199636459351</text:p>
          </table:table-cell>
          <table:table-cell office:value-type="float" office:value="22.1411991119385" calcext:value-type="float">
            <text:p>22,1411991119385</text:p>
          </table:table-cell>
          <table:table-cell office:value-type="float" office:value="38.4398193359375" calcext:value-type="float">
            <text:p>38,4398193359375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17.534" calcext:value-type="float">
            <text:p>17,534</text:p>
          </table:table-cell>
          <table:table-cell office:value-type="float" office:value="-81.182" calcext:value-type="float">
            <text:p>-81,1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200];[.B200];[.C200];[.D200];[.E200])" office:value-type="string" office:string-value="9/4/19" calcext:value-type="string">
            <text:p>9/4/19</text:p>
          </table:table-cell>
          <table:table-cell office:value-type="time" office:time-value="PT15H59M53S" calcext:value-type="time">
            <text:p>15:59:53</text:p>
          </table:table-cell>
          <table:table-cell office:value-type="float" office:value="14.9180812835693" calcext:value-type="float">
            <text:p>14,9180812835693</text:p>
          </table:table-cell>
          <table:table-cell office:value-type="float" office:value="21.8444194793701" calcext:value-type="float">
            <text:p>21,8444194793701</text:p>
          </table:table-cell>
          <table:table-cell office:value-type="float" office:value="39.9869842529297" calcext:value-type="float">
            <text:p>39,9869842529297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19.503" calcext:value-type="float">
            <text:p>19,503</text:p>
          </table:table-cell>
          <table:table-cell office:value-type="float" office:value="-79.564" calcext:value-type="float">
            <text:p>-79,5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201];[.B201];[.C201];[.D201];[.E201])" office:value-type="string" office:string-value="9/4/19" calcext:value-type="string">
            <text:p>9/4/19</text:p>
          </table:table-cell>
          <table:table-cell office:value-type="time" office:time-value="PT16H00M33S" calcext:value-type="time">
            <text:p>16:00:33</text:p>
          </table:table-cell>
          <table:table-cell office:value-type="float" office:value="15.0078353881836" calcext:value-type="float">
            <text:p>15,0078353881836</text:p>
          </table:table-cell>
          <table:table-cell office:value-type="float" office:value="21.5016212463379" calcext:value-type="float">
            <text:p>21,5016212463379</text:p>
          </table:table-cell>
          <table:table-cell office:value-type="float" office:value="41.3718528747559" calcext:value-type="float">
            <text:p>41,3718528747559</text:p>
          </table:table-cell>
          <table:table-cell office:value-type="float" office:value="-25" calcext:value-type="float">
            <text:p>-25</text:p>
          </table:table-cell>
          <table:table-cell table:number-columns-repeated="4"/>
          <table:table-cell office:value-type="string" calcext:value-type="string">
            <text:p>cuba</text:p>
          </table:table-cell>
          <table:table-cell office:value-type="float" office:value="410" calcext:value-type="float">
            <text:p>410</text:p>
          </table:table-cell>
          <table:table-cell office:value-type="float" office:value="27601" calcext:value-type="float">
            <text:p>27601</text:p>
          </table:table-cell>
          <table:table-cell office:value-type="float" office:value="21.454" calcext:value-type="float">
            <text:p>21,454</text:p>
          </table:table-cell>
          <table:table-cell office:value-type="float" office:value="-77.903" calcext:value-type="float">
            <text:p>-77,90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202];[.B202];[.C202];[.D202];[.E202])" office:value-type="string" office:string-value="9/4/19" calcext:value-type="string">
            <text:p>9/4/19</text:p>
          </table:table-cell>
          <table:table-cell office:value-type="time" office:time-value="PT16H01M13S" calcext:value-type="time">
            <text:p>16:01:13</text:p>
          </table:table-cell>
          <table:table-cell office:value-type="float" office:value="15.3164129257202" calcext:value-type="float">
            <text:p>15,3164129257202</text:p>
          </table:table-cell>
          <table:table-cell office:value-type="float" office:value="21.059757232666" calcext:value-type="float">
            <text:p>21,059757232666</text:p>
          </table:table-cell>
          <table:table-cell office:value-type="float" office:value="42.7232322692871" calcext:value-type="float">
            <text:p>42,7232322692871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23.383" calcext:value-type="float">
            <text:p>23,383</text:p>
          </table:table-cell>
          <table:table-cell office:value-type="float" office:value="-76.194" calcext:value-type="float">
            <text:p>-76,19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203];[.B203];[.C203];[.D203];[.E203])" office:value-type="string" office:string-value="9/4/19" calcext:value-type="string">
            <text:p>9/4/19</text:p>
          </table:table-cell>
          <table:table-cell office:value-type="time" office:time-value="PT16H01M53S" calcext:value-type="time">
            <text:p>16:01:53</text:p>
          </table:table-cell>
          <table:table-cell office:value-type="float" office:value="15.4616146087646" calcext:value-type="float">
            <text:p>15,4616146087646</text:p>
          </table:table-cell>
          <table:table-cell office:value-type="float" office:value="20.5378093719482" calcext:value-type="float">
            <text:p>20,5378093719482</text:p>
          </table:table-cell>
          <table:table-cell office:value-type="float" office:value="44.0821990966797" calcext:value-type="float">
            <text:p>44,0821990966797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25.289" calcext:value-type="float">
            <text:p>25,289</text:p>
          </table:table-cell>
          <table:table-cell office:value-type="float" office:value="-74.429" calcext:value-type="float">
            <text:p>-74,4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204];[.B204];[.C204];[.D204];[.E204])" office:value-type="string" office:string-value="9/4/19" calcext:value-type="string">
            <text:p>9/4/19</text:p>
          </table:table-cell>
          <table:table-cell office:value-type="time" office:time-value="PT16H02M33S" calcext:value-type="time">
            <text:p>16:02:33</text:p>
          </table:table-cell>
          <table:table-cell office:value-type="float" office:value="15.7919998168945" calcext:value-type="float">
            <text:p>15,7919998168945</text:p>
          </table:table-cell>
          <table:table-cell office:value-type="float" office:value="20.2344284057617" calcext:value-type="float">
            <text:p>20,2344284057617</text:p>
          </table:table-cell>
          <table:table-cell office:value-type="float" office:value="45.5081443786621" calcext:value-type="float">
            <text:p>45,5081443786621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27.169" calcext:value-type="float">
            <text:p>27,169</text:p>
          </table:table-cell>
          <table:table-cell office:value-type="float" office:value="-72.604" calcext:value-type="float">
            <text:p>-72,6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205];[.B205];[.C205];[.D205];[.E205])" office:value-type="string" office:string-value="9/4/19" calcext:value-type="string">
            <text:p>9/4/19</text:p>
          </table:table-cell>
          <table:table-cell office:value-type="time" office:time-value="PT16H03M13S" calcext:value-type="time">
            <text:p>16:03:13</text:p>
          </table:table-cell>
          <table:table-cell office:value-type="float" office:value="16.104434967041" calcext:value-type="float">
            <text:p>16,104434967041</text:p>
          </table:table-cell>
          <table:table-cell office:value-type="float" office:value="19.5907192230225" calcext:value-type="float">
            <text:p>19,5907192230225</text:p>
          </table:table-cell>
          <table:table-cell office:value-type="float" office:value="46.708911895752" calcext:value-type="float">
            <text:p>46,708911895752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29.019" calcext:value-type="float">
            <text:p>29,019</text:p>
          </table:table-cell>
          <table:table-cell office:value-type="float" office:value="-70.711" calcext:value-type="float">
            <text:p>-70,7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206];[.B206];[.C206];[.D206];[.E206])" office:value-type="string" office:string-value="9/4/19" calcext:value-type="string">
            <text:p>9/4/19</text:p>
          </table:table-cell>
          <table:table-cell office:value-type="time" office:time-value="PT16H03M53S" calcext:value-type="time">
            <text:p>16:03:53</text:p>
          </table:table-cell>
          <table:table-cell office:value-type="float" office:value="16.2336769104004" calcext:value-type="float">
            <text:p>16,2336769104004</text:p>
          </table:table-cell>
          <table:table-cell office:value-type="float" office:value="18.9926738739014" calcext:value-type="float">
            <text:p>18,9926738739014</text:p>
          </table:table-cell>
          <table:table-cell office:value-type="float" office:value="47.7651443481445" calcext:value-type="float">
            <text:p>47,7651443481445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30.835" calcext:value-type="float">
            <text:p>30,835</text:p>
          </table:table-cell>
          <table:table-cell office:value-type="float" office:value="-68.745" calcext:value-type="float">
            <text:p>-68,7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207];[.B207];[.C207];[.D207];[.E207])" office:value-type="string" office:string-value="9/4/19" calcext:value-type="string">
            <text:p>9/4/19</text:p>
          </table:table-cell>
          <table:table-cell office:value-type="time" office:time-value="PT16H04M33S" calcext:value-type="time">
            <text:p>16:04:33</text:p>
          </table:table-cell>
          <table:table-cell office:value-type="float" office:value="16.5203495025635" calcext:value-type="float">
            <text:p>16,5203495025635</text:p>
          </table:table-cell>
          <table:table-cell office:value-type="float" office:value="18.4265899658203" calcext:value-type="float">
            <text:p>18,4265899658203</text:p>
          </table:table-cell>
          <table:table-cell office:value-type="float" office:value="48.7558670043945" calcext:value-type="float">
            <text:p>48,7558670043945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32.615" calcext:value-type="float">
            <text:p>32,615</text:p>
          </table:table-cell>
          <table:table-cell office:value-type="float" office:value="-66.697" calcext:value-type="float">
            <text:p>-66,69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208];[.B208];[.C208];[.D208];[.E208])" office:value-type="string" office:string-value="9/4/19" calcext:value-type="string">
            <text:p>9/4/19</text:p>
          </table:table-cell>
          <table:table-cell office:value-type="time" office:time-value="PT16H05M14S" calcext:value-type="time">
            <text:p>16:05:14</text:p>
          </table:table-cell>
          <table:table-cell office:value-type="float" office:value="16.7159385681152" calcext:value-type="float">
            <text:p>16,7159385681152</text:p>
          </table:table-cell>
          <table:table-cell office:value-type="float" office:value="17.8264541625977" calcext:value-type="float">
            <text:p>17,8264541625977</text:p>
          </table:table-cell>
          <table:table-cell office:value-type="float" office:value="49.9443435668945" calcext:value-type="float">
            <text:p>49,9443435668945</text:p>
          </table:table-cell>
          <table:table-cell office:value-type="float" office:value="-25" calcext:value-type="float">
            <text:p>-25</text:p>
          </table:table-cell>
          <table:table-cell table:number-columns-repeated="4"/>
          <table:table-cell office:value-type="string" calcext:value-type="string">
            <text:p>est floride</text:p>
          </table:table-cell>
          <table:table-cell office:value-type="float" office:value="412" calcext:value-type="float">
            <text:p>412</text:p>
          </table:table-cell>
          <table:table-cell office:value-type="float" office:value="27604" calcext:value-type="float">
            <text:p>27604</text:p>
          </table:table-cell>
          <table:table-cell office:value-type="float" office:value="34.397" calcext:value-type="float">
            <text:p>34,397</text:p>
          </table:table-cell>
          <table:table-cell office:value-type="float" office:value="-64.507" calcext:value-type="float">
            <text:p>-64,5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209];[.B209];[.C209];[.D209];[.E209])" office:value-type="string" office:string-value="9/4/19" calcext:value-type="string">
            <text:p>9/4/19</text:p>
          </table:table-cell>
          <table:table-cell office:value-type="time" office:time-value="PT16H05M54S" calcext:value-type="time">
            <text:p>16:05:54</text:p>
          </table:table-cell>
          <table:table-cell office:value-type="float" office:value="16.7305526733398" calcext:value-type="float">
            <text:p>16,7305526733398</text:p>
          </table:table-cell>
          <table:table-cell office:value-type="float" office:value="17.3088455200195" calcext:value-type="float">
            <text:p>17,3088455200195</text:p>
          </table:table-cell>
          <table:table-cell office:value-type="float" office:value="50.931266784668" calcext:value-type="float">
            <text:p>50,931266784668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36.089" calcext:value-type="float">
            <text:p>36,089</text:p>
          </table:table-cell>
          <table:table-cell office:value-type="float" office:value="-62.273" calcext:value-type="float">
            <text:p>-62,2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210];[.B210];[.C210];[.D210];[.E210])" office:value-type="string" office:string-value="9/4/19" calcext:value-type="string">
            <text:p>9/4/19</text:p>
          </table:table-cell>
          <table:table-cell office:value-type="time" office:time-value="PT16H06M34S" calcext:value-type="time">
            <text:p>16:06:34</text:p>
          </table:table-cell>
          <table:table-cell office:value-type="float" office:value="16.8392562866211" calcext:value-type="float">
            <text:p>16,8392562866211</text:p>
          </table:table-cell>
          <table:table-cell office:value-type="float" office:value="16.7625350952148" calcext:value-type="float">
            <text:p>16,7625350952148</text:p>
          </table:table-cell>
          <table:table-cell office:value-type="float" office:value="52.1048049926758" calcext:value-type="float">
            <text:p>52,1048049926758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37.731" calcext:value-type="float">
            <text:p>37,731</text:p>
          </table:table-cell>
          <table:table-cell office:value-type="float" office:value="-59.936" calcext:value-type="float">
            <text:p>-59,9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211];[.B211];[.C211];[.D211];[.E211])" office:value-type="string" office:string-value="9/4/19" calcext:value-type="string">
            <text:p>9/4/19</text:p>
          </table:table-cell>
          <table:table-cell office:value-type="time" office:time-value="PT16H07M14S" calcext:value-type="time">
            <text:p>16:07:14</text:p>
          </table:table-cell>
          <table:table-cell office:value-type="float" office:value="16.9787158966064" calcext:value-type="float">
            <text:p>16,9787158966064</text:p>
          </table:table-cell>
          <table:table-cell office:value-type="float" office:value="16.1783905029297" calcext:value-type="float">
            <text:p>16,1783905029297</text:p>
          </table:table-cell>
          <table:table-cell office:value-type="float" office:value="52.9831390380859" calcext:value-type="float">
            <text:p>52,9831390380859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39.316" calcext:value-type="float">
            <text:p>39,316</text:p>
          </table:table-cell>
          <table:table-cell office:value-type="float" office:value="-57.488" calcext:value-type="float">
            <text:p>-57,4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212];[.B212];[.C212];[.D212];[.E212])" office:value-type="string" office:string-value="9/4/19" calcext:value-type="string">
            <text:p>9/4/19</text:p>
          </table:table-cell>
          <table:table-cell office:value-type="time" office:time-value="PT16H07M54S" calcext:value-type="time">
            <text:p>16:07:54</text:p>
          </table:table-cell>
          <table:table-cell office:value-type="float" office:value="17.1667232513428" calcext:value-type="float">
            <text:p>17,1667232513428</text:p>
          </table:table-cell>
          <table:table-cell office:value-type="float" office:value="15.3493423461914" calcext:value-type="float">
            <text:p>15,3493423461914</text:p>
          </table:table-cell>
          <table:table-cell office:value-type="float" office:value="53.6703147888184" calcext:value-type="float">
            <text:p>53,6703147888184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40.84" calcext:value-type="float">
            <text:p>40,84</text:p>
          </table:table-cell>
          <table:table-cell office:value-type="float" office:value="-54.922" calcext:value-type="float">
            <text:p>-54,9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213];[.B213];[.C213];[.D213];[.E213])" office:value-type="string" office:string-value="9/4/19" calcext:value-type="string">
            <text:p>9/4/19</text:p>
          </table:table-cell>
          <table:table-cell office:value-type="time" office:time-value="PT16H08M35S" calcext:value-type="time">
            <text:p>16:08:35</text:p>
          </table:table-cell>
          <table:table-cell office:value-type="float" office:value="17.1759700775146" calcext:value-type="float">
            <text:p>17,1759700775146</text:p>
          </table:table-cell>
          <table:table-cell office:value-type="float" office:value="14.5018634796143" calcext:value-type="float">
            <text:p>14,5018634796143</text:p>
          </table:table-cell>
          <table:table-cell office:value-type="float" office:value="54.3224258422852" calcext:value-type="float">
            <text:p>54,3224258422852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42.332" calcext:value-type="float">
            <text:p>42,332</text:p>
          </table:table-cell>
          <table:table-cell office:value-type="float" office:value="-52.162" calcext:value-type="float">
            <text:p>-52,1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214];[.B214];[.C214];[.D214];[.E214])" office:value-type="string" office:string-value="9/4/19" calcext:value-type="string">
            <text:p>9/4/19</text:p>
          </table:table-cell>
          <table:table-cell office:value-type="time" office:time-value="PT16H09M14S" calcext:value-type="time">
            <text:p>16:09:14</text:p>
          </table:table-cell>
          <table:table-cell office:value-type="float" office:value="17.2537593841553" calcext:value-type="float">
            <text:p>17,2537593841553</text:p>
          </table:table-cell>
          <table:table-cell office:value-type="float" office:value="13.8905639648438" calcext:value-type="float">
            <text:p>13,8905639648438</text:p>
          </table:table-cell>
          <table:table-cell office:value-type="float" office:value="54.8184318542481" calcext:value-type="float">
            <text:p>54,8184318542481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43.678" calcext:value-type="float">
            <text:p>43,678</text:p>
          </table:table-cell>
          <table:table-cell office:value-type="float" office:value="-49.409" calcext:value-type="float">
            <text:p>-49,40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215];[.B215];[.C215];[.D215];[.E215])" office:value-type="string" office:string-value="9/4/19" calcext:value-type="string">
            <text:p>9/4/19</text:p>
          </table:table-cell>
          <table:table-cell office:value-type="time" office:time-value="PT16H09M55S" calcext:value-type="time">
            <text:p>16:09:55</text:p>
          </table:table-cell>
          <table:table-cell office:value-type="float" office:value="17.3504257202148" calcext:value-type="float">
            <text:p>17,3504257202148</text:p>
          </table:table-cell>
          <table:table-cell office:value-type="float" office:value="13.2649621963501" calcext:value-type="float">
            <text:p>13,2649621963501</text:p>
          </table:table-cell>
          <table:table-cell office:value-type="float" office:value="55.4750442504883" calcext:value-type="float">
            <text:p>55,4750442504883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44.977" calcext:value-type="float">
            <text:p>44,977</text:p>
          </table:table-cell>
          <table:table-cell office:value-type="float" office:value="-46.45" calcext:value-type="float">
            <text:p>-46,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216];[.B216];[.C216];[.D216];[.E216])" office:value-type="string" office:string-value="9/4/19" calcext:value-type="string">
            <text:p>9/4/19</text:p>
          </table:table-cell>
          <table:table-cell office:value-type="time" office:time-value="PT16H10M36S" calcext:value-type="time">
            <text:p>16:10:36</text:p>
          </table:table-cell>
          <table:table-cell office:value-type="float" office:value="17.1758728027344" calcext:value-type="float">
            <text:p>17,1758728027344</text:p>
          </table:table-cell>
          <table:table-cell office:value-type="float" office:value="12.6098327636719" calcext:value-type="float">
            <text:p>12,6098327636719</text:p>
          </table:table-cell>
          <table:table-cell office:value-type="float" office:value="56.164852142334" calcext:value-type="float">
            <text:p>56,164852142334</text:p>
          </table:table-cell>
          <table:table-cell office:value-type="float" office:value="-25" calcext:value-type="float">
            <text:p>-25</text:p>
          </table:table-cell>
          <table:table-cell table:number-columns-repeated="4"/>
          <table:table-cell office:value-type="string" calcext:value-type="string">
            <text:p>océan atlantique</text:p>
          </table:table-cell>
          <table:table-cell office:value-type="float" office:value="414" calcext:value-type="float">
            <text:p>414</text:p>
          </table:table-cell>
          <table:table-cell office:value-type="float" office:value="27605" calcext:value-type="float">
            <text:p>27605</text:p>
          </table:table-cell>
          <table:table-cell office:value-type="float" office:value="46.245" calcext:value-type="float">
            <text:p>46,245</text:p>
          </table:table-cell>
          <table:table-cell office:value-type="float" office:value="-43.195" calcext:value-type="float">
            <text:p>-43,19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217];[.B217];[.C217];[.D217];[.E217])" office:value-type="string" office:string-value="9/4/19" calcext:value-type="string">
            <text:p>9/4/19</text:p>
          </table:table-cell>
          <table:table-cell office:value-type="time" office:time-value="PT16H11M16S" calcext:value-type="time">
            <text:p>16:11:16</text:p>
          </table:table-cell>
          <table:table-cell office:value-type="float" office:value="17.1795959472656" calcext:value-type="float">
            <text:p>17,1795959472656</text:p>
          </table:table-cell>
          <table:table-cell office:value-type="float" office:value="11.9378414154053" calcext:value-type="float">
            <text:p>11,9378414154053</text:p>
          </table:table-cell>
          <table:table-cell office:value-type="float" office:value="56.486759185791" calcext:value-type="float">
            <text:p>56,486759185791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47.352" calcext:value-type="float">
            <text:p>47,352</text:p>
          </table:table-cell>
          <table:table-cell office:value-type="float" office:value="-39.95" calcext:value-type="float">
            <text:p>-39,9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218];[.B218];[.C218];[.D218];[.E218])" office:value-type="string" office:string-value="9/4/19" calcext:value-type="string">
            <text:p>9/4/19</text:p>
          </table:table-cell>
          <table:table-cell office:value-type="time" office:time-value="PT16H11M56S" calcext:value-type="time">
            <text:p>16:11:56</text:p>
          </table:table-cell>
          <table:table-cell office:value-type="float" office:value="17.220422744751" calcext:value-type="float">
            <text:p>17,220422744751</text:p>
          </table:table-cell>
          <table:table-cell office:value-type="float" office:value="11.3262434005737" calcext:value-type="float">
            <text:p>11,3262434005737</text:p>
          </table:table-cell>
          <table:table-cell office:value-type="float" office:value="56.8064765930176" calcext:value-type="float">
            <text:p>56,8064765930176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48.354" calcext:value-type="float">
            <text:p>48,354</text:p>
          </table:table-cell>
          <table:table-cell office:value-type="float" office:value="-36.567" calcext:value-type="float">
            <text:p>-36,5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219];[.B219];[.C219];[.D219];[.E219])" office:value-type="string" office:string-value="9/4/19" calcext:value-type="string">
            <text:p>9/4/19</text:p>
          </table:table-cell>
          <table:table-cell office:value-type="time" office:time-value="PT16H12M36S" calcext:value-type="time">
            <text:p>16:12:36</text:p>
          </table:table-cell>
          <table:table-cell office:value-type="float" office:value="17.2447185516357" calcext:value-type="float">
            <text:p>17,2447185516357</text:p>
          </table:table-cell>
          <table:table-cell office:value-type="float" office:value="10.6728992462158" calcext:value-type="float">
            <text:p>10,6728992462158</text:p>
          </table:table-cell>
          <table:table-cell office:value-type="float" office:value="57.3051490783691" calcext:value-type="float">
            <text:p>57,3051490783691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49.241" calcext:value-type="float">
            <text:p>49,241</text:p>
          </table:table-cell>
          <table:table-cell office:value-type="float" office:value="-33.051" calcext:value-type="float">
            <text:p>-33,05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220];[.B220];[.C220];[.D220];[.E220])" office:value-type="string" office:string-value="9/4/19" calcext:value-type="string">
            <text:p>9/4/19</text:p>
          </table:table-cell>
          <table:table-cell office:value-type="time" office:time-value="PT16H13M16S" calcext:value-type="time">
            <text:p>16:13:16</text:p>
          </table:table-cell>
          <table:table-cell office:value-type="float" office:value="17.3153553009033" calcext:value-type="float">
            <text:p>17,3153553009033</text:p>
          </table:table-cell>
          <table:table-cell office:value-type="float" office:value="10.0650815963745" calcext:value-type="float">
            <text:p>10,0650815963745</text:p>
          </table:table-cell>
          <table:table-cell office:value-type="float" office:value="57.6613693237305" calcext:value-type="float">
            <text:p>57,6613693237305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50.008" calcext:value-type="float">
            <text:p>50,008</text:p>
          </table:table-cell>
          <table:table-cell office:value-type="float" office:value="-29.41" calcext:value-type="float">
            <text:p>-29,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221];[.B221];[.C221];[.D221];[.E221])" office:value-type="string" office:string-value="9/4/19" calcext:value-type="string">
            <text:p>9/4/19</text:p>
          </table:table-cell>
          <table:table-cell office:value-type="time" office:time-value="PT16H13M56S" calcext:value-type="time">
            <text:p>16:13:56</text:p>
          </table:table-cell>
          <table:table-cell office:value-type="float" office:value="17.2638187408447" calcext:value-type="float">
            <text:p>17,2638187408447</text:p>
          </table:table-cell>
          <table:table-cell office:value-type="float" office:value="9.51353645324707" calcext:value-type="float">
            <text:p>9,51353645324707</text:p>
          </table:table-cell>
          <table:table-cell office:value-type="float" office:value="57.700756072998" calcext:value-type="float">
            <text:p>57,700756072998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50.646" calcext:value-type="float">
            <text:p>50,646</text:p>
          </table:table-cell>
          <table:table-cell office:value-type="float" office:value="-25.656" calcext:value-type="float">
            <text:p>-25,6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222];[.B222];[.C222];[.D222];[.E222])" office:value-type="string" office:string-value="9/4/19" calcext:value-type="string">
            <text:p>9/4/19</text:p>
          </table:table-cell>
          <table:table-cell office:value-type="time" office:time-value="PT16H14M36S" calcext:value-type="time">
            <text:p>16:14:36</text:p>
          </table:table-cell>
          <table:table-cell office:value-type="float" office:value="17.2070636749268" calcext:value-type="float">
            <text:p>17,2070636749268</text:p>
          </table:table-cell>
          <table:table-cell office:value-type="float" office:value="9.06621837615967" calcext:value-type="float">
            <text:p>9,06621837615967</text:p>
          </table:table-cell>
          <table:table-cell office:value-type="float" office:value="57.9479141235352" calcext:value-type="float">
            <text:p>57,9479141235352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51.148" calcext:value-type="float">
            <text:p>51,148</text:p>
          </table:table-cell>
          <table:table-cell office:value-type="float" office:value="-21.807" calcext:value-type="float">
            <text:p>-21,8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223];[.B223];[.C223];[.D223];[.E223])" office:value-type="string" office:string-value="9/4/19" calcext:value-type="string">
            <text:p>9/4/19</text:p>
          </table:table-cell>
          <table:table-cell office:value-type="time" office:time-value="PT16H15M16S" calcext:value-type="time">
            <text:p>16:15:16</text:p>
          </table:table-cell>
          <table:table-cell office:value-type="float" office:value="17.0381565093994" calcext:value-type="float">
            <text:p>17,0381565093994</text:p>
          </table:table-cell>
          <table:table-cell office:value-type="float" office:value="8.42162609100342" calcext:value-type="float">
            <text:p>8,42162609100342</text:p>
          </table:table-cell>
          <table:table-cell office:value-type="float" office:value="58.5050888061523" calcext:value-type="float">
            <text:p>58,5050888061523</text:p>
          </table:table-cell>
          <table:table-cell office:value-type="float" office:value="-25" calcext:value-type="float">
            <text:p>-25</text:p>
          </table:table-cell>
          <table:table-cell table:number-columns-repeated="4"/>
          <table:table-cell office:value-type="string" calcext:value-type="string">
            <text:p>ouest irlande</text:p>
          </table:table-cell>
          <table:table-cell office:value-type="float" office:value="415" calcext:value-type="float">
            <text:p>415</text:p>
          </table:table-cell>
          <table:table-cell office:value-type="float" office:value="27606" calcext:value-type="float">
            <text:p>27606</text:p>
          </table:table-cell>
          <table:table-cell office:value-type="float" office:value="51.51" calcext:value-type="float">
            <text:p>51,51</text:p>
          </table:table-cell>
          <table:table-cell office:value-type="float" office:value="-17.881" calcext:value-type="float">
            <text:p>-17,8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224];[.B224];[.C224];[.D224];[.E224])" office:value-type="string" office:string-value="9/4/19" calcext:value-type="string">
            <text:p>9/4/19</text:p>
          </table:table-cell>
          <table:table-cell office:value-type="time" office:time-value="PT16H15M56S" calcext:value-type="time">
            <text:p>16:15:56</text:p>
          </table:table-cell>
          <table:table-cell office:value-type="float" office:value="17.0362911224365" calcext:value-type="float">
            <text:p>17,0362911224365</text:p>
          </table:table-cell>
          <table:table-cell office:value-type="float" office:value="7.93825912475586" calcext:value-type="float">
            <text:p>7,93825912475586</text:p>
          </table:table-cell>
          <table:table-cell office:value-type="float" office:value="58.8132362365723" calcext:value-type="float">
            <text:p>58,8132362365723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51.728" calcext:value-type="float">
            <text:p>51,728</text:p>
          </table:table-cell>
          <table:table-cell office:value-type="float" office:value="-13.904" calcext:value-type="float">
            <text:p>-13,9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225];[.B225];[.C225];[.D225];[.E225])" office:value-type="string" office:string-value="9/4/19" calcext:value-type="string">
            <text:p>9/4/19</text:p>
          </table:table-cell>
          <table:table-cell office:value-type="time" office:time-value="PT16H16M36S" calcext:value-type="time">
            <text:p>16:16:36</text:p>
          </table:table-cell>
          <table:table-cell office:value-type="float" office:value="17.0398254394531" calcext:value-type="float">
            <text:p>17,0398254394531</text:p>
          </table:table-cell>
          <table:table-cell office:value-type="float" office:value="7.51754903793335" calcext:value-type="float">
            <text:p>7,51754903793335</text:p>
          </table:table-cell>
          <table:table-cell office:value-type="float" office:value="59.1016082763672" calcext:value-type="float">
            <text:p>59,1016082763672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51.798" calcext:value-type="float">
            <text:p>51,798</text:p>
          </table:table-cell>
          <table:table-cell office:value-type="float" office:value="-9.9" calcext:value-type="float">
            <text:p>-9,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226];[.B226];[.C226];[.D226];[.E226])" office:value-type="string" office:string-value="9/4/19" calcext:value-type="string">
            <text:p>9/4/19</text:p>
          </table:table-cell>
          <table:table-cell office:value-type="time" office:time-value="PT16H17M16S" calcext:value-type="time">
            <text:p>16:17:16</text:p>
          </table:table-cell>
          <table:table-cell office:value-type="float" office:value="17.0471286773682" calcext:value-type="float">
            <text:p>17,0471286773682</text:p>
          </table:table-cell>
          <table:table-cell office:value-type="float" office:value="7.09042167663574" calcext:value-type="float">
            <text:p>7,09042167663574</text:p>
          </table:table-cell>
          <table:table-cell office:value-type="float" office:value="59.4371490478516" calcext:value-type="float">
            <text:p>59,4371490478516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51.721" calcext:value-type="float">
            <text:p>51,721</text:p>
          </table:table-cell>
          <table:table-cell office:value-type="float" office:value="-5.897" calcext:value-type="float">
            <text:p>-5,89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227];[.B227];[.C227];[.D227];[.E227])" office:value-type="string" office:string-value="9/4/19" calcext:value-type="string">
            <text:p>9/4/19</text:p>
          </table:table-cell>
          <table:table-cell office:value-type="time" office:time-value="PT16H17M55S" calcext:value-type="time">
            <text:p>16:17:55</text:p>
          </table:table-cell>
          <table:table-cell office:value-type="float" office:value="16.8714084625244" calcext:value-type="float">
            <text:p>16,8714084625244</text:p>
          </table:table-cell>
          <table:table-cell office:value-type="float" office:value="6.53806018829346" calcext:value-type="float">
            <text:p>6,53806018829346</text:p>
          </table:table-cell>
          <table:table-cell office:value-type="float" office:value="59.4321746826172" calcext:value-type="float">
            <text:p>59,4321746826172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51.504" calcext:value-type="float">
            <text:p>51,504</text:p>
          </table:table-cell>
          <table:table-cell office:value-type="float" office:value="-2.02" calcext:value-type="float">
            <text:p>-2,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228];[.B228];[.C228];[.D228];[.E228])" office:value-type="string" office:string-value="9/4/19" calcext:value-type="string">
            <text:p>9/4/19</text:p>
          </table:table-cell>
          <table:table-cell office:value-type="time" office:time-value="PT16H18M35S" calcext:value-type="time">
            <text:p>16:18:35</text:p>
          </table:table-cell>
          <table:table-cell office:value-type="float" office:value="16.8851470947266" calcext:value-type="float">
            <text:p>16,8851470947266</text:p>
          </table:table-cell>
          <table:table-cell office:value-type="float" office:value="6.14423179626465" calcext:value-type="float">
            <text:p>6,14423179626465</text:p>
          </table:table-cell>
          <table:table-cell office:value-type="float" office:value="59.562183380127" calcext:value-type="float">
            <text:p>59,562183380127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51.139" calcext:value-type="float">
            <text:p>51,139</text:p>
          </table:table-cell>
          <table:table-cell office:value-type="float" office:value="1.904" calcext:value-type="float">
            <text:p>1,9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229];[.B229];[.C229];[.D229];[.E229])" office:value-type="string" office:string-value="9/4/19" calcext:value-type="string">
            <text:p>9/4/19</text:p>
          </table:table-cell>
          <table:table-cell office:value-type="time" office:time-value="PT16H19M15S" calcext:value-type="time">
            <text:p>16:19:15</text:p>
          </table:table-cell>
          <table:table-cell office:value-type="float" office:value="16.870189666748" calcext:value-type="float">
            <text:p>16,870189666748</text:p>
          </table:table-cell>
          <table:table-cell office:value-type="float" office:value="5.55943918228149" calcext:value-type="float">
            <text:p>5,55943918228149</text:p>
          </table:table-cell>
          <table:table-cell office:value-type="float" office:value="59.5390434265137" calcext:value-type="float">
            <text:p>59,5390434265137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50.633" calcext:value-type="float">
            <text:p>50,633</text:p>
          </table:table-cell>
          <table:table-cell office:value-type="float" office:value="5.752" calcext:value-type="float">
            <text:p>5,7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230];[.B230];[.C230];[.D230];[.E230])" office:value-type="string" office:string-value="9/4/19" calcext:value-type="string">
            <text:p>9/4/19</text:p>
          </table:table-cell>
          <table:table-cell office:value-type="time" office:time-value="PT16H19M55S" calcext:value-type="time">
            <text:p>16:19:55</text:p>
          </table:table-cell>
          <table:table-cell office:value-type="float" office:value="16.9069175720215" calcext:value-type="float">
            <text:p>16,9069175720215</text:p>
          </table:table-cell>
          <table:table-cell office:value-type="float" office:value="4.98433017730713" calcext:value-type="float">
            <text:p>4,98433017730713</text:p>
          </table:table-cell>
          <table:table-cell office:value-type="float" office:value="59.3583335876465" calcext:value-type="float">
            <text:p>59,3583335876465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49.993" calcext:value-type="float">
            <text:p>49,993</text:p>
          </table:table-cell>
          <table:table-cell office:value-type="float" office:value="9.504" calcext:value-type="float">
            <text:p>9,5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231];[.B231];[.C231];[.D231];[.E231])" office:value-type="string" office:string-value="9/4/19" calcext:value-type="string">
            <text:p>9/4/19</text:p>
          </table:table-cell>
          <table:table-cell office:value-type="time" office:time-value="PT16H20M36S" calcext:value-type="time">
            <text:p>16:20:36</text:p>
          </table:table-cell>
          <table:table-cell office:value-type="float" office:value="16.8904991149902" calcext:value-type="float">
            <text:p>16,8904991149902</text:p>
          </table:table-cell>
          <table:table-cell office:value-type="float" office:value="4.40599870681763" calcext:value-type="float">
            <text:p>4,40599870681763</text:p>
          </table:table-cell>
          <table:table-cell office:value-type="float" office:value="59.3945541381836" calcext:value-type="float">
            <text:p>59,3945541381836</text:p>
          </table:table-cell>
          <table:table-cell office:value-type="float" office:value="-25" calcext:value-type="float">
            <text:p>-25</text:p>
          </table:table-cell>
          <table:table-cell table:number-columns-repeated="4"/>
          <table:table-cell office:value-type="string" calcext:value-type="string">
            <text:p>allemagne rép. Tchèque</text:p>
          </table:table-cell>
          <table:table-cell office:value-type="float" office:value="414" calcext:value-type="float">
            <text:p>414</text:p>
          </table:table-cell>
          <table:table-cell office:value-type="float" office:value="27608" calcext:value-type="float">
            <text:p>27608</text:p>
          </table:table-cell>
          <table:table-cell office:value-type="float" office:value="49.203" calcext:value-type="float">
            <text:p>49,203</text:p>
          </table:table-cell>
          <table:table-cell office:value-type="float" office:value="13.233" calcext:value-type="float">
            <text:p>13,2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232];[.B232];[.C232];[.D232];[.E232])" office:value-type="string" office:string-value="9/4/19" calcext:value-type="string">
            <text:p>9/4/19</text:p>
          </table:table-cell>
          <table:table-cell office:value-type="time" office:time-value="PT16H21M16S" calcext:value-type="time">
            <text:p>16:21:16</text:p>
          </table:table-cell>
          <table:table-cell office:value-type="float" office:value="17.0221652984619" calcext:value-type="float">
            <text:p>17,0221652984619</text:p>
          </table:table-cell>
          <table:table-cell office:value-type="float" office:value="3.78842782974243" calcext:value-type="float">
            <text:p>3,78842782974243</text:p>
          </table:table-cell>
          <table:table-cell office:value-type="float" office:value="59.6301345825195" calcext:value-type="float">
            <text:p>59,6301345825195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48.309" calcext:value-type="float">
            <text:p>48,309</text:p>
          </table:table-cell>
          <table:table-cell office:value-type="float" office:value="16.744" calcext:value-type="float">
            <text:p>16,7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233];[.B233];[.C233];[.D233];[.E233])" office:value-type="string" office:string-value="9/4/19" calcext:value-type="string">
            <text:p>9/4/19</text:p>
          </table:table-cell>
          <table:table-cell office:value-type="time" office:time-value="PT16H21M56S" calcext:value-type="time">
            <text:p>16:21:56</text:p>
          </table:table-cell>
          <table:table-cell office:value-type="float" office:value="17.0408344268799" calcext:value-type="float">
            <text:p>17,0408344268799</text:p>
          </table:table-cell>
          <table:table-cell office:value-type="float" office:value="3.36989283561707" calcext:value-type="float">
            <text:p>3,36989283561707</text:p>
          </table:table-cell>
          <table:table-cell office:value-type="float" office:value="59.4973411560059" calcext:value-type="float">
            <text:p>59,4973411560059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47.302" calcext:value-type="float">
            <text:p>47,302</text:p>
          </table:table-cell>
          <table:table-cell office:value-type="float" office:value="20.121" calcext:value-type="float">
            <text:p>20,1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234];[.B234];[.C234];[.D234];[.E234])" office:value-type="string" office:string-value="9/4/19" calcext:value-type="string">
            <text:p>9/4/19</text:p>
          </table:table-cell>
          <table:table-cell office:value-type="time" office:time-value="PT16H22M36S" calcext:value-type="time">
            <text:p>16:22:36</text:p>
          </table:table-cell>
          <table:table-cell office:value-type="float" office:value="17.2813205718994" calcext:value-type="float">
            <text:p>17,2813205718994</text:p>
          </table:table-cell>
          <table:table-cell office:value-type="float" office:value="2.70456123352051" calcext:value-type="float">
            <text:p>2,70456123352051</text:p>
          </table:table-cell>
          <table:table-cell office:value-type="float" office:value="59.5097732543945" calcext:value-type="float">
            <text:p>59,5097732543945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46.19" calcext:value-type="float">
            <text:p>46,19</text:p>
          </table:table-cell>
          <table:table-cell office:value-type="float" office:value="23.36" calcext:value-type="float">
            <text:p>23,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235];[.B235];[.C235];[.D235];[.E235])" office:value-type="string" office:string-value="9/4/19" calcext:value-type="string">
            <text:p>9/4/19</text:p>
          </table:table-cell>
          <table:table-cell office:value-type="time" office:time-value="PT16H23M16S" calcext:value-type="time">
            <text:p>16:23:16</text:p>
          </table:table-cell>
          <table:table-cell office:value-type="float" office:value="17.6165504455566" calcext:value-type="float">
            <text:p>17,6165504455566</text:p>
          </table:table-cell>
          <table:table-cell office:value-type="float" office:value="2.06951880455017" calcext:value-type="float">
            <text:p>2,06951880455017</text:p>
          </table:table-cell>
          <table:table-cell office:value-type="float" office:value="59.2836647033691" calcext:value-type="float">
            <text:p>59,2836647033691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44.98" calcext:value-type="float">
            <text:p>44,98</text:p>
          </table:table-cell>
          <table:table-cell office:value-type="float" office:value="26.459" calcext:value-type="float">
            <text:p>26,4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236];[.B236];[.C236];[.D236];[.E236])" office:value-type="string" office:string-value="9/4/19" calcext:value-type="string">
            <text:p>9/4/19</text:p>
          </table:table-cell>
          <table:table-cell office:value-type="time" office:time-value="PT16H23M56S" calcext:value-type="time">
            <text:p>16:23:56</text:p>
          </table:table-cell>
          <table:table-cell office:value-type="float" office:value="17.6908931732178" calcext:value-type="float">
            <text:p>17,6908931732178</text:p>
          </table:table-cell>
          <table:table-cell office:value-type="float" office:value="1.24837923049927" calcext:value-type="float">
            <text:p>1,24837923049927</text:p>
          </table:table-cell>
          <table:table-cell office:value-type="float" office:value="59.2097091674805" calcext:value-type="float">
            <text:p>59,2097091674805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43.68" calcext:value-type="float">
            <text:p>43,68</text:p>
          </table:table-cell>
          <table:table-cell office:value-type="float" office:value="29.418" calcext:value-type="float">
            <text:p>29,4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237];[.B237];[.C237];[.D237];[.E237])" office:value-type="string" office:string-value="9/4/19" calcext:value-type="string">
            <text:p>9/4/19</text:p>
          </table:table-cell>
          <table:table-cell office:value-type="time" office:time-value="PT16H24M36S" calcext:value-type="time">
            <text:p>16:24:36</text:p>
          </table:table-cell>
          <table:table-cell office:value-type="float" office:value="17.9230918884277" calcext:value-type="float">
            <text:p>17,9230918884277</text:p>
          </table:table-cell>
          <table:table-cell office:value-type="float" office:value="0.725818872451782" calcext:value-type="float">
            <text:p>0,725818872451782</text:p>
          </table:table-cell>
          <table:table-cell office:value-type="float" office:value="58.6350059509277" calcext:value-type="float">
            <text:p>58,6350059509277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42.298" calcext:value-type="float">
            <text:p>42,298</text:p>
          </table:table-cell>
          <table:table-cell office:value-type="float" office:value="32.241" calcext:value-type="float">
            <text:p>32,2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238];[.B238];[.C238];[.D238];[.E238])" office:value-type="string" office:string-value="9/4/19" calcext:value-type="string">
            <text:p>9/4/19</text:p>
          </table:table-cell>
          <table:table-cell office:value-type="time" office:time-value="PT16H25M15S" calcext:value-type="time">
            <text:p>16:25:15</text:p>
          </table:table-cell>
          <table:table-cell office:value-type="float" office:value="18.1193561553955" calcext:value-type="float">
            <text:p>18,1193561553955</text:p>
          </table:table-cell>
          <table:table-cell office:value-type="float" office:value="0.109908580780029" calcext:value-type="float">
            <text:p>0,109908580780029</text:p>
          </table:table-cell>
          <table:table-cell office:value-type="float" office:value="58.3251419067383" calcext:value-type="float">
            <text:p>58,3251419067383</text:p>
          </table:table-cell>
          <table:table-cell office:value-type="float" office:value="-25" calcext:value-type="float">
            <text:p>-25</text:p>
          </table:table-cell>
          <table:table-cell table:number-columns-repeated="4"/>
          <table:table-cell office:value-type="string" calcext:value-type="string">
            <text:p>turquie mer noire</text:p>
          </table:table-cell>
          <table:table-cell office:value-type="float" office:value="412" calcext:value-type="float">
            <text:p>412</text:p>
          </table:table-cell>
          <table:table-cell office:value-type="float" office:value="27610" calcext:value-type="float">
            <text:p>27610</text:p>
          </table:table-cell>
          <table:table-cell office:value-type="float" office:value="40.879" calcext:value-type="float">
            <text:p>40,879</text:p>
          </table:table-cell>
          <table:table-cell office:value-type="float" office:value="34.868" calcext:value-type="float">
            <text:p>34,8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239];[.B239];[.C239];[.D239];[.E239])" office:value-type="string" office:string-value="9/4/19" calcext:value-type="string">
            <text:p>9/4/19</text:p>
          </table:table-cell>
          <table:table-cell office:value-type="time" office:time-value="PT16H25M55S" calcext:value-type="time">
            <text:p>16:25:55</text:p>
          </table:table-cell>
          <table:table-cell office:value-type="float" office:value="18.3404579162598" calcext:value-type="float">
            <text:p>18,3404579162598</text:p>
          </table:table-cell>
          <table:table-cell office:value-type="float" office:value="-0.609046638011932" calcext:value-type="float">
            <text:p>-0,609046638011932</text:p>
          </table:table-cell>
          <table:table-cell office:value-type="float" office:value="58.0376815795898" calcext:value-type="float">
            <text:p>58,0376815795898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39.356" calcext:value-type="float">
            <text:p>39,356</text:p>
          </table:table-cell>
          <table:table-cell office:value-type="float" office:value="37.439" calcext:value-type="float">
            <text:p>37,43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240];[.B240];[.C240];[.D240];[.E240])" office:value-type="string" office:string-value="9/4/19" calcext:value-type="string">
            <text:p>9/4/19</text:p>
          </table:table-cell>
          <table:table-cell office:value-type="time" office:time-value="PT16H26M35S" calcext:value-type="time">
            <text:p>16:26:35</text:p>
          </table:table-cell>
          <table:table-cell office:value-type="float" office:value="18.5449829101562" calcext:value-type="float">
            <text:p>18,5449829101562</text:p>
          </table:table-cell>
          <table:table-cell office:value-type="float" office:value="-1.52261233329773" calcext:value-type="float">
            <text:p>-1,52261233329773</text:p>
          </table:table-cell>
          <table:table-cell office:value-type="float" office:value="57.7663116455078" calcext:value-type="float">
            <text:p>57,7663116455078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37.772" calcext:value-type="float">
            <text:p>37,772</text:p>
          </table:table-cell>
          <table:table-cell office:value-type="float" office:value="39.891" calcext:value-type="float">
            <text:p>39,89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241];[.B241];[.C241];[.D241];[.E241])" office:value-type="string" office:string-value="9/4/19" calcext:value-type="string">
            <text:p>9/4/19</text:p>
          </table:table-cell>
          <table:table-cell office:value-type="time" office:time-value="PT16H27M15S" calcext:value-type="time">
            <text:p>16:27:15</text:p>
          </table:table-cell>
          <table:table-cell office:value-type="float" office:value="18.7161388397217" calcext:value-type="float">
            <text:p>18,7161388397217</text:p>
          </table:table-cell>
          <table:table-cell office:value-type="float" office:value="-2.16292023658752" calcext:value-type="float">
            <text:p>-2,16292023658752</text:p>
          </table:table-cell>
          <table:table-cell office:value-type="float" office:value="57.3932800292969" calcext:value-type="float">
            <text:p>57,3932800292969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36.13" calcext:value-type="float">
            <text:p>36,13</text:p>
          </table:table-cell>
          <table:table-cell office:value-type="float" office:value="42.232" calcext:value-type="float">
            <text:p>42,2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242];[.B242];[.C242];[.D242];[.E242])" office:value-type="string" office:string-value="9/4/19" calcext:value-type="string">
            <text:p>9/4/19</text:p>
          </table:table-cell>
          <table:table-cell office:value-type="time" office:time-value="PT16H27M55S" calcext:value-type="time">
            <text:p>16:27:55</text:p>
          </table:table-cell>
          <table:table-cell office:value-type="float" office:value="18.8009052276611" calcext:value-type="float">
            <text:p>18,8009052276611</text:p>
          </table:table-cell>
          <table:table-cell office:value-type="float" office:value="-2.99441623687744" calcext:value-type="float">
            <text:p>-2,99441623687744</text:p>
          </table:table-cell>
          <table:table-cell office:value-type="float" office:value="56.7053146362305" calcext:value-type="float">
            <text:p>56,7053146362305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34.439" calcext:value-type="float">
            <text:p>34,439</text:p>
          </table:table-cell>
          <table:table-cell office:value-type="float" office:value="44.469" calcext:value-type="float">
            <text:p>44,4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243];[.B243];[.C243];[.D243];[.E243])" office:value-type="string" office:string-value="9/4/19" calcext:value-type="string">
            <text:p>9/4/19</text:p>
          </table:table-cell>
          <table:table-cell office:value-type="time" office:time-value="PT16H28M35S" calcext:value-type="time">
            <text:p>16:28:35</text:p>
          </table:table-cell>
          <table:table-cell office:value-type="float" office:value="18.9685802459717" calcext:value-type="float">
            <text:p>18,9685802459717</text:p>
          </table:table-cell>
          <table:table-cell office:value-type="float" office:value="-3.72292637825012" calcext:value-type="float">
            <text:p>-3,72292637825012</text:p>
          </table:table-cell>
          <table:table-cell office:value-type="float" office:value="56.114070892334" calcext:value-type="float">
            <text:p>56,114070892334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32.701" calcext:value-type="float">
            <text:p>32,701</text:p>
          </table:table-cell>
          <table:table-cell office:value-type="float" office:value="46.611" calcext:value-type="float">
            <text:p>46,6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244];[.B244];[.C244];[.D244];[.E244])" office:value-type="string" office:string-value="9/4/19" calcext:value-type="string">
            <text:p>9/4/19</text:p>
          </table:table-cell>
          <table:table-cell office:value-type="time" office:time-value="PT16H29M15S" calcext:value-type="time">
            <text:p>16:29:15</text:p>
          </table:table-cell>
          <table:table-cell office:value-type="float" office:value="19.376651763916" calcext:value-type="float">
            <text:p>19,376651763916</text:p>
          </table:table-cell>
          <table:table-cell office:value-type="float" office:value="-4.68143463134766" calcext:value-type="float">
            <text:p>-4,68143463134766</text:p>
          </table:table-cell>
          <table:table-cell office:value-type="float" office:value="55.5704383850098" calcext:value-type="float">
            <text:p>55,5704383850098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30.922" calcext:value-type="float">
            <text:p>30,922</text:p>
          </table:table-cell>
          <table:table-cell office:value-type="float" office:value="48.663" calcext:value-type="float">
            <text:p>48,66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245];[.B245];[.C245];[.D245];[.E245])" office:value-type="string" office:string-value="9/4/19" calcext:value-type="string">
            <text:p>9/4/19</text:p>
          </table:table-cell>
          <table:table-cell office:value-type="time" office:time-value="PT16H29M55S" calcext:value-type="time">
            <text:p>16:29:55</text:p>
          </table:table-cell>
          <table:table-cell office:value-type="float" office:value="19.6282176971436" calcext:value-type="float">
            <text:p>19,6282176971436</text:p>
          </table:table-cell>
          <table:table-cell office:value-type="float" office:value="-5.54140520095825" calcext:value-type="float">
            <text:p>-5,54140520095825</text:p>
          </table:table-cell>
          <table:table-cell office:value-type="float" office:value="54.6381378173828" calcext:value-type="float">
            <text:p>54,6381378173828</text:p>
          </table:table-cell>
          <table:table-cell office:value-type="float" office:value="-25" calcext:value-type="float">
            <text:p>-25</text:p>
          </table:table-cell>
          <table:table-cell table:number-columns-repeated="7"/>
          <table:table-cell office:value-type="float" office:value="29.106" calcext:value-type="float">
            <text:p>29,106</text:p>
          </table:table-cell>
          <table:table-cell office:value-type="float" office:value="50.635" calcext:value-type="float">
            <text:p>50,6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246];[.B246];[.C246];[.D246];[.E246])" office:value-type="string" office:string-value="9/4/19" calcext:value-type="string">
            <text:p>9/4/19</text:p>
          </table:table-cell>
          <table:table-cell office:value-type="time" office:time-value="PT16H30M37S" calcext:value-type="time">
            <text:p>16:30:37</text:p>
          </table:table-cell>
          <table:table-cell office:value-type="float" office:value="19.8251056671143" calcext:value-type="float">
            <text:p>19,8251056671143</text:p>
          </table:table-cell>
          <table:table-cell office:value-type="float" office:value="-6.5438551902771" calcext:value-type="float">
            <text:p>-6,5438551902771</text:p>
          </table:table-cell>
          <table:table-cell office:value-type="float" office:value="53.5555114746094" calcext:value-type="float">
            <text:p>53,5555114746094</text:p>
          </table:table-cell>
          <table:table-cell table:style-name="ce7" office:value-type="float" office:value="-11" calcext:value-type="float">
            <text:p>-11</text:p>
          </table:table-cell>
          <table:table-cell table:number-columns-repeated="4"/>
          <table:table-cell office:value-type="string" calcext:value-type="string">
            <text:p>arabie saoudite</text:p>
          </table:table-cell>
          <table:table-cell office:value-type="float" office:value="409" calcext:value-type="float">
            <text:p>409</text:p>
          </table:table-cell>
          <table:table-cell office:value-type="float" office:value="27611" calcext:value-type="float">
            <text:p>27611</text:p>
          </table:table-cell>
          <table:table-cell office:value-type="float" office:value="27.163" calcext:value-type="float">
            <text:p>27,163</text:p>
          </table:table-cell>
          <table:table-cell office:value-type="float" office:value="52.625" calcext:value-type="float">
            <text:p>52,6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247];[.B247];[.C247];[.D247];[.E247])" office:value-type="string" office:string-value="9/4/19" calcext:value-type="string">
            <text:p>9/4/19</text:p>
          </table:table-cell>
          <table:table-cell office:value-type="time" office:time-value="PT16H31M18S" calcext:value-type="time">
            <text:p>16:31:18</text:p>
          </table:table-cell>
          <table:table-cell office:value-type="float" office:value="20.2266788482666" calcext:value-type="float">
            <text:p>20,2266788482666</text:p>
          </table:table-cell>
          <table:table-cell office:value-type="float" office:value="-7.57385063171387" calcext:value-type="float">
            <text:p>-7,57385063171387</text:p>
          </table:table-cell>
          <table:table-cell office:value-type="float" office:value="52.3917198181152" calcext:value-type="float">
            <text:p>52,3917198181152</text:p>
          </table:table-cell>
          <table:table-cell table:style-name="ce7" office:value-type="float" office:value="-11" calcext:value-type="float">
            <text:p>-11</text:p>
          </table:table-cell>
          <table:table-cell table:number-columns-repeated="7"/>
          <table:table-cell office:value-type="float" office:value="25.235" calcext:value-type="float">
            <text:p>25,235</text:p>
          </table:table-cell>
          <table:table-cell office:value-type="float" office:value="54.496" calcext:value-type="float">
            <text:p>54,4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248];[.B248];[.C248];[.D248];[.E248])" office:value-type="string" office:string-value="9/4/19" calcext:value-type="string">
            <text:p>9/4/19</text:p>
          </table:table-cell>
          <table:table-cell office:value-type="time" office:time-value="PT16H31M58S" calcext:value-type="time">
            <text:p>16:31:58</text:p>
          </table:table-cell>
          <table:table-cell office:value-type="float" office:value="20.4722557067871" calcext:value-type="float">
            <text:p>20,4722557067871</text:p>
          </table:table-cell>
          <table:table-cell office:value-type="float" office:value="-8.64358806610107" calcext:value-type="float">
            <text:p>-8,64358806610107</text:p>
          </table:table-cell>
          <table:table-cell office:value-type="float" office:value="51.1013336181641" calcext:value-type="float">
            <text:p>51,1013336181641</text:p>
          </table:table-cell>
          <table:table-cell table:style-name="ce7" office:value-type="float" office:value="-11" calcext:value-type="float">
            <text:p>-11</text:p>
          </table:table-cell>
          <table:table-cell table:number-columns-repeated="7"/>
          <table:table-cell office:value-type="float" office:value="23.327" calcext:value-type="float">
            <text:p>23,327</text:p>
          </table:table-cell>
          <table:table-cell office:value-type="float" office:value="56.26" calcext:value-type="float">
            <text:p>56,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249];[.B249];[.C249];[.D249];[.E249])" office:value-type="string" office:string-value="9/4/19" calcext:value-type="string">
            <text:p>9/4/19</text:p>
          </table:table-cell>
          <table:table-cell office:value-type="time" office:time-value="PT16H32M38S" calcext:value-type="time">
            <text:p>16:32:38</text:p>
          </table:table-cell>
          <table:table-cell office:value-type="float" office:value="20.681770324707" calcext:value-type="float">
            <text:p>20,681770324707</text:p>
          </table:table-cell>
          <table:table-cell office:value-type="float" office:value="-9.76955032348633" calcext:value-type="float">
            <text:p>-9,76955032348633</text:p>
          </table:table-cell>
          <table:table-cell office:value-type="float" office:value="49.9021492004395" calcext:value-type="float">
            <text:p>49,9021492004395</text:p>
          </table:table-cell>
          <table:table-cell table:style-name="ce7" office:value-type="float" office:value="-11" calcext:value-type="float">
            <text:p>-11</text:p>
          </table:table-cell>
          <table:table-cell table:number-columns-repeated="7"/>
          <table:table-cell office:value-type="float" office:value="21.396" calcext:value-type="float">
            <text:p>21,396</text:p>
          </table:table-cell>
          <table:table-cell office:value-type="float" office:value="57.969" calcext:value-type="float">
            <text:p>57,9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250];[.B250];[.C250];[.D250];[.E250])" office:value-type="string" office:string-value="9/4/19" calcext:value-type="string">
            <text:p>9/4/19</text:p>
          </table:table-cell>
          <table:table-cell office:value-type="time" office:time-value="PT16H33M19S" calcext:value-type="time">
            <text:p>16:33:19</text:p>
          </table:table-cell>
          <table:table-cell office:value-type="float" office:value="20.8784198760986" calcext:value-type="float">
            <text:p>20,8784198760986</text:p>
          </table:table-cell>
          <table:table-cell office:value-type="float" office:value="-10.7641572952271" calcext:value-type="float">
            <text:p>-10,7641572952271</text:p>
          </table:table-cell>
          <table:table-cell office:value-type="float" office:value="48.1769981384277" calcext:value-type="float">
            <text:p>48,1769981384277</text:p>
          </table:table-cell>
          <table:table-cell table:style-name="ce7" office:value-type="float" office:value="-11" calcext:value-type="float">
            <text:p>-11</text:p>
          </table:table-cell>
          <table:table-cell table:number-columns-repeated="7"/>
          <table:table-cell office:value-type="float" office:value="19.395" calcext:value-type="float">
            <text:p>19,395</text:p>
          </table:table-cell>
          <table:table-cell office:value-type="float" office:value="59.671" calcext:value-type="float">
            <text:p>59,67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251];[.B251];[.C251];[.D251];[.E251])" office:value-type="string" office:string-value="9/4/19" calcext:value-type="string">
            <text:p>9/4/19</text:p>
          </table:table-cell>
          <table:table-cell office:value-type="time" office:time-value="PT16H33M41S" calcext:value-type="time">
            <text:p>16:33:41</text:p>
          </table:table-cell>
          <table:table-cell office:value-type="float" office:value="20.9768962860107" calcext:value-type="float">
            <text:p>20,9768962860107</text:p>
          </table:table-cell>
          <table:table-cell office:value-type="float" office:value="-11.7718734741211" calcext:value-type="float">
            <text:p>-11,7718734741211</text:p>
          </table:table-cell>
          <table:table-cell office:value-type="float" office:value="46.3921966552734" calcext:value-type="float">
            <text:p>46,3921966552734</text:p>
          </table:table-cell>
          <table:table-cell table:style-name="ce7" office:value-type="float" office:value="-11" calcext:value-type="float">
            <text:p>-11</text:p>
          </table:table-cell>
          <table:table-cell table:number-columns-repeated="7"/>
          <table:table-cell office:value-type="float" office:value="18.313" calcext:value-type="float">
            <text:p>18,313</text:p>
          </table:table-cell>
          <table:table-cell office:value-type="float" office:value="60.565" calcext:value-type="float">
            <text:p>60,56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252];[.B252];[.C252];[.D252];[.E252])" office:value-type="string" office:string-value="9/4/19" calcext:value-type="string">
            <text:p>9/4/19</text:p>
          </table:table-cell>
          <table:table-cell office:value-type="time" office:time-value="PT16H34M22S" calcext:value-type="time">
            <text:p>16:34:22</text:p>
          </table:table-cell>
          <table:table-cell office:value-type="float" office:value="21.2440490722656" calcext:value-type="float">
            <text:p>21,2440490722656</text:p>
          </table:table-cell>
          <table:table-cell office:value-type="float" office:value="-12.8603639602661" calcext:value-type="float">
            <text:p>-12,8603639602661</text:p>
          </table:table-cell>
          <table:table-cell office:value-type="float" office:value="44.2614135742187" calcext:value-type="float">
            <text:p>44,2614135742187</text:p>
          </table:table-cell>
          <table:table-cell table:style-name="ce7" office:value-type="float" office:value="-11" calcext:value-type="float">
            <text:p>-11</text:p>
          </table:table-cell>
          <table:table-cell table:number-columns-repeated="7"/>
          <table:table-cell office:value-type="float" office:value="16.283" calcext:value-type="float">
            <text:p>16,283</text:p>
          </table:table-cell>
          <table:table-cell office:value-type="float" office:value="62.199" calcext:value-type="float">
            <text:p>62,1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253];[.B253];[.C253];[.D253];[.E253])" office:value-type="string" office:string-value="9/4/19" calcext:value-type="string">
            <text:p>9/4/19</text:p>
          </table:table-cell>
          <table:table-cell office:value-type="time" office:time-value="PT16H35M02S" calcext:value-type="time">
            <text:p>16:35:02</text:p>
          </table:table-cell>
          <table:table-cell office:value-type="float" office:value="21.5650482177734" calcext:value-type="float">
            <text:p>21,5650482177734</text:p>
          </table:table-cell>
          <table:table-cell office:value-type="float" office:value="-13.7144575119019" calcext:value-type="float">
            <text:p>-13,7144575119019</text:p>
          </table:table-cell>
          <table:table-cell office:value-type="float" office:value="42.1237983703613" calcext:value-type="float">
            <text:p>42,1237983703613</text:p>
          </table:table-cell>
          <table:table-cell table:style-name="ce7" office:value-type="float" office:value="-11" calcext:value-type="float">
            <text:p>-11</text:p>
          </table:table-cell>
          <table:table-cell table:number-columns-repeated="7"/>
          <table:table-cell office:value-type="float" office:value="14.288" calcext:value-type="float">
            <text:p>14,288</text:p>
          </table:table-cell>
          <table:table-cell office:value-type="float" office:value="63.758" calcext:value-type="float">
            <text:p>63,7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254];[.B254];[.C254];[.D254];[.E254])" office:value-type="string" office:string-value="9/4/19" calcext:value-type="string">
            <text:p>9/4/19</text:p>
          </table:table-cell>
          <table:table-cell office:value-type="time" office:time-value="PT16H35M44S" calcext:value-type="time">
            <text:p>16:35:44</text:p>
          </table:table-cell>
          <table:table-cell office:value-type="float" office:value="21.601676940918" calcext:value-type="float">
            <text:p>21,601676940918</text:p>
          </table:table-cell>
          <table:table-cell office:value-type="float" office:value="-14.653076171875" calcext:value-type="float">
            <text:p>-14,653076171875</text:p>
          </table:table-cell>
          <table:table-cell office:value-type="float" office:value="40.1921234130859" calcext:value-type="float">
            <text:p>40,1921234130859</text:p>
          </table:table-cell>
          <table:table-cell table:style-name="ce7" office:value-type="float" office:value="-11" calcext:value-type="float">
            <text:p>-11</text:p>
          </table:table-cell>
          <table:table-cell table:number-columns-repeated="7"/>
          <table:table-cell office:value-type="float" office:value="12.179" calcext:value-type="float">
            <text:p>12,179</text:p>
          </table:table-cell>
          <table:table-cell office:value-type="float" office:value="65.362" calcext:value-type="float">
            <text:p>65,3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255];[.B255];[.C255];[.D255];[.E255])" office:value-type="string" office:string-value="9/4/19" calcext:value-type="string">
            <text:p>9/4/19</text:p>
          </table:table-cell>
          <table:table-cell office:value-type="time" office:time-value="PT16H36M24S" calcext:value-type="time">
            <text:p>16:36:24</text:p>
          </table:table-cell>
          <table:table-cell office:value-type="float" office:value="21.6767597198486" calcext:value-type="float">
            <text:p>21,6767597198486</text:p>
          </table:table-cell>
          <table:table-cell office:value-type="float" office:value="-15.3075408935547" calcext:value-type="float">
            <text:p>-15,3075408935547</text:p>
          </table:table-cell>
          <table:table-cell office:value-type="float" office:value="38.2328414916992" calcext:value-type="float">
            <text:p>38,2328414916992</text:p>
          </table:table-cell>
          <table:table-cell table:style-name="ce7" office:value-type="float" office:value="-11" calcext:value-type="float">
            <text:p>-11</text:p>
          </table:table-cell>
          <table:table-cell table:number-columns-repeated="7"/>
          <table:table-cell office:value-type="float" office:value="10.161" calcext:value-type="float">
            <text:p>10,161</text:p>
          </table:table-cell>
          <table:table-cell office:value-type="float" office:value="66.863" calcext:value-type="float">
            <text:p>66,86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256];[.B256];[.C256];[.D256];[.E256])" office:value-type="string" office:string-value="9/4/19" calcext:value-type="string">
            <text:p>9/4/19</text:p>
          </table:table-cell>
          <table:table-cell office:value-type="time" office:time-value="PT16H37M05S" calcext:value-type="time">
            <text:p>16:37:05</text:p>
          </table:table-cell>
          <table:table-cell office:value-type="float" office:value="21.5466804504395" calcext:value-type="float">
            <text:p>21,5466804504395</text:p>
          </table:table-cell>
          <table:table-cell office:value-type="float" office:value="-15.8824167251587" calcext:value-type="float">
            <text:p>-15,8824167251587</text:p>
          </table:table-cell>
          <table:table-cell office:value-type="float" office:value="35.9312210083008" calcext:value-type="float">
            <text:p>35,9312210083008</text:p>
          </table:table-cell>
          <table:table-cell table:style-name="ce7" office:value-type="float" office:value="-11" calcext:value-type="float">
            <text:p>-11</text:p>
          </table:table-cell>
          <table:table-cell table:number-columns-repeated="7"/>
          <table:table-cell office:value-type="float" office:value="8.083" calcext:value-type="float">
            <text:p>8,083</text:p>
          </table:table-cell>
          <table:table-cell office:value-type="float" office:value="68.581" calcext:value-type="float">
            <text:p>68,5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257];[.B257];[.C257];[.D257];[.E257])" office:value-type="string" office:string-value="9/4/19" calcext:value-type="string">
            <text:p>9/4/19</text:p>
          </table:table-cell>
          <table:table-cell office:value-type="time" office:time-value="PT16H37M45S" calcext:value-type="time">
            <text:p>16:37:45</text:p>
          </table:table-cell>
          <table:table-cell office:value-type="float" office:value="21.678186416626" calcext:value-type="float">
            <text:p>21,678186416626</text:p>
          </table:table-cell>
          <table:table-cell office:value-type="float" office:value="-16.6320056915283" calcext:value-type="float">
            <text:p>-16,6320056915283</text:p>
          </table:table-cell>
          <table:table-cell office:value-type="float" office:value="33.7238464355469" calcext:value-type="float">
            <text:p>33,7238464355469</text:p>
          </table:table-cell>
          <table:table-cell table:style-name="ce7" office:value-type="float" office:value="-11" calcext:value-type="float">
            <text:p>-11</text:p>
          </table:table-cell>
          <table:table-cell table:number-columns-repeated="7"/>
          <table:table-cell office:value-type="float" office:value="6.049" calcext:value-type="float">
            <text:p>6,049</text:p>
          </table:table-cell>
          <table:table-cell office:value-type="float" office:value="69.845" calcext:value-type="float">
            <text:p>69,8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258];[.B258];[.C258];[.D258];[.E258])" office:value-type="string" office:string-value="9/4/19" calcext:value-type="string">
            <text:p>9/4/19</text:p>
          </table:table-cell>
          <table:table-cell office:value-type="time" office:time-value="PT16H38M26S" calcext:value-type="time">
            <text:p>16:38:26</text:p>
          </table:table-cell>
          <table:table-cell office:value-type="float" office:value="21.6594772338867" calcext:value-type="float">
            <text:p>21,6594772338867</text:p>
          </table:table-cell>
          <table:table-cell office:value-type="float" office:value="-17.0700016021729" calcext:value-type="float">
            <text:p>-17,0700016021729</text:p>
          </table:table-cell>
          <table:table-cell office:value-type="float" office:value="31.2903900146484" calcext:value-type="float">
            <text:p>31,2903900146484</text:p>
          </table:table-cell>
          <table:table-cell table:style-name="ce7" office:value-type="float" office:value="-11" calcext:value-type="float">
            <text:p>-11</text:p>
          </table:table-cell>
          <table:table-cell table:number-columns-repeated="7"/>
          <table:table-cell office:value-type="float" office:value="3.959" calcext:value-type="float">
            <text:p>3,959</text:p>
          </table:table-cell>
          <table:table-cell office:value-type="float" office:value="71.333" calcext:value-type="float">
            <text:p>71,3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259];[.B259];[.C259];[.D259];[.E259])" office:value-type="string" office:string-value="9/4/19" calcext:value-type="string">
            <text:p>9/4/19</text:p>
          </table:table-cell>
          <table:table-cell office:value-type="time" office:time-value="PT16H39M06S" calcext:value-type="time">
            <text:p>16:39:06</text:p>
          </table:table-cell>
          <table:table-cell office:value-type="float" office:value="21.6156024932861" calcext:value-type="float">
            <text:p>21,6156024932861</text:p>
          </table:table-cell>
          <table:table-cell office:value-type="float" office:value="-17.4122371673584" calcext:value-type="float">
            <text:p>-17,4122371673584</text:p>
          </table:table-cell>
          <table:table-cell office:value-type="float" office:value="28.6684799194336" calcext:value-type="float">
            <text:p>28,6684799194336</text:p>
          </table:table-cell>
          <table:table-cell table:style-name="ce7" office:value-type="float" office:value="-11" calcext:value-type="float">
            <text:p>-11</text:p>
          </table:table-cell>
          <table:table-cell table:number-columns-repeated="7"/>
          <table:table-cell office:value-type="float" office:value="1.917" calcext:value-type="float">
            <text:p>1,917</text:p>
          </table:table-cell>
          <table:table-cell office:value-type="float" office:value="72.776" calcext:value-type="float">
            <text:p>72,7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260];[.B260];[.C260];[.D260];[.E260])" office:value-type="string" office:string-value="9/4/19" calcext:value-type="string">
            <text:p>9/4/19</text:p>
          </table:table-cell>
          <table:table-cell office:value-type="time" office:time-value="PT16H39M46S" calcext:value-type="time">
            <text:p>16:39:46</text:p>
          </table:table-cell>
          <table:table-cell office:value-type="float" office:value="21.3832836151123" calcext:value-type="float">
            <text:p>21,3832836151123</text:p>
          </table:table-cell>
          <table:table-cell office:value-type="float" office:value="-17.8003559112549" calcext:value-type="float">
            <text:p>-17,8003559112549</text:p>
          </table:table-cell>
          <table:table-cell office:value-type="float" office:value="26.201904296875" calcext:value-type="float">
            <text:p>26,201904296875</text:p>
          </table:table-cell>
          <table:table-cell table:style-name="ce7" office:value-type="float" office:value="-11" calcext:value-type="float">
            <text:p>-11</text:p>
          </table:table-cell>
          <table:table-cell table:number-columns-repeated="7"/>
          <table:table-cell office:value-type="float" office:value="-0.127" calcext:value-type="float">
            <text:p>-0,127</text:p>
          </table:table-cell>
          <table:table-cell office:value-type="float" office:value="74.216" calcext:value-type="float">
            <text:p>74,2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261];[.B261];[.C261];[.D261];[.E261])" office:value-type="string" office:string-value="9/4/19" calcext:value-type="string">
            <text:p>9/4/19</text:p>
          </table:table-cell>
          <table:table-cell office:value-type="time" office:time-value="PT16H40M26S" calcext:value-type="time">
            <text:p>16:40:26</text:p>
          </table:table-cell>
          <table:table-cell office:value-type="float" office:value="21.2221431732178" calcext:value-type="float">
            <text:p>21,2221431732178</text:p>
          </table:table-cell>
          <table:table-cell office:value-type="float" office:value="-18.0196590423584" calcext:value-type="float">
            <text:p>-18,0196590423584</text:p>
          </table:table-cell>
          <table:table-cell office:value-type="float" office:value="23.7852783203125" calcext:value-type="float">
            <text:p>23,7852783203125</text:p>
          </table:table-cell>
          <table:table-cell table:style-name="ce7" office:value-type="float" office:value="-11" calcext:value-type="float">
            <text:p>-11</text:p>
          </table:table-cell>
          <table:table-cell table:number-columns-repeated="7"/>
          <table:table-cell office:value-type="float" office:value="-2.17" calcext:value-type="float">
            <text:p>-2,17</text:p>
          </table:table-cell>
          <table:table-cell office:value-type="float" office:value="75.655" calcext:value-type="float">
            <text:p>75,65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262];[.B262];[.C262];[.D262];[.E262])" office:value-type="string" office:string-value="9/4/19" calcext:value-type="string">
            <text:p>9/4/19</text:p>
          </table:table-cell>
          <table:table-cell office:value-type="time" office:time-value="PT16H41M07S" calcext:value-type="time">
            <text:p>16:41:07</text:p>
          </table:table-cell>
          <table:table-cell office:value-type="float" office:value="21.2273921966553" calcext:value-type="float">
            <text:p>21,2273921966553</text:p>
          </table:table-cell>
          <table:table-cell office:value-type="float" office:value="-18.1272411346436" calcext:value-type="float">
            <text:p>-18,1272411346436</text:p>
          </table:table-cell>
          <table:table-cell office:value-type="float" office:value="21.1521167755127" calcext:value-type="float">
            <text:p>21,1521167755127</text:p>
          </table:table-cell>
          <table:table-cell table:style-name="ce7" office:value-type="float" office:value="-11" calcext:value-type="float">
            <text:p>-11</text:p>
          </table:table-cell>
          <table:table-cell table:number-columns-repeated="7"/>
          <table:table-cell office:value-type="float" office:value="-4.263" calcext:value-type="float">
            <text:p>-4,263</text:p>
          </table:table-cell>
          <table:table-cell office:value-type="float" office:value="77.135" calcext:value-type="float">
            <text:p>77,1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263];[.B263];[.C263];[.D263];[.E263])" office:value-type="string" office:string-value="9/4/19" calcext:value-type="string">
            <text:p>9/4/19</text:p>
          </table:table-cell>
          <table:table-cell office:value-type="time" office:time-value="PT16H41M47S" calcext:value-type="time">
            <text:p>16:41:47</text:p>
          </table:table-cell>
          <table:table-cell office:value-type="float" office:value="21.0570316314697" calcext:value-type="float">
            <text:p>21,0570316314697</text:p>
          </table:table-cell>
          <table:table-cell office:value-type="float" office:value="-18.1979541778564" calcext:value-type="float">
            <text:p>-18,1979541778564</text:p>
          </table:table-cell>
          <table:table-cell office:value-type="float" office:value="18.5500450134277" calcext:value-type="float">
            <text:p>18,5500450134277</text:p>
          </table:table-cell>
          <table:table-cell table:style-name="ce7" office:value-type="float" office:value="-11" calcext:value-type="float">
            <text:p>-11</text:p>
          </table:table-cell>
          <table:table-cell table:number-columns-repeated="7"/>
          <table:table-cell office:value-type="float" office:value="-6.3" calcext:value-type="float">
            <text:p>-6,3</text:p>
          </table:table-cell>
          <table:table-cell office:value-type="float" office:value="78.588" calcext:value-type="float">
            <text:p>78,5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264];[.B264];[.C264];[.D264];[.E264])" office:value-type="string" office:string-value="9/4/19" calcext:value-type="string">
            <text:p>9/4/19</text:p>
          </table:table-cell>
          <table:table-cell office:value-type="time" office:time-value="PT16H42M26S" calcext:value-type="time">
            <text:p>16:42:26</text:p>
          </table:table-cell>
          <table:table-cell office:value-type="float" office:value="20.8617477416992" calcext:value-type="float">
            <text:p>20,8617477416992</text:p>
          </table:table-cell>
          <table:table-cell office:value-type="float" office:value="-18.2753467559814" calcext:value-type="float">
            <text:p>-18,2753467559814</text:p>
          </table:table-cell>
          <table:table-cell office:value-type="float" office:value="16.1916770935059" calcext:value-type="float">
            <text:p>16,1916770935059</text:p>
          </table:table-cell>
          <table:table-cell table:style-name="ce7" office:value-type="float" office:value="-11" calcext:value-type="float">
            <text:p>-11</text:p>
          </table:table-cell>
          <table:table-cell table:number-columns-repeated="7"/>
          <table:table-cell office:value-type="float" office:value="-8.281" calcext:value-type="float">
            <text:p>-8,281</text:p>
          </table:table-cell>
          <table:table-cell office:value-type="float" office:value="80.015" calcext:value-type="float">
            <text:p>80,0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265];[.B265];[.C265];[.D265];[.E265])" office:value-type="string" office:string-value="9/4/19" calcext:value-type="string">
            <text:p>9/4/19</text:p>
          </table:table-cell>
          <table:table-cell office:value-type="time" office:time-value="PT16H43M06S" calcext:value-type="time">
            <text:p>16:43:06</text:p>
          </table:table-cell>
          <table:table-cell office:value-type="float" office:value="20.5793018341064" calcext:value-type="float">
            <text:p>20,5793018341064</text:p>
          </table:table-cell>
          <table:table-cell office:value-type="float" office:value="-18.1702346801758" calcext:value-type="float">
            <text:p>-18,1702346801758</text:p>
          </table:table-cell>
          <table:table-cell office:value-type="float" office:value="13.7391242980957" calcext:value-type="float">
            <text:p>13,7391242980957</text:p>
          </table:table-cell>
          <table:table-cell table:style-name="ce7" office:value-type="float" office:value="-11" calcext:value-type="float">
            <text:p>-11</text:p>
          </table:table-cell>
          <table:table-cell table:number-columns-repeated="7"/>
          <table:table-cell office:value-type="float" office:value="-10.307" calcext:value-type="float">
            <text:p>-10,307</text:p>
          </table:table-cell>
          <table:table-cell office:value-type="float" office:value="81.496" calcext:value-type="float">
            <text:p>81,4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266];[.B266];[.C266];[.D266];[.E266])" office:value-type="string" office:string-value="9/4/19" calcext:value-type="string">
            <text:p>9/4/19</text:p>
          </table:table-cell>
          <table:table-cell office:value-type="time" office:time-value="PT16H43M47S" calcext:value-type="time">
            <text:p>16:43:47</text:p>
          </table:table-cell>
          <table:table-cell office:value-type="float" office:value="20.1794605255127" calcext:value-type="float">
            <text:p>20,1794605255127</text:p>
          </table:table-cell>
          <table:table-cell office:value-type="float" office:value="-17.9238777160645" calcext:value-type="float">
            <text:p>-17,9238777160645</text:p>
          </table:table-cell>
          <table:table-cell office:value-type="float" office:value="11.1524877548218" calcext:value-type="float">
            <text:p>11,1524877548218</text:p>
          </table:table-cell>
          <table:table-cell table:style-name="ce7" office:value-type="float" office:value="-11" calcext:value-type="float">
            <text:p>-11</text:p>
          </table:table-cell>
          <table:table-cell table:number-columns-repeated="7"/>
          <table:table-cell office:value-type="float" office:value="-12.373" calcext:value-type="float">
            <text:p>-12,373</text:p>
          </table:table-cell>
          <table:table-cell office:value-type="float" office:value="83.036" calcext:value-type="float">
            <text:p>83,0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267];[.B267];[.C267];[.D267];[.E267])" office:value-type="string" office:string-value="9/4/19" calcext:value-type="string">
            <text:p>9/4/19</text:p>
          </table:table-cell>
          <table:table-cell office:value-type="time" office:time-value="PT16H44M27S" calcext:value-type="time">
            <text:p>16:44:27</text:p>
          </table:table-cell>
          <table:table-cell office:value-type="float" office:value="19.7521953582764" calcext:value-type="float">
            <text:p>19,7521953582764</text:p>
          </table:table-cell>
          <table:table-cell office:value-type="float" office:value="-17.7919979095459" calcext:value-type="float">
            <text:p>-17,7919979095459</text:p>
          </table:table-cell>
          <table:table-cell office:value-type="float" office:value="8.80767631530762" calcext:value-type="float">
            <text:p>8,80767631530762</text:p>
          </table:table-cell>
          <table:table-cell table:style-name="ce7" office:value-type="float" office:value="-11" calcext:value-type="float">
            <text:p>-11</text:p>
          </table:table-cell>
          <table:table-cell table:number-columns-repeated="7"/>
          <table:table-cell office:value-type="float" office:value="-14.378" calcext:value-type="float">
            <text:p>-14,378</text:p>
          </table:table-cell>
          <table:table-cell office:value-type="float" office:value="84.564" calcext:value-type="float">
            <text:p>84,5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table:formula="of:=CONCATENATE([.A268];[.B268];[.C268];[.D268];[.E268])" office:value-type="string" office:string-value="9/4/19" calcext:value-type="string">
            <text:p>9/4/19</text:p>
          </table:table-cell>
          <table:table-cell office:value-type="time" office:time-value="PT16H45M07S" calcext:value-type="time">
            <text:p>16:45:07</text:p>
          </table:table-cell>
          <table:table-cell office:value-type="float" office:value="19.390739440918" calcext:value-type="float">
            <text:p>19,390739440918</text:p>
          </table:table-cell>
          <table:table-cell office:value-type="float" office:value="-17.3906898498535" calcext:value-type="float">
            <text:p>-17,3906898498535</text:p>
          </table:table-cell>
          <table:table-cell office:value-type="float" office:value="6.1389536857605" calcext:value-type="float">
            <text:p>6,1389536857605</text:p>
          </table:table-cell>
          <table:table-cell table:style-name="ce7" office:value-type="float" office:value="-11" calcext:value-type="float">
            <text:p>-11</text:p>
          </table:table-cell>
          <table:table-cell table:number-columns-repeated="4"/>
          <table:table-cell office:value-type="string" calcext:value-type="string">
            <text:p>milieu océan indien</text:p>
          </table:table-cell>
          <table:table-cell office:value-type="float" office:value="412" calcext:value-type="float">
            <text:p>412</text:p>
          </table:table-cell>
          <table:table-cell office:value-type="float" office:value="27591" calcext:value-type="float">
            <text:p>27591</text:p>
          </table:table-cell>
          <table:table-cell office:value-type="float" office:value="-16.37" calcext:value-type="float">
            <text:p>-16,37</text:p>
          </table:table-cell>
          <table:table-cell office:value-type="float" office:value="86.122" calcext:value-type="float">
            <text:p>86,122</text:p>
          </table:table-cell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13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8"/>
          <table:table-cell office:value-type="string" calcext:value-type="string">
            <text:p>=</text:p>
          </table:table-cell>
          <table:table-cell table:number-columns-repeated="4"/>
        </table:table-row>
      </table:table>
      <table:table table:name="graphique" table:style-name="ta1">
        <table:table-column table:style-name="co13" table:default-cell-style-name="Default"/>
        <table:table-row table:style-name="ro1">
          <table:table-cell>
            <draw:frame table:end-cell-address="graphique.AF40" table:end-x="10.99mm" table:end-y="0.62mm" draw:z-index="0" draw:style-name="gr1" draw:text-style-name="P1" svg:width="710.9mm" svg:height="176.73mm" svg:x="0mm" svg:y="0.01mm">
              <draw:object draw:notify-on-update-of-ranges="lesrobotiseurs_champmagnetiqueV22.G2:lesrobotiseurs_champmagnetiqueV22.G268 lesrobotiseurs_champmagnetiqueV22.H1:lesrobotiseurs_champmagnetiqueV22.H1 lesrobotiseurs_champmagnetiqueV22.H2:lesrobotiseurs_champmagnetiqueV22.H268 lesrobotiseurs_champmagnetiqueV22.I1:lesrobotiseurs_champmagnetiqueV22.I1 lesrobotiseurs_champmagnetiqueV22.I2:lesrobotiseurs_champmagnetiqueV22.I268 lesrobotiseurs_champmagnetiqueV22.J1:lesrobotiseurs_champmagnetiqueV22.J1 lesrobotiseurs_champmagnetiqueV22.J2:lesrobotiseurs_champmagnetiqueV22.J268 lesrobotiseurs_champmagnetiqueV22.K1:lesrobotiseurs_champmagnetiqueV22.K1 lesrobotiseurs_champmagnetiqueV22.K2:lesrobotiseurs_champmagnetiqueV22.K268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6">00/00/0000</text:date>, <text:time style:data-style-name="N2" text:time-value="14:32:53.92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6T16:52:40.506000000</dc:date>
    <meta:editing-duration>PT10H26M33S</meta:editing-duration>
    <meta:editing-cycles>52</meta:editing-cycles>
    <meta:generator>LibreOffice/6.0.7.3$Windows_X86_64 LibreOffice_project/dc89aa7a9eabfd848af146d5086077aeed2ae4a5</meta:generator>
    <meta:document-statistic meta:table-count="2" meta:cell-count="3620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41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71.091cm" svg:height="17.672cm" xlink:href=".." xlink:type="simple" chart:class="chart:bar" chart:style-name="ch1">
        <chart:legend chart:legend-position="end" svg:x="66.44cm" svg:y="7.79cm" style:legend-expansion="high" chart:style-name="ch2"/>
        <chart:plot-area chart:style-name="ch3" table:cell-range-address="lesrobotiseurs_champmagnetiqueV22.G2:lesrobotiseurs_champmagnetiqueV22.K268 lesrobotiseurs_champmagnetiqueV22.H1:lesrobotiseurs_champmagnetiqueV22.K1" chart:data-source-has-labels="both" svg:x="1.421cm" svg:y="0.353cm" svg:width="63.598cm" svg:height="16.966cm">
          <chartooo:coordinate-region svg:x="2.148cm" svg:y="0.552cm" svg:width="62.871cm" svg:height="16.568cm"/>
          <chart:axis chart:dimension="x" chart:name="primary-x" chart:style-name="ch4" chartooo:axis-type="auto">
            <chartooo:date-scale/>
            <chart:categories table:cell-range-address="lesrobotiseurs_champmagnetiqueV22.G2:lesrobotiseurs_champmagnetiqueV22.G26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esrobotiseurs_champmagnetiqueV22.H2:lesrobotiseurs_champmagnetiqueV22.H268" chart:label-cell-address="lesrobotiseurs_champmagnetiqueV22.H1:lesrobotiseurs_champmagnetiqueV22.H1" chart:class="chart:bar">
            <chart:data-point chart:repeated="267"/>
          </chart:series>
          <chart:series chart:style-name="ch8" chart:values-cell-range-address="lesrobotiseurs_champmagnetiqueV22.I2:lesrobotiseurs_champmagnetiqueV22.I268" chart:label-cell-address="lesrobotiseurs_champmagnetiqueV22.I1:lesrobotiseurs_champmagnetiqueV22.I1" chart:class="chart:bar">
            <chart:data-point chart:repeated="267"/>
          </chart:series>
          <chart:series chart:style-name="ch9" chart:values-cell-range-address="lesrobotiseurs_champmagnetiqueV22.J2:lesrobotiseurs_champmagnetiqueV22.J268" chart:label-cell-address="lesrobotiseurs_champmagnetiqueV22.J1:lesrobotiseurs_champmagnetiqueV22.J1" chart:class="chart:bar">
            <chart:data-point chart:repeated="267"/>
          </chart:series>
          <chart:series chart:style-name="ch10" chart:values-cell-range-address="lesrobotiseurs_champmagnetiqueV22.K2:lesrobotiseurs_champmagnetiqueV22.K268" chart:label-cell-address="lesrobotiseurs_champmagnetiqueV22.K1:lesrobotiseurs_champmagnetiqueV22.K1" chart:class="chart:line">
            <chart:data-point chart:repeated="26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amp magnétique X</text:p>
                <draw:g>
                  <svg:desc>lesrobotiseurs_champmagnetiqueV22.H1:lesrobotiseurs_champmagnetiqueV22.H1</svg:desc>
                </draw:g>
              </table:table-cell>
              <table:table-cell office:value-type="string">
                <text:p>Champ magnétique Y</text:p>
                <draw:g>
                  <svg:desc>lesrobotiseurs_champmagnetiqueV22.I1:lesrobotiseurs_champmagnetiqueV22.I1</svg:desc>
                </draw:g>
              </table:table-cell>
              <table:table-cell office:value-type="string">
                <text:p>Champ magnétique Z</text:p>
                <draw:g>
                  <svg:desc>lesrobotiseurs_champmagnetiqueV22.J1:lesrobotiseurs_champmagnetiqueV22.J1</svg:desc>
                </draw:g>
              </table:table-cell>
              <table:table-cell office:value-type="string">
                <text:p>jour/nuit</text:p>
                <draw:g>
                  <svg:desc>lesrobotiseurs_champmagnetiqueV22.K1:lesrobotiseurs_champmagnetiqueV22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lesrobotiseurs_champmagnetiqueV22.G2:lesrobotiseurs_champmagnetiqueV22.G268</svg:desc>
                </draw:g>
              </table:table-cell>
              <table:table-cell office:value-type="float" office:value="4.30256414413452">
                <text:p>4.30256414413452</text:p>
                <draw:g>
                  <svg:desc>lesrobotiseurs_champmagnetiqueV22.H2:lesrobotiseurs_champmagnetiqueV22.H268</svg:desc>
                </draw:g>
              </table:table-cell>
              <table:table-cell office:value-type="float" office:value="-0.698063015937805">
                <text:p>-0.698063015937805</text:p>
                <draw:g>
                  <svg:desc>lesrobotiseurs_champmagnetiqueV22.I2:lesrobotiseurs_champmagnetiqueV22.I268</svg:desc>
                </draw:g>
              </table:table-cell>
              <table:table-cell office:value-type="float" office:value="-3.05067348480225">
                <text:p>-3.05067348480225</text:p>
                <draw:g>
                  <svg:desc>lesrobotiseurs_champmagnetiqueV22.J2:lesrobotiseurs_champmagnetiqueV22.J268</svg:desc>
                </draw:g>
              </table:table-cell>
              <table:table-cell office:value-type="float" office:value="-11">
                <text:p>-11</text:p>
                <draw:g>
                  <svg:desc>lesrobotiseurs_champmagnetiqueV22.K2:lesrobotiseurs_champmagnetiqueV22.K268</svg:desc>
                </draw:g>
              </table:table-cell>
            </table:table-row>
            <table:table-row>
              <table:table-cell office:value-type="float" office:value="0.574988425925926">
                <text:p>0.574988425925926</text:p>
              </table:table-cell>
              <table:table-cell office:value-type="float" office:value="7.57053995132446">
                <text:p>7.57053995132446</text:p>
              </table:table-cell>
              <table:table-cell office:value-type="float" office:value="-0.948997318744659">
                <text:p>-0.948997318744659</text:p>
              </table:table-cell>
              <table:table-cell office:value-type="float" office:value="-5.7066216468811">
                <text:p>-5.7066216468811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0.575451388888889">
                <text:p>0.575451388888889</text:p>
              </table:table-cell>
              <table:table-cell office:value-type="float" office:value="10.1041707992554">
                <text:p>10.1041707992554</text:p>
              </table:table-cell>
              <table:table-cell office:value-type="float" office:value="-0.803951442241669">
                <text:p>-0.803951442241669</text:p>
              </table:table-cell>
              <table:table-cell office:value-type="float" office:value="-8.10578060150147">
                <text:p>-8.10578060150147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0.575914351851852">
                <text:p>0.575914351851852</text:p>
              </table:table-cell>
              <table:table-cell office:value-type="float" office:value="12.0431261062622">
                <text:p>12.0431261062622</text:p>
              </table:table-cell>
              <table:table-cell office:value-type="float" office:value="-0.590745627880096">
                <text:p>-0.590745627880096</text:p>
              </table:table-cell>
              <table:table-cell office:value-type="float" office:value="-10.0533761978149">
                <text:p>-10.0533761978149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0.576388888888889">
                <text:p>0.576388888888889</text:p>
              </table:table-cell>
              <table:table-cell office:value-type="float" office:value="13.5218229293823">
                <text:p>13.5218229293823</text:p>
              </table:table-cell>
              <table:table-cell office:value-type="float" office:value="-0.420140713453293">
                <text:p>-0.420140713453293</text:p>
              </table:table-cell>
              <table:table-cell office:value-type="float" office:value="-11.2869262695313">
                <text:p>-11.2869262695313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0.576886574074074">
                <text:p>0.576886574074074</text:p>
              </table:table-cell>
              <table:table-cell office:value-type="float" office:value="14.5890140533447">
                <text:p>14.5890140533447</text:p>
              </table:table-cell>
              <table:table-cell office:value-type="float" office:value="0.0856790766119957">
                <text:p>0.0856790766119957</text:p>
              </table:table-cell>
              <table:table-cell office:value-type="float" office:value="-12.7059421539307">
                <text:p>-12.7059421539307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0.577349537037037">
                <text:p>0.577349537037037</text:p>
              </table:table-cell>
              <table:table-cell office:value-type="float" office:value="15.3668947219849">
                <text:p>15.3668947219849</text:p>
              </table:table-cell>
              <table:table-cell office:value-type="float" office:value="0.70531153678894">
                <text:p>0.70531153678894</text:p>
              </table:table-cell>
              <table:table-cell office:value-type="float" office:value="-13.7534503936768">
                <text:p>-13.7534503936768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0.5778125">
                <text:p>0.5778125</text:p>
              </table:table-cell>
              <table:table-cell office:value-type="float" office:value="15.9868249893188">
                <text:p>15.9868249893188</text:p>
              </table:table-cell>
              <table:table-cell office:value-type="float" office:value="1.49437081813812">
                <text:p>1.49437081813812</text:p>
              </table:table-cell>
              <table:table-cell office:value-type="float" office:value="-14.6790447235107">
                <text:p>-14.6790447235107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0.578275462962963">
                <text:p>0.578275462962963</text:p>
              </table:table-cell>
              <table:table-cell office:value-type="float" office:value="16.4902019500732">
                <text:p>16.4902019500732</text:p>
              </table:table-cell>
              <table:table-cell office:value-type="float" office:value="2.26541924476624">
                <text:p>2.26541924476624</text:p>
              </table:table-cell>
              <table:table-cell office:value-type="float" office:value="-15.1061687469482">
                <text:p>-15.1061687469482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0.578738425925926">
                <text:p>0.578738425925926</text:p>
              </table:table-cell>
              <table:table-cell office:value-type="float" office:value="16.8709201812744">
                <text:p>16.8709201812744</text:p>
              </table:table-cell>
              <table:table-cell office:value-type="float" office:value="3.14232397079468">
                <text:p>3.14232397079468</text:p>
              </table:table-cell>
              <table:table-cell office:value-type="float" office:value="-15.61266040802">
                <text:p>-15.61266040802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0.579212962962963">
                <text:p>0.579212962962963</text:p>
              </table:table-cell>
              <table:table-cell office:value-type="float" office:value="17.0326595306396">
                <text:p>17.0326595306396</text:p>
              </table:table-cell>
              <table:table-cell office:value-type="float" office:value="4.12168979644775">
                <text:p>4.12168979644775</text:p>
              </table:table-cell>
              <table:table-cell office:value-type="float" office:value="-15.8989696502686">
                <text:p>-15.8989696502686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0.579664351851852">
                <text:p>0.579664351851852</text:p>
              </table:table-cell>
              <table:table-cell office:value-type="float" office:value="17.1977462768555">
                <text:p>17.1977462768555</text:p>
              </table:table-cell>
              <table:table-cell office:value-type="float" office:value="4.76313495635986">
                <text:p>4.76313495635986</text:p>
              </table:table-cell>
              <table:table-cell office:value-type="float" office:value="-15.9220390319824">
                <text:p>-15.9220390319824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0.580127314814815">
                <text:p>0.580127314814815</text:p>
              </table:table-cell>
              <table:table-cell office:value-type="float" office:value="17.2519226074219">
                <text:p>17.2519226074219</text:p>
              </table:table-cell>
              <table:table-cell office:value-type="float" office:value="5.74591255187988">
                <text:p>5.74591255187988</text:p>
              </table:table-cell>
              <table:table-cell office:value-type="float" office:value="-16.1794681549072">
                <text:p>-16.1794681549072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0.580601851851852">
                <text:p>0.580601851851852</text:p>
              </table:table-cell>
              <table:table-cell office:value-type="float" office:value="17.2836742401123">
                <text:p>17.2836742401123</text:p>
              </table:table-cell>
              <table:table-cell office:value-type="float" office:value="6.77912855148315">
                <text:p>6.77912855148315</text:p>
              </table:table-cell>
              <table:table-cell office:value-type="float" office:value="-16.0211486816406">
                <text:p>-16.0211486816406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0.581064814814815">
                <text:p>0.581064814814815</text:p>
              </table:table-cell>
              <table:table-cell office:value-type="float" office:value="17.2693881988525">
                <text:p>17.2693881988525</text:p>
              </table:table-cell>
              <table:table-cell office:value-type="float" office:value="7.54958343505859">
                <text:p>7.54958343505859</text:p>
              </table:table-cell>
              <table:table-cell office:value-type="float" office:value="-15.7857980728149">
                <text:p>-15.7857980728149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0.581527777777778">
                <text:p>0.581527777777778</text:p>
              </table:table-cell>
              <table:table-cell office:value-type="float" office:value="16.9512882232666">
                <text:p>16.9512882232666</text:p>
              </table:table-cell>
              <table:table-cell office:value-type="float" office:value="8.37834548950195">
                <text:p>8.37834548950195</text:p>
              </table:table-cell>
              <table:table-cell office:value-type="float" office:value="-15.4150104522705">
                <text:p>-15.4150104522705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0.581990740740741">
                <text:p>0.581990740740741</text:p>
              </table:table-cell>
              <table:table-cell office:value-type="float" office:value="16.7296848297119">
                <text:p>16.7296848297119</text:p>
              </table:table-cell>
              <table:table-cell office:value-type="float" office:value="9.25472259521484">
                <text:p>9.25472259521484</text:p>
              </table:table-cell>
              <table:table-cell office:value-type="float" office:value="-15.0211095809937">
                <text:p>-15.0211095809937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0.582453703703704">
                <text:p>0.582453703703704</text:p>
              </table:table-cell>
              <table:table-cell office:value-type="float" office:value="16.5488452911377">
                <text:p>16.5488452911377</text:p>
              </table:table-cell>
              <table:table-cell office:value-type="float" office:value="10.1691865921021">
                <text:p>10.1691865921021</text:p>
              </table:table-cell>
              <table:table-cell office:value-type="float" office:value="-14.4374780654907">
                <text:p>-14.4374780654907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0.582928240740741">
                <text:p>0.582928240740741</text:p>
              </table:table-cell>
              <table:table-cell office:value-type="float" office:value="16.4386711120605">
                <text:p>16.4386711120605</text:p>
              </table:table-cell>
              <table:table-cell office:value-type="float" office:value="11.0522136688232">
                <text:p>11.0522136688232</text:p>
              </table:table-cell>
              <table:table-cell office:value-type="float" office:value="-13.9060316085815">
                <text:p>-13.9060316085815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0.583391203703704">
                <text:p>0.583391203703704</text:p>
              </table:table-cell>
              <table:table-cell office:value-type="float" office:value="16.2309837341309">
                <text:p>16.2309837341309</text:p>
              </table:table-cell>
              <table:table-cell office:value-type="float" office:value="11.8443460464478">
                <text:p>11.8443460464478</text:p>
              </table:table-cell>
              <table:table-cell office:value-type="float" office:value="-13.3020944595337">
                <text:p>-13.3020944595337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583865740740741">
                <text:p>0.583865740740741</text:p>
              </table:table-cell>
              <table:table-cell office:value-type="float" office:value="16.0381355285645">
                <text:p>16.0381355285645</text:p>
              </table:table-cell>
              <table:table-cell office:value-type="float" office:value="12.7028522491455">
                <text:p>12.7028522491455</text:p>
              </table:table-cell>
              <table:table-cell office:value-type="float" office:value="-12.4961385726929">
                <text:p>-12.4961385726929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584328703703704">
                <text:p>0.584328703703704</text:p>
              </table:table-cell>
              <table:table-cell office:value-type="float" office:value="15.7704429626465">
                <text:p>15.7704429626465</text:p>
              </table:table-cell>
              <table:table-cell office:value-type="float" office:value="13.6044864654541">
                <text:p>13.6044864654541</text:p>
              </table:table-cell>
              <table:table-cell office:value-type="float" office:value="-11.5415744781494">
                <text:p>-11.5415744781494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584803240740741">
                <text:p>0.584803240740741</text:p>
              </table:table-cell>
              <table:table-cell office:value-type="float" office:value="15.4581518173218">
                <text:p>15.4581518173218</text:p>
              </table:table-cell>
              <table:table-cell office:value-type="float" office:value="14.2707357406616">
                <text:p>14.2707357406616</text:p>
              </table:table-cell>
              <table:table-cell office:value-type="float" office:value="-10.7367134094238">
                <text:p>-10.7367134094238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585266203703704">
                <text:p>0.585266203703704</text:p>
              </table:table-cell>
              <table:table-cell office:value-type="float" office:value="15.1808099746704">
                <text:p>15.1808099746704</text:p>
              </table:table-cell>
              <table:table-cell office:value-type="float" office:value="14.9267807006836">
                <text:p>14.9267807006836</text:p>
              </table:table-cell>
              <table:table-cell office:value-type="float" office:value="-9.66502666473389">
                <text:p>-9.66502666473389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585729166666667">
                <text:p>0.585729166666667</text:p>
              </table:table-cell>
              <table:table-cell office:value-type="float" office:value="14.928279876709">
                <text:p>14.928279876709</text:p>
              </table:table-cell>
              <table:table-cell office:value-type="float" office:value="15.519341468811">
                <text:p>15.519341468811</text:p>
              </table:table-cell>
              <table:table-cell office:value-type="float" office:value="-8.69658184051514">
                <text:p>-8.69658184051514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586203703703704">
                <text:p>0.586203703703704</text:p>
              </table:table-cell>
              <table:table-cell office:value-type="float" office:value="14.5402793884277">
                <text:p>14.5402793884277</text:p>
              </table:table-cell>
              <table:table-cell office:value-type="float" office:value="16.2993812561035">
                <text:p>16.2993812561035</text:p>
              </table:table-cell>
              <table:table-cell office:value-type="float" office:value="-7.59277439117432">
                <text:p>-7.59277439117432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586666666666667">
                <text:p>0.586666666666667</text:p>
              </table:table-cell>
              <table:table-cell office:value-type="float" office:value="14.2055187225342">
                <text:p>14.2055187225342</text:p>
              </table:table-cell>
              <table:table-cell office:value-type="float" office:value="17.0065536499023">
                <text:p>17.0065536499023</text:p>
              </table:table-cell>
              <table:table-cell office:value-type="float" office:value="-6.15030956268311">
                <text:p>-6.15030956268311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587141203703704">
                <text:p>0.587141203703704</text:p>
              </table:table-cell>
              <table:table-cell office:value-type="float" office:value="14.0152654647827">
                <text:p>14.0152654647827</text:p>
              </table:table-cell>
              <table:table-cell office:value-type="float" office:value="17.480993270874">
                <text:p>17.480993270874</text:p>
              </table:table-cell>
              <table:table-cell office:value-type="float" office:value="-4.99476957321167">
                <text:p>-4.99476957321167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587592592592593">
                <text:p>0.587592592592593</text:p>
              </table:table-cell>
              <table:table-cell office:value-type="float" office:value="13.7255334854126">
                <text:p>13.7255334854126</text:p>
              </table:table-cell>
              <table:table-cell office:value-type="float" office:value="17.9511528015137">
                <text:p>17.9511528015137</text:p>
              </table:table-cell>
              <table:table-cell office:value-type="float" office:value="-3.57123804092407">
                <text:p>-3.57123804092407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588055555555556">
                <text:p>0.588055555555556</text:p>
              </table:table-cell>
              <table:table-cell office:value-type="float" office:value="13.4580764770508">
                <text:p>13.4580764770508</text:p>
              </table:table-cell>
              <table:table-cell office:value-type="float" office:value="18.4685535430908">
                <text:p>18.4685535430908</text:p>
              </table:table-cell>
              <table:table-cell office:value-type="float" office:value="-2.39021182060242">
                <text:p>-2.39021182060242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588530092592593">
                <text:p>0.588530092592593</text:p>
              </table:table-cell>
              <table:table-cell office:value-type="float" office:value="13.1489248275757">
                <text:p>13.1489248275757</text:p>
              </table:table-cell>
              <table:table-cell office:value-type="float" office:value="18.8100757598877">
                <text:p>18.8100757598877</text:p>
              </table:table-cell>
              <table:table-cell office:value-type="float" office:value="-1.27860832214355">
                <text:p>-1.27860832214355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588993055555556">
                <text:p>0.588993055555556</text:p>
              </table:table-cell>
              <table:table-cell office:value-type="float" office:value="12.8712539672852">
                <text:p>12.8712539672852</text:p>
              </table:table-cell>
              <table:table-cell office:value-type="float" office:value="19.1495018005371">
                <text:p>19.1495018005371</text:p>
              </table:table-cell>
              <table:table-cell office:value-type="float" office:value="0.206159815192223">
                <text:p>0.206159815192223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589456018518519">
                <text:p>0.589456018518519</text:p>
              </table:table-cell>
              <table:table-cell office:value-type="float" office:value="12.4572534561157">
                <text:p>12.4572534561157</text:p>
              </table:table-cell>
              <table:table-cell office:value-type="float" office:value="19.4631900787354">
                <text:p>19.4631900787354</text:p>
              </table:table-cell>
              <table:table-cell office:value-type="float" office:value="1.42199325561523">
                <text:p>1.42199325561523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589907407407407">
                <text:p>0.589907407407407</text:p>
              </table:table-cell>
              <table:table-cell office:value-type="float" office:value="12.3445615768433">
                <text:p>12.3445615768433</text:p>
              </table:table-cell>
              <table:table-cell office:value-type="float" office:value="19.6699676513672">
                <text:p>19.6699676513672</text:p>
              </table:table-cell>
              <table:table-cell office:value-type="float" office:value="2.89231324195862">
                <text:p>2.89231324195862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59037037037037">
                <text:p>0.59037037037037</text:p>
              </table:table-cell>
              <table:table-cell office:value-type="float" office:value="12.2321519851685">
                <text:p>12.2321519851685</text:p>
              </table:table-cell>
              <table:table-cell office:value-type="float" office:value="19.8856945037842">
                <text:p>19.8856945037842</text:p>
              </table:table-cell>
              <table:table-cell office:value-type="float" office:value="4.30511713027954">
                <text:p>4.30511713027954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590833333333333">
                <text:p>0.590833333333333</text:p>
              </table:table-cell>
              <table:table-cell office:value-type="float" office:value="12.0932588577271">
                <text:p>12.0932588577271</text:p>
              </table:table-cell>
              <table:table-cell office:value-type="float" office:value="19.9629917144775">
                <text:p>19.9629917144775</text:p>
              </table:table-cell>
              <table:table-cell office:value-type="float" office:value="5.49654340744019">
                <text:p>5.49654340744019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591296296296296">
                <text:p>0.591296296296296</text:p>
              </table:table-cell>
              <table:table-cell office:value-type="float" office:value="12.0286712646484">
                <text:p>12.0286712646484</text:p>
              </table:table-cell>
              <table:table-cell office:value-type="float" office:value="20.0230197906494">
                <text:p>20.0230197906494</text:p>
              </table:table-cell>
              <table:table-cell office:value-type="float" office:value="6.81345319747925">
                <text:p>6.81345319747925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591747685185185">
                <text:p>0.591747685185185</text:p>
              </table:table-cell>
              <table:table-cell office:value-type="float" office:value="11.8979682922363">
                <text:p>11.8979682922363</text:p>
              </table:table-cell>
              <table:table-cell office:value-type="float" office:value="20.3590278625488">
                <text:p>20.3590278625488</text:p>
              </table:table-cell>
              <table:table-cell office:value-type="float" office:value="8.05020809173584">
                <text:p>8.05020809173584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592210648148148">
                <text:p>0.592210648148148</text:p>
              </table:table-cell>
              <table:table-cell office:value-type="float" office:value="12.104395866394">
                <text:p>12.104395866394</text:p>
              </table:table-cell>
              <table:table-cell office:value-type="float" office:value="20.4362468719482">
                <text:p>20.4362468719482</text:p>
              </table:table-cell>
              <table:table-cell office:value-type="float" office:value="9.39216804504395">
                <text:p>9.39216804504395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592673611111111">
                <text:p>0.592673611111111</text:p>
              </table:table-cell>
              <table:table-cell office:value-type="float" office:value="12.096869468689">
                <text:p>12.096869468689</text:p>
              </table:table-cell>
              <table:table-cell office:value-type="float" office:value="20.4039859771729">
                <text:p>20.4039859771729</text:p>
              </table:table-cell>
              <table:table-cell office:value-type="float" office:value="10.703067779541">
                <text:p>10.703067779541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593136574074074">
                <text:p>0.593136574074074</text:p>
              </table:table-cell>
              <table:table-cell office:value-type="float" office:value="12.2870073318481">
                <text:p>12.2870073318481</text:p>
              </table:table-cell>
              <table:table-cell office:value-type="float" office:value="20.4528408050537">
                <text:p>20.4528408050537</text:p>
              </table:table-cell>
              <table:table-cell office:value-type="float" office:value="12.1957359313965">
                <text:p>12.1957359313965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593599537037037">
                <text:p>0.593599537037037</text:p>
              </table:table-cell>
              <table:table-cell office:value-type="float" office:value="12.4871435165405">
                <text:p>12.4871435165405</text:p>
              </table:table-cell>
              <table:table-cell office:value-type="float" office:value="20.5580730438232">
                <text:p>20.5580730438232</text:p>
              </table:table-cell>
              <table:table-cell office:value-type="float" office:value="13.6397686004639">
                <text:p>13.6397686004639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5940625">
                <text:p>0.5940625</text:p>
              </table:table-cell>
              <table:table-cell office:value-type="float" office:value="12.6463117599487">
                <text:p>12.6463117599487</text:p>
              </table:table-cell>
              <table:table-cell office:value-type="float" office:value="20.6357154846191">
                <text:p>20.6357154846191</text:p>
              </table:table-cell>
              <table:table-cell office:value-type="float" office:value="15.0910539627075">
                <text:p>15.0910539627075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594525462962963">
                <text:p>0.594525462962963</text:p>
              </table:table-cell>
              <table:table-cell office:value-type="float" office:value="12.7619962692261">
                <text:p>12.7619962692261</text:p>
              </table:table-cell>
              <table:table-cell office:value-type="float" office:value="20.5164012908936">
                <text:p>20.5164012908936</text:p>
              </table:table-cell>
              <table:table-cell office:value-type="float" office:value="16.6565742492676">
                <text:p>16.6565742492676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594988425925926">
                <text:p>0.594988425925926</text:p>
              </table:table-cell>
              <table:table-cell office:value-type="float" office:value="12.9648389816284">
                <text:p>12.9648389816284</text:p>
              </table:table-cell>
              <table:table-cell office:value-type="float" office:value="20.5881786346436">
                <text:p>20.5881786346436</text:p>
              </table:table-cell>
              <table:table-cell office:value-type="float" office:value="17.9837703704834">
                <text:p>17.9837703704834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595451388888889">
                <text:p>0.595451388888889</text:p>
              </table:table-cell>
              <table:table-cell office:value-type="float" office:value="13.1469631195068">
                <text:p>13.1469631195068</text:p>
              </table:table-cell>
              <table:table-cell office:value-type="float" office:value="20.6047267913818">
                <text:p>20.6047267913818</text:p>
              </table:table-cell>
              <table:table-cell office:value-type="float" office:value="19.4100074768066">
                <text:p>19.4100074768066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595902777777778">
                <text:p>0.595902777777778</text:p>
              </table:table-cell>
              <table:table-cell office:value-type="float" office:value="13.4951066970825">
                <text:p>13.4951066970825</text:p>
              </table:table-cell>
              <table:table-cell office:value-type="float" office:value="20.5804901123047">
                <text:p>20.5804901123047</text:p>
              </table:table-cell>
              <table:table-cell office:value-type="float" office:value="20.782865524292">
                <text:p>20.782865524292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596377314814815">
                <text:p>0.596377314814815</text:p>
              </table:table-cell>
              <table:table-cell office:value-type="float" office:value="13.7045278549194">
                <text:p>13.7045278549194</text:p>
              </table:table-cell>
              <table:table-cell office:value-type="float" office:value="20.5253562927246">
                <text:p>20.5253562927246</text:p>
              </table:table-cell>
              <table:table-cell office:value-type="float" office:value="22.8216743469238">
                <text:p>22.8216743469238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596840277777778">
                <text:p>0.596840277777778</text:p>
              </table:table-cell>
              <table:table-cell office:value-type="float" office:value="14.0858478546143">
                <text:p>14.0858478546143</text:p>
              </table:table-cell>
              <table:table-cell office:value-type="float" office:value="20.4290618896484">
                <text:p>20.4290618896484</text:p>
              </table:table-cell>
              <table:table-cell office:value-type="float" office:value="23.9278984069824">
                <text:p>23.9278984069824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597314814814815">
                <text:p>0.597314814814815</text:p>
              </table:table-cell>
              <table:table-cell office:value-type="float" office:value="14.1970291137695">
                <text:p>14.1970291137695</text:p>
              </table:table-cell>
              <table:table-cell office:value-type="float" office:value="20.4108581542969">
                <text:p>20.4108581542969</text:p>
              </table:table-cell>
              <table:table-cell office:value-type="float" office:value="24.9216194152832">
                <text:p>24.9216194152832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597766203703704">
                <text:p>0.597766203703704</text:p>
              </table:table-cell>
              <table:table-cell office:value-type="float" office:value="14.6946353912354">
                <text:p>14.6946353912354</text:p>
              </table:table-cell>
              <table:table-cell office:value-type="float" office:value="20.350061416626">
                <text:p>20.350061416626</text:p>
              </table:table-cell>
              <table:table-cell office:value-type="float" office:value="25.9887962341309">
                <text:p>25.9887962341309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598240740740741">
                <text:p>0.598240740740741</text:p>
              </table:table-cell>
              <table:table-cell office:value-type="float" office:value="15.0377445220947">
                <text:p>15.0377445220947</text:p>
              </table:table-cell>
              <table:table-cell office:value-type="float" office:value="20.1376037597656">
                <text:p>20.1376037597656</text:p>
              </table:table-cell>
              <table:table-cell office:value-type="float" office:value="27.2240085601807">
                <text:p>27.2240085601807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598703703703704">
                <text:p>0.598703703703704</text:p>
              </table:table-cell>
              <table:table-cell office:value-type="float" office:value="15.5772380828857">
                <text:p>15.5772380828857</text:p>
              </table:table-cell>
              <table:table-cell office:value-type="float" office:value="19.8949680328369">
                <text:p>19.8949680328369</text:p>
              </table:table-cell>
              <table:table-cell office:value-type="float" office:value="28.5952739715576">
                <text:p>28.5952739715576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599166666666667">
                <text:p>0.599166666666667</text:p>
              </table:table-cell>
              <table:table-cell office:value-type="float" office:value="15.751669883728">
                <text:p>15.751669883728</text:p>
              </table:table-cell>
              <table:table-cell office:value-type="float" office:value="19.8851470947266">
                <text:p>19.8851470947266</text:p>
              </table:table-cell>
              <table:table-cell office:value-type="float" office:value="29.6226234436035">
                <text:p>29.6226234436035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59962962962963">
                <text:p>0.59962962962963</text:p>
              </table:table-cell>
              <table:table-cell office:value-type="float" office:value="15.9852323532105">
                <text:p>15.9852323532105</text:p>
              </table:table-cell>
              <table:table-cell office:value-type="float" office:value="19.6889896392822">
                <text:p>19.6889896392822</text:p>
              </table:table-cell>
              <table:table-cell office:value-type="float" office:value="30.7539920806885">
                <text:p>30.7539920806885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00092592592593">
                <text:p>0.600092592592593</text:p>
              </table:table-cell>
              <table:table-cell office:value-type="float" office:value="16.265718460083">
                <text:p>16.265718460083</text:p>
              </table:table-cell>
              <table:table-cell office:value-type="float" office:value="19.6712532043457">
                <text:p>19.6712532043457</text:p>
              </table:table-cell>
              <table:table-cell office:value-type="float" office:value="31.7672157287598">
                <text:p>31.7672157287598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00555555555556">
                <text:p>0.600555555555556</text:p>
              </table:table-cell>
              <table:table-cell office:value-type="float" office:value="16.5699691772461">
                <text:p>16.5699691772461</text:p>
              </table:table-cell>
              <table:table-cell office:value-type="float" office:value="19.5806694030762">
                <text:p>19.5806694030762</text:p>
              </table:table-cell>
              <table:table-cell office:value-type="float" office:value="33.2101707458496">
                <text:p>33.2101707458496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01018518518519">
                <text:p>0.601018518518519</text:p>
              </table:table-cell>
              <table:table-cell office:value-type="float" office:value="16.8871555328369">
                <text:p>16.8871555328369</text:p>
              </table:table-cell>
              <table:table-cell office:value-type="float" office:value="19.4454345703125">
                <text:p>19.4454345703125</text:p>
              </table:table-cell>
              <table:table-cell office:value-type="float" office:value="34.2704124450684">
                <text:p>34.2704124450684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01481481481482">
                <text:p>0.601481481481482</text:p>
              </table:table-cell>
              <table:table-cell office:value-type="float" office:value="17.188871383667">
                <text:p>17.188871383667</text:p>
              </table:table-cell>
              <table:table-cell office:value-type="float" office:value="19.3130321502686">
                <text:p>19.3130321502686</text:p>
              </table:table-cell>
              <table:table-cell office:value-type="float" office:value="35.431583404541">
                <text:p>35.431583404541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01944444444445">
                <text:p>0.601944444444445</text:p>
              </table:table-cell>
              <table:table-cell office:value-type="float" office:value="17.4954586029053">
                <text:p>17.4954586029053</text:p>
              </table:table-cell>
              <table:table-cell office:value-type="float" office:value="19.1383743286133">
                <text:p>19.1383743286133</text:p>
              </table:table-cell>
              <table:table-cell office:value-type="float" office:value="36.4131202697754">
                <text:p>36.4131202697754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02395833333333">
                <text:p>0.602395833333333</text:p>
              </table:table-cell>
              <table:table-cell office:value-type="float" office:value="17.883092880249">
                <text:p>17.883092880249</text:p>
              </table:table-cell>
              <table:table-cell office:value-type="float" office:value="19.0192718505859">
                <text:p>19.0192718505859</text:p>
              </table:table-cell>
              <table:table-cell office:value-type="float" office:value="37.1502952575684">
                <text:p>37.1502952575684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02858796296296">
                <text:p>0.602858796296296</text:p>
              </table:table-cell>
              <table:table-cell office:value-type="float" office:value="17.91552734375">
                <text:p>17.91552734375</text:p>
              </table:table-cell>
              <table:table-cell office:value-type="float" office:value="19.039436340332">
                <text:p>19.039436340332</text:p>
              </table:table-cell>
              <table:table-cell office:value-type="float" office:value="38.1554336547852">
                <text:p>38.1554336547852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03333333333333">
                <text:p>0.603333333333333</text:p>
              </table:table-cell>
              <table:table-cell office:value-type="float" office:value="18.172737121582">
                <text:p>18.172737121582</text:p>
              </table:table-cell>
              <table:table-cell office:value-type="float" office:value="18.8202438354492">
                <text:p>18.8202438354492</text:p>
              </table:table-cell>
              <table:table-cell office:value-type="float" office:value="39.2512054443359">
                <text:p>39.2512054443359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03796296296296">
                <text:p>0.603796296296296</text:p>
              </table:table-cell>
              <table:table-cell office:value-type="float" office:value="18.3801250457764">
                <text:p>18.3801250457764</text:p>
              </table:table-cell>
              <table:table-cell office:value-type="float" office:value="18.8186073303223">
                <text:p>18.8186073303223</text:p>
              </table:table-cell>
              <table:table-cell office:value-type="float" office:value="40.4352149963379">
                <text:p>40.4352149963379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04259259259259">
                <text:p>0.604259259259259</text:p>
              </table:table-cell>
              <table:table-cell office:value-type="float" office:value="18.4004306793213">
                <text:p>18.4004306793213</text:p>
              </table:table-cell>
              <table:table-cell office:value-type="float" office:value="18.609899520874">
                <text:p>18.609899520874</text:p>
              </table:table-cell>
              <table:table-cell office:value-type="float" office:value="41.703239440918">
                <text:p>41.703239440918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04722222222222">
                <text:p>0.604722222222222</text:p>
              </table:table-cell>
              <table:table-cell office:value-type="float" office:value="18.4577713012695">
                <text:p>18.4577713012695</text:p>
              </table:table-cell>
              <table:table-cell office:value-type="float" office:value="18.4427585601807">
                <text:p>18.4427585601807</text:p>
              </table:table-cell>
              <table:table-cell office:value-type="float" office:value="42.5821990966797">
                <text:p>42.5821990966797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05185185185185">
                <text:p>0.605185185185185</text:p>
              </table:table-cell>
              <table:table-cell office:value-type="float" office:value="18.4272403717041">
                <text:p>18.4272403717041</text:p>
              </table:table-cell>
              <table:table-cell office:value-type="float" office:value="18.1512355804443">
                <text:p>18.1512355804443</text:p>
              </table:table-cell>
              <table:table-cell office:value-type="float" office:value="43.6463623046875">
                <text:p>43.6463623046875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05659722222222">
                <text:p>0.605659722222222</text:p>
              </table:table-cell>
              <table:table-cell office:value-type="float" office:value="18.4836483001709">
                <text:p>18.4836483001709</text:p>
              </table:table-cell>
              <table:table-cell office:value-type="float" office:value="17.809419631958">
                <text:p>17.809419631958</text:p>
              </table:table-cell>
              <table:table-cell office:value-type="float" office:value="44.6098747253418">
                <text:p>44.6098747253418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06122685185185">
                <text:p>0.606122685185185</text:p>
              </table:table-cell>
              <table:table-cell office:value-type="float" office:value="18.4060554504395">
                <text:p>18.4060554504395</text:p>
              </table:table-cell>
              <table:table-cell office:value-type="float" office:value="17.609977722168">
                <text:p>17.609977722168</text:p>
              </table:table-cell>
              <table:table-cell office:value-type="float" office:value="45.7120666503906">
                <text:p>45.7120666503906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06574074074074">
                <text:p>0.606574074074074</text:p>
              </table:table-cell>
              <table:table-cell office:value-type="float" office:value="18.5031585693359">
                <text:p>18.5031585693359</text:p>
              </table:table-cell>
              <table:table-cell office:value-type="float" office:value="17.4031028747559">
                <text:p>17.4031028747559</text:p>
              </table:table-cell>
              <table:table-cell office:value-type="float" office:value="46.5695266723633">
                <text:p>46.5695266723633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07037037037037">
                <text:p>0.607037037037037</text:p>
              </table:table-cell>
              <table:table-cell office:value-type="float" office:value="18.3541526794434">
                <text:p>18.3541526794434</text:p>
              </table:table-cell>
              <table:table-cell office:value-type="float" office:value="17.0984630584717">
                <text:p>17.0984630584717</text:p>
              </table:table-cell>
              <table:table-cell office:value-type="float" office:value="47.7513084411621">
                <text:p>47.7513084411621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07511574074074">
                <text:p>0.607511574074074</text:p>
              </table:table-cell>
              <table:table-cell office:value-type="float" office:value="18.3409309387207">
                <text:p>18.3409309387207</text:p>
              </table:table-cell>
              <table:table-cell office:value-type="float" office:value="16.7632083892822">
                <text:p>16.7632083892822</text:p>
              </table:table-cell>
              <table:table-cell office:value-type="float" office:value="48.643856048584">
                <text:p>48.643856048584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07974537037037">
                <text:p>0.607974537037037</text:p>
              </table:table-cell>
              <table:table-cell office:value-type="float" office:value="18.4201126098633">
                <text:p>18.4201126098633</text:p>
              </table:table-cell>
              <table:table-cell office:value-type="float" office:value="16.2512397766113">
                <text:p>16.2512397766113</text:p>
              </table:table-cell>
              <table:table-cell office:value-type="float" office:value="49.4015350341797">
                <text:p>49.4015350341797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084375">
                <text:p>0.6084375</text:p>
              </table:table-cell>
              <table:table-cell office:value-type="float" office:value="18.3521633148193">
                <text:p>18.3521633148193</text:p>
              </table:table-cell>
              <table:table-cell office:value-type="float" office:value="15.8370695114136">
                <text:p>15.8370695114136</text:p>
              </table:table-cell>
              <table:table-cell office:value-type="float" office:value="50.2856788635254">
                <text:p>50.2856788635254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08900462962963">
                <text:p>0.608900462962963</text:p>
              </table:table-cell>
              <table:table-cell office:value-type="float" office:value="18.1528778076172">
                <text:p>18.1528778076172</text:p>
              </table:table-cell>
              <table:table-cell office:value-type="float" office:value="15.4226598739624">
                <text:p>15.4226598739624</text:p>
              </table:table-cell>
              <table:table-cell office:value-type="float" office:value="51.1997756958008">
                <text:p>51.1997756958008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09363425925926">
                <text:p>0.609363425925926</text:p>
              </table:table-cell>
              <table:table-cell office:value-type="float" office:value="18.1625442504883">
                <text:p>18.1625442504883</text:p>
              </table:table-cell>
              <table:table-cell office:value-type="float" office:value="14.8458757400513">
                <text:p>14.8458757400513</text:p>
              </table:table-cell>
              <table:table-cell office:value-type="float" office:value="52.0835838317871">
                <text:p>52.0835838317871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09826388888889">
                <text:p>0.609826388888889</text:p>
              </table:table-cell>
              <table:table-cell office:value-type="float" office:value="17.8620777130127">
                <text:p>17.8620777130127</text:p>
              </table:table-cell>
              <table:table-cell office:value-type="float" office:value="14.3771839141846">
                <text:p>14.3771839141846</text:p>
              </table:table-cell>
              <table:table-cell office:value-type="float" office:value="52.940975189209">
                <text:p>52.940975189209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10289351851852">
                <text:p>0.610289351851852</text:p>
              </table:table-cell>
              <table:table-cell office:value-type="float" office:value="17.5790996551514">
                <text:p>17.5790996551514</text:p>
              </table:table-cell>
              <table:table-cell office:value-type="float" office:value="13.7319202423096">
                <text:p>13.7319202423096</text:p>
              </table:table-cell>
              <table:table-cell office:value-type="float" office:value="53.7632369995117">
                <text:p>53.7632369995117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10752314814815">
                <text:p>0.610752314814815</text:p>
              </table:table-cell>
              <table:table-cell office:value-type="float" office:value="17.4481010437012">
                <text:p>17.4481010437012</text:p>
              </table:table-cell>
              <table:table-cell office:value-type="float" office:value="13.3607711791992">
                <text:p>13.3607711791992</text:p>
              </table:table-cell>
              <table:table-cell office:value-type="float" office:value="54.4453926086426">
                <text:p>54.4453926086426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11226851851852">
                <text:p>0.611226851851852</text:p>
              </table:table-cell>
              <table:table-cell office:value-type="float" office:value="17.3439826965332">
                <text:p>17.3439826965332</text:p>
              </table:table-cell>
              <table:table-cell office:value-type="float" office:value="12.6799259185791">
                <text:p>12.6799259185791</text:p>
              </table:table-cell>
              <table:table-cell office:value-type="float" office:value="55.2165756225586">
                <text:p>55.2165756225586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11689814814815">
                <text:p>0.611689814814815</text:p>
              </table:table-cell>
              <table:table-cell office:value-type="float" office:value="17.2169017791748">
                <text:p>17.2169017791748</text:p>
              </table:table-cell>
              <table:table-cell office:value-type="float" office:value="12.1979761123657">
                <text:p>12.1979761123657</text:p>
              </table:table-cell>
              <table:table-cell office:value-type="float" office:value="55.8013954162598">
                <text:p>55.8013954162598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12141203703704">
                <text:p>0.612141203703704</text:p>
              </table:table-cell>
              <table:table-cell office:value-type="float" office:value="17.1585693359375">
                <text:p>17.1585693359375</text:p>
              </table:table-cell>
              <table:table-cell office:value-type="float" office:value="11.7044534683228">
                <text:p>11.7044534683228</text:p>
              </table:table-cell>
              <table:table-cell office:value-type="float" office:value="56.3523597717285">
                <text:p>56.3523597717285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12604166666667">
                <text:p>0.612604166666667</text:p>
              </table:table-cell>
              <table:table-cell office:value-type="float" office:value="17.0278148651123">
                <text:p>17.0278148651123</text:p>
              </table:table-cell>
              <table:table-cell office:value-type="float" office:value="11.2145147323608">
                <text:p>11.2145147323608</text:p>
              </table:table-cell>
              <table:table-cell office:value-type="float" office:value="56.9657249450684">
                <text:p>56.9657249450684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13078703703704">
                <text:p>0.613078703703704</text:p>
              </table:table-cell>
              <table:table-cell office:value-type="float" office:value="16.6406688690186">
                <text:p>16.6406688690186</text:p>
              </table:table-cell>
              <table:table-cell office:value-type="float" office:value="10.7356405258179">
                <text:p>10.7356405258179</text:p>
              </table:table-cell>
              <table:table-cell office:value-type="float" office:value="57.7320289611816">
                <text:p>57.7320289611816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13541666666667">
                <text:p>0.613541666666667</text:p>
              </table:table-cell>
              <table:table-cell office:value-type="float" office:value="16.5134582519531">
                <text:p>16.5134582519531</text:p>
              </table:table-cell>
              <table:table-cell office:value-type="float" office:value="10.2090978622437">
                <text:p>10.2090978622437</text:p>
              </table:table-cell>
              <table:table-cell office:value-type="float" office:value="58.3145904541016">
                <text:p>58.3145904541016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1400462962963">
                <text:p>0.61400462962963</text:p>
              </table:table-cell>
              <table:table-cell office:value-type="float" office:value="16.3972759246826">
                <text:p>16.3972759246826</text:p>
              </table:table-cell>
              <table:table-cell office:value-type="float" office:value="9.6641092300415">
                <text:p>9.6641092300415</text:p>
              </table:table-cell>
              <table:table-cell office:value-type="float" office:value="58.7753677368164">
                <text:p>58.7753677368164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14467592592593">
                <text:p>0.614467592592593</text:p>
              </table:table-cell>
              <table:table-cell office:value-type="float" office:value="16.3749961853027">
                <text:p>16.3749961853027</text:p>
              </table:table-cell>
              <table:table-cell office:value-type="float" office:value="9.1141242980957">
                <text:p>9.1141242980957</text:p>
              </table:table-cell>
              <table:table-cell office:value-type="float" office:value="59.2265167236328">
                <text:p>59.2265167236328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14918981481481">
                <text:p>0.614918981481481</text:p>
              </table:table-cell>
              <table:table-cell office:value-type="float" office:value="16.4022808074951">
                <text:p>16.4022808074951</text:p>
              </table:table-cell>
              <table:table-cell office:value-type="float" office:value="8.57847309112549">
                <text:p>8.57847309112549</text:p>
              </table:table-cell>
              <table:table-cell office:value-type="float" office:value="59.3325843811035">
                <text:p>59.3325843811035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15381944444444">
                <text:p>0.615381944444444</text:p>
              </table:table-cell>
              <table:table-cell office:value-type="float" office:value="16.3197326660156">
                <text:p>16.3197326660156</text:p>
              </table:table-cell>
              <table:table-cell office:value-type="float" office:value="7.80199241638184">
                <text:p>7.80199241638184</text:p>
              </table:table-cell>
              <table:table-cell office:value-type="float" office:value="59.4417724609375">
                <text:p>59.4417724609375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15844907407408">
                <text:p>0.615844907407408</text:p>
              </table:table-cell>
              <table:table-cell office:value-type="float" office:value="16.3037643432617">
                <text:p>16.3037643432617</text:p>
              </table:table-cell>
              <table:table-cell office:value-type="float" office:value="7.21898221969605">
                <text:p>7.21898221969605</text:p>
              </table:table-cell>
              <table:table-cell office:value-type="float" office:value="59.7043151855469">
                <text:p>59.7043151855469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1630787037037">
                <text:p>0.61630787037037</text:p>
              </table:table-cell>
              <table:table-cell office:value-type="float" office:value="16.2807426452637">
                <text:p>16.2807426452637</text:p>
              </table:table-cell>
              <table:table-cell office:value-type="float" office:value="6.53257274627686">
                <text:p>6.53257274627686</text:p>
              </table:table-cell>
              <table:table-cell office:value-type="float" office:value="60.0318832397461">
                <text:p>60.0318832397461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16770833333333">
                <text:p>0.616770833333333</text:p>
              </table:table-cell>
              <table:table-cell office:value-type="float" office:value="16.2430515289307">
                <text:p>16.2430515289307</text:p>
              </table:table-cell>
              <table:table-cell office:value-type="float" office:value="5.98486185073853">
                <text:p>5.98486185073853</text:p>
              </table:table-cell>
              <table:table-cell office:value-type="float" office:value="59.9295692443848">
                <text:p>59.9295692443848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17233796296296">
                <text:p>0.617233796296296</text:p>
              </table:table-cell>
              <table:table-cell office:value-type="float" office:value="16.2476043701172">
                <text:p>16.2476043701172</text:p>
              </table:table-cell>
              <table:table-cell office:value-type="float" office:value="5.49487447738647">
                <text:p>5.49487447738647</text:p>
              </table:table-cell>
              <table:table-cell office:value-type="float" office:value="60.0384788513184">
                <text:p>60.0384788513184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17696759259259">
                <text:p>0.617696759259259</text:p>
              </table:table-cell>
              <table:table-cell office:value-type="float" office:value="16.4757099151611">
                <text:p>16.4757099151611</text:p>
              </table:table-cell>
              <table:table-cell office:value-type="float" office:value="4.89648008346558">
                <text:p>4.89648008346558</text:p>
              </table:table-cell>
              <table:table-cell office:value-type="float" office:value="60.2110137939453">
                <text:p>60.2110137939453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18148148148148">
                <text:p>0.618148148148148</text:p>
              </table:table-cell>
              <table:table-cell office:value-type="float" office:value="16.6860389709473">
                <text:p>16.6860389709473</text:p>
              </table:table-cell>
              <table:table-cell office:value-type="float" office:value="4.03421068191528">
                <text:p>4.03421068191528</text:p>
              </table:table-cell>
              <table:table-cell office:value-type="float" office:value="60.3287124633789">
                <text:p>60.3287124633789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18611111111111">
                <text:p>0.618611111111111</text:p>
              </table:table-cell>
              <table:table-cell office:value-type="float" office:value="16.8463611602783">
                <text:p>16.8463611602783</text:p>
              </table:table-cell>
              <table:table-cell office:value-type="float" office:value="3.31669616699219">
                <text:p>3.31669616699219</text:p>
              </table:table-cell>
              <table:table-cell office:value-type="float" office:value="60.3065185546875">
                <text:p>60.3065185546875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19074074074074">
                <text:p>0.619074074074074</text:p>
              </table:table-cell>
              <table:table-cell office:value-type="float" office:value="17.1075458526611">
                <text:p>17.1075458526611</text:p>
              </table:table-cell>
              <table:table-cell office:value-type="float" office:value="2.40222978591919">
                <text:p>2.40222978591919</text:p>
              </table:table-cell>
              <table:table-cell office:value-type="float" office:value="60.4154815673828">
                <text:p>60.4154815673828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19537037037037">
                <text:p>0.619537037037037</text:p>
              </table:table-cell>
              <table:table-cell office:value-type="float" office:value="17.4551162719727">
                <text:p>17.4551162719727</text:p>
              </table:table-cell>
              <table:table-cell office:value-type="float" office:value="1.46081876754761">
                <text:p>1.46081876754761</text:p>
              </table:table-cell>
              <table:table-cell office:value-type="float" office:value="60.2819862365723">
                <text:p>60.2819862365723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2">
                <text:p>0.62</text:p>
              </table:table-cell>
              <table:table-cell office:value-type="float" office:value="17.686315536499">
                <text:p>17.686315536499</text:p>
              </table:table-cell>
              <table:table-cell office:value-type="float" office:value="0.45942410826683">
                <text:p>0.45942410826683</text:p>
              </table:table-cell>
              <table:table-cell office:value-type="float" office:value="60.490966796875">
                <text:p>60.490966796875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20462962962963">
                <text:p>0.620462962962963</text:p>
              </table:table-cell>
              <table:table-cell office:value-type="float" office:value="17.8580627441406">
                <text:p>17.8580627441406</text:p>
              </table:table-cell>
              <table:table-cell office:value-type="float" office:value="-0.436278760433197">
                <text:p>-0.436278760433197</text:p>
              </table:table-cell>
              <table:table-cell office:value-type="float" office:value="60.3298301696777">
                <text:p>60.3298301696777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20925925925926">
                <text:p>0.620925925925926</text:p>
              </table:table-cell>
              <table:table-cell office:value-type="float" office:value="18.2151489257813">
                <text:p>18.2151489257813</text:p>
              </table:table-cell>
              <table:table-cell office:value-type="float" office:value="-1.30747711658478">
                <text:p>-1.30747711658478</text:p>
              </table:table-cell>
              <table:table-cell office:value-type="float" office:value="59.9723091125488">
                <text:p>59.9723091125488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21388888888889">
                <text:p>0.621388888888889</text:p>
              </table:table-cell>
              <table:table-cell office:value-type="float" office:value="18.4171581268311">
                <text:p>18.4171581268311</text:p>
              </table:table-cell>
              <table:table-cell office:value-type="float" office:value="-2.44165134429932">
                <text:p>-2.44165134429932</text:p>
              </table:table-cell>
              <table:table-cell office:value-type="float" office:value="59.3217430114746">
                <text:p>59.3217430114746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21851851851852">
                <text:p>0.621851851851852</text:p>
              </table:table-cell>
              <table:table-cell office:value-type="float" office:value="18.9442977905273">
                <text:p>18.9442977905273</text:p>
              </table:table-cell>
              <table:table-cell office:value-type="float" office:value="-3.68585729598999">
                <text:p>-3.68585729598999</text:p>
              </table:table-cell>
              <table:table-cell office:value-type="float" office:value="58.5012664794922">
                <text:p>58.5012664794922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22326388888889">
                <text:p>0.622326388888889</text:p>
              </table:table-cell>
              <table:table-cell office:value-type="float" office:value="19.004487991333">
                <text:p>19.004487991333</text:p>
              </table:table-cell>
              <table:table-cell office:value-type="float" office:value="-4.87312793731689">
                <text:p>-4.87312793731689</text:p>
              </table:table-cell>
              <table:table-cell office:value-type="float" office:value="57.8175849914551">
                <text:p>57.8175849914551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22789351851852">
                <text:p>0.622789351851852</text:p>
              </table:table-cell>
              <table:table-cell office:value-type="float" office:value="19.2381439208984">
                <text:p>19.2381439208984</text:p>
              </table:table-cell>
              <table:table-cell office:value-type="float" office:value="-6.05071210861206">
                <text:p>-6.05071210861206</text:p>
              </table:table-cell>
              <table:table-cell office:value-type="float" office:value="57.1596260070801">
                <text:p>57.1596260070801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23252314814815">
                <text:p>0.623252314814815</text:p>
              </table:table-cell>
              <table:table-cell office:value-type="float" office:value="19.5913181304932">
                <text:p>19.5913181304932</text:p>
              </table:table-cell>
              <table:table-cell office:value-type="float" office:value="-7.02712106704712">
                <text:p>-7.02712106704712</text:p>
              </table:table-cell>
              <table:table-cell office:value-type="float" office:value="56.0286979675293">
                <text:p>56.0286979675293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23715277777778">
                <text:p>0.623715277777778</text:p>
              </table:table-cell>
              <table:table-cell office:value-type="float" office:value="20.0708847045898">
                <text:p>20.0708847045898</text:p>
              </table:table-cell>
              <table:table-cell office:value-type="float" office:value="-8.06997680664063">
                <text:p>-8.06997680664063</text:p>
              </table:table-cell>
              <table:table-cell office:value-type="float" office:value="55.0068130493164">
                <text:p>55.0068130493164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0.624178240740741">
                <text:p>0.624178240740741</text:p>
              </table:table-cell>
              <table:table-cell office:value-type="float" office:value="20.3192749023437">
                <text:p>20.3192749023437</text:p>
              </table:table-cell>
              <table:table-cell office:value-type="float" office:value="-9.21607780456543">
                <text:p>-9.21607780456543</text:p>
              </table:table-cell>
              <table:table-cell office:value-type="float" office:value="53.6102104187012">
                <text:p>53.6102104187012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0.624641203703704">
                <text:p>0.624641203703704</text:p>
              </table:table-cell>
              <table:table-cell office:value-type="float" office:value="20.7479972839355">
                <text:p>20.7479972839355</text:p>
              </table:table-cell>
              <table:table-cell office:value-type="float" office:value="-10.2757539749146">
                <text:p>-10.2757539749146</text:p>
              </table:table-cell>
              <table:table-cell office:value-type="float" office:value="52.0338134765625">
                <text:p>52.0338134765625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0.625115740740741">
                <text:p>0.625115740740741</text:p>
              </table:table-cell>
              <table:table-cell office:value-type="float" office:value="20.9516525268555">
                <text:p>20.9516525268555</text:p>
              </table:table-cell>
              <table:table-cell office:value-type="float" office:value="-11.4930820465088">
                <text:p>-11.4930820465088</text:p>
              </table:table-cell>
              <table:table-cell office:value-type="float" office:value="50.6663093566895">
                <text:p>50.6663093566895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0.625578703703704">
                <text:p>0.625578703703704</text:p>
              </table:table-cell>
              <table:table-cell office:value-type="float" office:value="21.3539943695068">
                <text:p>21.3539943695068</text:p>
              </table:table-cell>
              <table:table-cell office:value-type="float" office:value="-12.3777742385864">
                <text:p>-12.3777742385864</text:p>
              </table:table-cell>
              <table:table-cell office:value-type="float" office:value="48.7773590087891">
                <text:p>48.7773590087891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0.626053240740741">
                <text:p>0.626053240740741</text:p>
              </table:table-cell>
              <table:table-cell office:value-type="float" office:value="21.475341796875">
                <text:p>21.475341796875</text:p>
              </table:table-cell>
              <table:table-cell office:value-type="float" office:value="-13.3866405487061">
                <text:p>-13.3866405487061</text:p>
              </table:table-cell>
              <table:table-cell office:value-type="float" office:value="47.1729049682617">
                <text:p>47.1729049682617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0.626516203703704">
                <text:p>0.626516203703704</text:p>
              </table:table-cell>
              <table:table-cell office:value-type="float" office:value="21.6203460693359">
                <text:p>21.6203460693359</text:p>
              </table:table-cell>
              <table:table-cell office:value-type="float" office:value="-14.3496007919312">
                <text:p>-14.3496007919312</text:p>
              </table:table-cell>
              <table:table-cell office:value-type="float" office:value="45.0485649108887">
                <text:p>45.0485649108887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0.626990740740741">
                <text:p>0.626990740740741</text:p>
              </table:table-cell>
              <table:table-cell office:value-type="float" office:value="22.0784568786621">
                <text:p>22.0784568786621</text:p>
              </table:table-cell>
              <table:table-cell office:value-type="float" office:value="-15.2470026016235">
                <text:p>-15.2470026016235</text:p>
              </table:table-cell>
              <table:table-cell office:value-type="float" office:value="42.7349662780762">
                <text:p>42.7349662780762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0.627453703703704">
                <text:p>0.627453703703704</text:p>
              </table:table-cell>
              <table:table-cell office:value-type="float" office:value="22.1823177337646">
                <text:p>22.1823177337646</text:p>
              </table:table-cell>
              <table:table-cell office:value-type="float" office:value="-16.1283569335938">
                <text:p>-16.1283569335938</text:p>
              </table:table-cell>
              <table:table-cell office:value-type="float" office:value="40.3013496398926">
                <text:p>40.3013496398926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0.627916666666667">
                <text:p>0.627916666666667</text:p>
              </table:table-cell>
              <table:table-cell office:value-type="float" office:value="22.4023742675781">
                <text:p>22.4023742675781</text:p>
              </table:table-cell>
              <table:table-cell office:value-type="float" office:value="-16.8450584411621">
                <text:p>-16.8450584411621</text:p>
              </table:table-cell>
              <table:table-cell office:value-type="float" office:value="37.8282089233398">
                <text:p>37.8282089233398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0.628391203703704">
                <text:p>0.628391203703704</text:p>
              </table:table-cell>
              <table:table-cell office:value-type="float" office:value="22.5477962493896">
                <text:p>22.5477962493896</text:p>
              </table:table-cell>
              <table:table-cell office:value-type="float" office:value="-17.309606552124">
                <text:p>-17.309606552124</text:p>
              </table:table-cell>
              <table:table-cell office:value-type="float" office:value="35.4344062805176">
                <text:p>35.4344062805176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0.628877314814815">
                <text:p>0.628877314814815</text:p>
              </table:table-cell>
              <table:table-cell office:value-type="float" office:value="22.8822898864746">
                <text:p>22.8822898864746</text:p>
              </table:table-cell>
              <table:table-cell office:value-type="float" office:value="-17.7675323486328">
                <text:p>-17.7675323486328</text:p>
              </table:table-cell>
              <table:table-cell office:value-type="float" office:value="33.0663146972656">
                <text:p>33.0663146972656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0.629351851851852">
                <text:p>0.629351851851852</text:p>
              </table:table-cell>
              <table:table-cell office:value-type="float" office:value="23.0949668884277">
                <text:p>23.0949668884277</text:p>
              </table:table-cell>
              <table:table-cell office:value-type="float" office:value="-18.1251583099365">
                <text:p>-18.1251583099365</text:p>
              </table:table-cell>
              <table:table-cell office:value-type="float" office:value="30.4404563903809">
                <text:p>30.4404563903809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0.629814814814815">
                <text:p>0.629814814814815</text:p>
              </table:table-cell>
              <table:table-cell office:value-type="float" office:value="23.1950073242187">
                <text:p>23.1950073242187</text:p>
              </table:table-cell>
              <table:table-cell office:value-type="float" office:value="-18.4142303466797">
                <text:p>-18.4142303466797</text:p>
              </table:table-cell>
              <table:table-cell office:value-type="float" office:value="27.8120822906494">
                <text:p>27.8120822906494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0.630277777777778">
                <text:p>0.630277777777778</text:p>
              </table:table-cell>
              <table:table-cell office:value-type="float" office:value="23.1071720123291">
                <text:p>23.1071720123291</text:p>
              </table:table-cell>
              <table:table-cell office:value-type="float" office:value="-18.489652633667">
                <text:p>-18.489652633667</text:p>
              </table:table-cell>
              <table:table-cell office:value-type="float" office:value="25.3119220733643">
                <text:p>25.3119220733643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0.630752314814815">
                <text:p>0.630752314814815</text:p>
              </table:table-cell>
              <table:table-cell office:value-type="float" office:value="22.960090637207">
                <text:p>22.960090637207</text:p>
              </table:table-cell>
              <table:table-cell office:value-type="float" office:value="-18.4295825958252">
                <text:p>-18.4295825958252</text:p>
              </table:table-cell>
              <table:table-cell office:value-type="float" office:value="23.0081195831299">
                <text:p>23.0081195831299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0.631215277777778">
                <text:p>0.631215277777778</text:p>
              </table:table-cell>
              <table:table-cell office:value-type="float" office:value="22.8342304229736">
                <text:p>22.8342304229736</text:p>
              </table:table-cell>
              <table:table-cell office:value-type="float" office:value="-18.5650482177734">
                <text:p>-18.5650482177734</text:p>
              </table:table-cell>
              <table:table-cell office:value-type="float" office:value="20.4183197021484">
                <text:p>20.4183197021484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0.631678240740741">
                <text:p>0.631678240740741</text:p>
              </table:table-cell>
              <table:table-cell office:value-type="float" office:value="22.6118049621582">
                <text:p>22.6118049621582</text:p>
              </table:table-cell>
              <table:table-cell office:value-type="float" office:value="-18.4218883514404">
                <text:p>-18.4218883514404</text:p>
              </table:table-cell>
              <table:table-cell office:value-type="float" office:value="17.7682933807373">
                <text:p>17.7682933807373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0.632152777777778">
                <text:p>0.632152777777778</text:p>
              </table:table-cell>
              <table:table-cell office:value-type="float" office:value="22.5713081359863">
                <text:p>22.5713081359863</text:p>
              </table:table-cell>
              <table:table-cell office:value-type="float" office:value="-18.1269111633301">
                <text:p>-18.1269111633301</text:p>
              </table:table-cell>
              <table:table-cell office:value-type="float" office:value="14.9719018936157">
                <text:p>14.9719018936157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0.632615740740741">
                <text:p>0.632615740740741</text:p>
              </table:table-cell>
              <table:table-cell office:value-type="float" office:value="22.4185485839844">
                <text:p>22.4185485839844</text:p>
              </table:table-cell>
              <table:table-cell office:value-type="float" office:value="-17.8094158172607">
                <text:p>-17.8094158172607</text:p>
              </table:table-cell>
              <table:table-cell office:value-type="float" office:value="12.4561185836792">
                <text:p>12.4561185836792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0.633078703703704">
                <text:p>0.633078703703704</text:p>
              </table:table-cell>
              <table:table-cell office:value-type="float" office:value="22.2080307006836">
                <text:p>22.2080307006836</text:p>
              </table:table-cell>
              <table:table-cell office:value-type="float" office:value="-17.6374549865723">
                <text:p>-17.6374549865723</text:p>
              </table:table-cell>
              <table:table-cell office:value-type="float" office:value="10.0539999008179">
                <text:p>10.0539999008179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0.633541666666667">
                <text:p>0.633541666666667</text:p>
              </table:table-cell>
              <table:table-cell office:value-type="float" office:value="22.0799140930176">
                <text:p>22.0799140930176</text:p>
              </table:table-cell>
              <table:table-cell office:value-type="float" office:value="-17.319450378418">
                <text:p>-17.319450378418</text:p>
              </table:table-cell>
              <table:table-cell office:value-type="float" office:value="7.91256856918335">
                <text:p>7.91256856918335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0.634016203703704">
                <text:p>0.634016203703704</text:p>
              </table:table-cell>
              <table:table-cell office:value-type="float" office:value="21.9518337249756">
                <text:p>21.9518337249756</text:p>
              </table:table-cell>
              <table:table-cell office:value-type="float" office:value="-16.7353420257568">
                <text:p>-16.7353420257568</text:p>
              </table:table-cell>
              <table:table-cell office:value-type="float" office:value="5.40657424926758">
                <text:p>5.40657424926758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0.634479166666667">
                <text:p>0.634479166666667</text:p>
              </table:table-cell>
              <table:table-cell office:value-type="float" office:value="21.8009471893311">
                <text:p>21.8009471893311</text:p>
              </table:table-cell>
              <table:table-cell office:value-type="float" office:value="-16.2890777587891">
                <text:p>-16.2890777587891</text:p>
              </table:table-cell>
              <table:table-cell office:value-type="float" office:value="3.1397864818573">
                <text:p>3.1397864818573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0.63494212962963">
                <text:p>0.63494212962963</text:p>
              </table:table-cell>
              <table:table-cell office:value-type="float" office:value="21.4925956726074">
                <text:p>21.4925956726074</text:p>
              </table:table-cell>
              <table:table-cell office:value-type="float" office:value="-15.7030181884766">
                <text:p>-15.7030181884766</text:p>
              </table:table-cell>
              <table:table-cell office:value-type="float" office:value="1.03674256801605">
                <text:p>1.03674256801605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0.635405092592593">
                <text:p>0.635405092592593</text:p>
              </table:table-cell>
              <table:table-cell office:value-type="float" office:value="21.3899593353271">
                <text:p>21.3899593353271</text:p>
              </table:table-cell>
              <table:table-cell office:value-type="float" office:value="-15.0898685455322">
                <text:p>-15.0898685455322</text:p>
              </table:table-cell>
              <table:table-cell office:value-type="float" office:value="-0.604475200176239">
                <text:p>-0.604475200176239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0.635891203703704">
                <text:p>0.635891203703704</text:p>
              </table:table-cell>
              <table:table-cell office:value-type="float" office:value="21.0771865844727">
                <text:p>21.0771865844727</text:p>
              </table:table-cell>
              <table:table-cell office:value-type="float" office:value="-14.3744659423828">
                <text:p>-14.3744659423828</text:p>
              </table:table-cell>
              <table:table-cell office:value-type="float" office:value="-2.47819805145264">
                <text:p>-2.47819805145264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0.636365740740741">
                <text:p>0.636365740740741</text:p>
              </table:table-cell>
              <table:table-cell office:value-type="float" office:value="20.7839012145996">
                <text:p>20.7839012145996</text:p>
              </table:table-cell>
              <table:table-cell office:value-type="float" office:value="-13.6869449615479">
                <text:p>-13.6869449615479</text:p>
              </table:table-cell>
              <table:table-cell office:value-type="float" office:value="-4.57460594177246">
                <text:p>-4.57460594177246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0.636840277777778">
                <text:p>0.636840277777778</text:p>
              </table:table-cell>
              <table:table-cell office:value-type="float" office:value="20.3396396636963">
                <text:p>20.3396396636963</text:p>
              </table:table-cell>
              <table:table-cell office:value-type="float" office:value="-13.0205345153809">
                <text:p>-13.0205345153809</text:p>
              </table:table-cell>
              <table:table-cell office:value-type="float" office:value="-6.45678281784058">
                <text:p>-6.45678281784058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0.637303240740741">
                <text:p>0.637303240740741</text:p>
              </table:table-cell>
              <table:table-cell office:value-type="float" office:value="20.0935382843018">
                <text:p>20.0935382843018</text:p>
              </table:table-cell>
              <table:table-cell office:value-type="float" office:value="-12.3251724243164">
                <text:p>-12.3251724243164</text:p>
              </table:table-cell>
              <table:table-cell office:value-type="float" office:value="-8.08804130554199">
                <text:p>-8.08804130554199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0.637777777777778">
                <text:p>0.637777777777778</text:p>
              </table:table-cell>
              <table:table-cell office:value-type="float" office:value="19.7984199523926">
                <text:p>19.7984199523926</text:p>
              </table:table-cell>
              <table:table-cell office:value-type="float" office:value="-11.6424646377563">
                <text:p>-11.6424646377563</text:p>
              </table:table-cell>
              <table:table-cell office:value-type="float" office:value="-9.71720027923584">
                <text:p>-9.71720027923584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0.638240740740741">
                <text:p>0.638240740740741</text:p>
              </table:table-cell>
              <table:table-cell office:value-type="float" office:value="19.4815731048584">
                <text:p>19.4815731048584</text:p>
              </table:table-cell>
              <table:table-cell office:value-type="float" office:value="-10.6326904296875">
                <text:p>-10.6326904296875</text:p>
              </table:table-cell>
              <table:table-cell office:value-type="float" office:value="-11.1248664855957">
                <text:p>-11.1248664855957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0.638715277777778">
                <text:p>0.638715277777778</text:p>
              </table:table-cell>
              <table:table-cell office:value-type="float" office:value="19.2911930084229">
                <text:p>19.2911930084229</text:p>
              </table:table-cell>
              <table:table-cell office:value-type="float" office:value="-9.65027046203613">
                <text:p>-9.65027046203613</text:p>
              </table:table-cell>
              <table:table-cell office:value-type="float" office:value="-12.5130805969238">
                <text:p>-12.5130805969238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0.639178240740741">
                <text:p>0.639178240740741</text:p>
              </table:table-cell>
              <table:table-cell office:value-type="float" office:value="19.0392265319824">
                <text:p>19.0392265319824</text:p>
              </table:table-cell>
              <table:table-cell office:value-type="float" office:value="-8.6759786605835">
                <text:p>-8.6759786605835</text:p>
              </table:table-cell>
              <table:table-cell office:value-type="float" office:value="-13.9240465164185">
                <text:p>-13.9240465164185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0.639641203703704">
                <text:p>0.639641203703704</text:p>
              </table:table-cell>
              <table:table-cell office:value-type="float" office:value="18.8495407104492">
                <text:p>18.8495407104492</text:p>
              </table:table-cell>
              <table:table-cell office:value-type="float" office:value="-7.64887428283691">
                <text:p>-7.64887428283691</text:p>
              </table:table-cell>
              <table:table-cell office:value-type="float" office:value="-15.0149946212769">
                <text:p>-15.0149946212769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0.640104166666667">
                <text:p>0.640104166666667</text:p>
              </table:table-cell>
              <table:table-cell office:value-type="float" office:value="18.6876258850098">
                <text:p>18.6876258850098</text:p>
              </table:table-cell>
              <table:table-cell office:value-type="float" office:value="-6.6849799156189">
                <text:p>-6.6849799156189</text:p>
              </table:table-cell>
              <table:table-cell office:value-type="float" office:value="-16.2647285461426">
                <text:p>-16.2647285461426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0.64056712962963">
                <text:p>0.64056712962963</text:p>
              </table:table-cell>
              <table:table-cell office:value-type="float" office:value="18.3428192138672">
                <text:p>18.3428192138672</text:p>
              </table:table-cell>
              <table:table-cell office:value-type="float" office:value="-5.74736881256104">
                <text:p>-5.74736881256104</text:p>
              </table:table-cell>
              <table:table-cell office:value-type="float" office:value="-17.2453441619873">
                <text:p>-17.2453441619873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0.641041666666667">
                <text:p>0.641041666666667</text:p>
              </table:table-cell>
              <table:table-cell office:value-type="float" office:value="18.0217132568359">
                <text:p>18.0217132568359</text:p>
              </table:table-cell>
              <table:table-cell office:value-type="float" office:value="-4.77584171295166">
                <text:p>-4.77584171295166</text:p>
              </table:table-cell>
              <table:table-cell office:value-type="float" office:value="-18.3494777679443">
                <text:p>-18.3494777679443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0.641516203703704">
                <text:p>0.641516203703704</text:p>
              </table:table-cell>
              <table:table-cell office:value-type="float" office:value="17.937952041626">
                <text:p>17.937952041626</text:p>
              </table:table-cell>
              <table:table-cell office:value-type="float" office:value="-3.76412153244019">
                <text:p>-3.76412153244019</text:p>
              </table:table-cell>
              <table:table-cell office:value-type="float" office:value="-19.3360176086426">
                <text:p>-19.3360176086426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0.641979166666667">
                <text:p>0.641979166666667</text:p>
              </table:table-cell>
              <table:table-cell office:value-type="float" office:value="17.894868850708">
                <text:p>17.894868850708</text:p>
              </table:table-cell>
              <table:table-cell office:value-type="float" office:value="-2.75304222106934">
                <text:p>-2.75304222106934</text:p>
              </table:table-cell>
              <table:table-cell office:value-type="float" office:value="-19.8602981567383">
                <text:p>-19.8602981567383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0.64244212962963">
                <text:p>0.64244212962963</text:p>
              </table:table-cell>
              <table:table-cell office:value-type="float" office:value="17.6450061798096">
                <text:p>17.6450061798096</text:p>
              </table:table-cell>
              <table:table-cell office:value-type="float" office:value="-1.6929897069931">
                <text:p>-1.6929897069931</text:p>
              </table:table-cell>
              <table:table-cell office:value-type="float" office:value="-20.3116493225098">
                <text:p>-20.3116493225098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0.642905092592593">
                <text:p>0.642905092592593</text:p>
              </table:table-cell>
              <table:table-cell office:value-type="float" office:value="17.2395420074463">
                <text:p>17.2395420074463</text:p>
              </table:table-cell>
              <table:table-cell office:value-type="float" office:value="-0.677985727787018">
                <text:p>-0.677985727787018</text:p>
              </table:table-cell>
              <table:table-cell office:value-type="float" office:value="-20.8481273651123">
                <text:p>-20.8481273651123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0.643368055555556">
                <text:p>0.643368055555556</text:p>
              </table:table-cell>
              <table:table-cell office:value-type="float" office:value="17.0274772644043">
                <text:p>17.0274772644043</text:p>
              </table:table-cell>
              <table:table-cell office:value-type="float" office:value="0.379788547754288">
                <text:p>0.379788547754288</text:p>
              </table:table-cell>
              <table:table-cell office:value-type="float" office:value="-21.0981712341309">
                <text:p>-21.0981712341309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0.643842592592593">
                <text:p>0.643842592592593</text:p>
              </table:table-cell>
              <table:table-cell office:value-type="float" office:value="16.8494281768799">
                <text:p>16.8494281768799</text:p>
              </table:table-cell>
              <table:table-cell office:value-type="float" office:value="1.53630805015564">
                <text:p>1.53630805015564</text:p>
              </table:table-cell>
              <table:table-cell office:value-type="float" office:value="-21.3707637786865">
                <text:p>-21.3707637786865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0.644305555555556">
                <text:p>0.644305555555556</text:p>
              </table:table-cell>
              <table:table-cell office:value-type="float" office:value="16.7526664733887">
                <text:p>16.7526664733887</text:p>
              </table:table-cell>
              <table:table-cell office:value-type="float" office:value="2.58462166786194">
                <text:p>2.58462166786194</text:p>
              </table:table-cell>
              <table:table-cell office:value-type="float" office:value="-21.5184745788574">
                <text:p>-21.5184745788574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0.644768518518519">
                <text:p>0.644768518518519</text:p>
              </table:table-cell>
              <table:table-cell office:value-type="float" office:value="16.6056270599365">
                <text:p>16.6056270599365</text:p>
              </table:table-cell>
              <table:table-cell office:value-type="float" office:value="3.64314150810242">
                <text:p>3.64314150810242</text:p>
              </table:table-cell>
              <table:table-cell office:value-type="float" office:value="-21.3397846221924">
                <text:p>-21.3397846221924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0.645231481481482">
                <text:p>0.645231481481482</text:p>
              </table:table-cell>
              <table:table-cell office:value-type="float" office:value="16.2549114227295">
                <text:p>16.2549114227295</text:p>
              </table:table-cell>
              <table:table-cell office:value-type="float" office:value="4.58951377868652">
                <text:p>4.58951377868652</text:p>
              </table:table-cell>
              <table:table-cell office:value-type="float" office:value="-21.3145999908447">
                <text:p>-21.3145999908447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0.645694444444444">
                <text:p>0.645694444444444</text:p>
              </table:table-cell>
              <table:table-cell office:value-type="float" office:value="16.0967540740967">
                <text:p>16.0967540740967</text:p>
              </table:table-cell>
              <table:table-cell office:value-type="float" office:value="5.70506858825684">
                <text:p>5.70506858825684</text:p>
              </table:table-cell>
              <table:table-cell office:value-type="float" office:value="-21.1547622680664">
                <text:p>-21.1547622680664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0.646157407407407">
                <text:p>0.646157407407407</text:p>
              </table:table-cell>
              <table:table-cell office:value-type="float" office:value="15.9875078201294">
                <text:p>15.9875078201294</text:p>
              </table:table-cell>
              <table:table-cell office:value-type="float" office:value="6.75474071502686">
                <text:p>6.75474071502686</text:p>
              </table:table-cell>
              <table:table-cell office:value-type="float" office:value="-20.9261093139648">
                <text:p>-20.9261093139648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0.646631944444444">
                <text:p>0.646631944444444</text:p>
              </table:table-cell>
              <table:table-cell office:value-type="float" office:value="15.7426624298096">
                <text:p>15.7426624298096</text:p>
              </table:table-cell>
              <table:table-cell office:value-type="float" office:value="7.88894414901733">
                <text:p>7.88894414901733</text:p>
              </table:table-cell>
              <table:table-cell office:value-type="float" office:value="-20.4655590057373">
                <text:p>-20.4655590057373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0.647094907407408">
                <text:p>0.647094907407408</text:p>
              </table:table-cell>
              <table:table-cell office:value-type="float" office:value="15.512152671814">
                <text:p>15.512152671814</text:p>
              </table:table-cell>
              <table:table-cell office:value-type="float" office:value="8.83041572570801">
                <text:p>8.83041572570801</text:p>
              </table:table-cell>
              <table:table-cell office:value-type="float" office:value="-20.0306816101074">
                <text:p>-20.0306816101074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0.647569444444444">
                <text:p>0.647569444444444</text:p>
              </table:table-cell>
              <table:table-cell office:value-type="float" office:value="15.1998310089111">
                <text:p>15.1998310089111</text:p>
              </table:table-cell>
              <table:table-cell office:value-type="float" office:value="9.84329700469971">
                <text:p>9.84329700469971</text:p>
              </table:table-cell>
              <table:table-cell office:value-type="float" office:value="-19.2382488250732">
                <text:p>-19.2382488250732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48032407407407">
                <text:p>0.648032407407407</text:p>
              </table:table-cell>
              <table:table-cell office:value-type="float" office:value="15.0544605255127">
                <text:p>15.0544605255127</text:p>
              </table:table-cell>
              <table:table-cell office:value-type="float" office:value="10.6917543411255">
                <text:p>10.6917543411255</text:p>
              </table:table-cell>
              <table:table-cell office:value-type="float" office:value="-18.6754989624023">
                <text:p>-18.6754989624023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4849537037037">
                <text:p>0.64849537037037</text:p>
              </table:table-cell>
              <table:table-cell office:value-type="float" office:value="14.8029756546021">
                <text:p>14.8029756546021</text:p>
              </table:table-cell>
              <table:table-cell office:value-type="float" office:value="11.6647300720215">
                <text:p>11.6647300720215</text:p>
              </table:table-cell>
              <table:table-cell office:value-type="float" office:value="-17.9690914154053">
                <text:p>-17.9690914154053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48958333333333">
                <text:p>0.648958333333333</text:p>
              </table:table-cell>
              <table:table-cell office:value-type="float" office:value="14.6387825012207">
                <text:p>14.6387825012207</text:p>
              </table:table-cell>
              <table:table-cell office:value-type="float" office:value="12.6046257019043">
                <text:p>12.6046257019043</text:p>
              </table:table-cell>
              <table:table-cell office:value-type="float" office:value="-16.9627628326416">
                <text:p>-16.9627628326416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4943287037037">
                <text:p>0.64943287037037</text:p>
              </table:table-cell>
              <table:table-cell office:value-type="float" office:value="14.4608325958252">
                <text:p>14.4608325958252</text:p>
              </table:table-cell>
              <table:table-cell office:value-type="float" office:value="13.3737306594849">
                <text:p>13.3737306594849</text:p>
              </table:table-cell>
              <table:table-cell office:value-type="float" office:value="-16.0311431884766">
                <text:p>-16.0311431884766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49895833333333">
                <text:p>0.649895833333333</text:p>
              </table:table-cell>
              <table:table-cell office:value-type="float" office:value="14.0972442626953">
                <text:p>14.0972442626953</text:p>
              </table:table-cell>
              <table:table-cell office:value-type="float" office:value="14.1773366928101">
                <text:p>14.1773366928101</text:p>
              </table:table-cell>
              <table:table-cell office:value-type="float" office:value="-15.0094661712646">
                <text:p>-15.0094661712646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5037037037037">
                <text:p>0.65037037037037</text:p>
              </table:table-cell>
              <table:table-cell office:value-type="float" office:value="13.8335876464844">
                <text:p>13.8335876464844</text:p>
              </table:table-cell>
              <table:table-cell office:value-type="float" office:value="14.9941101074219">
                <text:p>14.9941101074219</text:p>
              </table:table-cell>
              <table:table-cell office:value-type="float" office:value="-14.0587215423584">
                <text:p>-14.0587215423584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50833333333333">
                <text:p>0.650833333333333</text:p>
              </table:table-cell>
              <table:table-cell office:value-type="float" office:value="13.4924602508545">
                <text:p>13.4924602508545</text:p>
              </table:table-cell>
              <table:table-cell office:value-type="float" office:value="15.6641073226929">
                <text:p>15.6641073226929</text:p>
              </table:table-cell>
              <table:table-cell office:value-type="float" office:value="-12.5866584777832">
                <text:p>-12.5866584777832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51296296296296">
                <text:p>0.651296296296296</text:p>
              </table:table-cell>
              <table:table-cell office:value-type="float" office:value="13.3591022491455">
                <text:p>13.3591022491455</text:p>
              </table:table-cell>
              <table:table-cell office:value-type="float" office:value="16.3333129882813">
                <text:p>16.3333129882813</text:p>
              </table:table-cell>
              <table:table-cell office:value-type="float" office:value="-11.4035367965698">
                <text:p>-11.4035367965698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51770833333333">
                <text:p>0.651770833333333</text:p>
              </table:table-cell>
              <table:table-cell office:value-type="float" office:value="13.1658954620361">
                <text:p>13.1658954620361</text:p>
              </table:table-cell>
              <table:table-cell office:value-type="float" office:value="17.0717716217041">
                <text:p>17.0717716217041</text:p>
              </table:table-cell>
              <table:table-cell office:value-type="float" office:value="-10.123875617981">
                <text:p>-10.123875617981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52233796296296">
                <text:p>0.652233796296296</text:p>
              </table:table-cell>
              <table:table-cell office:value-type="float" office:value="13.0477266311646">
                <text:p>13.0477266311646</text:p>
              </table:table-cell>
              <table:table-cell office:value-type="float" office:value="17.6214542388916">
                <text:p>17.6214542388916</text:p>
              </table:table-cell>
              <table:table-cell office:value-type="float" office:value="-8.74499988555908">
                <text:p>-8.74499988555908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52696759259259">
                <text:p>0.652696759259259</text:p>
              </table:table-cell>
              <table:table-cell office:value-type="float" office:value="12.9610042572021">
                <text:p>12.9610042572021</text:p>
              </table:table-cell>
              <table:table-cell office:value-type="float" office:value="18.4769897460938">
                <text:p>18.4769897460938</text:p>
              </table:table-cell>
              <table:table-cell office:value-type="float" office:value="-7.28158855438232">
                <text:p>-7.28158855438232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53148148148148">
                <text:p>0.653148148148148</text:p>
              </table:table-cell>
              <table:table-cell office:value-type="float" office:value="12.8583927154541">
                <text:p>12.8583927154541</text:p>
              </table:table-cell>
              <table:table-cell office:value-type="float" office:value="18.9367084503174">
                <text:p>18.9367084503174</text:p>
              </table:table-cell>
              <table:table-cell office:value-type="float" office:value="-6.18416738510132">
                <text:p>-6.18416738510132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53611111111111">
                <text:p>0.653611111111111</text:p>
              </table:table-cell>
              <table:table-cell office:value-type="float" office:value="12.8592596054077">
                <text:p>12.8592596054077</text:p>
              </table:table-cell>
              <table:table-cell office:value-type="float" office:value="19.4204940795898">
                <text:p>19.4204940795898</text:p>
              </table:table-cell>
              <table:table-cell office:value-type="float" office:value="-4.94363784790039">
                <text:p>-4.94363784790039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54085648148148">
                <text:p>0.654085648148148</text:p>
              </table:table-cell>
              <table:table-cell office:value-type="float" office:value="12.7230396270752">
                <text:p>12.7230396270752</text:p>
              </table:table-cell>
              <table:table-cell office:value-type="float" office:value="19.8820457458496">
                <text:p>19.8820457458496</text:p>
              </table:table-cell>
              <table:table-cell office:value-type="float" office:value="-3.71819448471069">
                <text:p>-3.71819448471069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54537037037037">
                <text:p>0.654537037037037</text:p>
              </table:table-cell>
              <table:table-cell office:value-type="float" office:value="12.5745239257813">
                <text:p>12.5745239257813</text:p>
              </table:table-cell>
              <table:table-cell office:value-type="float" office:value="20.3073539733887">
                <text:p>20.3073539733887</text:p>
              </table:table-cell>
              <table:table-cell office:value-type="float" office:value="-2.46205806732178">
                <text:p>-2.46205806732178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55">
                <text:p>0.655</text:p>
              </table:table-cell>
              <table:table-cell office:value-type="float" office:value="12.4430265426636">
                <text:p>12.4430265426636</text:p>
              </table:table-cell>
              <table:table-cell office:value-type="float" office:value="20.645975112915">
                <text:p>20.645975112915</text:p>
              </table:table-cell>
              <table:table-cell office:value-type="float" office:value="-0.876789212226868">
                <text:p>-0.876789212226868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55462962962963">
                <text:p>0.655462962962963</text:p>
              </table:table-cell>
              <table:table-cell office:value-type="float" office:value="12.3430614471436">
                <text:p>12.3430614471436</text:p>
              </table:table-cell>
              <table:table-cell office:value-type="float" office:value="20.9901809692383">
                <text:p>20.9901809692383</text:p>
              </table:table-cell>
              <table:table-cell office:value-type="float" office:value="0.352207571268082">
                <text:p>0.352207571268082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55925925925926">
                <text:p>0.655925925925926</text:p>
              </table:table-cell>
              <table:table-cell office:value-type="float" office:value="12.2640504837036">
                <text:p>12.2640504837036</text:p>
              </table:table-cell>
              <table:table-cell office:value-type="float" office:value="20.5879974365234">
                <text:p>20.5879974365234</text:p>
              </table:table-cell>
              <table:table-cell office:value-type="float" office:value="1.74417865276337">
                <text:p>1.74417865276337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56388888888889">
                <text:p>0.656388888888889</text:p>
              </table:table-cell>
              <table:table-cell office:value-type="float" office:value="12.1361856460571">
                <text:p>12.1361856460571</text:p>
              </table:table-cell>
              <table:table-cell office:value-type="float" office:value="20.9475002288818">
                <text:p>20.9475002288818</text:p>
              </table:table-cell>
              <table:table-cell office:value-type="float" office:value="3.36533856391907">
                <text:p>3.36533856391907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56851851851852">
                <text:p>0.656851851851852</text:p>
              </table:table-cell>
              <table:table-cell office:value-type="float" office:value="12.0679473876953">
                <text:p>12.0679473876953</text:p>
              </table:table-cell>
              <table:table-cell office:value-type="float" office:value="21.5212574005127">
                <text:p>21.5212574005127</text:p>
              </table:table-cell>
              <table:table-cell office:value-type="float" office:value="4.90579605102539">
                <text:p>4.90579605102539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57303240740741">
                <text:p>0.657303240740741</text:p>
              </table:table-cell>
              <table:table-cell office:value-type="float" office:value="12.1151819229126">
                <text:p>12.1151819229126</text:p>
              </table:table-cell>
              <table:table-cell office:value-type="float" office:value="21.8422336578369">
                <text:p>21.8422336578369</text:p>
              </table:table-cell>
              <table:table-cell office:value-type="float" office:value="6.5549635887146">
                <text:p>6.5549635887146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57766203703704">
                <text:p>0.657766203703704</text:p>
              </table:table-cell>
              <table:table-cell office:value-type="float" office:value="11.9967260360718">
                <text:p>11.9967260360718</text:p>
              </table:table-cell>
              <table:table-cell office:value-type="float" office:value="22.2298641204834">
                <text:p>22.2298641204834</text:p>
              </table:table-cell>
              <table:table-cell office:value-type="float" office:value="8.20623874664307">
                <text:p>8.20623874664307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58229166666667">
                <text:p>0.658229166666667</text:p>
              </table:table-cell>
              <table:table-cell office:value-type="float" office:value="12.0769939422607">
                <text:p>12.0769939422607</text:p>
              </table:table-cell>
              <table:table-cell office:value-type="float" office:value="22.4463939666748">
                <text:p>22.4463939666748</text:p>
              </table:table-cell>
              <table:table-cell office:value-type="float" office:value="9.80476188659668">
                <text:p>9.80476188659668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5869212962963">
                <text:p>0.65869212962963</text:p>
              </table:table-cell>
              <table:table-cell office:value-type="float" office:value="11.9786167144775">
                <text:p>11.9786167144775</text:p>
              </table:table-cell>
              <table:table-cell office:value-type="float" office:value="22.6269683837891">
                <text:p>22.6269683837891</text:p>
              </table:table-cell>
              <table:table-cell office:value-type="float" office:value="11.2904682159424">
                <text:p>11.2904682159424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59143518518518">
                <text:p>0.659143518518518</text:p>
              </table:table-cell>
              <table:table-cell office:value-type="float" office:value="12.1442060470581">
                <text:p>12.1442060470581</text:p>
              </table:table-cell>
              <table:table-cell office:value-type="float" office:value="22.8403949737549">
                <text:p>22.8403949737549</text:p>
              </table:table-cell>
              <table:table-cell office:value-type="float" office:value="12.7186126708984">
                <text:p>12.7186126708984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59606481481482">
                <text:p>0.659606481481482</text:p>
              </table:table-cell>
              <table:table-cell office:value-type="float" office:value="12.1375961303711">
                <text:p>12.1375961303711</text:p>
              </table:table-cell>
              <table:table-cell office:value-type="float" office:value="23.0958976745605">
                <text:p>23.0958976745605</text:p>
              </table:table-cell>
              <table:table-cell office:value-type="float" office:value="14.4350328445435">
                <text:p>14.4350328445435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60069444444444">
                <text:p>0.660069444444444</text:p>
              </table:table-cell>
              <table:table-cell office:value-type="float" office:value="12.3901243209839">
                <text:p>12.3901243209839</text:p>
              </table:table-cell>
              <table:table-cell office:value-type="float" office:value="23.1386852264404">
                <text:p>23.1386852264404</text:p>
              </table:table-cell>
              <table:table-cell office:value-type="float" office:value="15.8328952789307">
                <text:p>15.8328952789307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60532407407407">
                <text:p>0.660532407407407</text:p>
              </table:table-cell>
              <table:table-cell office:value-type="float" office:value="12.4519491195679">
                <text:p>12.4519491195679</text:p>
              </table:table-cell>
              <table:table-cell office:value-type="float" office:value="23.3253002166748">
                <text:p>23.3253002166748</text:p>
              </table:table-cell>
              <table:table-cell office:value-type="float" office:value="17.5308799743652">
                <text:p>17.5308799743652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61006944444444">
                <text:p>0.661006944444444</text:p>
              </table:table-cell>
              <table:table-cell office:value-type="float" office:value="12.6641807556152">
                <text:p>12.6641807556152</text:p>
              </table:table-cell>
              <table:table-cell office:value-type="float" office:value="23.4205322265625">
                <text:p>23.4205322265625</text:p>
              </table:table-cell>
              <table:table-cell office:value-type="float" office:value="19.2027969360352">
                <text:p>19.2027969360352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61469907407407">
                <text:p>0.661469907407407</text:p>
              </table:table-cell>
              <table:table-cell office:value-type="float" office:value="12.7269668579102">
                <text:p>12.7269668579102</text:p>
              </table:table-cell>
              <table:table-cell office:value-type="float" office:value="23.4744071960449">
                <text:p>23.4744071960449</text:p>
              </table:table-cell>
              <table:table-cell office:value-type="float" office:value="20.9643611907959">
                <text:p>20.9643611907959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6193287037037">
                <text:p>0.66193287037037</text:p>
              </table:table-cell>
              <table:table-cell office:value-type="float" office:value="12.827805519104">
                <text:p>12.827805519104</text:p>
              </table:table-cell>
              <table:table-cell office:value-type="float" office:value="23.6679172515869">
                <text:p>23.6679172515869</text:p>
              </table:table-cell>
              <table:table-cell office:value-type="float" office:value="22.6979389190674">
                <text:p>22.6979389190674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62395833333333">
                <text:p>0.662395833333333</text:p>
              </table:table-cell>
              <table:table-cell office:value-type="float" office:value="13.0011005401611">
                <text:p>13.0011005401611</text:p>
              </table:table-cell>
              <table:table-cell office:value-type="float" office:value="23.802885055542">
                <text:p>23.802885055542</text:p>
              </table:table-cell>
              <table:table-cell office:value-type="float" office:value="24.594123840332">
                <text:p>24.594123840332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62858796296296">
                <text:p>0.662858796296296</text:p>
              </table:table-cell>
              <table:table-cell office:value-type="float" office:value="13.2590398788452">
                <text:p>13.2590398788452</text:p>
              </table:table-cell>
              <table:table-cell office:value-type="float" office:value="23.6944522857666">
                <text:p>23.6944522857666</text:p>
              </table:table-cell>
              <table:table-cell office:value-type="float" office:value="26.2795600891113">
                <text:p>26.2795600891113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63333333333333">
                <text:p>0.663333333333333</text:p>
              </table:table-cell>
              <table:table-cell office:value-type="float" office:value="13.4665307998657">
                <text:p>13.4665307998657</text:p>
              </table:table-cell>
              <table:table-cell office:value-type="float" office:value="23.7297611236572">
                <text:p>23.7297611236572</text:p>
              </table:table-cell>
              <table:table-cell office:value-type="float" office:value="28.2404632568359">
                <text:p>28.2404632568359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63796296296296">
                <text:p>0.663796296296296</text:p>
              </table:table-cell>
              <table:table-cell office:value-type="float" office:value="13.7272357940674">
                <text:p>13.7272357940674</text:p>
              </table:table-cell>
              <table:table-cell office:value-type="float" office:value="23.4455547332764">
                <text:p>23.4455547332764</text:p>
              </table:table-cell>
              <table:table-cell office:value-type="float" office:value="30.169885635376">
                <text:p>30.169885635376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64259259259259">
                <text:p>0.664259259259259</text:p>
              </table:table-cell>
              <table:table-cell office:value-type="float" office:value="13.7619075775147">
                <text:p>13.7619075775147</text:p>
              </table:table-cell>
              <table:table-cell office:value-type="float" office:value="23.3385944366455">
                <text:p>23.3385944366455</text:p>
              </table:table-cell>
              <table:table-cell office:value-type="float" office:value="31.8633899688721">
                <text:p>31.8633899688721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64733796296296">
                <text:p>0.664733796296296</text:p>
              </table:table-cell>
              <table:table-cell office:value-type="float" office:value="13.9966773986816">
                <text:p>13.9966773986816</text:p>
              </table:table-cell>
              <table:table-cell office:value-type="float" office:value="23.1532402038574">
                <text:p>23.1532402038574</text:p>
              </table:table-cell>
              <table:table-cell office:value-type="float" office:value="33.530891418457">
                <text:p>33.530891418457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65196759259259">
                <text:p>0.665196759259259</text:p>
              </table:table-cell>
              <table:table-cell office:value-type="float" office:value="14.0980424880981">
                <text:p>14.0980424880981</text:p>
              </table:table-cell>
              <table:table-cell office:value-type="float" office:value="22.8022346496582">
                <text:p>22.8022346496582</text:p>
              </table:table-cell>
              <table:table-cell office:value-type="float" office:value="35.2172813415527">
                <text:p>35.2172813415527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65659722222222">
                <text:p>0.665659722222222</text:p>
              </table:table-cell>
              <table:table-cell office:value-type="float" office:value="14.4521856307983">
                <text:p>14.4521856307983</text:p>
              </table:table-cell>
              <table:table-cell office:value-type="float" office:value="22.5224285125732">
                <text:p>22.5224285125732</text:p>
              </table:table-cell>
              <table:table-cell office:value-type="float" office:value="36.7816314697266">
                <text:p>36.7816314697266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66122685185185">
                <text:p>0.666122685185185</text:p>
              </table:table-cell>
              <table:table-cell office:value-type="float" office:value="14.6199636459351">
                <text:p>14.6199636459351</text:p>
              </table:table-cell>
              <table:table-cell office:value-type="float" office:value="22.1411991119385">
                <text:p>22.1411991119385</text:p>
              </table:table-cell>
              <table:table-cell office:value-type="float" office:value="38.4398193359375">
                <text:p>38.4398193359375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66585648148148">
                <text:p>0.666585648148148</text:p>
              </table:table-cell>
              <table:table-cell office:value-type="float" office:value="14.9180812835693">
                <text:p>14.9180812835693</text:p>
              </table:table-cell>
              <table:table-cell office:value-type="float" office:value="21.8444194793701">
                <text:p>21.8444194793701</text:p>
              </table:table-cell>
              <table:table-cell office:value-type="float" office:value="39.9869842529297">
                <text:p>39.9869842529297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67048611111111">
                <text:p>0.667048611111111</text:p>
              </table:table-cell>
              <table:table-cell office:value-type="float" office:value="15.0078353881836">
                <text:p>15.0078353881836</text:p>
              </table:table-cell>
              <table:table-cell office:value-type="float" office:value="21.5016212463379">
                <text:p>21.5016212463379</text:p>
              </table:table-cell>
              <table:table-cell office:value-type="float" office:value="41.3718528747559">
                <text:p>41.3718528747559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67511574074074">
                <text:p>0.667511574074074</text:p>
              </table:table-cell>
              <table:table-cell office:value-type="float" office:value="15.3164129257202">
                <text:p>15.3164129257202</text:p>
              </table:table-cell>
              <table:table-cell office:value-type="float" office:value="21.059757232666">
                <text:p>21.059757232666</text:p>
              </table:table-cell>
              <table:table-cell office:value-type="float" office:value="42.7232322692871">
                <text:p>42.7232322692871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67974537037037">
                <text:p>0.667974537037037</text:p>
              </table:table-cell>
              <table:table-cell office:value-type="float" office:value="15.4616146087646">
                <text:p>15.4616146087646</text:p>
              </table:table-cell>
              <table:table-cell office:value-type="float" office:value="20.5378093719482">
                <text:p>20.5378093719482</text:p>
              </table:table-cell>
              <table:table-cell office:value-type="float" office:value="44.0821990966797">
                <text:p>44.0821990966797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684375">
                <text:p>0.6684375</text:p>
              </table:table-cell>
              <table:table-cell office:value-type="float" office:value="15.7919998168945">
                <text:p>15.7919998168945</text:p>
              </table:table-cell>
              <table:table-cell office:value-type="float" office:value="20.2344284057617">
                <text:p>20.2344284057617</text:p>
              </table:table-cell>
              <table:table-cell office:value-type="float" office:value="45.5081443786621">
                <text:p>45.5081443786621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68900462962963">
                <text:p>0.668900462962963</text:p>
              </table:table-cell>
              <table:table-cell office:value-type="float" office:value="16.104434967041">
                <text:p>16.104434967041</text:p>
              </table:table-cell>
              <table:table-cell office:value-type="float" office:value="19.5907192230225">
                <text:p>19.5907192230225</text:p>
              </table:table-cell>
              <table:table-cell office:value-type="float" office:value="46.708911895752">
                <text:p>46.708911895752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69363425925926">
                <text:p>0.669363425925926</text:p>
              </table:table-cell>
              <table:table-cell office:value-type="float" office:value="16.2336769104004">
                <text:p>16.2336769104004</text:p>
              </table:table-cell>
              <table:table-cell office:value-type="float" office:value="18.9926738739014">
                <text:p>18.9926738739014</text:p>
              </table:table-cell>
              <table:table-cell office:value-type="float" office:value="47.7651443481445">
                <text:p>47.7651443481445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69826388888889">
                <text:p>0.669826388888889</text:p>
              </table:table-cell>
              <table:table-cell office:value-type="float" office:value="16.5203495025635">
                <text:p>16.5203495025635</text:p>
              </table:table-cell>
              <table:table-cell office:value-type="float" office:value="18.4265899658203">
                <text:p>18.4265899658203</text:p>
              </table:table-cell>
              <table:table-cell office:value-type="float" office:value="48.7558670043945">
                <text:p>48.7558670043945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70300925925926">
                <text:p>0.670300925925926</text:p>
              </table:table-cell>
              <table:table-cell office:value-type="float" office:value="16.7159385681152">
                <text:p>16.7159385681152</text:p>
              </table:table-cell>
              <table:table-cell office:value-type="float" office:value="17.8264541625977">
                <text:p>17.8264541625977</text:p>
              </table:table-cell>
              <table:table-cell office:value-type="float" office:value="49.9443435668945">
                <text:p>49.9443435668945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70763888888889">
                <text:p>0.670763888888889</text:p>
              </table:table-cell>
              <table:table-cell office:value-type="float" office:value="16.7305526733398">
                <text:p>16.7305526733398</text:p>
              </table:table-cell>
              <table:table-cell office:value-type="float" office:value="17.3088455200195">
                <text:p>17.3088455200195</text:p>
              </table:table-cell>
              <table:table-cell office:value-type="float" office:value="50.931266784668">
                <text:p>50.931266784668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71226851851852">
                <text:p>0.671226851851852</text:p>
              </table:table-cell>
              <table:table-cell office:value-type="float" office:value="16.8392562866211">
                <text:p>16.8392562866211</text:p>
              </table:table-cell>
              <table:table-cell office:value-type="float" office:value="16.7625350952148">
                <text:p>16.7625350952148</text:p>
              </table:table-cell>
              <table:table-cell office:value-type="float" office:value="52.1048049926758">
                <text:p>52.1048049926758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71689814814815">
                <text:p>0.671689814814815</text:p>
              </table:table-cell>
              <table:table-cell office:value-type="float" office:value="16.9787158966064">
                <text:p>16.9787158966064</text:p>
              </table:table-cell>
              <table:table-cell office:value-type="float" office:value="16.1783905029297">
                <text:p>16.1783905029297</text:p>
              </table:table-cell>
              <table:table-cell office:value-type="float" office:value="52.9831390380859">
                <text:p>52.9831390380859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72152777777778">
                <text:p>0.672152777777778</text:p>
              </table:table-cell>
              <table:table-cell office:value-type="float" office:value="17.1667232513428">
                <text:p>17.1667232513428</text:p>
              </table:table-cell>
              <table:table-cell office:value-type="float" office:value="15.3493423461914">
                <text:p>15.3493423461914</text:p>
              </table:table-cell>
              <table:table-cell office:value-type="float" office:value="53.6703147888184">
                <text:p>53.6703147888184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72627314814815">
                <text:p>0.672627314814815</text:p>
              </table:table-cell>
              <table:table-cell office:value-type="float" office:value="17.1759700775146">
                <text:p>17.1759700775146</text:p>
              </table:table-cell>
              <table:table-cell office:value-type="float" office:value="14.5018634796143">
                <text:p>14.5018634796143</text:p>
              </table:table-cell>
              <table:table-cell office:value-type="float" office:value="54.3224258422852">
                <text:p>54.3224258422852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73078703703704">
                <text:p>0.673078703703704</text:p>
              </table:table-cell>
              <table:table-cell office:value-type="float" office:value="17.2537593841553">
                <text:p>17.2537593841553</text:p>
              </table:table-cell>
              <table:table-cell office:value-type="float" office:value="13.8905639648438">
                <text:p>13.8905639648438</text:p>
              </table:table-cell>
              <table:table-cell office:value-type="float" office:value="54.8184318542481">
                <text:p>54.8184318542481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73553240740741">
                <text:p>0.673553240740741</text:p>
              </table:table-cell>
              <table:table-cell office:value-type="float" office:value="17.3504257202148">
                <text:p>17.3504257202148</text:p>
              </table:table-cell>
              <table:table-cell office:value-type="float" office:value="13.2649621963501">
                <text:p>13.2649621963501</text:p>
              </table:table-cell>
              <table:table-cell office:value-type="float" office:value="55.4750442504883">
                <text:p>55.4750442504883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74027777777778">
                <text:p>0.674027777777778</text:p>
              </table:table-cell>
              <table:table-cell office:value-type="float" office:value="17.1758728027344">
                <text:p>17.1758728027344</text:p>
              </table:table-cell>
              <table:table-cell office:value-type="float" office:value="12.6098327636719">
                <text:p>12.6098327636719</text:p>
              </table:table-cell>
              <table:table-cell office:value-type="float" office:value="56.164852142334">
                <text:p>56.164852142334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74490740740741">
                <text:p>0.674490740740741</text:p>
              </table:table-cell>
              <table:table-cell office:value-type="float" office:value="17.1795959472656">
                <text:p>17.1795959472656</text:p>
              </table:table-cell>
              <table:table-cell office:value-type="float" office:value="11.9378414154053">
                <text:p>11.9378414154053</text:p>
              </table:table-cell>
              <table:table-cell office:value-type="float" office:value="56.486759185791">
                <text:p>56.486759185791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74953703703704">
                <text:p>0.674953703703704</text:p>
              </table:table-cell>
              <table:table-cell office:value-type="float" office:value="17.220422744751">
                <text:p>17.220422744751</text:p>
              </table:table-cell>
              <table:table-cell office:value-type="float" office:value="11.3262434005737">
                <text:p>11.3262434005737</text:p>
              </table:table-cell>
              <table:table-cell office:value-type="float" office:value="56.8064765930176">
                <text:p>56.8064765930176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75416666666667">
                <text:p>0.675416666666667</text:p>
              </table:table-cell>
              <table:table-cell office:value-type="float" office:value="17.2447185516357">
                <text:p>17.2447185516357</text:p>
              </table:table-cell>
              <table:table-cell office:value-type="float" office:value="10.6728992462158">
                <text:p>10.6728992462158</text:p>
              </table:table-cell>
              <table:table-cell office:value-type="float" office:value="57.3051490783691">
                <text:p>57.3051490783691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7587962962963">
                <text:p>0.67587962962963</text:p>
              </table:table-cell>
              <table:table-cell office:value-type="float" office:value="17.3153553009033">
                <text:p>17.3153553009033</text:p>
              </table:table-cell>
              <table:table-cell office:value-type="float" office:value="10.0650815963745">
                <text:p>10.0650815963745</text:p>
              </table:table-cell>
              <table:table-cell office:value-type="float" office:value="57.6613693237305">
                <text:p>57.6613693237305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76342592592593">
                <text:p>0.676342592592593</text:p>
              </table:table-cell>
              <table:table-cell office:value-type="float" office:value="17.2638187408447">
                <text:p>17.2638187408447</text:p>
              </table:table-cell>
              <table:table-cell office:value-type="float" office:value="9.51353645324707">
                <text:p>9.51353645324707</text:p>
              </table:table-cell>
              <table:table-cell office:value-type="float" office:value="57.700756072998">
                <text:p>57.700756072998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76805555555555">
                <text:p>0.676805555555555</text:p>
              </table:table-cell>
              <table:table-cell office:value-type="float" office:value="17.2070636749268">
                <text:p>17.2070636749268</text:p>
              </table:table-cell>
              <table:table-cell office:value-type="float" office:value="9.06621837615967">
                <text:p>9.06621837615967</text:p>
              </table:table-cell>
              <table:table-cell office:value-type="float" office:value="57.9479141235352">
                <text:p>57.9479141235352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77268518518518">
                <text:p>0.677268518518518</text:p>
              </table:table-cell>
              <table:table-cell office:value-type="float" office:value="17.0381565093994">
                <text:p>17.0381565093994</text:p>
              </table:table-cell>
              <table:table-cell office:value-type="float" office:value="8.42162609100342">
                <text:p>8.42162609100342</text:p>
              </table:table-cell>
              <table:table-cell office:value-type="float" office:value="58.5050888061523">
                <text:p>58.5050888061523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77731481481481">
                <text:p>0.677731481481481</text:p>
              </table:table-cell>
              <table:table-cell office:value-type="float" office:value="17.0362911224365">
                <text:p>17.0362911224365</text:p>
              </table:table-cell>
              <table:table-cell office:value-type="float" office:value="7.93825912475586">
                <text:p>7.93825912475586</text:p>
              </table:table-cell>
              <table:table-cell office:value-type="float" office:value="58.8132362365723">
                <text:p>58.8132362365723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78194444444444">
                <text:p>0.678194444444444</text:p>
              </table:table-cell>
              <table:table-cell office:value-type="float" office:value="17.0398254394531">
                <text:p>17.0398254394531</text:p>
              </table:table-cell>
              <table:table-cell office:value-type="float" office:value="7.51754903793335">
                <text:p>7.51754903793335</text:p>
              </table:table-cell>
              <table:table-cell office:value-type="float" office:value="59.1016082763672">
                <text:p>59.1016082763672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78657407407407">
                <text:p>0.678657407407407</text:p>
              </table:table-cell>
              <table:table-cell office:value-type="float" office:value="17.0471286773682">
                <text:p>17.0471286773682</text:p>
              </table:table-cell>
              <table:table-cell office:value-type="float" office:value="7.09042167663574">
                <text:p>7.09042167663574</text:p>
              </table:table-cell>
              <table:table-cell office:value-type="float" office:value="59.4371490478516">
                <text:p>59.4371490478516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79108796296296">
                <text:p>0.679108796296296</text:p>
              </table:table-cell>
              <table:table-cell office:value-type="float" office:value="16.8714084625244">
                <text:p>16.8714084625244</text:p>
              </table:table-cell>
              <table:table-cell office:value-type="float" office:value="6.53806018829346">
                <text:p>6.53806018829346</text:p>
              </table:table-cell>
              <table:table-cell office:value-type="float" office:value="59.4321746826172">
                <text:p>59.4321746826172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79571759259259">
                <text:p>0.679571759259259</text:p>
              </table:table-cell>
              <table:table-cell office:value-type="float" office:value="16.8851470947266">
                <text:p>16.8851470947266</text:p>
              </table:table-cell>
              <table:table-cell office:value-type="float" office:value="6.14423179626465">
                <text:p>6.14423179626465</text:p>
              </table:table-cell>
              <table:table-cell office:value-type="float" office:value="59.562183380127">
                <text:p>59.562183380127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80034722222222">
                <text:p>0.680034722222222</text:p>
              </table:table-cell>
              <table:table-cell office:value-type="float" office:value="16.870189666748">
                <text:p>16.870189666748</text:p>
              </table:table-cell>
              <table:table-cell office:value-type="float" office:value="5.55943918228149">
                <text:p>5.55943918228149</text:p>
              </table:table-cell>
              <table:table-cell office:value-type="float" office:value="59.5390434265137">
                <text:p>59.5390434265137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80497685185185">
                <text:p>0.680497685185185</text:p>
              </table:table-cell>
              <table:table-cell office:value-type="float" office:value="16.9069175720215">
                <text:p>16.9069175720215</text:p>
              </table:table-cell>
              <table:table-cell office:value-type="float" office:value="4.98433017730713">
                <text:p>4.98433017730713</text:p>
              </table:table-cell>
              <table:table-cell office:value-type="float" office:value="59.3583335876465">
                <text:p>59.3583335876465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80972222222222">
                <text:p>0.680972222222222</text:p>
              </table:table-cell>
              <table:table-cell office:value-type="float" office:value="16.8904991149902">
                <text:p>16.8904991149902</text:p>
              </table:table-cell>
              <table:table-cell office:value-type="float" office:value="4.40599870681763">
                <text:p>4.40599870681763</text:p>
              </table:table-cell>
              <table:table-cell office:value-type="float" office:value="59.3945541381836">
                <text:p>59.3945541381836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81435185185185">
                <text:p>0.681435185185185</text:p>
              </table:table-cell>
              <table:table-cell office:value-type="float" office:value="17.0221652984619">
                <text:p>17.0221652984619</text:p>
              </table:table-cell>
              <table:table-cell office:value-type="float" office:value="3.78842782974243">
                <text:p>3.78842782974243</text:p>
              </table:table-cell>
              <table:table-cell office:value-type="float" office:value="59.6301345825195">
                <text:p>59.6301345825195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81898148148148">
                <text:p>0.681898148148148</text:p>
              </table:table-cell>
              <table:table-cell office:value-type="float" office:value="17.0408344268799">
                <text:p>17.0408344268799</text:p>
              </table:table-cell>
              <table:table-cell office:value-type="float" office:value="3.36989283561707">
                <text:p>3.36989283561707</text:p>
              </table:table-cell>
              <table:table-cell office:value-type="float" office:value="59.4973411560059">
                <text:p>59.4973411560059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82361111111111">
                <text:p>0.682361111111111</text:p>
              </table:table-cell>
              <table:table-cell office:value-type="float" office:value="17.2813205718994">
                <text:p>17.2813205718994</text:p>
              </table:table-cell>
              <table:table-cell office:value-type="float" office:value="2.70456123352051">
                <text:p>2.70456123352051</text:p>
              </table:table-cell>
              <table:table-cell office:value-type="float" office:value="59.5097732543945">
                <text:p>59.5097732543945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82824074074074">
                <text:p>0.682824074074074</text:p>
              </table:table-cell>
              <table:table-cell office:value-type="float" office:value="17.6165504455566">
                <text:p>17.6165504455566</text:p>
              </table:table-cell>
              <table:table-cell office:value-type="float" office:value="2.06951880455017">
                <text:p>2.06951880455017</text:p>
              </table:table-cell>
              <table:table-cell office:value-type="float" office:value="59.2836647033691">
                <text:p>59.2836647033691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83287037037037">
                <text:p>0.683287037037037</text:p>
              </table:table-cell>
              <table:table-cell office:value-type="float" office:value="17.6908931732178">
                <text:p>17.6908931732178</text:p>
              </table:table-cell>
              <table:table-cell office:value-type="float" office:value="1.24837923049927">
                <text:p>1.24837923049927</text:p>
              </table:table-cell>
              <table:table-cell office:value-type="float" office:value="59.2097091674805">
                <text:p>59.2097091674805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8375">
                <text:p>0.68375</text:p>
              </table:table-cell>
              <table:table-cell office:value-type="float" office:value="17.9230918884277">
                <text:p>17.9230918884277</text:p>
              </table:table-cell>
              <table:table-cell office:value-type="float" office:value="0.725818872451782">
                <text:p>0.725818872451782</text:p>
              </table:table-cell>
              <table:table-cell office:value-type="float" office:value="58.6350059509277">
                <text:p>58.6350059509277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84201388888889">
                <text:p>0.684201388888889</text:p>
              </table:table-cell>
              <table:table-cell office:value-type="float" office:value="18.1193561553955">
                <text:p>18.1193561553955</text:p>
              </table:table-cell>
              <table:table-cell office:value-type="float" office:value="0.109908580780029">
                <text:p>0.109908580780029</text:p>
              </table:table-cell>
              <table:table-cell office:value-type="float" office:value="58.3251419067383">
                <text:p>58.3251419067383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84664351851852">
                <text:p>0.684664351851852</text:p>
              </table:table-cell>
              <table:table-cell office:value-type="float" office:value="18.3404579162598">
                <text:p>18.3404579162598</text:p>
              </table:table-cell>
              <table:table-cell office:value-type="float" office:value="-0.609046638011932">
                <text:p>-0.609046638011932</text:p>
              </table:table-cell>
              <table:table-cell office:value-type="float" office:value="58.0376815795898">
                <text:p>58.0376815795898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85127314814815">
                <text:p>0.685127314814815</text:p>
              </table:table-cell>
              <table:table-cell office:value-type="float" office:value="18.5449829101562">
                <text:p>18.5449829101562</text:p>
              </table:table-cell>
              <table:table-cell office:value-type="float" office:value="-1.52261233329773">
                <text:p>-1.52261233329773</text:p>
              </table:table-cell>
              <table:table-cell office:value-type="float" office:value="57.7663116455078">
                <text:p>57.7663116455078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85590277777778">
                <text:p>0.685590277777778</text:p>
              </table:table-cell>
              <table:table-cell office:value-type="float" office:value="18.7161388397217">
                <text:p>18.7161388397217</text:p>
              </table:table-cell>
              <table:table-cell office:value-type="float" office:value="-2.16292023658752">
                <text:p>-2.16292023658752</text:p>
              </table:table-cell>
              <table:table-cell office:value-type="float" office:value="57.3932800292969">
                <text:p>57.3932800292969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86053240740741">
                <text:p>0.686053240740741</text:p>
              </table:table-cell>
              <table:table-cell office:value-type="float" office:value="18.8009052276611">
                <text:p>18.8009052276611</text:p>
              </table:table-cell>
              <table:table-cell office:value-type="float" office:value="-2.99441623687744">
                <text:p>-2.99441623687744</text:p>
              </table:table-cell>
              <table:table-cell office:value-type="float" office:value="56.7053146362305">
                <text:p>56.7053146362305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86516203703704">
                <text:p>0.686516203703704</text:p>
              </table:table-cell>
              <table:table-cell office:value-type="float" office:value="18.9685802459717">
                <text:p>18.9685802459717</text:p>
              </table:table-cell>
              <table:table-cell office:value-type="float" office:value="-3.72292637825012">
                <text:p>-3.72292637825012</text:p>
              </table:table-cell>
              <table:table-cell office:value-type="float" office:value="56.114070892334">
                <text:p>56.114070892334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86979166666667">
                <text:p>0.686979166666667</text:p>
              </table:table-cell>
              <table:table-cell office:value-type="float" office:value="19.376651763916">
                <text:p>19.376651763916</text:p>
              </table:table-cell>
              <table:table-cell office:value-type="float" office:value="-4.68143463134766">
                <text:p>-4.68143463134766</text:p>
              </table:table-cell>
              <table:table-cell office:value-type="float" office:value="55.5704383850098">
                <text:p>55.5704383850098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8744212962963">
                <text:p>0.68744212962963</text:p>
              </table:table-cell>
              <table:table-cell office:value-type="float" office:value="19.6282176971436">
                <text:p>19.6282176971436</text:p>
              </table:table-cell>
              <table:table-cell office:value-type="float" office:value="-5.54140520095825">
                <text:p>-5.54140520095825</text:p>
              </table:table-cell>
              <table:table-cell office:value-type="float" office:value="54.6381378173828">
                <text:p>54.6381378173828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0.687928240740741">
                <text:p>0.687928240740741</text:p>
              </table:table-cell>
              <table:table-cell office:value-type="float" office:value="19.8251056671143">
                <text:p>19.8251056671143</text:p>
              </table:table-cell>
              <table:table-cell office:value-type="float" office:value="-6.5438551902771">
                <text:p>-6.5438551902771</text:p>
              </table:table-cell>
              <table:table-cell office:value-type="float" office:value="53.5555114746094">
                <text:p>53.5555114746094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0.688402777777778">
                <text:p>0.688402777777778</text:p>
              </table:table-cell>
              <table:table-cell office:value-type="float" office:value="20.2266788482666">
                <text:p>20.2266788482666</text:p>
              </table:table-cell>
              <table:table-cell office:value-type="float" office:value="-7.57385063171387">
                <text:p>-7.57385063171387</text:p>
              </table:table-cell>
              <table:table-cell office:value-type="float" office:value="52.3917198181152">
                <text:p>52.3917198181152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0.688865740740741">
                <text:p>0.688865740740741</text:p>
              </table:table-cell>
              <table:table-cell office:value-type="float" office:value="20.4722557067871">
                <text:p>20.4722557067871</text:p>
              </table:table-cell>
              <table:table-cell office:value-type="float" office:value="-8.64358806610107">
                <text:p>-8.64358806610107</text:p>
              </table:table-cell>
              <table:table-cell office:value-type="float" office:value="51.1013336181641">
                <text:p>51.1013336181641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0.689328703703704">
                <text:p>0.689328703703704</text:p>
              </table:table-cell>
              <table:table-cell office:value-type="float" office:value="20.681770324707">
                <text:p>20.681770324707</text:p>
              </table:table-cell>
              <table:table-cell office:value-type="float" office:value="-9.76955032348633">
                <text:p>-9.76955032348633</text:p>
              </table:table-cell>
              <table:table-cell office:value-type="float" office:value="49.9021492004395">
                <text:p>49.9021492004395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0.689803240740741">
                <text:p>0.689803240740741</text:p>
              </table:table-cell>
              <table:table-cell office:value-type="float" office:value="20.8784198760986">
                <text:p>20.8784198760986</text:p>
              </table:table-cell>
              <table:table-cell office:value-type="float" office:value="-10.7641572952271">
                <text:p>-10.7641572952271</text:p>
              </table:table-cell>
              <table:table-cell office:value-type="float" office:value="48.1769981384277">
                <text:p>48.1769981384277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0.69005787037037">
                <text:p>0.69005787037037</text:p>
              </table:table-cell>
              <table:table-cell office:value-type="float" office:value="20.9768962860107">
                <text:p>20.9768962860107</text:p>
              </table:table-cell>
              <table:table-cell office:value-type="float" office:value="-11.7718734741211">
                <text:p>-11.7718734741211</text:p>
              </table:table-cell>
              <table:table-cell office:value-type="float" office:value="46.3921966552734">
                <text:p>46.3921966552734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0.690532407407407">
                <text:p>0.690532407407407</text:p>
              </table:table-cell>
              <table:table-cell office:value-type="float" office:value="21.2440490722656">
                <text:p>21.2440490722656</text:p>
              </table:table-cell>
              <table:table-cell office:value-type="float" office:value="-12.8603639602661">
                <text:p>-12.8603639602661</text:p>
              </table:table-cell>
              <table:table-cell office:value-type="float" office:value="44.2614135742187">
                <text:p>44.2614135742187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0.69099537037037">
                <text:p>0.69099537037037</text:p>
              </table:table-cell>
              <table:table-cell office:value-type="float" office:value="21.5650482177734">
                <text:p>21.5650482177734</text:p>
              </table:table-cell>
              <table:table-cell office:value-type="float" office:value="-13.7144575119019">
                <text:p>-13.7144575119019</text:p>
              </table:table-cell>
              <table:table-cell office:value-type="float" office:value="42.1237983703613">
                <text:p>42.1237983703613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0.691481481481481">
                <text:p>0.691481481481481</text:p>
              </table:table-cell>
              <table:table-cell office:value-type="float" office:value="21.601676940918">
                <text:p>21.601676940918</text:p>
              </table:table-cell>
              <table:table-cell office:value-type="float" office:value="-14.653076171875">
                <text:p>-14.653076171875</text:p>
              </table:table-cell>
              <table:table-cell office:value-type="float" office:value="40.1921234130859">
                <text:p>40.1921234130859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0.691944444444444">
                <text:p>0.691944444444444</text:p>
              </table:table-cell>
              <table:table-cell office:value-type="float" office:value="21.6767597198486">
                <text:p>21.6767597198486</text:p>
              </table:table-cell>
              <table:table-cell office:value-type="float" office:value="-15.3075408935547">
                <text:p>-15.3075408935547</text:p>
              </table:table-cell>
              <table:table-cell office:value-type="float" office:value="38.2328414916992">
                <text:p>38.2328414916992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0.692418981481482">
                <text:p>0.692418981481482</text:p>
              </table:table-cell>
              <table:table-cell office:value-type="float" office:value="21.5466804504395">
                <text:p>21.5466804504395</text:p>
              </table:table-cell>
              <table:table-cell office:value-type="float" office:value="-15.8824167251587">
                <text:p>-15.8824167251587</text:p>
              </table:table-cell>
              <table:table-cell office:value-type="float" office:value="35.9312210083008">
                <text:p>35.9312210083008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0.692881944444444">
                <text:p>0.692881944444444</text:p>
              </table:table-cell>
              <table:table-cell office:value-type="float" office:value="21.678186416626">
                <text:p>21.678186416626</text:p>
              </table:table-cell>
              <table:table-cell office:value-type="float" office:value="-16.6320056915283">
                <text:p>-16.6320056915283</text:p>
              </table:table-cell>
              <table:table-cell office:value-type="float" office:value="33.7238464355469">
                <text:p>33.7238464355469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0.693356481481481">
                <text:p>0.693356481481481</text:p>
              </table:table-cell>
              <table:table-cell office:value-type="float" office:value="21.6594772338867">
                <text:p>21.6594772338867</text:p>
              </table:table-cell>
              <table:table-cell office:value-type="float" office:value="-17.0700016021729">
                <text:p>-17.0700016021729</text:p>
              </table:table-cell>
              <table:table-cell office:value-type="float" office:value="31.2903900146484">
                <text:p>31.2903900146484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0.693819444444444">
                <text:p>0.693819444444444</text:p>
              </table:table-cell>
              <table:table-cell office:value-type="float" office:value="21.6156024932861">
                <text:p>21.6156024932861</text:p>
              </table:table-cell>
              <table:table-cell office:value-type="float" office:value="-17.4122371673584">
                <text:p>-17.4122371673584</text:p>
              </table:table-cell>
              <table:table-cell office:value-type="float" office:value="28.6684799194336">
                <text:p>28.6684799194336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0.694282407407407">
                <text:p>0.694282407407407</text:p>
              </table:table-cell>
              <table:table-cell office:value-type="float" office:value="21.3832836151123">
                <text:p>21.3832836151123</text:p>
              </table:table-cell>
              <table:table-cell office:value-type="float" office:value="-17.8003559112549">
                <text:p>-17.8003559112549</text:p>
              </table:table-cell>
              <table:table-cell office:value-type="float" office:value="26.201904296875">
                <text:p>26.201904296875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0.69474537037037">
                <text:p>0.69474537037037</text:p>
              </table:table-cell>
              <table:table-cell office:value-type="float" office:value="21.2221431732178">
                <text:p>21.2221431732178</text:p>
              </table:table-cell>
              <table:table-cell office:value-type="float" office:value="-18.0196590423584">
                <text:p>-18.0196590423584</text:p>
              </table:table-cell>
              <table:table-cell office:value-type="float" office:value="23.7852783203125">
                <text:p>23.7852783203125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0.695219907407407">
                <text:p>0.695219907407407</text:p>
              </table:table-cell>
              <table:table-cell office:value-type="float" office:value="21.2273921966553">
                <text:p>21.2273921966553</text:p>
              </table:table-cell>
              <table:table-cell office:value-type="float" office:value="-18.1272411346436">
                <text:p>-18.1272411346436</text:p>
              </table:table-cell>
              <table:table-cell office:value-type="float" office:value="21.1521167755127">
                <text:p>21.1521167755127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0.69568287037037">
                <text:p>0.69568287037037</text:p>
              </table:table-cell>
              <table:table-cell office:value-type="float" office:value="21.0570316314697">
                <text:p>21.0570316314697</text:p>
              </table:table-cell>
              <table:table-cell office:value-type="float" office:value="-18.1979541778564">
                <text:p>-18.1979541778564</text:p>
              </table:table-cell>
              <table:table-cell office:value-type="float" office:value="18.5500450134277">
                <text:p>18.5500450134277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0.696134259259259">
                <text:p>0.696134259259259</text:p>
              </table:table-cell>
              <table:table-cell office:value-type="float" office:value="20.8617477416992">
                <text:p>20.8617477416992</text:p>
              </table:table-cell>
              <table:table-cell office:value-type="float" office:value="-18.2753467559814">
                <text:p>-18.2753467559814</text:p>
              </table:table-cell>
              <table:table-cell office:value-type="float" office:value="16.1916770935059">
                <text:p>16.1916770935059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0.696597222222222">
                <text:p>0.696597222222222</text:p>
              </table:table-cell>
              <table:table-cell office:value-type="float" office:value="20.5793018341064">
                <text:p>20.5793018341064</text:p>
              </table:table-cell>
              <table:table-cell office:value-type="float" office:value="-18.1702346801758">
                <text:p>-18.1702346801758</text:p>
              </table:table-cell>
              <table:table-cell office:value-type="float" office:value="13.7391242980957">
                <text:p>13.7391242980957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0.697071759259259">
                <text:p>0.697071759259259</text:p>
              </table:table-cell>
              <table:table-cell office:value-type="float" office:value="20.1794605255127">
                <text:p>20.1794605255127</text:p>
              </table:table-cell>
              <table:table-cell office:value-type="float" office:value="-17.9238777160645">
                <text:p>-17.9238777160645</text:p>
              </table:table-cell>
              <table:table-cell office:value-type="float" office:value="11.1524877548218">
                <text:p>11.1524877548218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0.697534722222222">
                <text:p>0.697534722222222</text:p>
              </table:table-cell>
              <table:table-cell office:value-type="float" office:value="19.7521953582764">
                <text:p>19.7521953582764</text:p>
              </table:table-cell>
              <table:table-cell office:value-type="float" office:value="-17.7919979095459">
                <text:p>-17.7919979095459</text:p>
              </table:table-cell>
              <table:table-cell office:value-type="float" office:value="8.80767631530762">
                <text:p>8.80767631530762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0.697997685185185">
                <text:p>0.697997685185185</text:p>
              </table:table-cell>
              <table:table-cell office:value-type="float" office:value="19.390739440918">
                <text:p>19.390739440918</text:p>
              </table:table-cell>
              <table:table-cell office:value-type="float" office:value="-17.3906898498535">
                <text:p>-17.3906898498535</text:p>
              </table:table-cell>
              <table:table-cell office:value-type="float" office:value="6.1389536857605">
                <text:p>6.1389536857605</text:p>
              </table:table-cell>
              <table:table-cell office:value-type="float" office:value="-11">
                <text:p>-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Windows_X86_64 LibreOffice_project/dc89aa7a9eabfd848af146d5086077aeed2ae4a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